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59pt" fo:break-before="auto" style:use-optimal-row-height="true"/>
    </style:style>
    <style:style style:name="ro4" style:family="table-row">
      <style:table-row-properties style:row-height="158.2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Initial condition" table:style-name="ta1">
        <table:table-column table:style-name="co1" table:default-cell-style-name="ce7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nitial condition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2">
          <table:table-cell office:value-type="string" calcext:value-type="string">
            <text:p><text:s text:c="11"/>-1 <text:s text:c="2"/>2.8500000000000001 <text:s text:c="6"/>0.30876869872891899 <text:s text:c="4"/></text:p>
          </table:table-cell>
          <table:table-cell table:formula="of:=RIGHT([.A3]; LEN([.A3])-39)" office:value-type="string" office:string-value="  0.30876869872891899     " calcext:value-type="string">
            <text:p><text:s text:c="2"/>0.30876869872891899 <text:s text:c="4"/></text:p>
          </table:table-cell>
          <table:table-cell office:value-type="float" office:value="0.308768698728918" calcext:value-type="float">
            <text:p>0.308768698728918</text:p>
          </table:table-cell>
          <table:table-cell table:formula="of:=[.B3]-[.C3]" office:value-type="float" office:value="0" calcext:value-type="float">
            <text:p>0</text:p>
          </table:table-cell>
          <table:table-cell table:formula="of:=MAX([.D3:.D40])" office:value-type="float" office:value="0.0000000000000159872115546023" calcext:value-type="float">
            <text:p>1.59872115546023E-14</text:p>
          </table:table-cell>
        </table:table-row>
        <table:table-row table:style-name="ro2">
          <table:table-cell office:value-type="string" calcext:value-type="string">
            <text:p><text:s text:c="11"/>0 <text:s text:c="2"/>2.9500000000000002 <text:s text:c="6"/>0.26962990787953428 <text:s text:c="4"/></text:p>
          </table:table-cell>
          <table:table-cell table:formula="of:=RIGHT([.A4]; LEN([.A4])-39)" office:value-type="string" office:string-value=" 0.26962990787953428     " calcext:value-type="string">
            <text:p><text:s/>0.26962990787953428 <text:s text:c="4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[.B4]-[.C4]" office:value-type="float" office:value="0" calcext:value-type="float">
            <text:p>0</text:p>
          </table:table-cell>
          <table:table-cell table:formula="of:=MIN([.D3:.D4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 text:c="11"/>1 <text:s text:c="2"/>3.0499999999999998 <text:s text:c="6"/>0.26962990787953423 <text:s text:c="4"/></text:p>
          </table:table-cell>
          <table:table-cell table:formula="of:=RIGHT([.A5]; LEN([.A5])-39)" office:value-type="string" office:string-value=" 0.26962990787953423     " calcext:value-type="string">
            <text:p><text:s/>0.26962990787953423 <text:s text:c="4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[.B5]-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1"/>2 <text:s text:c="2"/>3.1499999999999999 <text:s text:c="6"/>0.30876869872891877 <text:s text:c="4"/></text:p>
          </table:table-cell>
          <table:table-cell table:formula="of:=RIGHT([.A6]; LEN([.A6])-39)" office:value-type="string" office:string-value=" 0.30876869872891877     " calcext:value-type="string">
            <text:p><text:s/>0.30876869872891877 <text:s text:c="4"/></text:p>
          </table:table-cell>
          <table:table-cell office:value-type="float" office:value="0.308768698728919" calcext:value-type="float">
            <text:p>0.308768698728919</text:p>
          </table:table-cell>
          <table:table-cell table:formula="of:=[.B6]-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1"/>3 <text:s text:c="2"/>3.2500000000000000 <text:s text:c="6"/>0.34754516100806410 <text:s text:c="4"/></text:p>
          </table:table-cell>
          <table:table-cell table:formula="of:=RIGHT([.A7]; LEN([.A7])-39)" office:value-type="string" office:string-value=" 0.34754516100806410     " calcext:value-type="string">
            <text:p><text:s/>0.34754516100806410 <text:s text:c="4"/></text:p>
          </table:table-cell>
          <table:table-cell office:value-type="float" office:value="0.347545161008064" calcext:value-type="float">
            <text:p>0.347545161008064</text:p>
          </table:table-cell>
          <table:table-cell table:formula="of:=[.B7]-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1"/>4 <text:s text:c="2"/>3.3500000000000001 <text:s text:c="6"/>0.38572022493253716 <text:s text:c="4"/></text:p>
          </table:table-cell>
          <table:table-cell table:formula="of:=RIGHT([.A8]; LEN([.A8])-39)" office:value-type="string" office:string-value=" 0.38572022493253716     " calcext:value-type="string">
            <text:p><text:s/>0.38572022493253716 <text:s text:c="4"/></text:p>
          </table:table-cell>
          <table:table-cell office:value-type="float" office:value="0.385720224932537" calcext:value-type="float">
            <text:p>0.385720224932537</text:p>
          </table:table-cell>
          <table:table-cell table:formula="of:=[.B8]-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1"/>5 <text:s text:c="2"/>3.4500000000000002 <text:s text:c="6"/>0.42305852853874659 <text:s text:c="4"/></text:p>
          </table:table-cell>
          <table:table-cell table:formula="of:=RIGHT([.A9]; LEN([.A9])-39)" office:value-type="string" office:string-value=" 0.42305852853874659     " calcext:value-type="string">
            <text:p><text:s/>0.42305852853874659 <text:s text:c="4"/></text:p>
          </table:table-cell>
          <table:table-cell office:value-type="float" office:value="0.423058528538747" calcext:value-type="float">
            <text:p>0.423058528538747</text:p>
          </table:table-cell>
          <table:table-cell table:formula="of:=[.B9]-[.C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1"/>6 <text:s text:c="2"/>3.5499999999999998 <text:s text:c="6"/>0.45932986876871396 <text:s text:c="4"/></text:p>
          </table:table-cell>
          <table:table-cell table:formula="of:=RIGHT([.A10]; LEN([.A10])-39)" office:value-type="string" office:string-value=" 0.45932986876871396     " calcext:value-type="string">
            <text:p><text:s/>0.45932986876871396 <text:s text:c="4"/></text:p>
          </table:table-cell>
          <table:table-cell office:value-type="float" office:value="0.459329868768714" calcext:value-type="float">
            <text:p>0.459329868768714</text:p>
          </table:table-cell>
          <table:table-cell table:formula="of:=[.B10]-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1"/>7 <text:s text:c="2"/>3.6499999999999999 <text:s text:c="6"/>0.49431062074847743 <text:s text:c="4"/></text:p>
          </table:table-cell>
          <table:table-cell table:formula="of:=RIGHT([.A11]; LEN([.A11])-39)" office:value-type="string" office:string-value=" 0.49431062074847743     " calcext:value-type="string">
            <text:p><text:s/>0.49431062074847743 <text:s text:c="4"/></text:p>
          </table:table-cell>
          <table:table-cell office:value-type="float" office:value="0.494310620748478" calcext:value-type="float">
            <text:p>0.494310620748478</text:p>
          </table:table-cell>
          <table:table-cell table:formula="of:=[.B11]-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1"/>8 <text:s text:c="2"/>3.7500000000000000 <text:s text:c="6"/>0.52778511650980109 <text:s text:c="4"/></text:p>
          </table:table-cell>
          <table:table-cell table:formula="of:=RIGHT([.A12]; LEN([.A12])-39)" office:value-type="string" office:string-value=" 0.52778511650980109     " calcext:value-type="string">
            <text:p><text:s/>0.52778511650980109 <text:s text:c="4"/></text:p>
          </table:table-cell>
          <table:table-cell office:value-type="float" office:value="0.527785116509801" calcext:value-type="float">
            <text:p>0.527785116509801</text:p>
          </table:table-cell>
          <table:table-cell table:formula="of:=[.B12]-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1"/>9 <text:s text:c="2"/>3.8500000000000001 <text:s text:c="6"/>0.55954697465491710 <text:s text:c="4"/></text:p>
          </table:table-cell>
          <table:table-cell table:formula="of:=RIGHT([.A13]; LEN([.A13])-39)" office:value-type="string" office:string-value=" 0.55954697465491710     " calcext:value-type="string">
            <text:p><text:s/>0.55954697465491710 <text:s text:c="4"/></text:p>
          </table:table-cell>
          <table:table-cell office:value-type="float" office:value="0.559546974654917" calcext:value-type="float">
            <text:p>0.559546974654917</text:p>
          </table:table-cell>
          <table:table-cell table:formula="of:=[.B13]-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10 <text:s text:c="2"/>3.9500000000000002 <text:s text:c="6"/>0.58940037276647095 <text:s text:c="4"/></text:p>
          </table:table-cell>
          <table:table-cell table:formula="of:=RIGHT([.A14]; LEN([.A14])-39)" office:value-type="string" office:string-value=" 0.58940037276647095     " calcext:value-type="string">
            <text:p><text:s/>0.58940037276647095 <text:s text:c="4"/></text:p>
          </table:table-cell>
          <table:table-cell office:value-type="float" office:value="0.589400372766471" calcext:value-type="float">
            <text:p>0.589400372766471</text:p>
          </table:table-cell>
          <table:table-cell table:formula="of:=[.B14]-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11 <text:s text:c="2"/>4.0499999999999998 <text:s text:c="6"/>0.61716125471784267 <text:s text:c="4"/></text:p>
          </table:table-cell>
          <table:table-cell table:formula="of:=RIGHT([.A15]; LEN([.A15])-39)" office:value-type="string" office:string-value=" 0.61716125471784267     " calcext:value-type="string">
            <text:p><text:s/>0.61716125471784267 <text:s text:c="4"/></text:p>
          </table:table-cell>
          <table:table-cell office:value-type="float" office:value="0.617161254717843" calcext:value-type="float">
            <text:p>0.617161254717843</text:p>
          </table:table-cell>
          <table:table-cell table:formula="of:=[.B15]-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12 <text:s text:c="2"/>4.1500000000000004 <text:s text:c="6"/>0.64265846544037253 <text:s text:c="4"/></text:p>
          </table:table-cell>
          <table:table-cell table:formula="of:=RIGHT([.A16]; LEN([.A16])-39)" office:value-type="string" office:string-value=" 0.64265846544037253     " calcext:value-type="string">
            <text:p><text:s/>0.64265846544037253 <text:s text:c="4"/></text:p>
          </table:table-cell>
          <table:table-cell office:value-type="float" office:value="0.642658465440373" calcext:value-type="float">
            <text:p>0.642658465440373</text:p>
          </table:table-cell>
          <table:table-cell table:formula="of:=[.B16]-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13 <text:s text:c="2"/>4.2500000000000000 <text:s text:c="6"/>0.66573480615127256 <text:s text:c="4"/></text:p>
          </table:table-cell>
          <table:table-cell table:formula="of:=RIGHT([.A17]; LEN([.A17])-39)" office:value-type="string" office:string-value=" 0.66573480615127256     " calcext:value-type="string">
            <text:p><text:s/>0.66573480615127256 <text:s text:c="4"/></text:p>
          </table:table-cell>
          <table:table-cell office:value-type="float" office:value="0.665734806151273" calcext:value-type="float">
            <text:p>0.665734806151273</text:p>
          </table:table-cell>
          <table:table-cell table:formula="of:=[.B17]-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14 <text:s text:c="2"/>4.3499999999999996 <text:s text:c="6"/>0.68624800353639848 <text:s text:c="4"/></text:p>
          </table:table-cell>
          <table:table-cell table:formula="of:=RIGHT([.A18]; LEN([.A18])-39)" office:value-type="string" office:string-value=" 0.68624800353639848     " calcext:value-type="string">
            <text:p><text:s/>0.68624800353639848 <text:s text:c="4"/></text:p>
          </table:table-cell>
          <table:table-cell office:value-type="float" office:value="0.686248003536399" calcext:value-type="float">
            <text:p>0.686248003536399</text:p>
          </table:table-cell>
          <table:table-cell table:formula="of:=[.B18]-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15 <text:s text:c="2"/>4.4500000000000002 <text:s text:c="6"/>0.70407158691254068 <text:s text:c="4"/></text:p>
          </table:table-cell>
          <table:table-cell table:formula="of:=RIGHT([.A19]; LEN([.A19])-39)" office:value-type="string" office:string-value=" 0.70407158691254068     " calcext:value-type="string">
            <text:p><text:s/>0.70407158691254068 <text:s text:c="4"/></text:p>
          </table:table-cell>
          <table:table-cell office:value-type="float" office:value="0.704071586912541" calcext:value-type="float">
            <text:p>0.704071586912541</text:p>
          </table:table-cell>
          <table:table-cell table:formula="of:=[.B19]-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16 <text:s text:c="2"/>4.5499999999999998 <text:s text:c="6"/>0.73422003618995313 <text:s text:c="4"/></text:p>
          </table:table-cell>
          <table:table-cell table:formula="of:=RIGHT([.A20]; LEN([.A20])-39)" office:value-type="string" office:string-value=" 0.73422003618995313     " calcext:value-type="string">
            <text:p><text:s/>0.73422003618995313 <text:s text:c="4"/></text:p>
          </table:table-cell>
          <table:table-cell office:value-type="float" office:value="0.734220036189953" calcext:value-type="float">
            <text:p>0.734220036189953</text:p>
          </table:table-cell>
          <table:table-cell table:formula="of:=[.B20]-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17 <text:s text:c="2"/>4.6500000000000004 <text:s text:c="6"/>0.39773888199945323 <text:s text:c="4"/></text:p>
          </table:table-cell>
          <table:table-cell table:formula="of:=RIGHT([.A21]; LEN([.A21])-39)" office:value-type="string" office:string-value=" 0.39773888199945323     " calcext:value-type="string">
            <text:p><text:s/>0.39773888199945323 <text:s text:c="4"/></text:p>
          </table:table-cell>
          <table:table-cell office:value-type="float" office:value="0.397738881999453" calcext:value-type="float">
            <text:p>0.397738881999453</text:p>
          </table:table-cell>
          <table:table-cell table:formula="of:=[.B21]-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18 <text:s text:c="2"/>4.7500000000000000 <text:s text:c="7"/>1.7403926402016123 <text:s text:c="4"/></text:p>
          </table:table-cell>
          <table:table-cell table:formula="of:=RIGHT([.A22]; LEN([.A22])-39)" office:value-type="string" office:string-value="  1.7403926402016123     " calcext:value-type="string">
            <text:p><text:s text:c="2"/>1.7403926402016123 <text:s text:c="4"/></text:p>
          </table:table-cell>
          <table:table-cell office:value-type="float" office:value="1.74039264020161" calcext:value-type="float">
            <text:p>1.74039264020161</text:p>
          </table:table-cell>
          <table:table-cell table:formula="of:=[.B22]-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19 <text:s text:c="2"/>4.8499999999999996 <text:s text:c="5"/>-0.53801102404504797 <text:s text:c="4"/></text:p>
          </table:table-cell>
          <table:table-cell table:formula="of:=RIGHT([.A23]; LEN([.A23])-39)" office:value-type="string" office:string-value="-0.53801102404504797     " calcext:value-type="string">
            <text:p>-0.53801102404504797 <text:s text:c="4"/></text:p>
          </table:table-cell>
          <table:table-cell office:value-type="float" office:value="-0.538011024045064" calcext:value-type="float">
            <text:p>-0.538011024045064</text:p>
          </table:table-cell>
          <table:table-cell table:formula="of:=[.B23]-[.C23]" office:value-type="float" office:value="0.0000000000000159872115546023" calcext:value-type="float">
            <text:p>1.59872115546023E-14</text:p>
          </table:table-cell>
          <table:table-cell/>
        </table:table-row>
        <table:table-row table:style-name="ro2">
          <table:table-cell office:value-type="string" calcext:value-type="string">
            <text:p><text:s text:c="10"/>20 <text:s text:c="2"/>4.9500000000000002 <text:s text:c="7"/>1.3525241386415496 <text:s text:c="4"/></text:p>
          </table:table-cell>
          <table:table-cell table:formula="of:=RIGHT([.A24]; LEN([.A24])-39)" office:value-type="string" office:string-value="  1.3525241386415496     " calcext:value-type="string">
            <text:p><text:s text:c="2"/>1.3525241386415496 <text:s text:c="4"/></text:p>
          </table:table-cell>
          <table:table-cell office:value-type="float" office:value="1.35252413864155" calcext:value-type="float">
            <text:p>1.35252413864155</text:p>
          </table:table-cell>
          <table:table-cell table:formula="of:=[.B24]-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21 <text:s text:c="2"/>5.0500000000000007 <text:s text:c="7"/>1.3525241386415148 <text:s text:c="4"/></text:p>
          </table:table-cell>
          <table:table-cell table:formula="of:=RIGHT([.A25]; LEN([.A25])-39)" office:value-type="string" office:string-value="  1.3525241386415148     " calcext:value-type="string">
            <text:p><text:s text:c="2"/>1.3525241386415148 <text:s text:c="4"/></text:p>
          </table:table-cell>
          <table:table-cell office:value-type="float" office:value="1.35252413864151" calcext:value-type="float">
            <text:p>1.35252413864151</text:p>
          </table:table-cell>
          <table:table-cell table:formula="of:=[.B25]-[.C2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22 <text:s text:c="2"/>5.1500000000000004 <text:s text:c="5"/>-0.53801102404504331 <text:s text:c="4"/></text:p>
          </table:table-cell>
          <table:table-cell table:formula="of:=RIGHT([.A26]; LEN([.A26])-39)" office:value-type="string" office:string-value="-0.53801102404504331     " calcext:value-type="string">
            <text:p>-0.53801102404504331 <text:s text:c="4"/></text:p>
          </table:table-cell>
          <table:table-cell office:value-type="float" office:value="-0.538011024045043" calcext:value-type="float">
            <text:p>-0.538011024045043</text:p>
          </table:table-cell>
          <table:table-cell table:formula="of:=[.B26]-[.C2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23 <text:s text:c="2"/>5.2500000000000000 <text:s text:c="7"/>1.7403926402016148 <text:s text:c="4"/></text:p>
          </table:table-cell>
          <table:table-cell table:formula="of:=RIGHT([.A27]; LEN([.A27])-39)" office:value-type="string" office:string-value="  1.7403926402016148     " calcext:value-type="string">
            <text:p><text:s text:c="2"/>1.7403926402016148 <text:s text:c="4"/></text:p>
          </table:table-cell>
          <table:table-cell office:value-type="float" office:value="1.74039264020161" calcext:value-type="float">
            <text:p>1.74039264020161</text:p>
          </table:table-cell>
          <table:table-cell table:formula="of:=[.B27]-[.C2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24 <text:s text:c="2"/>5.3499999999999996 <text:s text:c="6"/>0.39773888199945395 <text:s text:c="4"/></text:p>
          </table:table-cell>
          <table:table-cell table:formula="of:=RIGHT([.A28]; LEN([.A28])-39)" office:value-type="string" office:string-value=" 0.39773888199945395     " calcext:value-type="string">
            <text:p><text:s/>0.39773888199945395 <text:s text:c="4"/></text:p>
          </table:table-cell>
          <table:table-cell office:value-type="float" office:value="0.397738881999452" calcext:value-type="float">
            <text:p>0.397738881999452</text:p>
          </table:table-cell>
          <table:table-cell table:formula="of:=[.B28]-[.C28]" office:value-type="float" office:value="1.99840144432528E-015" calcext:value-type="float">
            <text:p>1.99840144432528E-15</text:p>
          </table:table-cell>
          <table:table-cell/>
        </table:table-row>
        <table:table-row table:style-name="ro2">
          <table:table-cell office:value-type="string" calcext:value-type="string">
            <text:p><text:s text:c="10"/>25 <text:s text:c="2"/>5.4500000000000002 <text:s text:c="6"/>0.73422003618995291 <text:s text:c="4"/></text:p>
          </table:table-cell>
          <table:table-cell table:formula="of:=RIGHT([.A29]; LEN([.A29])-39)" office:value-type="string" office:string-value=" 0.73422003618995291     " calcext:value-type="string">
            <text:p><text:s/>0.73422003618995291 <text:s text:c="4"/></text:p>
          </table:table-cell>
          <table:table-cell office:value-type="float" office:value="0.734220036189953" calcext:value-type="float">
            <text:p>0.734220036189953</text:p>
          </table:table-cell>
          <table:table-cell table:formula="of:=[.B29]-[.C2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26 <text:s text:c="2"/>5.5500000000000007 <text:s text:c="6"/>0.70407158691254046 <text:s text:c="4"/></text:p>
          </table:table-cell>
          <table:table-cell table:formula="of:=RIGHT([.A30]; LEN([.A30])-39)" office:value-type="string" office:string-value=" 0.70407158691254046     " calcext:value-type="string">
            <text:p><text:s/>0.70407158691254046 <text:s text:c="4"/></text:p>
          </table:table-cell>
          <table:table-cell office:value-type="float" office:value="0.704071586912541" calcext:value-type="float">
            <text:p>0.704071586912541</text:p>
          </table:table-cell>
          <table:table-cell table:formula="of:=[.B30]-[.C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27 <text:s text:c="2"/>5.6500000000000004 <text:s text:c="6"/>0.68624800353639848 <text:s text:c="4"/></text:p>
          </table:table-cell>
          <table:table-cell table:formula="of:=RIGHT([.A31]; LEN([.A31])-39)" office:value-type="string" office:string-value=" 0.68624800353639848     " calcext:value-type="string">
            <text:p><text:s/>0.68624800353639848 <text:s text:c="4"/></text:p>
          </table:table-cell>
          <table:table-cell office:value-type="float" office:value="0.686248003536399" calcext:value-type="float">
            <text:p>0.686248003536399</text:p>
          </table:table-cell>
          <table:table-cell table:formula="of:=[.B31]-[.C3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28 <text:s text:c="2"/>5.7500000000000000 <text:s text:c="6"/>0.66573480615127267 <text:s text:c="4"/></text:p>
          </table:table-cell>
          <table:table-cell table:formula="of:=RIGHT([.A32]; LEN([.A32])-39)" office:value-type="string" office:string-value=" 0.66573480615127267     " calcext:value-type="string">
            <text:p><text:s/>0.66573480615127267 <text:s text:c="4"/></text:p>
          </table:table-cell>
          <table:table-cell office:value-type="float" office:value="0.665734806151273" calcext:value-type="float">
            <text:p>0.665734806151273</text:p>
          </table:table-cell>
          <table:table-cell table:formula="of:=[.B32]-[.C3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29 <text:s text:c="2"/>5.8499999999999996 <text:s text:c="6"/>0.64265846544037264 <text:s text:c="4"/></text:p>
          </table:table-cell>
          <table:table-cell table:formula="of:=RIGHT([.A33]; LEN([.A33])-39)" office:value-type="string" office:string-value=" 0.64265846544037264     " calcext:value-type="string">
            <text:p><text:s/>0.64265846544037264 <text:s text:c="4"/></text:p>
          </table:table-cell>
          <table:table-cell office:value-type="float" office:value="0.642658465440372" calcext:value-type="float">
            <text:p>0.642658465440372</text:p>
          </table:table-cell>
          <table:table-cell table:formula="of:=[.B33]-[.C3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30 <text:s text:c="2"/>5.9500000000000002 <text:s text:c="6"/>0.61716125471784278 <text:s text:c="4"/></text:p>
          </table:table-cell>
          <table:table-cell table:formula="of:=RIGHT([.A34]; LEN([.A34])-39)" office:value-type="string" office:string-value=" 0.61716125471784278     " calcext:value-type="string">
            <text:p><text:s/>0.61716125471784278 <text:s text:c="4"/></text:p>
          </table:table-cell>
          <table:table-cell office:value-type="float" office:value="0.617161254717843" calcext:value-type="float">
            <text:p>0.617161254717843</text:p>
          </table:table-cell>
          <table:table-cell table:formula="of:=[.B34]-[.C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31 <text:s text:c="2"/>6.0500000000000007 <text:s text:c="6"/>0.58940037276647073 <text:s text:c="4"/></text:p>
          </table:table-cell>
          <table:table-cell table:formula="of:=RIGHT([.A35]; LEN([.A35])-39)" office:value-type="string" office:string-value=" 0.58940037276647073     " calcext:value-type="string">
            <text:p><text:s/>0.58940037276647073 <text:s text:c="4"/></text:p>
          </table:table-cell>
          <table:table-cell office:value-type="float" office:value="0.589400372766471" calcext:value-type="float">
            <text:p>0.589400372766471</text:p>
          </table:table-cell>
          <table:table-cell table:formula="of:=[.B35]-[.C3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32 <text:s text:c="2"/>6.1500000000000004 <text:s text:c="6"/>0.55954697465491687 <text:s text:c="4"/></text:p>
          </table:table-cell>
          <table:table-cell table:formula="of:=RIGHT([.A36]; LEN([.A36])-39)" office:value-type="string" office:string-value=" 0.55954697465491687     " calcext:value-type="string">
            <text:p><text:s/>0.55954697465491687 <text:s text:c="4"/></text:p>
          </table:table-cell>
          <table:table-cell office:value-type="float" office:value="0.559546974654917" calcext:value-type="float">
            <text:p>0.559546974654917</text:p>
          </table:table-cell>
          <table:table-cell table:formula="of:=[.B36]-[.C3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33 <text:s text:c="2"/>6.2500000000000000 <text:s text:c="6"/>0.52778511650980109 <text:s text:c="4"/></text:p>
          </table:table-cell>
          <table:table-cell table:formula="of:=RIGHT([.A37]; LEN([.A37])-39)" office:value-type="string" office:string-value=" 0.52778511650980109     " calcext:value-type="string">
            <text:p><text:s/>0.52778511650980109 <text:s text:c="4"/></text:p>
          </table:table-cell>
          <table:table-cell office:value-type="float" office:value="0.527785116509801" calcext:value-type="float">
            <text:p>0.527785116509801</text:p>
          </table:table-cell>
          <table:table-cell table:formula="of:=[.B37]-[.C3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34 <text:s text:c="2"/>6.3499999999999996 <text:s text:c="6"/>0.49431062074847765 <text:s text:c="4"/></text:p>
          </table:table-cell>
          <table:table-cell table:formula="of:=RIGHT([.A38]; LEN([.A38])-39)" office:value-type="string" office:string-value=" 0.49431062074847765     " calcext:value-type="string">
            <text:p><text:s/>0.49431062074847765 <text:s text:c="4"/></text:p>
          </table:table-cell>
          <table:table-cell office:value-type="float" office:value="0.494310620748477" calcext:value-type="float">
            <text:p>0.494310620748477</text:p>
          </table:table-cell>
          <table:table-cell table:formula="of:=[.B38]-[.C3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35 <text:s text:c="2"/>6.4500000000000002 <text:s text:c="6"/>0.45932986876871396 <text:s text:c="4"/></text:p>
          </table:table-cell>
          <table:table-cell table:formula="of:=RIGHT([.A39]; LEN([.A39])-39)" office:value-type="string" office:string-value=" 0.45932986876871396     " calcext:value-type="string">
            <text:p><text:s/>0.45932986876871396 <text:s text:c="4"/></text:p>
          </table:table-cell>
          <table:table-cell office:value-type="float" office:value="0.459329868768714" calcext:value-type="float">
            <text:p>0.459329868768714</text:p>
          </table:table-cell>
          <table:table-cell table:formula="of:=[.B39]-[.C3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36 <text:s text:c="2"/>6.5500000000000007 <text:s text:c="6"/>0.42305852853874626 <text:s text:c="4"/></text:p>
          </table:table-cell>
          <table:table-cell table:formula="of:=RIGHT([.A40]; LEN([.A40])-39)" office:value-type="string" office:string-value=" 0.42305852853874626     " calcext:value-type="string">
            <text:p><text:s/>0.42305852853874626 <text:s text:c="4"/></text:p>
          </table:table-cell>
          <table:table-cell office:value-type="float" office:value="0.423058528538746" calcext:value-type="float">
            <text:p>0.423058528538746</text:p>
          </table:table-cell>
          <table:table-cell table:formula="of:=[.B40]-[.C4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37 <text:s text:c="2"/>6.6500000000000004 <text:s text:c="6"/>0.38572022493253710 <text:s text:c="4"/></text:p>
          </table:table-cell>
          <table:table-cell table:formula="of:=RIGHT([.A41]; LEN([.A41])-39)" office:value-type="string" office:string-value=" 0.38572022493253710     " calcext:value-type="string">
            <text:p><text:s/>0.38572022493253710 <text:s text:c="4"/></text:p>
          </table:table-cell>
          <table:table-cell office:value-type="float" office:value="0.385720224932537" calcext:value-type="float">
            <text:p>0.385720224932537</text:p>
          </table:table-cell>
          <table:table-cell table:formula="of:=[.B41]-[.C4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38 <text:s text:c="2"/>6.7500000000000000 <text:s text:c="6"/>0.34754516100806432 <text:s text:c="4"/></text:p>
          </table:table-cell>
          <table:table-cell table:formula="of:=RIGHT([.A42]; LEN([.A42])-39)" office:value-type="string" office:string-value=" 0.34754516100806432     " calcext:value-type="string">
            <text:p><text:s/>0.34754516100806432 <text:s text:c="4"/></text:p>
          </table:table-cell>
          <table:table-cell office:value-type="float" office:value="0.347545161008064" calcext:value-type="float">
            <text:p>0.347545161008064</text:p>
          </table:table-cell>
          <table:table-cell table:formula="of:=[.B42]-[.C4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39 <text:s text:c="2"/>6.8499999999999996 <text:s text:c="6"/>0.30876869872891899 <text:s text:c="4"/></text:p>
          </table:table-cell>
          <table:table-cell table:formula="of:=RIGHT([.A43]; LEN([.A43])-39)" office:value-type="string" office:string-value=" 0.30876869872891899     " calcext:value-type="string">
            <text:p><text:s/>0.30876869872891899 <text:s text:c="4"/></text:p>
          </table:table-cell>
          <table:table-cell office:value-type="float" office:value="0.308768698728918" calcext:value-type="float">
            <text:p>0.308768698728918</text:p>
          </table:table-cell>
          <table:table-cell table:formula="of:=[.B43]-[.C4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40 <text:s text:c="2"/>6.9500000000000002 <text:s text:c="6"/>0.26962990787953428 <text:s text:c="4"/></text:p>
          </table:table-cell>
          <table:table-cell table:formula="of:=RIGHT([.A44]; LEN([.A44])-39)" office:value-type="string" office:string-value=" 0.26962990787953428     " calcext:value-type="string">
            <text:p><text:s/>0.26962990787953428 <text:s text:c="4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[.B44]-[.C4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41 <text:s text:c="2"/>7.0499999999999998 <text:s text:c="6"/>0.26962990787953423 <text:s text:c="4"/></text:p>
          </table:table-cell>
          <table:table-cell table:formula="of:=RIGHT([.A45]; LEN([.A45])-39)" office:value-type="string" office:string-value=" 0.26962990787953423     " calcext:value-type="string">
            <text:p><text:s/>0.26962990787953423 <text:s text:c="4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[.B45]-[.C4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s text:c="10"/>42 <text:s text:c="2"/>7.1500000000000004 <text:s text:c="6"/>0.30876869872891877 <text:s text:c="4"/></text:p>
          </table:table-cell>
          <table:table-cell table:formula="of:=RIGHT([.A46]; LEN([.A46])-39)" office:value-type="string" office:string-value=" 0.30876869872891877     " calcext:value-type="string">
            <text:p><text:s/>0.30876869872891877 <text:s text:c="4"/></text:p>
          </table:table-cell>
          <table:table-cell office:value-type="float" office:value="0.308768698728919" calcext:value-type="float">
            <text:p>0.308768698728919</text:p>
          </table:table-cell>
          <table:table-cell table:formula="of:=[.B46]-[.C46]" office:value-type="float" office:value="0" calcext:value-type="float">
            <text:p>0</text:p>
          </table:table-cell>
          <table:table-cell/>
        </table:table-row>
      </table:table>
      <table:table table:name="Step 1" table:style-name="ta1">
        <table:table-column table:style-name="co1" table:default-cell-style-name="ce7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pha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dt</text:p>
          </table:table-cell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G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beta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psi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phi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h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u_new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a_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 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t_matlab</text:p>
          </table:table-cell>
          <table:table-cell office:value-type="string" calcext:value-type="string">
            <text:p>difference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3">
          <table:table-cell office:value-type="string" calcext:value-type="string">
            <text:p><text:s text:c="10"/>-1 <text:s/>0.28919930330422661 <text:s text:c="4"/></text:p>
          </table:table-cell>
          <table:table-cell table:formula="of:=RIGHT([.A3]; LEN([.A3])-12)" office:value-type="string" office:string-value="  0.28919930330422661     " calcext:value-type="string">
            <text:p><text:s text:c="2"/>0.28919930330422661 <text:s text:c="4"/></text:p>
          </table:table-cell>
          <table:table-cell office:value-type="float" office:value="0.289199303304226" calcext:value-type="float">
            <text:p>0.289199303304226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MAX([.D3:.D50])" office:value-type="float" office:value="7.88258347483861E-015" calcext:value-type="float">
            <text:p>7.88258347483861E-15</text:p>
          </table:table-cell>
          <table:table-cell/>
          <table:table-cell table:style-name="ce7" office:value-type="float" office:value="0.00739358338553865" calcext:value-type="float">
            <text:p>0.007393583385539</text:p>
          </table:table-cell>
          <table:table-cell office:value-type="float" office:value="0.007393583385539" calcext:value-type="float">
            <text:p>0.007393583385539</text:p>
          </table:table-cell>
          <table:table-cell table:formula="of:=[.G3]-[.H3]" office:value-type="float" office:value="-3.53883589099269E-016" calcext:value-type="float">
            <text:p>-3.53883589099269E-16</text:p>
          </table:table-cell>
          <table:table-cell/>
          <table:table-cell office:value-type="string" calcext:value-type="string">
            <text:p><text:s text:c="10"/>-1 <text:s/>-5.5384439603360144E-003</text:p>
          </table:table-cell>
          <table:table-cell table:formula="of:=RIGHT([.K3]; LEN([.K3])-12)" office:value-type="string" office:string-value="  -5.5384439603360144E-003" calcext:value-type="string">
            <text:p><text:s text:c="2"/>-5.5384439603360144E-003</text:p>
          </table:table-cell>
          <table:table-cell office:value-type="float" office:value="-0.00553844396033595" calcext:value-type="float">
            <text:p>-0.005538443960336</text:p>
          </table:table-cell>
          <table:table-cell table:formula="of:=[.L3]-[.M3]" office:value-type="float" office:value="-6.41847686111419E-017" calcext:value-type="float">
            <text:p>-6.41847686111419E-17</text:p>
          </table:table-cell>
          <table:table-cell table:formula="of:=MAX([.N3:.N50])" office:value-type="float" office:value="1.0321604682062E-016" calcext:value-type="float">
            <text:p>1.0321604682062E-16</text:p>
          </table:table-cell>
          <table:table-cell/>
          <table:table-cell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formula="of:=RIGHT(LEFT([.Q3];40);28)" office:value-type="string" office:string-value="   0.0000000000000000       " calcext:value-type="string">
            <text:p><text:s text:c="3"/>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3]-[.S3]" office:value-type="float" office:value="0" calcext:value-type="float">
            <text:p>0</text:p>
          </table:table-cell>
          <table:table-cell table:formula="of:=MAX([.T3:.T50])" office:value-type="float" office:value="5.35682609381638E-015" calcext:value-type="float">
            <text:p>5.35682609381638E-15</text:p>
          </table:table-cell>
          <table:table-cell/>
          <table:table-cell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formula="of:=LEFT(RIGHT([.W3];78);28)" office:value-type="string" office:string-value="  0.26962990787953423       " calcext:value-type="string">
            <text:p><text:s text:c="2"/>0.26962990787953423 <text:s text:c="6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[.X3]-[.Y3]" office:value-type="float" office:value="0" calcext:value-type="float">
            <text:p>0</text:p>
          </table:table-cell>
          <table:table-cell table:formula="of:=MAX([.Z3:.Z50])" office:value-type="float" office:value="7.88258347483861E-015" calcext:value-type="float">
            <text:p>7.88258347483861E-15</text:p>
          </table:table-cell>
          <table:table-cell/>
          <table:table-cell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formula="of:=LEFT(RIGHT([.AC3];55);30)" office:value-type="string" office:string-value="      7.6329238551082238E-018 " calcext:value-type="string">
            <text:p><text:s text:c="6"/>7.6329238551082238E-018 </text:p>
          </table:table-cell>
          <table:table-cell table:style-name="ce10" office:value-type="float" office:value="-5.34304669857576E-017" calcext:value-type="float">
            <text:p>-5.34E-17</text:p>
          </table:table-cell>
          <table:table-cell table:formula="of:=[.AD3]-[.AE3]" office:value-type="float" office:value="6.10633908408658E-017" calcext:value-type="float">
            <text:p>6.10633908408658E-17</text:p>
          </table:table-cell>
          <table:table-cell table:formula="of:=MAX([.AF3:.AF50])" office:value-type="float" office:value="8.88178419700125E-015" calcext:value-type="float">
            <text:p>8.88178419700125E-15</text:p>
          </table:table-cell>
          <table:table-cell/>
          <table:table-cell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formula="of:=RIGHT([.AI3];26)" office:value-type="string" office:string-value="   3.6350143611563072E-002" calcext:value-type="string">
            <text:p><text:s text:c="3"/>3.6350143611563072E-002</text:p>
          </table:table-cell>
          <table:table-cell office:value-type="float" office:value="0.036350143611563" calcext:value-type="float">
            <text:p>0.036350143611563</text:p>
          </table:table-cell>
          <table:table-cell table:formula="of:=[.AJ3]-[.AK3]" office:value-type="float" office:value="0" calcext:value-type="float">
            <text:p>0</text:p>
          </table:table-cell>
          <table:table-cell table:formula="of:=MAX([.AL3:.AL50])" office:value-type="float" office:value="8.74300631892311E-016" calcext:value-type="float">
            <text:p>8.74300631892311E-16</text:p>
          </table:table-cell>
          <table:table-cell/>
          <table:table-cell office:value-type="string" calcext:value-type="string">
            <text:p><text:s text:c="10"/>-1 <text:s/>0.30966000955164297 <text:s text:c="4"/></text:p>
          </table:table-cell>
          <table:table-cell table:formula="of:=RIGHT([.AO3];26)" office:value-type="string" office:string-value="  0.30966000955164297     " calcext:value-type="string">
            <text:p><text:s text:c="2"/>0.30966000955164297 <text:s text:c="4"/></text:p>
          </table:table-cell>
          <table:table-cell office:value-type="float" office:value="0.309660009551642" calcext:value-type="float">
            <text:p>0.309660009551642</text:p>
          </table:table-cell>
          <table:table-cell table:formula="of:=[.AP3]-[.AQ3]" office:value-type="float" office:value="0" calcext:value-type="float">
            <text:p>0</text:p>
          </table:table-cell>
          <table:table-cell table:formula="of:=MAX([.AR3:.AR50])" office:value-type="float" office:value="0.0000000000000156541446472147" calcext:value-type="float">
            <text:p>1.56541446472147E-14</text:p>
          </table:table-cell>
        </table:table-row>
        <table:table-row table:style-name="ro3">
          <table:table-cell office:value-type="string" calcext:value-type="string">
            <text:p><text:s text:c="11"/>0 <text:s/>0.26962990787953423 <text:s text:c="4"/></text:p>
          </table:table-cell>
          <table:table-cell table:formula="of:=RIGHT([.A4]; LEN([.A4])-12)" office:value-type="string" office:string-value="  0.26962990787953423     " calcext:value-type="string">
            <text:p><text:s text:c="2"/>0.26962990787953423 <text:s text:c="4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ABS([.B4]-[.C4])" office:value-type="float" office:value="0" calcext:value-type="float">
            <text:p>0</text:p>
          </table:table-cell>
          <table:table-cell table:formula="of:=MIN([.D3:.D50])" office:value-type="float" office:value="0" calcext:value-type="float">
            <text:p>0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 text:c="11"/>0 <text:s/>-7.3345427376627170E-018</text:p>
          </table:table-cell>
          <table:table-cell table:formula="of:=RIGHT([.K4]; LEN([.K4])-12)" office:value-type="string" office:string-value="  -7.3345427376627170E-018" calcext:value-type="string">
            <text:p><text:s text:c="2"/>-7.3345427376627170E-018</text:p>
          </table:table-cell>
          <table:table-cell office:value-type="float" office:value="0" calcext:value-type="float">
            <text:p>0</text:p>
          </table:table-cell>
          <table:table-cell table:formula="of:=[.L4]-[.M4]" office:value-type="float" office:value="-7.33454273766272E-018" calcext:value-type="float">
            <text:p>-7.33454273766272E-18</text:p>
          </table:table-cell>
          <table:table-cell table:formula="of:=MIN([.N3:.N50])" office:value-type="float" office:value="-6.76542155630955E-017" calcext:value-type="float">
            <text:p>-6.76542155630955E-17</text:p>
          </table:table-cell>
          <table:table-cell/>
          <table:table-cell office:value-type="string" calcext:value-type="string">
            <text:p><text:s text:c="11"/>1 <text:s/>0.14150779418938234 <text:s text:c="6"/>0.43070709749360880 <text:s text:c="6"/>-1.1318911045811845E-002 <text:s text:c="2"/>3.6350143611563059E-002</text:p>
          </table:table-cell>
          <table:table-cell table:formula="of:=RIGHT(LEFT([.Q4];40);28)" office:value-type="string" office:string-value="  0.14150779418938234       " calcext:value-type="string">
            <text:p><text:s text:c="2"/>0.14150779418938234 <text:s text:c="6"/></text:p>
          </table:table-cell>
          <table:table-cell office:value-type="float" office:value="0.141507794189381" calcext:value-type="float">
            <text:p>0.141507794189381</text:p>
          </table:table-cell>
          <table:table-cell table:formula="of:=[.R4]-[.S4]" office:value-type="float" office:value="1.36002320516582E-015" calcext:value-type="float">
            <text:p>1.36002320516582E-15</text:p>
          </table:table-cell>
          <table:table-cell table:formula="of:=MIN([.T3:.T50])" office:value-type="float" office:value="-3.88925003314E-015" calcext:value-type="float">
            <text:p>-3.88925003314E-15</text:p>
          </table:table-cell>
          <table:table-cell/>
          <table:table-cell office:value-type="string" calcext:value-type="string">
            <text:p><text:s text:c="11"/>1 <text:s/>0.14150779418938234 <text:s text:c="6"/>0.43070709749360880 <text:s text:c="6"/>-1.1318911045811845E-002 <text:s text:c="2"/>3.6350143611563059E-002</text:p>
          </table:table-cell>
          <table:table-cell table:formula="of:=LEFT(RIGHT([.W4];78);28)" office:value-type="string" office:string-value="  0.43070709749360880       " calcext:value-type="string">
            <text:p><text:s text:c="2"/>0.43070709749360880 <text:s text:c="6"/></text:p>
          </table:table-cell>
          <table:table-cell office:value-type="float" office:value="0.430707097493608" calcext:value-type="float">
            <text:p>0.430707097493608</text:p>
          </table:table-cell>
          <table:table-cell table:formula="of:=[.X4]-[.Y4]" office:value-type="float" office:value="0" calcext:value-type="float">
            <text:p>0</text:p>
          </table:table-cell>
          <table:table-cell table:formula="of:=MIN([.Z3:.Z50])" office:value-type="float" office:value="-3.88578058618805E-015" calcext:value-type="float">
            <text:p>-3.88578058618805E-15</text:p>
          </table:table-cell>
          <table:table-cell/>
          <table:table-cell office:value-type="string" calcext:value-type="string">
            <text:p><text:s text:c="11"/>1 <text:s/>0.14150779418938234 <text:s text:c="6"/>0.43070709749360880 <text:s text:c="6"/>-1.1318911045811845E-002 <text:s text:c="2"/>3.6350143611563059E-002</text:p>
          </table:table-cell>
          <table:table-cell table:formula="of:=LEFT(RIGHT([.AC4];55);30)" office:value-type="string" office:string-value="     -1.1318911045811845E-002 " calcext:value-type="string">
            <text:p><text:s text:c="5"/>-1.1318911045811845E-002 </text:p>
          </table:table-cell>
          <table:table-cell table:style-name="ce10" office:value-type="float" office:value="-0.0113189110458118" calcext:value-type="float">
            <text:p>-1.13E-02</text:p>
          </table:table-cell>
          <table:table-cell table:formula="of:=[.AD4]-[.AE4]" office:value-type="float" office:value="-4.68375338513738E-017" calcext:value-type="float">
            <text:p>-4.68375338513738E-17</text:p>
          </table:table-cell>
          <table:table-cell table:formula="of:=MIN([.AF3:.AF50])" office:value-type="float" office:value="-8.32667268468867E-015" calcext:value-type="float">
            <text:p>-8.32667268468867E-15</text:p>
          </table:table-cell>
          <table:table-cell/>
          <table:table-cell office:value-type="string" calcext:value-type="string">
            <text:p><text:s text:c="11"/>1 <text:s/>0.14150779418938234 <text:s text:c="6"/>0.43070709749360880 <text:s text:c="6"/>-1.1318911045811845E-002 <text:s text:c="2"/>3.6350143611563059E-002</text:p>
          </table:table-cell>
          <table:table-cell table:formula="of:=RIGHT([.AI4];26)" office:value-type="string" office:string-value="   3.6350143611563059E-002" calcext:value-type="string">
            <text:p><text:s text:c="3"/>3.6350143611563059E-002</text:p>
          </table:table-cell>
          <table:table-cell office:value-type="float" office:value="0.0363501436115632" calcext:value-type="float">
            <text:p>0.036350143611563</text:p>
          </table:table-cell>
          <table:table-cell table:formula="of:=[.AJ4]-[.AK4]" office:value-type="float" office:value="-1.38777878078145E-016" calcext:value-type="float">
            <text:p>-1.38777878078145E-16</text:p>
          </table:table-cell>
          <table:table-cell table:formula="of:=MIN([.AL3:.AL50])" office:value-type="float" office:value="-8.46545056276682E-015" calcext:value-type="float">
            <text:p>-8.46545056276682E-15</text:p>
          </table:table-cell>
          <table:table-cell/>
          <table:table-cell office:value-type="string" calcext:value-type="string">
            <text:p><text:s text:c="11"/>0 <text:s/>0.27005729153357255 <text:s text:c="4"/></text:p>
          </table:table-cell>
          <table:table-cell table:formula="of:=RIGHT([.AO4];26)" office:value-type="string" office:string-value="  0.27005729153357255     " calcext:value-type="string">
            <text:p><text:s text:c="2"/>0.27005729153357255 <text:s text:c="4"/></text:p>
          </table:table-cell>
          <table:table-cell office:value-type="float" office:value="0.270057291533572" calcext:value-type="float">
            <text:p>0.270057291533572</text:p>
          </table:table-cell>
          <table:table-cell table:formula="of:=[.AP4]-[.AQ4]" office:value-type="float" office:value="0" calcext:value-type="float">
            <text:p>0</text:p>
          </table:table-cell>
          <table:table-cell table:formula="of:=MIN([.AR3:.AR50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 text:c="11"/>1 <text:s/>0.28919930330422644 <text:s text:c="4"/></text:p>
          </table:table-cell>
          <table:table-cell table:formula="of:=RIGHT([.A5]; LEN([.A5])-12)" office:value-type="string" office:string-value="  0.28919930330422644     " calcext:value-type="string">
            <text:p><text:s text:c="2"/>0.28919930330422644 <text:s text:c="4"/></text:p>
          </table:table-cell>
          <table:table-cell office:value-type="float" office:value="0.289199303304227" calcext:value-type="float">
            <text:p>0.289199303304227</text:p>
          </table:table-cell>
          <table:table-cell table:formula="of:=ABS([.B5]-[.C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1 <text:s text:c="2"/>0.0000000000000000 <text:s text:c="4"/></text:p>
          </table:table-cell>
          <table:table-cell table:formula="of:=RIGHT([.K5]; LEN([.K5])-12)" office:value-type="string" office:string-value="   0.0000000000000000     " calcext:value-type="string">
            <text:p><text:s text:c="3"/>0.0000000000000000 <text:s text:c="4"/></text:p>
          </table:table-cell>
          <table:table-cell table:style-name="ce10" office:value-type="float" office:value="5.1341799163639E-017" calcext:value-type="float">
            <text:p>5.13E-17</text:p>
          </table:table-cell>
          <table:table-cell table:formula="of:=[.L5]-[.M5]" office:value-type="float" office:value="-5.1341799163639E-017" calcext:value-type="float">
            <text:p>-5.1341799163639E-17</text:p>
          </table:table-cell>
          <table:table-cell table:number-columns-repeated="2"/>
          <table:table-cell office:value-type="string" calcext:value-type="string">
            <text:p><text:s text:c="11"/>2 <text:s text:c="2"/>1.7267454163276789E-002 <text:s/>0.34542438403176817 <text:s text:c="6"/>-1.6478768920137193E-003 <text:s text:c="2"/>5.3207498617710888E-002</text:p>
          </table:table-cell>
          <table:table-cell table:formula="of:=RIGHT(LEFT([.Q5];40);28)" office:value-type="string" office:string-value="   1.7267454163276789E-002  " calcext:value-type="string">
            <text:p><text:s text:c="3"/>1.7267454163276789E-002 <text:s/></text:p>
          </table:table-cell>
          <table:table-cell office:value-type="float" office:value="0.0172674541632757" calcext:value-type="float">
            <text:p>0.017267454163276</text:p>
          </table:table-cell>
          <table:table-cell table:formula="of:=[.R5]-[.S5]" office:value-type="float" office:value="1.08940634291343E-015" calcext:value-type="float">
            <text:p>1.08940634291343E-15</text:p>
          </table:table-cell>
          <table:table-cell table:number-columns-repeated="2"/>
          <table:table-cell office:value-type="string" calcext:value-type="string">
            <text:p><text:s text:c="11"/>2 <text:s text:c="2"/>1.7267454163276789E-002 <text:s/>0.34542438403176817 <text:s text:c="6"/>-1.6478768920137193E-003 <text:s text:c="2"/>5.3207498617710888E-002</text:p>
          </table:table-cell>
          <table:table-cell table:formula="of:=LEFT(RIGHT([.W5];78);28)" office:value-type="string" office:string-value="  0.34542438403176817       " calcext:value-type="string">
            <text:p><text:s text:c="2"/>0.34542438403176817 <text:s text:c="6"/></text:p>
          </table:table-cell>
          <table:table-cell office:value-type="float" office:value="0.345424384031767" calcext:value-type="float">
            <text:p>0.345424384031767</text:p>
          </table:table-cell>
          <table:table-cell table:formula="of:=[.X5]-[.Y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2 <text:s text:c="2"/>1.7267454163276789E-002 <text:s/>0.34542438403176817 <text:s text:c="6"/>-1.6478768920137193E-003 <text:s text:c="2"/>5.3207498617710888E-002</text:p>
          </table:table-cell>
          <table:table-cell table:formula="of:=LEFT(RIGHT([.AC5];55);30)" office:value-type="string" office:string-value="     -1.6478768920137193E-003 " calcext:value-type="string">
            <text:p><text:s text:c="5"/>-1.6478768920137193E-003 </text:p>
          </table:table-cell>
          <table:table-cell table:style-name="ce10" office:value-type="float" office:value="-0.00164787689201363" calcext:value-type="float">
            <text:p>-1.65E-03</text:p>
          </table:table-cell>
          <table:table-cell table:formula="of:=[.AD5]-[.AE5]" office:value-type="float" office:value="-8.93382590128056E-017" calcext:value-type="float">
            <text:p>-8.93382590128056E-17</text:p>
          </table:table-cell>
          <table:table-cell table:number-columns-repeated="2"/>
          <table:table-cell office:value-type="string" calcext:value-type="string">
            <text:p><text:s text:c="11"/>2 <text:s text:c="2"/>1.7267454163276789E-002 <text:s/>0.34542438403176817 <text:s text:c="6"/>-1.6478768920137193E-003 <text:s text:c="2"/>5.3207498617710888E-002</text:p>
          </table:table-cell>
          <table:table-cell table:formula="of:=RIGHT([.AI5];26)" office:value-type="string" office:string-value="   5.3207498617710888E-002" calcext:value-type="string">
            <text:p><text:s text:c="3"/>5.3207498617710888E-002</text:p>
          </table:table-cell>
          <table:table-cell office:value-type="float" office:value="0.053207498617711" calcext:value-type="float">
            <text:p>0.053207498617711</text:p>
          </table:table-cell>
          <table:table-cell table:formula="of:=[.AJ5]-[.AK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1 <text:s/>0.26962990787953423 <text:s text:c="4"/></text:p>
          </table:table-cell>
          <table:table-cell table:formula="of:=RIGHT([.AO5];26)" office:value-type="string" office:string-value="  0.26962990787953423     " calcext:value-type="string">
            <text:p><text:s text:c="2"/>0.26962990787953423 <text:s text:c="4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[.AP5]-[.AQ5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1"/>2 <text:s/>0.32815692986849138 <text:s text:c="4"/></text:p>
          </table:table-cell>
          <table:table-cell table:formula="of:=RIGHT([.A6]; LEN([.A6])-12)" office:value-type="string" office:string-value="  0.32815692986849138     " calcext:value-type="string">
            <text:p><text:s text:c="2"/>0.32815692986849138 <text:s text:c="4"/></text:p>
          </table:table-cell>
          <table:table-cell office:value-type="float" office:value="0.328156929868492" calcext:value-type="float">
            <text:p>0.328156929868492</text:p>
          </table:table-cell>
          <table:table-cell table:formula="of:=ABS([.B6]-[.C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2 <text:s text:c="2"/>5.5384439603359883E-003</text:p>
          </table:table-cell>
          <table:table-cell table:formula="of:=RIGHT([.K6]; LEN([.K6])-12)" office:value-type="string" office:string-value="   5.5384439603359883E-003" calcext:value-type="string">
            <text:p><text:s text:c="3"/>5.5384439603359883E-003</text:p>
          </table:table-cell>
          <table:table-cell office:value-type="float" office:value="0.005538443960336" calcext:value-type="float">
            <text:p>0.005538443960336</text:p>
          </table:table-cell>
          <table:table-cell table:formula="of:=[.L6]-[.M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3 <text:s text:c="2"/>1.5727507071102521E-002 <text:s/>0.38236020004140320 <text:s text:c="6"/>-1.5801970002326093E-003 <text:s text:c="2"/>6.6601834215415767E-002</text:p>
          </table:table-cell>
          <table:table-cell table:formula="of:=RIGHT(LEFT([.Q6];40);28)" office:value-type="string" office:string-value="   1.5727507071102521E-002  " calcext:value-type="string">
            <text:p><text:s text:c="3"/>1.5727507071102521E-002 <text:s/></text:p>
          </table:table-cell>
          <table:table-cell office:value-type="float" office:value="0.0157275070711034" calcext:value-type="float">
            <text:p>0.015727507071103</text:p>
          </table:table-cell>
          <table:table-cell table:formula="of:=[.R6]-[.S6]" office:value-type="float" office:value="-8.77770078844264E-016" calcext:value-type="float">
            <text:p>-8.77770078844264E-16</text:p>
          </table:table-cell>
          <table:table-cell table:number-columns-repeated="2"/>
          <table:table-cell office:value-type="string" calcext:value-type="string">
            <text:p><text:s text:c="11"/>3 <text:s text:c="2"/>1.5727507071102521E-002 <text:s/>0.38236020004140320 <text:s text:c="6"/>-1.5801970002326093E-003 <text:s text:c="2"/>6.6601834215415767E-002</text:p>
          </table:table-cell>
          <table:table-cell table:formula="of:=LEFT(RIGHT([.W6];78);28)" office:value-type="string" office:string-value="  0.38236020004140320       " calcext:value-type="string">
            <text:p><text:s text:c="2"/>0.38236020004140320 <text:s text:c="6"/></text:p>
          </table:table-cell>
          <table:table-cell office:value-type="float" office:value="0.382360200041404" calcext:value-type="float">
            <text:p>0.382360200041404</text:p>
          </table:table-cell>
          <table:table-cell table:formula="of:=[.X6]-[.Y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3 <text:s text:c="2"/>1.5727507071102521E-002 <text:s/>0.38236020004140320 <text:s text:c="6"/>-1.5801970002326093E-003 <text:s text:c="2"/>6.6601834215415767E-002</text:p>
          </table:table-cell>
          <table:table-cell table:formula="of:=LEFT(RIGHT([.AC6];55);30)" office:value-type="string" office:string-value="     -1.5801970002326093E-003 " calcext:value-type="string">
            <text:p><text:s text:c="5"/>-1.5801970002326093E-003 </text:p>
          </table:table-cell>
          <table:table-cell office:value-type="float" office:value="-0.00158019700023268" calcext:value-type="float">
            <text:p>-0.001580197000233</text:p>
          </table:table-cell>
          <table:table-cell table:formula="of:=[.AD6]-[.AE6]" office:value-type="float" office:value="7.0906822080552E-017" calcext:value-type="float">
            <text:p>7.0906822080552E-17</text:p>
          </table:table-cell>
          <table:table-cell table:number-columns-repeated="2"/>
          <table:table-cell office:value-type="string" calcext:value-type="string">
            <text:p><text:s text:c="11"/>3 <text:s text:c="2"/>1.5727507071102521E-002 <text:s/>0.38236020004140320 <text:s text:c="6"/>-1.5801970002326093E-003 <text:s text:c="2"/>6.6601834215415767E-002</text:p>
          </table:table-cell>
          <table:table-cell table:formula="of:=RIGHT([.AI6];26)" office:value-type="string" office:string-value="   6.6601834215415767E-002" calcext:value-type="string">
            <text:p><text:s text:c="3"/>6.6601834215415767E-002</text:p>
          </table:table-cell>
          <table:table-cell office:value-type="float" office:value="0.0666018342154157" calcext:value-type="float">
            <text:p>0.066601834215416</text:p>
          </table:table-cell>
          <table:table-cell table:formula="of:=[.AJ6]-[.AK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2 <text:s/>0.30752233612994295 <text:s text:c="4"/></text:p>
          </table:table-cell>
          <table:table-cell table:formula="of:=RIGHT([.AO6];26)" office:value-type="string" office:string-value="  0.30752233612994295     " calcext:value-type="string">
            <text:p><text:s text:c="2"/>0.30752233612994295 <text:s text:c="4"/></text:p>
          </table:table-cell>
          <table:table-cell office:value-type="float" office:value="0.307522336129943" calcext:value-type="float">
            <text:p>0.307522336129943</text:p>
          </table:table-cell>
          <table:table-cell table:formula="of:=[.AP6]-[.AQ6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1"/>3 <text:s/>0.36663269297030066 <text:s text:c="4"/></text:p>
          </table:table-cell>
          <table:table-cell table:formula="of:=RIGHT([.A7]; LEN([.A7])-12)" office:value-type="string" office:string-value="  0.36663269297030066     " calcext:value-type="string">
            <text:p><text:s text:c="2"/>0.36663269297030066 <text:s text:c="4"/></text:p>
          </table:table-cell>
          <table:table-cell office:value-type="float" office:value="0.366632692970301" calcext:value-type="float">
            <text:p>0.366632692970301</text:p>
          </table:table-cell>
          <table:table-cell table:formula="of:=ABS([.B7]-[.C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3 <text:s text:c="2"/>6.2080147453551617E-003</text:p>
          </table:table-cell>
          <table:table-cell table:formula="of:=RIGHT([.K7]; LEN([.K7])-12)" office:value-type="string" office:string-value="   6.2080147453551617E-003" calcext:value-type="string">
            <text:p><text:s text:c="3"/>6.2080147453551617E-003</text:p>
          </table:table-cell>
          <table:table-cell office:value-type="float" office:value="0.00620801474535513" calcext:value-type="float">
            <text:p>0.006208014745355</text:p>
          </table:table-cell>
          <table:table-cell table:formula="of:=[.L7]-[.M7]" office:value-type="float" office:value="3.12250225675825E-017" calcext:value-type="float">
            <text:p>3.12250225675825E-17</text:p>
          </table:table-cell>
          <table:table-cell table:number-columns-repeated="2"/>
          <table:table-cell office:value-type="string" calcext:value-type="string">
            <text:p><text:s text:c="11"/>4 <text:s text:c="2"/>1.3805358108984230E-002 <text:s/>0.41819473484462627 <text:s text:c="6"/>-1.4823866573470037E-003 <text:s text:c="2"/>8.1198459294170633E-002</text:p>
          </table:table-cell>
          <table:table-cell table:formula="of:=RIGHT(LEFT([.Q7];40);28)" office:value-type="string" office:string-value="   1.3805358108984230E-002  " calcext:value-type="string">
            <text:p><text:s text:c="3"/>1.3805358108984230E-002 <text:s/></text:p>
          </table:table-cell>
          <table:table-cell office:value-type="float" office:value="0.0138053581089842" calcext:value-type="float">
            <text:p>0.013805358108984</text:p>
          </table:table-cell>
          <table:table-cell table:formula="of:=[.R7]-[.S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4 <text:s text:c="2"/>1.3805358108984230E-002 <text:s/>0.41819473484462627 <text:s text:c="6"/>-1.4823866573470037E-003 <text:s text:c="2"/>8.1198459294170633E-002</text:p>
          </table:table-cell>
          <table:table-cell table:formula="of:=LEFT(RIGHT([.W7];78);28)" office:value-type="string" office:string-value="  0.41819473484462627       " calcext:value-type="string">
            <text:p><text:s text:c="2"/>0.41819473484462627 <text:s text:c="6"/></text:p>
          </table:table-cell>
          <table:table-cell office:value-type="float" office:value="0.418194734844626" calcext:value-type="float">
            <text:p>0.418194734844626</text:p>
          </table:table-cell>
          <table:table-cell table:formula="of:=[.X7]-[.Y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4 <text:s text:c="2"/>1.3805358108984230E-002 <text:s/>0.41819473484462627 <text:s text:c="6"/>-1.4823866573470037E-003 <text:s text:c="2"/>8.1198459294170633E-002</text:p>
          </table:table-cell>
          <table:table-cell table:formula="of:=LEFT(RIGHT([.AC7];55);30)" office:value-type="string" office:string-value="     -1.4823866573470037E-003 " calcext:value-type="string">
            <text:p><text:s text:c="5"/>-1.4823866573470037E-003 </text:p>
          </table:table-cell>
          <table:table-cell office:value-type="float" office:value="-0.001482386657347" calcext:value-type="float">
            <text:p>-0.001482386657347</text:p>
          </table:table-cell>
          <table:table-cell table:formula="of:=[.AD7]-[.AE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4 <text:s text:c="2"/>1.3805358108984230E-002 <text:s/>0.41819473484462627 <text:s text:c="6"/>-1.4823866573470037E-003 <text:s text:c="2"/>8.1198459294170633E-002</text:p>
          </table:table-cell>
          <table:table-cell table:formula="of:=RIGHT([.AI7];26)" office:value-type="string" office:string-value="   8.1198459294170633E-002" calcext:value-type="string">
            <text:p><text:s text:c="3"/>8.1198459294170633E-002</text:p>
          </table:table-cell>
          <table:table-cell office:value-type="float" office:value="0.0811984592941706" calcext:value-type="float">
            <text:p>0.081198459294171</text:p>
          </table:table-cell>
          <table:table-cell table:formula="of:=[.AJ7]-[.AK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3 <text:s/>0.34655483963670891 <text:s text:c="4"/></text:p>
          </table:table-cell>
          <table:table-cell table:formula="of:=RIGHT([.AO7];26)" office:value-type="string" office:string-value="  0.34655483963670891     " calcext:value-type="string">
            <text:p><text:s text:c="2"/>0.34655483963670891 <text:s text:c="4"/></text:p>
          </table:table-cell>
          <table:table-cell office:value-type="float" office:value="0.346554839636709" calcext:value-type="float">
            <text:p>0.346554839636709</text:p>
          </table:table-cell>
          <table:table-cell table:formula="of:=[.AP7]-[.AQ7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1"/>4 <text:s/>0.40438937673564201 <text:s text:c="4"/></text:p>
          </table:table-cell>
          <table:table-cell table:formula="of:=RIGHT([.A8]; LEN([.A8])-12)" office:value-type="string" office:string-value="  0.40438937673564201     " calcext:value-type="string">
            <text:p><text:s text:c="2"/>0.40438937673564201 <text:s text:c="4"/></text:p>
          </table:table-cell>
          <table:table-cell office:value-type="float" office:value="0.404389376735642" calcext:value-type="float">
            <text:p>0.404389376735642</text:p>
          </table:table-cell>
          <table:table-cell table:formula="of:=ABS([.B8]-[.C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4 <text:s text:c="2"/>6.8084133331671026E-003</text:p>
          </table:table-cell>
          <table:table-cell table:formula="of:=RIGHT([.K8]; LEN([.K8])-12)" office:value-type="string" office:string-value="   6.8084133331671026E-003" calcext:value-type="string">
            <text:p><text:s text:c="3"/>6.8084133331671026E-003</text:p>
          </table:table-cell>
          <table:table-cell table:style-name="ce10" office:value-type="float" office:value="0.0068084133331671" calcext:value-type="float">
            <text:p>6.81E-03</text:p>
          </table:table-cell>
          <table:table-cell table:formula="of:=[.L8]-[.M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5 <text:s text:c="2"/>1.1481953812880188E-002 <text:s/>0.45267615246661047 <text:s text:c="6"/>-1.3549409155916587E-003 <text:s text:c="2"/>9.6813141270317538E-002</text:p>
          </table:table-cell>
          <table:table-cell table:formula="of:=RIGHT(LEFT([.Q8];40);28)" office:value-type="string" office:string-value="   1.1481953812880188E-002  " calcext:value-type="string">
            <text:p><text:s text:c="3"/>1.1481953812880188E-002 <text:s/></text:p>
          </table:table-cell>
          <table:table-cell table:style-name="ce10" office:value-type="float" office:value="0.0114819538128815" calcext:value-type="float">
            <text:p>1.15E-02</text:p>
          </table:table-cell>
          <table:table-cell table:formula="of:=[.R8]-[.S8]" office:value-type="float" office:value="-1.31145094783847E-015" calcext:value-type="float">
            <text:p>-1.31145094783847E-15</text:p>
          </table:table-cell>
          <table:table-cell table:number-columns-repeated="2"/>
          <table:table-cell office:value-type="string" calcext:value-type="string">
            <text:p><text:s text:c="11"/>5 <text:s text:c="2"/>1.1481953812880188E-002 <text:s/>0.45267615246661047 <text:s text:c="6"/>-1.3549409155916587E-003 <text:s text:c="2"/>9.6813141270317538E-002</text:p>
          </table:table-cell>
          <table:table-cell table:formula="of:=LEFT(RIGHT([.W8];78);28)" office:value-type="string" office:string-value="  0.45267615246661047       " calcext:value-type="string">
            <text:p><text:s text:c="2"/>0.45267615246661047 <text:s text:c="6"/></text:p>
          </table:table-cell>
          <table:table-cell office:value-type="float" office:value="0.452676152466612" calcext:value-type="float">
            <text:p>0.452676152466612</text:p>
          </table:table-cell>
          <table:table-cell table:formula="of:=[.X8]-[.Y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5 <text:s text:c="2"/>1.1481953812880188E-002 <text:s/>0.45267615246661047 <text:s text:c="6"/>-1.3549409155916587E-003 <text:s text:c="2"/>9.6813141270317538E-002</text:p>
          </table:table-cell>
          <table:table-cell table:formula="of:=LEFT(RIGHT([.AC8];55);30)" office:value-type="string" office:string-value="     -1.3549409155916587E-003 " calcext:value-type="string">
            <text:p><text:s text:c="5"/>-1.3549409155916587E-003 </text:p>
          </table:table-cell>
          <table:table-cell office:value-type="float" office:value="-0.00135494091559176" calcext:value-type="float">
            <text:p>-0.001354940915592</text:p>
          </table:table-cell>
          <table:table-cell table:formula="of:=[.AD8]-[.AE8]" office:value-type="float" office:value="1.01481323344643E-016" calcext:value-type="float">
            <text:p>1.01481323344643E-16</text:p>
          </table:table-cell>
          <table:table-cell table:number-columns-repeated="2"/>
          <table:table-cell office:value-type="string" calcext:value-type="string">
            <text:p><text:s text:c="11"/>5 <text:s text:c="2"/>1.1481953812880188E-002 <text:s/>0.45267615246661047 <text:s text:c="6"/>-1.3549409155916587E-003 <text:s text:c="2"/>9.6813141270317538E-002</text:p>
          </table:table-cell>
          <table:table-cell table:formula="of:=RIGHT([.AI8];26)" office:value-type="string" office:string-value="   9.6813141270317538E-002" calcext:value-type="string">
            <text:p><text:s text:c="3"/>9.6813141270317538E-002</text:p>
          </table:table-cell>
          <table:table-cell office:value-type="float" office:value="0.0968131412703175" calcext:value-type="float">
            <text:p>0.096813141270318</text:p>
          </table:table-cell>
          <table:table-cell table:formula="of:=[.AJ8]-[.AK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4 <text:s/>0.38464101128586498 <text:s text:c="4"/></text:p>
          </table:table-cell>
          <table:table-cell table:formula="of:=RIGHT([.AO8];26)" office:value-type="string" office:string-value="  0.38464101128586498     " calcext:value-type="string">
            <text:p><text:s text:c="2"/>0.38464101128586498 <text:s text:c="4"/></text:p>
          </table:table-cell>
          <table:table-cell office:value-type="float" office:value="0.384641011285865" calcext:value-type="float">
            <text:p>0.384641011285865</text:p>
          </table:table-cell>
          <table:table-cell table:formula="of:=[.AP8]-[.AQ8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1"/>5 <text:s/>0.44119419865373027 <text:s text:c="4"/></text:p>
          </table:table-cell>
          <table:table-cell table:formula="of:=RIGHT([.A9]; LEN([.A9])-12)" office:value-type="string" office:string-value="  0.44119419865373027     " calcext:value-type="string">
            <text:p><text:s text:c="2"/>0.44119419865373027 <text:s text:c="4"/></text:p>
          </table:table-cell>
          <table:table-cell office:value-type="float" office:value="0.44119419865373" calcext:value-type="float">
            <text:p>0.44119419865373</text:p>
          </table:table-cell>
          <table:table-cell table:formula="of:=ABS([.B9]-[.C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5 <text:s text:c="2"/>7.3238819856328010E-003</text:p>
          </table:table-cell>
          <table:table-cell table:formula="of:=RIGHT([.K9]; LEN([.K9])-12)" office:value-type="string" office:string-value="   7.3238819856328010E-003" calcext:value-type="string">
            <text:p><text:s text:c="3"/>7.3238819856328010E-003</text:p>
          </table:table-cell>
          <table:table-cell office:value-type="float" office:value="0.0073238819856328" calcext:value-type="float">
            <text:p>0.007323881985633</text:p>
          </table:table-cell>
          <table:table-cell table:formula="of:=[.L9]-[.M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6 <text:s text:c="2"/>8.7307036663499486E-003 <text:s/>0.48555094842494556 <text:s text:c="6"/>-1.1988350430614490E-003 <text:s/>0.11323231201042655 <text:s text:c="4"/></text:p>
          </table:table-cell>
          <table:table-cell table:formula="of:=RIGHT(LEFT([.Q9];40);28)" office:value-type="string" office:string-value="   8.7307036663499486E-003  " calcext:value-type="string">
            <text:p><text:s text:c="3"/>8.7307036663499486E-003 <text:s/></text:p>
          </table:table-cell>
          <table:table-cell table:style-name="ce10" office:value-type="float" office:value="0.00873070366634863" calcext:value-type="float">
            <text:p>8.73E-03</text:p>
          </table:table-cell>
          <table:table-cell table:formula="of:=[.R9]-[.S9]" office:value-type="float" office:value="1.31838984174237E-015" calcext:value-type="float">
            <text:p>1.31838984174237E-15</text:p>
          </table:table-cell>
          <table:table-cell table:number-columns-repeated="2"/>
          <table:table-cell office:value-type="string" calcext:value-type="string">
            <text:p><text:s text:c="11"/>6 <text:s text:c="2"/>8.7307036663499486E-003 <text:s/>0.48555094842494556 <text:s text:c="6"/>-1.1988350430614490E-003 <text:s/>0.11323231201042655 <text:s text:c="4"/></text:p>
          </table:table-cell>
          <table:table-cell table:formula="of:=LEFT(RIGHT([.W9];78);28)" office:value-type="string" office:string-value="  0.48555094842494556       " calcext:value-type="string">
            <text:p><text:s text:c="2"/>0.48555094842494556 <text:s text:c="6"/></text:p>
          </table:table-cell>
          <table:table-cell office:value-type="float" office:value="0.485550948424945" calcext:value-type="float">
            <text:p>0.485550948424945</text:p>
          </table:table-cell>
          <table:table-cell table:formula="of:=[.X9]-[.Y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6 <text:s text:c="2"/>8.7307036663499486E-003 <text:s/>0.48555094842494556 <text:s text:c="6"/>-1.1988350430614490E-003 <text:s/>0.11323231201042655 <text:s text:c="4"/></text:p>
          </table:table-cell>
          <table:table-cell table:formula="of:=LEFT(RIGHT([.AC9];55);30)" office:value-type="string" office:string-value="     -1.1988350430614490E-003 " calcext:value-type="string">
            <text:p><text:s text:c="5"/>-1.1988350430614490E-003 </text:p>
          </table:table-cell>
          <table:table-cell office:value-type="float" office:value="-0.00119883504306136" calcext:value-type="float">
            <text:p>-0.001198835043061</text:p>
          </table:table-cell>
          <table:table-cell table:formula="of:=[.AD9]-[.AE9]" office:value-type="float" office:value="-8.89045781438114E-017" calcext:value-type="float">
            <text:p>-8.89045781438114E-17</text:p>
          </table:table-cell>
          <table:table-cell table:number-columns-repeated="2"/>
          <table:table-cell office:value-type="string" calcext:value-type="string">
            <text:p><text:s text:c="11"/>6 <text:s text:c="2"/>8.7307036663499486E-003 <text:s/>0.48555094842494556 <text:s text:c="6"/>-1.1988350430614490E-003 <text:s/>0.11323231201042655 <text:s text:c="4"/></text:p>
          </table:table-cell>
          <table:table-cell table:formula="of:=RIGHT([.AI9];26)" office:value-type="string" office:string-value="  0.11323231201042655     " calcext:value-type="string">
            <text:p><text:s text:c="2"/>0.11323231201042655 <text:s text:c="4"/></text:p>
          </table:table-cell>
          <table:table-cell office:value-type="float" office:value="0.113232312010427" calcext:value-type="float">
            <text:p>0.113232312010427</text:p>
          </table:table-cell>
          <table:table-cell table:formula="of:=[.AJ9]-[.AK9]" office:value-type="float" office:value="-4.44089209850063E-016" calcext:value-type="float">
            <text:p>-4.44089209850063E-16</text:p>
          </table:table-cell>
          <table:table-cell table:number-columns-repeated="2"/>
          <table:table-cell office:value-type="string" calcext:value-type="string">
            <text:p><text:s text:c="11"/>5 <text:s/>0.42190404400645348 <text:s text:c="4"/></text:p>
          </table:table-cell>
          <table:table-cell table:formula="of:=RIGHT([.AO9];26)" office:value-type="string" office:string-value="  0.42190404400645348     " calcext:value-type="string">
            <text:p><text:s text:c="2"/>0.42190404400645348 <text:s text:c="4"/></text:p>
          </table:table-cell>
          <table:table-cell office:value-type="float" office:value="0.421904044006454" calcext:value-type="float">
            <text:p>0.421904044006454</text:p>
          </table:table-cell>
          <table:table-cell table:formula="of:=[.AP9]-[.AQ9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1"/>6 <text:s/>0.47682024475859563 <text:s text:c="4"/></text:p>
          </table:table-cell>
          <table:table-cell table:formula="of:=RIGHT([.A10]; LEN([.A10])-12)" office:value-type="string" office:string-value="  0.47682024475859563     " calcext:value-type="string">
            <text:p><text:s text:c="2"/>0.47682024475859563 <text:s text:c="4"/></text:p>
          </table:table-cell>
          <table:table-cell office:value-type="float" office:value="0.476820244758596" calcext:value-type="float">
            <text:p>0.476820244758596</text:p>
          </table:table-cell>
          <table:table-cell table:formula="of:=ABS([.B10]-[.C1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6 <text:s text:c="2"/>7.7403478388845494E-003</text:p>
          </table:table-cell>
          <table:table-cell table:formula="of:=RIGHT([.K10]; LEN([.K10])-12)" office:value-type="string" office:string-value="   7.7403478388845494E-003" calcext:value-type="string">
            <text:p><text:s text:c="3"/>7.7403478388845494E-003</text:p>
          </table:table-cell>
          <table:table-cell office:value-type="float" office:value="0.0077403478388846" calcext:value-type="float">
            <text:p>0.007740347838885</text:p>
          </table:table-cell>
          <table:table-cell table:formula="of:=[.L10]-[.M10]" office:value-type="float" office:value="-5.11743425413158E-017" calcext:value-type="float">
            <text:p>-5.11743425413158E-17</text:p>
          </table:table-cell>
          <table:table-cell table:number-columns-repeated="2"/>
          <table:table-cell office:value-type="string" calcext:value-type="string">
            <text:p><text:s text:c="11"/>7 <text:s text:c="2"/>5.5142655536299101E-003 <text:s/>0.51656213418276875 <text:s text:c="6"/>-1.0155608753677006E-003 <text:s/>0.13021724931081849 <text:s text:c="4"/></text:p>
          </table:table-cell>
          <table:table-cell table:formula="of:=RIGHT(LEFT([.Q10];40);28)" office:value-type="string" office:string-value="   5.5142655536299101E-003  " calcext:value-type="string">
            <text:p><text:s text:c="3"/>5.5142655536299101E-003 <text:s/></text:p>
          </table:table-cell>
          <table:table-cell table:style-name="ce10" office:value-type="float" office:value="0.00551426555362839" calcext:value-type="float">
            <text:p>5.51E-03</text:p>
          </table:table-cell>
          <table:table-cell table:formula="of:=[.R10]-[.S10]" office:value-type="float" office:value="1.51961776495568E-015" calcext:value-type="float">
            <text:p>1.51961776495568E-15</text:p>
          </table:table-cell>
          <table:table-cell table:number-columns-repeated="2"/>
          <table:table-cell office:value-type="string" calcext:value-type="string">
            <text:p><text:s text:c="11"/>7 <text:s text:c="2"/>5.5142655536299101E-003 <text:s/>0.51656213418276875 <text:s text:c="6"/>-1.0155608753677006E-003 <text:s/>0.13021724931081849 <text:s text:c="4"/></text:p>
          </table:table-cell>
          <table:table-cell table:formula="of:=LEFT(RIGHT([.W10];78);28)" office:value-type="string" office:string-value="  0.51656213418276875       " calcext:value-type="string">
            <text:p><text:s text:c="2"/>0.51656213418276875 <text:s text:c="6"/></text:p>
          </table:table-cell>
          <table:table-cell office:value-type="float" office:value="0.516562134182768" calcext:value-type="float">
            <text:p>0.516562134182768</text:p>
          </table:table-cell>
          <table:table-cell table:formula="of:=[.X10]-[.Y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7 <text:s text:c="2"/>5.5142655536299101E-003 <text:s/>0.51656213418276875 <text:s text:c="6"/>-1.0155608753677006E-003 <text:s/>0.13021724931081849 <text:s text:c="4"/></text:p>
          </table:table-cell>
          <table:table-cell table:formula="of:=LEFT(RIGHT([.AC10];55);30)" office:value-type="string" office:string-value="     -1.0155608753677006E-003 " calcext:value-type="string">
            <text:p><text:s text:c="5"/>-1.0155608753677006E-003 </text:p>
          </table:table-cell>
          <table:table-cell office:value-type="float" office:value="-0.0010155608753676" calcext:value-type="float">
            <text:p>-0.001015560875368</text:p>
          </table:table-cell>
          <table:table-cell table:formula="of:=[.AD10]-[.AE10]" office:value-type="float" office:value="-1.00613961606655E-016" calcext:value-type="float">
            <text:p>-1.00613961606655E-16</text:p>
          </table:table-cell>
          <table:table-cell table:number-columns-repeated="2"/>
          <table:table-cell office:value-type="string" calcext:value-type="string">
            <text:p><text:s text:c="11"/>7 <text:s text:c="2"/>5.5142655536299101E-003 <text:s/>0.51656213418276875 <text:s text:c="6"/>-1.0155608753677006E-003 <text:s/>0.13021724931081849 <text:s text:c="4"/></text:p>
          </table:table-cell>
          <table:table-cell table:formula="of:=RIGHT([.AI10];26)" office:value-type="string" office:string-value="  0.13021724931081849     " calcext:value-type="string">
            <text:p><text:s text:c="2"/>0.13021724931081849 <text:s text:c="4"/></text:p>
          </table:table-cell>
          <table:table-cell office:value-type="float" office:value="0.130217249310819" calcext:value-type="float">
            <text:p>0.130217249310819</text:p>
          </table:table-cell>
          <table:table-cell table:formula="of:=[.AJ10]-[.AK10]" office:value-type="float" office:value="-5.27355936696949E-016" calcext:value-type="float">
            <text:p>-5.27355936696949E-16</text:p>
          </table:table-cell>
          <table:table-cell table:number-columns-repeated="2"/>
          <table:table-cell office:value-type="string" calcext:value-type="string">
            <text:p><text:s text:c="11"/>6 <text:s/>0.45811590368883004 <text:s text:c="4"/></text:p>
          </table:table-cell>
          <table:table-cell table:formula="of:=RIGHT([.AO10];26)" office:value-type="string" office:string-value="  0.45811590368883004     " calcext:value-type="string">
            <text:p><text:s text:c="2"/>0.45811590368883004 <text:s text:c="4"/></text:p>
          </table:table-cell>
          <table:table-cell office:value-type="float" office:value="0.45811590368883" calcext:value-type="float">
            <text:p>0.45811590368883</text:p>
          </table:table-cell>
          <table:table-cell table:formula="of:=[.AP10]-[.AQ10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1"/>7 <text:s/>0.51104786862913887 <text:s text:c="4"/></text:p>
          </table:table-cell>
          <table:table-cell table:formula="of:=RIGHT([.A11]; LEN([.A11])-12)" office:value-type="string" office:string-value="  0.51104786862913887     " calcext:value-type="string">
            <text:p><text:s text:c="2"/>0.51104786862913887 <text:s text:c="4"/></text:p>
          </table:table-cell>
          <table:table-cell office:value-type="float" office:value="0.511047868629139" calcext:value-type="float">
            <text:p>0.511047868629139</text:p>
          </table:table-cell>
          <table:table-cell table:formula="of:=ABS([.B11]-[.C1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7 <text:s text:c="2"/>8.0457544184459485E-003</text:p>
          </table:table-cell>
          <table:table-cell table:formula="of:=RIGHT([.K11]; LEN([.K11])-12)" office:value-type="string" office:string-value="   8.0457544184459485E-003" calcext:value-type="string">
            <text:p><text:s text:c="3"/>8.0457544184459485E-003</text:p>
          </table:table-cell>
          <table:table-cell office:value-type="float" office:value="0.00804575441844595" calcext:value-type="float">
            <text:p>0.008045754418446</text:p>
          </table:table-cell>
          <table:table-cell table:formula="of:=[.L11]-[.M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8 <text:s/>-6.1589688185000719E-004 <text:s/>0.54305014870050905 <text:s text:c="6"/>-8.0716046340757047E-004 <text:s/>0.14750890628197988 <text:s text:c="4"/></text:p>
          </table:table-cell>
          <table:table-cell table:formula="of:=RIGHT(LEFT([.Q11];40);28)" office:value-type="string" office:string-value="  -6.1589688185000719E-004  " calcext:value-type="string">
            <text:p><text:s text:c="2"/>-6.1589688185000719E-004 <text:s/></text:p>
          </table:table-cell>
          <table:table-cell table:style-name="ce10" office:value-type="float" office:value="-0.000615896881848751" calcext:value-type="float">
            <text:p>-6.16E-04</text:p>
          </table:table-cell>
          <table:table-cell table:formula="of:=[.R11]-[.S11]" office:value-type="float" office:value="-1.25615663704171E-015" calcext:value-type="float">
            <text:p>-1.25615663704171E-15</text:p>
          </table:table-cell>
          <table:table-cell table:number-columns-repeated="2"/>
          <table:table-cell office:value-type="string" calcext:value-type="string">
            <text:p><text:s text:c="11"/>8 <text:s/>-6.1589688185000719E-004 <text:s/>0.54305014870050905 <text:s text:c="6"/>-8.0716046340757047E-004 <text:s/>0.14750890628197988 <text:s text:c="4"/></text:p>
          </table:table-cell>
          <table:table-cell table:formula="of:=LEFT(RIGHT([.W11];78);28)" office:value-type="string" office:string-value="  0.54305014870050905       " calcext:value-type="string">
            <text:p><text:s text:c="2"/>0.54305014870050905 <text:s text:c="6"/></text:p>
          </table:table-cell>
          <table:table-cell office:value-type="float" office:value="0.54305014870051" calcext:value-type="float">
            <text:p>0.54305014870051</text:p>
          </table:table-cell>
          <table:table-cell table:formula="of:=[.X11]-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8 <text:s/>-6.1589688185000719E-004 <text:s/>0.54305014870050905 <text:s text:c="6"/>-8.0716046340757047E-004 <text:s/>0.14750890628197988 <text:s text:c="4"/></text:p>
          </table:table-cell>
          <table:table-cell table:formula="of:=LEFT(RIGHT([.AC11];55);30)" office:value-type="string" office:string-value="     -8.0716046340757047E-004 " calcext:value-type="string">
            <text:p><text:s text:c="5"/>-8.0716046340757047E-004 </text:p>
          </table:table-cell>
          <table:table-cell office:value-type="float" office:value="-0.000807160463407671" calcext:value-type="float">
            <text:p>-0.000807160463408</text:p>
          </table:table-cell>
          <table:table-cell table:formula="of:=[.AD11]-[.AE11]" office:value-type="float" office:value="1.00613961606655E-016" calcext:value-type="float">
            <text:p>1.00613961606655E-16</text:p>
          </table:table-cell>
          <table:table-cell table:number-columns-repeated="2"/>
          <table:table-cell office:value-type="string" calcext:value-type="string">
            <text:p><text:s text:c="11"/>8 <text:s/>-6.1589688185000719E-004 <text:s/>0.54305014870050905 <text:s text:c="6"/>-8.0716046340757047E-004 <text:s/>0.14750890628197988 <text:s text:c="4"/></text:p>
          </table:table-cell>
          <table:table-cell table:formula="of:=RIGHT([.AI11];26)" office:value-type="string" office:string-value="  0.14750890628197988     " calcext:value-type="string">
            <text:p><text:s text:c="2"/>0.14750890628197988 <text:s text:c="4"/></text:p>
          </table:table-cell>
          <table:table-cell office:value-type="float" office:value="0.14750890628198" calcext:value-type="float">
            <text:p>0.14750890628198</text:p>
          </table:table-cell>
          <table:table-cell table:formula="of:=[.AJ11]-[.AK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7 <text:s/>0.49305482524619149 <text:s text:c="4"/></text:p>
          </table:table-cell>
          <table:table-cell table:formula="of:=RIGHT([.AO11];26)" office:value-type="string" office:string-value="  0.49305482524619149     " calcext:value-type="string">
            <text:p><text:s text:c="2"/>0.49305482524619149 <text:s text:c="4"/></text:p>
          </table:table-cell>
          <table:table-cell office:value-type="float" office:value="0.493054825246192" calcext:value-type="float">
            <text:p>0.493054825246192</text:p>
          </table:table-cell>
          <table:table-cell table:formula="of:=[.AP11]-[.AQ11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1"/>8 <text:s/>0.54366604558235909 <text:s text:c="4"/></text:p>
          </table:table-cell>
          <table:table-cell table:formula="of:=RIGHT([.A12]; LEN([.A12])-12)" office:value-type="string" office:string-value="  0.54366604558235909     " calcext:value-type="string">
            <text:p><text:s text:c="2"/>0.54366604558235909 <text:s text:c="4"/></text:p>
          </table:table-cell>
          <table:table-cell office:value-type="float" office:value="0.543666045582359" calcext:value-type="float">
            <text:p>0.543666045582359</text:p>
          </table:table-cell>
          <table:table-cell table:formula="of:=ABS([.B12]-[.C1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8 <text:s text:c="2"/>8.2303416773477460E-003</text:p>
          </table:table-cell>
          <table:table-cell table:formula="of:=RIGHT([.K12]; LEN([.K12])-12)" office:value-type="string" office:string-value="   8.2303416773477460E-003" calcext:value-type="string">
            <text:p><text:s text:c="3"/>8.2303416773477460E-003</text:p>
          </table:table-cell>
          <table:table-cell office:value-type="float" office:value="0.0082303416773477" calcext:value-type="float">
            <text:p>0.008230341677348</text:p>
          </table:table-cell>
          <table:table-cell table:formula="of:=[.L12]-[.M12]" office:value-type="float" office:value="4.5102810375397E-017" calcext:value-type="float">
            <text:p>4.5102810375397E-17</text:p>
          </table:table-cell>
          <table:table-cell table:number-columns-repeated="2"/>
          <table:table-cell office:value-type="string" calcext:value-type="string">
            <text:p><text:s text:c="11"/>9 <text:s/>-7.0505088890149923E-003 <text:s/>0.56742316482167965 <text:s text:c="6"/>-7.2843198998344058E-004 <text:s/>0.16475718807068959 <text:s text:c="4"/></text:p>
          </table:table-cell>
          <table:table-cell table:formula="of:=RIGHT(LEFT([.Q12];40);28)" office:value-type="string" office:string-value="  -7.0505088890149923E-003  " calcext:value-type="string">
            <text:p><text:s text:c="2"/>-7.0505088890149923E-003 <text:s/></text:p>
          </table:table-cell>
          <table:table-cell office:value-type="float" office:value="-0.00705050888901238" calcext:value-type="float">
            <text:p>-0.007050508889012</text:p>
          </table:table-cell>
          <table:table-cell table:formula="of:=[.R12]-[.S12]" office:value-type="float" office:value="-2.61162619308308E-015" calcext:value-type="float">
            <text:p>-2.61162619308308E-15</text:p>
          </table:table-cell>
          <table:table-cell table:number-columns-repeated="2"/>
          <table:table-cell office:value-type="string" calcext:value-type="string">
            <text:p><text:s text:c="11"/>9 <text:s/>-7.0505088890149923E-003 <text:s/>0.56742316482167965 <text:s text:c="6"/>-7.2843198998344058E-004 <text:s/>0.16475718807068959 <text:s text:c="4"/></text:p>
          </table:table-cell>
          <table:table-cell table:formula="of:=LEFT(RIGHT([.W12];78);28)" office:value-type="string" office:string-value="  0.56742316482167965       " calcext:value-type="string">
            <text:p><text:s text:c="2"/>0.56742316482167965 <text:s text:c="6"/></text:p>
          </table:table-cell>
          <table:table-cell office:value-type="float" office:value="0.567423164821682" calcext:value-type="float">
            <text:p>0.567423164821682</text:p>
          </table:table-cell>
          <table:table-cell table:formula="of:=[.X12]-[.Y12]" office:value-type="float" office:value="-2.33146835171283E-015" calcext:value-type="float">
            <text:p>-2.33146835171283E-15</text:p>
          </table:table-cell>
          <table:table-cell table:number-columns-repeated="2"/>
          <table:table-cell office:value-type="string" calcext:value-type="string">
            <text:p><text:s text:c="11"/>9 <text:s/>-7.0505088890149923E-003 <text:s/>0.56742316482167965 <text:s text:c="6"/>-7.2843198998344058E-004 <text:s/>0.16475718807068959 <text:s text:c="4"/></text:p>
          </table:table-cell>
          <table:table-cell table:formula="of:=LEFT(RIGHT([.AC12];55);30)" office:value-type="string" office:string-value="     -7.2843198998344058E-004 " calcext:value-type="string">
            <text:p><text:s text:c="5"/>-7.2843198998344058E-004 </text:p>
          </table:table-cell>
          <table:table-cell office:value-type="float" office:value="-0.000728431989983441" calcext:value-type="float">
            <text:p>-0.000728431989983</text:p>
          </table:table-cell>
          <table:table-cell table:formula="of:=[.AD12]-[.AE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9 <text:s/>-7.0505088890149923E-003 <text:s/>0.56742316482167965 <text:s text:c="6"/>-7.2843198998344058E-004 <text:s/>0.16475718807068959 <text:s text:c="4"/></text:p>
          </table:table-cell>
          <table:table-cell table:formula="of:=RIGHT([.AI12];26)" office:value-type="string" office:string-value="  0.16475718807068959     " calcext:value-type="string">
            <text:p><text:s text:c="2"/>0.16475718807068959 <text:s text:c="4"/></text:p>
          </table:table-cell>
          <table:table-cell office:value-type="float" office:value="0.16475718807069" calcext:value-type="float">
            <text:p>0.16475718807069</text:p>
          </table:table-cell>
          <table:table-cell table:formula="of:=[.AJ12]-[.AK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8 <text:s/>0.52650664343289699 <text:s text:c="4"/></text:p>
          </table:table-cell>
          <table:table-cell table:formula="of:=RIGHT([.AO12];26)" office:value-type="string" office:string-value="  0.52650664343289699     " calcext:value-type="string">
            <text:p><text:s text:c="2"/>0.52650664343289699 <text:s text:c="4"/></text:p>
          </table:table-cell>
          <table:table-cell office:value-type="float" office:value="0.526506643432897" calcext:value-type="float">
            <text:p>0.526506643432897</text:p>
          </table:table-cell>
          <table:table-cell table:formula="of:=[.AP12]-[.AQ12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1"/>9 <text:s/>0.57447367371069469 <text:s text:c="4"/></text:p>
          </table:table-cell>
          <table:table-cell table:formula="of:=RIGHT([.A13]; LEN([.A13])-12)" office:value-type="string" office:string-value="  0.57447367371069469     " calcext:value-type="string">
            <text:p><text:s text:c="2"/>0.57447367371069469 <text:s text:c="4"/></text:p>
          </table:table-cell>
          <table:table-cell office:value-type="float" office:value="0.574473673710694" calcext:value-type="float">
            <text:p>0.574473673710694</text:p>
          </table:table-cell>
          <table:table-cell table:formula="of:=ABS([.B13]-[.C1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9 <text:s text:c="2"/>8.2107796479544068E-003</text:p>
          </table:table-cell>
          <table:table-cell table:formula="of:=RIGHT([.K13]; LEN([.K13])-12)" office:value-type="string" office:string-value="   8.2107796479544068E-003" calcext:value-type="string">
            <text:p><text:s text:c="3"/>8.2107796479544068E-003</text:p>
          </table:table-cell>
          <table:table-cell office:value-type="float" office:value="0.0082107796479544" calcext:value-type="float">
            <text:p>0.008210779647954</text:p>
          </table:table-cell>
          <table:table-cell table:formula="of:=[.L13]-[.M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0 <text:s/>-1.2385350238730417E-002 <text:s/>0.59089546350342603 <text:s text:c="6"/>-7.4701145542028710E-004 <text:s/>0.18169669770782906 <text:s text:c="4"/></text:p>
          </table:table-cell>
          <table:table-cell table:formula="of:=RIGHT(LEFT([.Q13];40);28)" office:value-type="string" office:string-value="  -1.2385350238730417E-002  " calcext:value-type="string">
            <text:p><text:s text:c="2"/>-1.2385350238730417E-002 <text:s/></text:p>
          </table:table-cell>
          <table:table-cell office:value-type="float" office:value="-0.0123853502387353" calcext:value-type="float">
            <text:p>-0.012385350238735</text:p>
          </table:table-cell>
          <table:table-cell table:formula="of:=[.R13]-[.S13]" office:value-type="float" office:value="4.88324658487471E-015" calcext:value-type="float">
            <text:p>4.88324658487471E-15</text:p>
          </table:table-cell>
          <table:table-cell table:number-columns-repeated="2"/>
          <table:table-cell office:value-type="string" calcext:value-type="string">
            <text:p><text:s text:c="10"/>10 <text:s/>-1.2385350238730417E-002 <text:s/>0.59089546350342603 <text:s text:c="6"/>-7.4701145542028710E-004 <text:s/>0.18169669770782906 <text:s text:c="4"/></text:p>
          </table:table-cell>
          <table:table-cell table:formula="of:=LEFT(RIGHT([.W13];78);28)" office:value-type="string" office:string-value="  0.59089546350342603       " calcext:value-type="string">
            <text:p><text:s text:c="2"/>0.59089546350342603 <text:s text:c="6"/></text:p>
          </table:table-cell>
          <table:table-cell office:value-type="float" office:value="0.590895463503422" calcext:value-type="float">
            <text:p>0.590895463503422</text:p>
          </table:table-cell>
          <table:table-cell table:formula="of:=[.X13]-[.Y13]" office:value-type="float" office:value="3.99680288865056E-015" calcext:value-type="float">
            <text:p>3.99680288865056E-15</text:p>
          </table:table-cell>
          <table:table-cell table:number-columns-repeated="2"/>
          <table:table-cell office:value-type="string" calcext:value-type="string">
            <text:p><text:s text:c="10"/>10 <text:s/>-1.2385350238730417E-002 <text:s/>0.59089546350342603 <text:s text:c="6"/>-7.4701145542028710E-004 <text:s/>0.18169669770782906 <text:s text:c="4"/></text:p>
          </table:table-cell>
          <table:table-cell table:formula="of:=LEFT(RIGHT([.AC13];55);30)" office:value-type="string" office:string-value="     -7.4701145542028710E-004 " calcext:value-type="string">
            <text:p><text:s text:c="5"/>-7.4701145542028710E-004 </text:p>
          </table:table-cell>
          <table:table-cell office:value-type="float" office:value="-0.000747011455420298" calcext:value-type="float">
            <text:p>-0.00074701145542</text:p>
          </table:table-cell>
          <table:table-cell table:formula="of:=[.AD13]-[.AE13]" office:value-type="float" office:value="1.09504419421036E-017" calcext:value-type="float">
            <text:p>1.09504419421036E-17</text:p>
          </table:table-cell>
          <table:table-cell table:number-columns-repeated="2"/>
          <table:table-cell office:value-type="string" calcext:value-type="string">
            <text:p><text:s text:c="10"/>10 <text:s/>-1.2385350238730417E-002 <text:s/>0.59089546350342603 <text:s text:c="6"/>-7.4701145542028710E-004 <text:s/>0.18169669770782906 <text:s text:c="4"/></text:p>
          </table:table-cell>
          <table:table-cell table:formula="of:=RIGHT([.AI13];26)" office:value-type="string" office:string-value="  0.18169669770782906     " calcext:value-type="string">
            <text:p><text:s text:c="2"/>0.18169669770782906 <text:s text:c="4"/></text:p>
          </table:table-cell>
          <table:table-cell office:value-type="float" office:value="0.181696697707829" calcext:value-type="float">
            <text:p>0.181696697707829</text:p>
          </table:table-cell>
          <table:table-cell table:formula="of:=[.AJ13]-[.AK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1"/>9 <text:s/>0.55827170855829622 <text:s text:c="4"/></text:p>
          </table:table-cell>
          <table:table-cell table:formula="of:=RIGHT([.AO13];26)" office:value-type="string" office:string-value="  0.55827170855829622     " calcext:value-type="string">
            <text:p><text:s text:c="2"/>0.55827170855829622 <text:s text:c="4"/></text:p>
          </table:table-cell>
          <table:table-cell office:value-type="float" office:value="0.558271708558296" calcext:value-type="float">
            <text:p>0.558271708558296</text:p>
          </table:table-cell>
          <table:table-cell table:formula="of:=[.AP13]-[.AQ13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10 <text:s/>0.60328081374215647 <text:s text:c="4"/></text:p>
          </table:table-cell>
          <table:table-cell table:formula="of:=RIGHT([.A14]; LEN([.A14])-12)" office:value-type="string" office:string-value="  0.60328081374215647     " calcext:value-type="string">
            <text:p><text:s text:c="2"/>0.60328081374215647 <text:s text:c="4"/></text:p>
          </table:table-cell>
          <table:table-cell office:value-type="float" office:value="0.603280813742157" calcext:value-type="float">
            <text:p>0.603280813742157</text:p>
          </table:table-cell>
          <table:table-cell table:formula="of:=ABS([.B14]-[.C1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0 <text:s text:c="2"/>8.0002979992015930E-003</text:p>
          </table:table-cell>
          <table:table-cell table:formula="of:=RIGHT([.K14]; LEN([.K14])-12)" office:value-type="string" office:string-value="   8.0002979992015930E-003" calcext:value-type="string">
            <text:p><text:s text:c="3"/>8.0002979992015930E-003</text:p>
          </table:table-cell>
          <table:table-cell office:value-type="float" office:value="0.00800029799920166" calcext:value-type="float">
            <text:p>0.008000297999202</text:p>
          </table:table-cell>
          <table:table-cell table:formula="of:=[.L14]-[.M14]" office:value-type="float" office:value="-6.76542155630955E-017" calcext:value-type="float">
            <text:p>-6.76542155630955E-17</text:p>
          </table:table-cell>
          <table:table-cell table:number-columns-repeated="2"/>
          <table:table-cell office:value-type="string" calcext:value-type="string">
            <text:p><text:s text:c="10"/>11 <text:s/>-1.8564177710869788E-002 <text:s/>0.61134568236823805 <text:s text:c="6"/>-7.4800493204070506E-004 <text:s/>0.19810047691574875 <text:s text:c="4"/></text:p>
          </table:table-cell>
          <table:table-cell table:formula="of:=RIGHT(LEFT([.Q14];40);28)" office:value-type="string" office:string-value="  -1.8564177710869788E-002  " calcext:value-type="string">
            <text:p><text:s text:c="2"/>-1.8564177710869788E-002 <text:s/></text:p>
          </table:table-cell>
          <table:table-cell office:value-type="float" office:value="-0.0185641777108659" calcext:value-type="float">
            <text:p>-0.018564177710866</text:p>
          </table:table-cell>
          <table:table-cell table:formula="of:=[.R14]-[.S14]" office:value-type="float" office:value="-3.88925003314E-015" calcext:value-type="float">
            <text:p>-3.88925003314E-15</text:p>
          </table:table-cell>
          <table:table-cell table:number-columns-repeated="2"/>
          <table:table-cell office:value-type="string" calcext:value-type="string">
            <text:p><text:s text:c="10"/>11 <text:s/>-1.8564177710869788E-002 <text:s/>0.61134568236823805 <text:s text:c="6"/>-7.4800493204070506E-004 <text:s/>0.19810047691574875 <text:s text:c="4"/></text:p>
          </table:table-cell>
          <table:table-cell table:formula="of:=LEFT(RIGHT([.W14];78);28)" office:value-type="string" office:string-value="  0.61134568236823805       " calcext:value-type="string">
            <text:p><text:s text:c="2"/>0.61134568236823805 <text:s text:c="6"/></text:p>
          </table:table-cell>
          <table:table-cell office:value-type="float" office:value="0.611345682368242" calcext:value-type="float">
            <text:p>0.611345682368242</text:p>
          </table:table-cell>
          <table:table-cell table:formula="of:=[.X14]-[.Y14]" office:value-type="float" office:value="-3.88578058618805E-015" calcext:value-type="float">
            <text:p>-3.88578058618805E-15</text:p>
          </table:table-cell>
          <table:table-cell table:number-columns-repeated="2"/>
          <table:table-cell office:value-type="string" calcext:value-type="string">
            <text:p><text:s text:c="10"/>11 <text:s/>-1.8564177710869788E-002 <text:s/>0.61134568236823805 <text:s text:c="6"/>-7.4800493204070506E-004 <text:s/>0.19810047691574875 <text:s text:c="4"/></text:p>
          </table:table-cell>
          <table:table-cell table:formula="of:=LEFT(RIGHT([.AC14];55);30)" office:value-type="string" office:string-value="     -7.4800493204070506E-004 " calcext:value-type="string">
            <text:p><text:s text:c="5"/>-7.4800493204070506E-004 </text:p>
          </table:table-cell>
          <table:table-cell office:value-type="float" office:value="-0.000748004932040698" calcext:value-type="float">
            <text:p>-0.000748004932041</text:p>
          </table:table-cell>
          <table:table-cell table:formula="of:=[.AD14]-[.AE14]" office:value-type="float" office:value="-7.04731412115578E-018" calcext:value-type="float">
            <text:p>-7.04731412115578E-18</text:p>
          </table:table-cell>
          <table:table-cell table:number-columns-repeated="2"/>
          <table:table-cell office:value-type="string" calcext:value-type="string">
            <text:p><text:s text:c="10"/>11 <text:s/>-1.8564177710869788E-002 <text:s/>0.61134568236823805 <text:s text:c="6"/>-7.4800493204070506E-004 <text:s/>0.19810047691574875 <text:s text:c="4"/></text:p>
          </table:table-cell>
          <table:table-cell table:formula="of:=RIGHT([.AI14];26)" office:value-type="string" office:string-value="  0.19810047691574875     " calcext:value-type="string">
            <text:p><text:s text:c="2"/>0.19810047691574875 <text:s text:c="4"/></text:p>
          </table:table-cell>
          <table:table-cell office:value-type="float" office:value="0.198100476915749" calcext:value-type="float">
            <text:p>0.198100476915749</text:p>
          </table:table-cell>
          <table:table-cell table:formula="of:=[.AJ14]-[.AK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0 <text:s/>0.58814793599634774 <text:s text:c="4"/></text:p>
          </table:table-cell>
          <table:table-cell table:formula="of:=RIGHT([.AO14];26)" office:value-type="string" office:string-value="  0.58814793599634774     " calcext:value-type="string">
            <text:p><text:s text:c="2"/>0.58814793599634774 <text:s text:c="4"/></text:p>
          </table:table-cell>
          <table:table-cell office:value-type="float" office:value="0.588147935996348" calcext:value-type="float">
            <text:p>0.588147935996348</text:p>
          </table:table-cell>
          <table:table-cell table:formula="of:=[.AP14]-[.AQ14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11 <text:s/>0.62990986007910788 <text:s text:c="4"/></text:p>
          </table:table-cell>
          <table:table-cell table:formula="of:=RIGHT([.A15]; LEN([.A15])-12)" office:value-type="string" office:string-value="  0.62990986007910788     " calcext:value-type="string">
            <text:p><text:s text:c="2"/>0.62990986007910788 <text:s text:c="4"/></text:p>
          </table:table-cell>
          <table:table-cell office:value-type="float" office:value="0.629909860079108" calcext:value-type="float">
            <text:p>0.629909860079108</text:p>
          </table:table-cell>
          <table:table-cell table:formula="of:=ABS([.B15]-[.C1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1 <text:s text:c="2"/>7.6564697532978043E-003</text:p>
          </table:table-cell>
          <table:table-cell table:formula="of:=RIGHT([.K15]; LEN([.K15])-12)" office:value-type="string" office:string-value="   7.6564697532978043E-003" calcext:value-type="string">
            <text:p><text:s text:c="3"/>7.6564697532978043E-003</text:p>
          </table:table-cell>
          <table:table-cell office:value-type="float" office:value="0.00765646975329774" calcext:value-type="float">
            <text:p>0.007656469753298</text:p>
          </table:table-cell>
          <table:table-cell table:formula="of:=[.L15]-[.M15]" office:value-type="float" office:value="6.33174068731535E-017" calcext:value-type="float">
            <text:p>6.33174068731535E-17</text:p>
          </table:table-cell>
          <table:table-cell table:number-columns-repeated="2"/>
          <table:table-cell office:value-type="string" calcext:value-type="string">
            <text:p><text:s text:c="10"/>12 <text:s/>-2.5839986042088734E-002 <text:s/>0.62835664975373395 <text:s text:c="6"/>-7.3019445492245386E-004 <text:s/>0.21368808660340052 <text:s text:c="4"/></text:p>
          </table:table-cell>
          <table:table-cell table:formula="of:=RIGHT(LEFT([.Q15];40);28)" office:value-type="string" office:string-value="  -2.5839986042088734E-002  " calcext:value-type="string">
            <text:p><text:s text:c="2"/>-2.5839986042088734E-002 <text:s/></text:p>
          </table:table-cell>
          <table:table-cell office:value-type="float" office:value="-0.0258399860420883" calcext:value-type="float">
            <text:p>-0.025839986042088</text:p>
          </table:table-cell>
          <table:table-cell table:formula="of:=[.R15]-[.S15]" office:value-type="float" office:value="-4.33680868994202E-016" calcext:value-type="float">
            <text:p>-4.33680868994202E-16</text:p>
          </table:table-cell>
          <table:table-cell table:number-columns-repeated="2"/>
          <table:table-cell office:value-type="string" calcext:value-type="string">
            <text:p><text:s text:c="10"/>12 <text:s/>-2.5839986042088734E-002 <text:s/>0.62835664975373395 <text:s text:c="6"/>-7.3019445492245386E-004 <text:s/>0.21368808660340052 <text:s text:c="4"/></text:p>
          </table:table-cell>
          <table:table-cell table:formula="of:=LEFT(RIGHT([.W15];78);28)" office:value-type="string" office:string-value="  0.62835664975373395       " calcext:value-type="string">
            <text:p><text:s text:c="2"/>0.62835664975373395 <text:s text:c="6"/></text:p>
          </table:table-cell>
          <table:table-cell office:value-type="float" office:value="0.628356649753734" calcext:value-type="float">
            <text:p>0.628356649753734</text:p>
          </table:table-cell>
          <table:table-cell table:formula="of:=[.X15]-[.Y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2 <text:s/>-2.5839986042088734E-002 <text:s/>0.62835664975373395 <text:s text:c="6"/>-7.3019445492245386E-004 <text:s/>0.21368808660340052 <text:s text:c="4"/></text:p>
          </table:table-cell>
          <table:table-cell table:formula="of:=LEFT(RIGHT([.AC15];55);30)" office:value-type="string" office:string-value="     -7.3019445492245386E-004 " calcext:value-type="string">
            <text:p><text:s text:c="5"/>-7.3019445492245386E-004 </text:p>
          </table:table-cell>
          <table:table-cell office:value-type="float" office:value="-0.000730194454922457" calcext:value-type="float">
            <text:p>-0.000730194454922</text:p>
          </table:table-cell>
          <table:table-cell table:formula="of:=[.AD15]-[.AE15]" office:value-type="float" office:value="3.14418630020796E-018" calcext:value-type="float">
            <text:p>3.14418630020796E-18</text:p>
          </table:table-cell>
          <table:table-cell table:number-columns-repeated="2"/>
          <table:table-cell office:value-type="string" calcext:value-type="string">
            <text:p><text:s text:c="10"/>12 <text:s/>-2.5839986042088734E-002 <text:s/>0.62835664975373395 <text:s text:c="6"/>-7.3019445492245386E-004 <text:s/>0.21368808660340052 <text:s text:c="4"/></text:p>
          </table:table-cell>
          <table:table-cell table:formula="of:=RIGHT([.AI15];26)" office:value-type="string" office:string-value="  0.21368808660340052     " calcext:value-type="string">
            <text:p><text:s text:c="2"/>0.21368808660340052 <text:s text:c="4"/></text:p>
          </table:table-cell>
          <table:table-cell office:value-type="float" office:value="0.213688086603401" calcext:value-type="float">
            <text:p>0.213688086603401</text:p>
          </table:table-cell>
          <table:table-cell table:formula="of:=[.AJ15]-[.AK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1 <text:s/>0.61594842762372548 <text:s text:c="4"/></text:p>
          </table:table-cell>
          <table:table-cell table:formula="of:=RIGHT([.AO15];26)" office:value-type="string" office:string-value="  0.61594842762372548     " calcext:value-type="string">
            <text:p><text:s text:c="2"/>0.61594842762372548 <text:s text:c="4"/></text:p>
          </table:table-cell>
          <table:table-cell office:value-type="float" office:value="0.615948427623726" calcext:value-type="float">
            <text:p>0.615948427623726</text:p>
          </table:table-cell>
          <table:table-cell table:formula="of:=[.AP15]-[.AQ15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12 <text:s/>0.65419663579582266 <text:s text:c="4"/></text:p>
          </table:table-cell>
          <table:table-cell table:formula="of:=RIGHT([.A16]; LEN([.A16])-12)" office:value-type="string" office:string-value="  0.65419663579582266     " calcext:value-type="string">
            <text:p><text:s text:c="2"/>0.65419663579582266 <text:s text:c="4"/></text:p>
          </table:table-cell>
          <table:table-cell office:value-type="float" office:value="0.654196635795823" calcext:value-type="float">
            <text:p>0.654196635795823</text:p>
          </table:table-cell>
          <table:table-cell table:formula="of:=ABS([.B16]-[.C1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2 <text:s text:c="2"/>7.1831350023132652E-003</text:p>
          </table:table-cell>
          <table:table-cell table:formula="of:=RIGHT([.K16]; LEN([.K16])-12)" office:value-type="string" office:string-value="   7.1831350023132652E-003" calcext:value-type="string">
            <text:p><text:s text:c="3"/>7.1831350023132652E-003</text:p>
          </table:table-cell>
          <table:table-cell office:value-type="float" office:value="0.0071831350023133" calcext:value-type="float">
            <text:p>0.007183135002313</text:p>
          </table:table-cell>
          <table:table-cell table:formula="of:=[.L16]-[.M16]" office:value-type="float" office:value="-3.55618312575245E-017" calcext:value-type="float">
            <text:p>-3.55618312575245E-17</text:p>
          </table:table-cell>
          <table:table-cell table:number-columns-repeated="2"/>
          <table:table-cell office:value-type="string" calcext:value-type="string">
            <text:p><text:s text:c="10"/>13 <text:s/>-3.4618459790849244E-002 <text:s/>0.64137294505298581 <text:s text:c="6"/>-6.9305975732790112E-004 <text:s/>0.22818825874107734 <text:s text:c="4"/></text:p>
          </table:table-cell>
          <table:table-cell table:formula="of:=RIGHT(LEFT([.Q16];40);28)" office:value-type="string" office:string-value="  -3.4618459790849244E-002  " calcext:value-type="string">
            <text:p><text:s text:c="2"/>-3.4618459790849244E-002 <text:s/></text:p>
          </table:table-cell>
          <table:table-cell office:value-type="float" office:value="-0.0346184597908546" calcext:value-type="float">
            <text:p>-0.034618459790855</text:p>
          </table:table-cell>
          <table:table-cell table:formula="of:=[.R16]-[.S16]" office:value-type="float" office:value="5.35682609381638E-015" calcext:value-type="float">
            <text:p>5.35682609381638E-15</text:p>
          </table:table-cell>
          <table:table-cell table:number-columns-repeated="2"/>
          <table:table-cell office:value-type="string" calcext:value-type="string">
            <text:p><text:s text:c="10"/>13 <text:s/>-3.4618459790849244E-002 <text:s/>0.64137294505298581 <text:s text:c="6"/>-6.9305975732790112E-004 <text:s/>0.22818825874107734 <text:s text:c="4"/></text:p>
          </table:table-cell>
          <table:table-cell table:formula="of:=LEFT(RIGHT([.W16];78);28)" office:value-type="string" office:string-value="  0.64137294505298581       " calcext:value-type="string">
            <text:p><text:s text:c="2"/>0.64137294505298581 <text:s text:c="6"/></text:p>
          </table:table-cell>
          <table:table-cell office:value-type="float" office:value="0.641372945052981" calcext:value-type="float">
            <text:p>0.641372945052981</text:p>
          </table:table-cell>
          <table:table-cell table:formula="of:=[.X16]-[.Y16]" office:value-type="float" office:value="4.77395900588817E-015" calcext:value-type="float">
            <text:p>4.77395900588817E-15</text:p>
          </table:table-cell>
          <table:table-cell table:number-columns-repeated="2"/>
          <table:table-cell office:value-type="string" calcext:value-type="string">
            <text:p><text:s text:c="10"/>13 <text:s/>-3.4618459790849244E-002 <text:s/>0.64137294505298581 <text:s text:c="6"/>-6.9305975732790112E-004 <text:s/>0.22818825874107734 <text:s text:c="4"/></text:p>
          </table:table-cell>
          <table:table-cell table:formula="of:=LEFT(RIGHT([.AC16];55);30)" office:value-type="string" office:string-value="     -6.9305975732790112E-004 " calcext:value-type="string">
            <text:p><text:s text:c="5"/>-6.9305975732790112E-004 </text:p>
          </table:table-cell>
          <table:table-cell office:value-type="float" office:value="-0.000693059757327905" calcext:value-type="float">
            <text:p>-0.000693059757328</text:p>
          </table:table-cell>
          <table:table-cell table:formula="of:=[.AD16]-[.AE16]" office:value-type="float" office:value="3.79470760369926E-018" calcext:value-type="float">
            <text:p>3.79470760369926E-18</text:p>
          </table:table-cell>
          <table:table-cell table:number-columns-repeated="2"/>
          <table:table-cell office:value-type="string" calcext:value-type="string">
            <text:p><text:s text:c="10"/>13 <text:s/>-3.4618459790849244E-002 <text:s/>0.64137294505298581 <text:s text:c="6"/>-6.9305975732790112E-004 <text:s/>0.22818825874107734 <text:s text:c="4"/></text:p>
          </table:table-cell>
          <table:table-cell table:formula="of:=RIGHT([.AI16];26)" office:value-type="string" office:string-value="  0.22818825874107734     " calcext:value-type="string">
            <text:p><text:s text:c="2"/>0.22818825874107734 <text:s text:c="4"/></text:p>
          </table:table-cell>
          <table:table-cell office:value-type="float" office:value="0.228188258741077" calcext:value-type="float">
            <text:p>0.228188258741077</text:p>
          </table:table-cell>
          <table:table-cell table:formula="of:=[.AJ16]-[.AK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2 <text:s/>0.64150598252030366 <text:s text:c="4"/></text:p>
          </table:table-cell>
          <table:table-cell table:formula="of:=RIGHT([.AO16];26)" office:value-type="string" office:string-value="  0.64150598252030366     " calcext:value-type="string">
            <text:p><text:s text:c="2"/>0.64150598252030366 <text:s text:c="4"/></text:p>
          </table:table-cell>
          <table:table-cell office:value-type="float" office:value="0.641505982520304" calcext:value-type="float">
            <text:p>0.641505982520304</text:p>
          </table:table-cell>
          <table:table-cell table:formula="of:=[.AP16]-[.AQ16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13 <text:s/>0.67599140484383502 <text:s text:c="4"/></text:p>
          </table:table-cell>
          <table:table-cell table:formula="of:=RIGHT([.A17]; LEN([.A17])-12)" office:value-type="string" office:string-value="  0.67599140484383502     " calcext:value-type="string">
            <text:p><text:s text:c="2"/>0.67599140484383502 <text:s text:c="4"/></text:p>
          </table:table-cell>
          <table:table-cell office:value-type="float" office:value="0.675991404843836" calcext:value-type="float">
            <text:p>0.675991404843836</text:p>
          </table:table-cell>
          <table:table-cell table:formula="of:=ABS([.B17]-[.C1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3 <text:s text:c="2"/>6.5868426804411243E-003</text:p>
          </table:table-cell>
          <table:table-cell table:formula="of:=RIGHT([.K17]; LEN([.K17])-12)" office:value-type="string" office:string-value="   6.5868426804411243E-003" calcext:value-type="string">
            <text:p><text:s text:c="3"/>6.5868426804411243E-003</text:p>
          </table:table-cell>
          <table:table-cell office:value-type="float" office:value="0.00658684268044117" calcext:value-type="float">
            <text:p>0.006586842680441</text:p>
          </table:table-cell>
          <table:table-cell table:formula="of:=[.L17]-[.M17]" office:value-type="float" office:value="-4.5102810375397E-017" calcext:value-type="float">
            <text:p>-4.5102810375397E-17</text:p>
          </table:table-cell>
          <table:table-cell table:number-columns-repeated="2"/>
          <table:table-cell office:value-type="string" calcext:value-type="string">
            <text:p><text:s text:c="10"/>14 <text:s text:c="2"/>0.0000000000000000 <text:s text:c="6"/>0.69515979522446936 <text:s text:c="6"/>-6.3682380676049338E-004 <text:s/>0.24134486856042878 <text:s text:c="4"/></text:p>
          </table:table-cell>
          <table:table-cell table:formula="of:=RIGHT(LEFT([.Q17];40);28)" office:value-type="string" office:string-value="   0.0000000000000000       " calcext:value-type="string">
            <text:p><text:s text:c="3"/>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17]-[.S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4 <text:s text:c="2"/>0.0000000000000000 <text:s text:c="6"/>0.69515979522446936 <text:s text:c="6"/>-6.3682380676049338E-004 <text:s/>0.24134486856042878 <text:s text:c="4"/></text:p>
          </table:table-cell>
          <table:table-cell table:formula="of:=LEFT(RIGHT([.W17];78);28)" office:value-type="string" office:string-value="  0.69515979522446936       " calcext:value-type="string">
            <text:p><text:s text:c="2"/>0.69515979522446936 <text:s text:c="6"/></text:p>
          </table:table-cell>
          <table:table-cell office:value-type="float" office:value="0.69515979522447" calcext:value-type="float">
            <text:p>0.69515979522447</text:p>
          </table:table-cell>
          <table:table-cell table:formula="of:=[.X17]-[.Y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4 <text:s text:c="2"/>0.0000000000000000 <text:s text:c="6"/>0.69515979522446936 <text:s text:c="6"/>-6.3682380676049338E-004 <text:s/>0.24134486856042878 <text:s text:c="4"/></text:p>
          </table:table-cell>
          <table:table-cell table:formula="of:=LEFT(RIGHT([.AC17];55);30)" office:value-type="string" office:string-value="     -6.3682380676049338E-004 " calcext:value-type="string">
            <text:p><text:s text:c="5"/>-6.3682380676049338E-004 </text:p>
          </table:table-cell>
          <table:table-cell office:value-type="float" office:value="-0.000636823806760485" calcext:value-type="float">
            <text:p>-0.00063682380676</text:p>
          </table:table-cell>
          <table:table-cell table:formula="of:=[.AD17]-[.AE17]" office:value-type="float" office:value="-8.34835672813838E-018" calcext:value-type="float">
            <text:p>-8.34835672813838E-18</text:p>
          </table:table-cell>
          <table:table-cell table:number-columns-repeated="2"/>
          <table:table-cell office:value-type="string" calcext:value-type="string">
            <text:p><text:s text:c="10"/>14 <text:s text:c="2"/>0.0000000000000000 <text:s text:c="6"/>0.69515979522446936 <text:s text:c="6"/>-6.3682380676049338E-004 <text:s/>0.24134486856042878 <text:s text:c="4"/></text:p>
          </table:table-cell>
          <table:table-cell table:formula="of:=RIGHT([.AI17];26)" office:value-type="string" office:string-value="  0.24134486856042878     " calcext:value-type="string">
            <text:p><text:s text:c="2"/>0.24134486856042878 <text:s text:c="4"/></text:p>
          </table:table-cell>
          <table:table-cell office:value-type="float" office:value="0.241344868560429" calcext:value-type="float">
            <text:p>0.241344868560429</text:p>
          </table:table-cell>
          <table:table-cell table:formula="of:=[.AJ17]-[.AK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3 <text:s/>0.66466272383322678 <text:s text:c="4"/></text:p>
          </table:table-cell>
          <table:table-cell table:formula="of:=RIGHT([.AO17];26)" office:value-type="string" office:string-value="  0.66466272383322678     " calcext:value-type="string">
            <text:p><text:s text:c="2"/>0.66466272383322678 <text:s text:c="4"/></text:p>
          </table:table-cell>
          <table:table-cell office:value-type="float" office:value="0.664662723833227" calcext:value-type="float">
            <text:p>0.664662723833227</text:p>
          </table:table-cell>
          <table:table-cell table:formula="of:=[.AP17]-[.AQ17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14 <text:s/>0.69515979522446936 <text:s text:c="4"/></text:p>
          </table:table-cell>
          <table:table-cell table:formula="of:=RIGHT([.A18]; LEN([.A18])-12)" office:value-type="string" office:string-value="  0.69515979522446936     " calcext:value-type="string">
            <text:p><text:s text:c="2"/>0.69515979522446936 <text:s text:c="4"/></text:p>
          </table:table-cell>
          <table:table-cell office:value-type="float" office:value="0.69515979522447" calcext:value-type="float">
            <text:p>0.69515979522447</text:p>
          </table:table-cell>
          <table:table-cell table:formula="of:=ABS([.B18]-[.C1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4 <text:s text:c="2"/>5.8767073815823891E-003</text:p>
          </table:table-cell>
          <table:table-cell table:formula="of:=RIGHT([.K18]; LEN([.K18])-12)" office:value-type="string" office:string-value="   5.8767073815823891E-003" calcext:value-type="string">
            <text:p><text:s text:c="3"/>5.8767073815823891E-003</text:p>
          </table:table-cell>
          <table:table-cell office:value-type="float" office:value="0.00587670738158232" calcext:value-type="float">
            <text:p>0.005876707381582</text:p>
          </table:table-cell>
          <table:table-cell table:formula="of:=[.L18]-[.M18]" office:value-type="float" office:value="6.85215773010839E-017" calcext:value-type="float">
            <text:p>6.85215773010839E-17</text:p>
          </table:table-cell>
          <table:table-cell table:number-columns-repeated="2"/>
          <table:table-cell office:value-type="string" calcext:value-type="string">
            <text:p><text:s text:c="10"/>15 -0.19492569344139646 <text:s text:c="6"/>0.52422011810985036 <text:s text:c="6"/>-9.9277162594515987E-003 <text:s/>0.25373510713035408 <text:s text:c="4"/></text:p>
          </table:table-cell>
          <table:table-cell table:formula="of:=RIGHT(LEFT([.Q18];40);28)" office:value-type="string" office:string-value=" -0.19492569344139646       " calcext:value-type="string">
            <text:p><text:s/>-0.19492569344139646 <text:s text:c="6"/></text:p>
          </table:table-cell>
          <table:table-cell office:value-type="float" office:value="-0.194925693441398" calcext:value-type="float">
            <text:p>-0.194925693441398</text:p>
          </table:table-cell>
          <table:table-cell table:formula="of:=[.R18]-[.S18]" office:value-type="float" office:value="1.52655665885959E-015" calcext:value-type="float">
            <text:p>1.52655665885959E-15</text:p>
          </table:table-cell>
          <table:table-cell table:number-columns-repeated="2"/>
          <table:table-cell office:value-type="string" calcext:value-type="string">
            <text:p><text:s text:c="10"/>15 -0.19492569344139646 <text:s text:c="6"/>0.52422011810985036 <text:s text:c="6"/>-9.9277162594515987E-003 <text:s/>0.25373510713035408 <text:s text:c="4"/></text:p>
          </table:table-cell>
          <table:table-cell table:formula="of:=LEFT(RIGHT([.W18];78);28)" office:value-type="string" office:string-value="  0.52422011810985036       " calcext:value-type="string">
            <text:p><text:s text:c="2"/>0.52422011810985036 <text:s text:c="6"/></text:p>
          </table:table-cell>
          <table:table-cell office:value-type="float" office:value="0.524220118109849" calcext:value-type="float">
            <text:p>0.524220118109849</text:p>
          </table:table-cell>
          <table:table-cell table:formula="of:=[.X18]-[.Y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5 -0.19492569344139646 <text:s text:c="6"/>0.52422011810985036 <text:s text:c="6"/>-9.9277162594515987E-003 <text:s/>0.25373510713035408 <text:s text:c="4"/></text:p>
          </table:table-cell>
          <table:table-cell table:formula="of:=LEFT(RIGHT([.AC18];55);30)" office:value-type="string" office:string-value="     -9.9277162594515987E-003 " calcext:value-type="string">
            <text:p><text:s text:c="5"/>-9.9277162594515987E-003 </text:p>
          </table:table-cell>
          <table:table-cell office:value-type="float" office:value="-0.00992771625945133" calcext:value-type="float">
            <text:p>-0.009927716259451</text:p>
          </table:table-cell>
          <table:table-cell table:formula="of:=[.AD18]-[.AE18]" office:value-type="float" office:value="-2.67147415300428E-016" calcext:value-type="float">
            <text:p>-2.67147415300428E-16</text:p>
          </table:table-cell>
          <table:table-cell table:number-columns-repeated="2"/>
          <table:table-cell office:value-type="string" calcext:value-type="string">
            <text:p><text:s text:c="10"/>15 -0.19492569344139646 <text:s text:c="6"/>0.52422011810985036 <text:s text:c="6"/>-9.9277162594515987E-003 <text:s/>0.25373510713035408 <text:s text:c="4"/></text:p>
          </table:table-cell>
          <table:table-cell table:formula="of:=RIGHT([.AI18];26)" office:value-type="string" office:string-value="  0.25373510713035408     " calcext:value-type="string">
            <text:p><text:s text:c="2"/>0.25373510713035408 <text:s text:c="4"/></text:p>
          </table:table-cell>
          <table:table-cell office:value-type="float" office:value="0.253735107130354" calcext:value-type="float">
            <text:p>0.253735107130354</text:p>
          </table:table-cell>
          <table:table-cell table:formula="of:=[.AJ18]-[.AK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4 <text:s/>0.68527525861869476 <text:s text:c="4"/></text:p>
          </table:table-cell>
          <table:table-cell table:formula="of:=RIGHT([.AO18];26)" office:value-type="string" office:string-value="  0.68527525861869476     " calcext:value-type="string">
            <text:p><text:s text:c="2"/>0.68527525861869476 <text:s text:c="4"/></text:p>
          </table:table-cell>
          <table:table-cell office:value-type="float" office:value="0.685275258618695" calcext:value-type="float">
            <text:p>0.685275258618695</text:p>
          </table:table-cell>
          <table:table-cell table:formula="of:=[.AP18]-[.AQ18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15 <text:s/>0.71914581155124679 <text:s text:c="4"/></text:p>
          </table:table-cell>
          <table:table-cell table:formula="of:=RIGHT([.A19]; LEN([.A19])-12)" office:value-type="string" office:string-value="  0.71914581155124679     " calcext:value-type="string">
            <text:p><text:s text:c="2"/>0.71914581155124679 <text:s text:c="4"/></text:p>
          </table:table-cell>
          <table:table-cell office:value-type="float" office:value="0.719145811551247" calcext:value-type="float">
            <text:p>0.719145811551247</text:p>
          </table:table-cell>
          <table:table-cell table:formula="of:=ABS([.B19]-[.C1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5 <text:s text:c="2"/>5.8767073815823891E-003</text:p>
          </table:table-cell>
          <table:table-cell table:formula="of:=RIGHT([.K19]; LEN([.K19])-12)" office:value-type="string" office:string-value="   5.8767073815823891E-003" calcext:value-type="string">
            <text:p><text:s text:c="3"/>5.8767073815823891E-003</text:p>
          </table:table-cell>
          <table:table-cell office:value-type="float" office:value="0.00587670738158232" calcext:value-type="float">
            <text:p>0.005876707381582</text:p>
          </table:table-cell>
          <table:table-cell table:formula="of:=[.L19]-[.M19]" office:value-type="float" office:value="6.85215773010839E-017" calcext:value-type="float">
            <text:p>6.85215773010839E-17</text:p>
          </table:table-cell>
          <table:table-cell table:number-columns-repeated="2"/>
          <table:table-cell office:value-type="string" calcext:value-type="string">
            <text:p><text:s text:c="10"/>16 <text:s/>-0.0000000000000000 <text:s text:c="6"/>0.56597945909470315 <text:s text:c="6"/>0.19044142164430053 <text:s text:c="6"/>0.26953953077138804 <text:s text:c="4"/></text:p>
          </table:table-cell>
          <table:table-cell table:formula="of:=RIGHT(LEFT([.Q19];40);28)" office:value-type="string" office:string-value="  -0.0000000000000000       " calcext:value-type="string">
            <text:p><text:s text:c="2"/>-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19]-[.S19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6 <text:s/>-0.0000000000000000 <text:s text:c="6"/>0.56597945909470315 <text:s text:c="6"/>0.19044142164430053 <text:s text:c="6"/>0.26953953077138804 <text:s text:c="4"/></text:p>
          </table:table-cell>
          <table:table-cell table:formula="of:=LEFT(RIGHT([.W19];78);28)" office:value-type="string" office:string-value="  0.56597945909470315       " calcext:value-type="string">
            <text:p><text:s text:c="2"/>0.56597945909470315 <text:s text:c="6"/></text:p>
          </table:table-cell>
          <table:table-cell office:value-type="float" office:value="0.565979459094703" calcext:value-type="float">
            <text:p>0.565979459094703</text:p>
          </table:table-cell>
          <table:table-cell table:formula="of:=[.X19]-[.Y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6 <text:s/>-0.0000000000000000 <text:s text:c="6"/>0.56597945909470315 <text:s text:c="6"/>0.19044142164430053 <text:s text:c="6"/>0.26953953077138804 <text:s text:c="4"/></text:p>
          </table:table-cell>
          <table:table-cell table:formula="of:=LEFT(RIGHT([.AC19];55);30)" office:value-type="string" office:string-value="     0.19044142164430053      " calcext:value-type="string">
            <text:p><text:s text:c="5"/>0.19044142164430053 <text:s text:c="5"/></text:p>
          </table:table-cell>
          <table:table-cell office:value-type="float" office:value="0.1904414216443" calcext:value-type="float">
            <text:p>0.1904414216443</text:p>
          </table:table-cell>
          <table:table-cell table:formula="of:=[.AD19]-[.AE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6 <text:s/>-0.0000000000000000 <text:s text:c="6"/>0.56597945909470315 <text:s text:c="6"/>0.19044142164430053 <text:s text:c="6"/>0.26953953077138804 <text:s text:c="4"/></text:p>
          </table:table-cell>
          <table:table-cell table:formula="of:=RIGHT([.AI19];26)" office:value-type="string" office:string-value="  0.26953953077138804     " calcext:value-type="string">
            <text:p><text:s text:c="2"/>0.26953953077138804 <text:s text:c="4"/></text:p>
          </table:table-cell>
          <table:table-cell office:value-type="float" office:value="0.269539530771388" calcext:value-type="float">
            <text:p>0.269539530771388</text:p>
          </table:table-cell>
          <table:table-cell table:formula="of:=[.AJ19]-[.AK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5 <text:s/>0.70315550429220608 <text:s text:c="4"/></text:p>
          </table:table-cell>
          <table:table-cell table:formula="of:=RIGHT([.AO19];26)" office:value-type="string" office:string-value="  0.70315550429220608     " calcext:value-type="string">
            <text:p><text:s text:c="2"/>0.70315550429220608 <text:s text:c="4"/></text:p>
          </table:table-cell>
          <table:table-cell office:value-type="float" office:value="0.703155504292206" calcext:value-type="float">
            <text:p>0.703155504292206</text:p>
          </table:table-cell>
          <table:table-cell table:formula="of:=[.AP19]-[.AQ19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16 <text:s/>0.56597945909470315 <text:s text:c="4"/></text:p>
          </table:table-cell>
          <table:table-cell table:formula="of:=RIGHT([.A20]; LEN([.A20])-12)" office:value-type="string" office:string-value="  0.56597945909470315     " calcext:value-type="string">
            <text:p><text:s text:c="2"/>0.56597945909470315 <text:s text:c="4"/></text:p>
          </table:table-cell>
          <table:table-cell office:value-type="float" office:value="0.565979459094703" calcext:value-type="float">
            <text:p>0.565979459094703</text:p>
          </table:table-cell>
          <table:table-cell table:formula="of:=ABS([.B20]-[.C2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6 <text:s/>-0.0000000000000000 <text:s text:c="4"/></text:p>
          </table:table-cell>
          <table:table-cell table:formula="of:=RIGHT([.K20]; LEN([.K20])-12)" office:value-type="string" office:string-value="  -0.0000000000000000     " calcext:value-type="string">
            <text:p><text:s text:c="2"/>-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0]-[.M20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7 <text:s/>-0.0000000000000000 <text:s text:c="7"/>1.0690657611005328 <text:s text:c="6"/>-1.4353851619068820 <text:s text:c="7"/>7.9098109127087479E-002</text:p>
          </table:table-cell>
          <table:table-cell table:formula="of:=RIGHT(LEFT([.Q20];40);28)" office:value-type="string" office:string-value="  -0.0000000000000000       " calcext:value-type="string">
            <text:p><text:s text:c="2"/>-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20]-[.S20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7 <text:s/>-0.0000000000000000 <text:s text:c="7"/>1.0690657611005328 <text:s text:c="6"/>-1.4353851619068820 <text:s text:c="7"/>7.9098109127087479E-002</text:p>
          </table:table-cell>
          <table:table-cell table:formula="of:=LEFT(RIGHT([.W20];78);28)" office:value-type="string" office:string-value="   1.0690657611005328       " calcext:value-type="string">
            <text:p><text:s text:c="3"/>1.0690657611005328 <text:s text:c="6"/></text:p>
          </table:table-cell>
          <table:table-cell office:value-type="float" office:value="1.06906576110053" calcext:value-type="float">
            <text:p>1.06906576110053</text:p>
          </table:table-cell>
          <table:table-cell table:formula="of:=[.X20]-[.Y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7 <text:s/>-0.0000000000000000 <text:s text:c="7"/>1.0690657611005328 <text:s text:c="6"/>-1.4353851619068820 <text:s text:c="7"/>7.9098109127087479E-002</text:p>
          </table:table-cell>
          <table:table-cell table:formula="of:=LEFT(RIGHT([.AC20];55);30)" office:value-type="string" office:string-value="     -1.4353851619068820      " calcext:value-type="string">
            <text:p><text:s text:c="5"/>-1.4353851619068820 <text:s text:c="5"/></text:p>
          </table:table-cell>
          <table:table-cell office:value-type="float" office:value="-1.43538516190688" calcext:value-type="float">
            <text:p>-1.43538516190688</text:p>
          </table:table-cell>
          <table:table-cell table:formula="of:=[.AD20]-[.AE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7 <text:s/>-0.0000000000000000 <text:s text:c="7"/>1.0690657611005328 <text:s text:c="6"/>-1.4353851619068820 <text:s text:c="7"/>7.9098109127087479E-002</text:p>
          </table:table-cell>
          <table:table-cell table:formula="of:=RIGHT([.AI20];26)" office:value-type="string" office:string-value="   7.9098109127087479E-002" calcext:value-type="string">
            <text:p><text:s text:c="3"/>7.9098109127087479E-002</text:p>
          </table:table-cell>
          <table:table-cell office:value-type="float" office:value="0.0790981091270875" calcext:value-type="float">
            <text:p>0.079098109127088</text:p>
          </table:table-cell>
          <table:table-cell table:formula="of:=[.AJ20]-[.AK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6 <text:s/>0.73305152294944953 <text:s text:c="4"/></text:p>
          </table:table-cell>
          <table:table-cell table:formula="of:=RIGHT([.AO20];26)" office:value-type="string" office:string-value="  0.73305152294944953     " calcext:value-type="string">
            <text:p><text:s text:c="2"/>0.73305152294944953 <text:s text:c="4"/></text:p>
          </table:table-cell>
          <table:table-cell office:value-type="float" office:value="0.733051522949449" calcext:value-type="float">
            <text:p>0.733051522949449</text:p>
          </table:table-cell>
          <table:table-cell table:formula="of:=[.AP20]-[.AQ20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17 <text:s text:c="2"/>1.0690657611005328 <text:s text:c="4"/></text:p>
          </table:table-cell>
          <table:table-cell table:formula="of:=RIGHT([.A21]; LEN([.A21])-12)" office:value-type="string" office:string-value="   1.0690657611005328     " calcext:value-type="string">
            <text:p><text:s text:c="3"/>1.0690657611005328 <text:s text:c="4"/></text:p>
          </table:table-cell>
          <table:table-cell office:value-type="float" office:value="1.06906576110053" calcext:value-type="float">
            <text:p>1.06906576110053</text:p>
          </table:table-cell>
          <table:table-cell table:formula="of:=ABS([.B21]-[.C2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7 <text:s text:c="2"/>0.0000000000000000 <text:s text:c="4"/></text:p>
          </table:table-cell>
          <table:table-cell table:formula="of:=RIGHT([.K21]; LEN([.K21])-12)" office:value-type="string" office:string-value="   0.0000000000000000     " calcext:value-type="string">
            <text:p><text:s text:c="3"/>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1]-[.M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8 <text:s/>-0.0000000000000000 <text:s text:c="6"/>0.60119080807828218 <text:s text:c="7"/>1.3697553400369689 <text:s text:c="7"/>1.5144832710339695 <text:s text:c="4"/></text:p>
          </table:table-cell>
          <table:table-cell table:formula="of:=RIGHT(LEFT([.Q21];40);28)" office:value-type="string" office:string-value="  -0.0000000000000000       " calcext:value-type="string">
            <text:p><text:s text:c="2"/>-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21]-[.S21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8 <text:s/>-0.0000000000000000 <text:s text:c="6"/>0.60119080807828218 <text:s text:c="7"/>1.3697553400369689 <text:s text:c="7"/>1.5144832710339695 <text:s text:c="4"/></text:p>
          </table:table-cell>
          <table:table-cell table:formula="of:=LEFT(RIGHT([.W21];78);28)" office:value-type="string" office:string-value="  0.60119080807828218       " calcext:value-type="string">
            <text:p><text:s text:c="2"/>0.60119080807828218 <text:s text:c="6"/></text:p>
          </table:table-cell>
          <table:table-cell office:value-type="float" office:value="0.601190808078275" calcext:value-type="float">
            <text:p>0.601190808078275</text:p>
          </table:table-cell>
          <table:table-cell table:formula="of:=[.X21]-[.Y21]" office:value-type="float" office:value="7.105427357601E-015" calcext:value-type="float">
            <text:p>7.105427357601E-15</text:p>
          </table:table-cell>
          <table:table-cell table:number-columns-repeated="2"/>
          <table:table-cell office:value-type="string" calcext:value-type="string">
            <text:p><text:s text:c="10"/>18 <text:s/>-0.0000000000000000 <text:s text:c="6"/>0.60119080807828218 <text:s text:c="7"/>1.3697553400369689 <text:s text:c="7"/>1.5144832710339695 <text:s text:c="4"/></text:p>
          </table:table-cell>
          <table:table-cell table:formula="of:=LEFT(RIGHT([.AC21];55);30)" office:value-type="string" office:string-value="      1.3697553400369689      " calcext:value-type="string">
            <text:p><text:s text:c="6"/>1.3697553400369689 <text:s text:c="5"/></text:p>
          </table:table-cell>
          <table:table-cell office:value-type="float" office:value="1.36975534003696" calcext:value-type="float">
            <text:p>1.36975534003696</text:p>
          </table:table-cell>
          <table:table-cell table:formula="of:=[.AD21]-[.AE21]" office:value-type="float" office:value="8.88178419700125E-015" calcext:value-type="float">
            <text:p>8.88178419700125E-15</text:p>
          </table:table-cell>
          <table:table-cell table:number-columns-repeated="2"/>
          <table:table-cell office:value-type="string" calcext:value-type="string">
            <text:p><text:s text:c="10"/>18 <text:s/>-0.0000000000000000 <text:s text:c="6"/>0.60119080807828218 <text:s text:c="7"/>1.3697553400369689 <text:s text:c="7"/>1.5144832710339695 <text:s text:c="4"/></text:p>
          </table:table-cell>
          <table:table-cell table:formula="of:=RIGHT([.AI21];26)" office:value-type="string" office:string-value="   1.5144832710339695     " calcext:value-type="string">
            <text:p><text:s text:c="3"/>1.5144832710339695 <text:s text:c="4"/></text:p>
          </table:table-cell>
          <table:table-cell office:value-type="float" office:value="1.51448327103397" calcext:value-type="float">
            <text:p>1.51448327103397</text:p>
          </table:table-cell>
          <table:table-cell table:formula="of:=[.AJ21]-[.AK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7 <text:s/>0.41181932730932985 <text:s text:c="4"/></text:p>
          </table:table-cell>
          <table:table-cell table:formula="of:=RIGHT([.AO21];26)" office:value-type="string" office:string-value="  0.41181932730932985     " calcext:value-type="string">
            <text:p><text:s text:c="2"/>0.41181932730932985 <text:s text:c="4"/></text:p>
          </table:table-cell>
          <table:table-cell office:value-type="float" office:value="0.41181932730933" calcext:value-type="float">
            <text:p>0.41181932730933</text:p>
          </table:table-cell>
          <table:table-cell table:formula="of:=[.AP21]-[.AQ21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18 <text:s/>0.60119080807828218 <text:s text:c="4"/></text:p>
          </table:table-cell>
          <table:table-cell table:formula="of:=RIGHT([.A22]; LEN([.A22])-12)" office:value-type="string" office:string-value="  0.60119080807828218     " calcext:value-type="string">
            <text:p><text:s text:c="2"/>0.60119080807828218 <text:s text:c="4"/></text:p>
          </table:table-cell>
          <table:table-cell office:value-type="float" office:value="0.601190808078275" calcext:value-type="float">
            <text:p>0.601190808078275</text:p>
          </table:table-cell>
          <table:table-cell table:formula="of:=ABS([.B22]-[.C22])" office:value-type="float" office:value="7.105427357601E-015" calcext:value-type="float">
            <text:p>7.105427357601E-15</text:p>
          </table:table-cell>
          <table:table-cell table:number-columns-repeated="6"/>
          <table:table-cell office:value-type="string" calcext:value-type="string">
            <text:p><text:s text:c="10"/>18 <text:s/>-0.0000000000000000 <text:s text:c="4"/></text:p>
          </table:table-cell>
          <table:table-cell table:formula="of:=RIGHT([.K22]; LEN([.K22])-12)" office:value-type="string" office:string-value="  -0.0000000000000000     " calcext:value-type="string">
            <text:p><text:s text:c="2"/>-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2]-[.M22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9 <text:s/>-0.0000000000000000 <text:s text:c="6"/>0.40725655729825089 <text:s text:c="5"/>-0.76993284180703236 <text:s text:c="6"/>0.14472793099700054 <text:s text:c="4"/></text:p>
          </table:table-cell>
          <table:table-cell table:formula="of:=RIGHT(LEFT([.Q22];40);28)" office:value-type="string" office:string-value="  -0.0000000000000000       " calcext:value-type="string">
            <text:p><text:s text:c="2"/>-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22]-[.S22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9 <text:s/>-0.0000000000000000 <text:s text:c="6"/>0.40725655729825089 <text:s text:c="5"/>-0.76993284180703236 <text:s text:c="6"/>0.14472793099700054 <text:s text:c="4"/></text:p>
          </table:table-cell>
          <table:table-cell table:formula="of:=LEFT(RIGHT([.W22];78);27)" office:value-type="string" office:string-value="  0.40725655729825089      " calcext:value-type="string">
            <text:p><text:s text:c="2"/>0.40725655729825089 <text:s text:c="5"/></text:p>
          </table:table-cell>
          <table:table-cell office:value-type="float" office:value="0.407256557298243" calcext:value-type="float">
            <text:p>0.407256557298243</text:p>
          </table:table-cell>
          <table:table-cell table:formula="of:=[.X22]-[.Y22]" office:value-type="float" office:value="7.88258347483861E-015" calcext:value-type="float">
            <text:p>7.88258347483861E-15</text:p>
          </table:table-cell>
          <table:table-cell table:number-columns-repeated="2"/>
          <table:table-cell office:value-type="string" calcext:value-type="string">
            <text:p><text:s text:c="10"/>19 <text:s/>-0.0000000000000000 <text:s text:c="6"/>0.40725655729825089 <text:s text:c="5"/>-0.76993284180703236 <text:s text:c="6"/>0.14472793099700054 <text:s text:c="4"/></text:p>
          </table:table-cell>
          <table:table-cell table:formula="of:=LEFT(RIGHT([.AC22];55);30)" office:value-type="string" office:string-value="    -0.76993284180703236      " calcext:value-type="string">
            <text:p><text:s text:c="4"/>-0.76993284180703236 <text:s text:c="5"/></text:p>
          </table:table-cell>
          <table:table-cell office:value-type="float" office:value="-0.769932841807024" calcext:value-type="float">
            <text:p>-0.769932841807024</text:p>
          </table:table-cell>
          <table:table-cell table:formula="of:=[.AD22]-[.AE22]" office:value-type="float" office:value="-8.32667268468867E-015" calcext:value-type="float">
            <text:p>-8.32667268468867E-15</text:p>
          </table:table-cell>
          <table:table-cell table:number-columns-repeated="2"/>
          <table:table-cell office:value-type="string" calcext:value-type="string">
            <text:p><text:s text:c="10"/>19 <text:s/>-0.0000000000000000 <text:s text:c="6"/>0.40725655729825089 <text:s text:c="5"/>-0.76993284180703236 <text:s text:c="6"/>0.14472793099700054 <text:s text:c="4"/></text:p>
          </table:table-cell>
          <table:table-cell table:formula="of:=RIGHT([.AI22];26)" office:value-type="string" office:string-value="  0.14472793099700054     " calcext:value-type="string">
            <text:p><text:s text:c="2"/>0.14472793099700054 <text:s text:c="4"/></text:p>
          </table:table-cell>
          <table:table-cell office:value-type="float" office:value="0.144727930997009" calcext:value-type="float">
            <text:p>0.144727930997009</text:p>
          </table:table-cell>
          <table:table-cell table:formula="of:=[.AJ22]-[.AK22]" office:value-type="float" office:value="-8.46545056276682E-015" calcext:value-type="float">
            <text:p>-8.46545056276682E-15</text:p>
          </table:table-cell>
          <table:table-cell table:number-columns-repeated="2"/>
          <table:table-cell office:value-type="string" calcext:value-type="string">
            <text:p><text:s text:c="10"/>18 <text:s text:c="2"/>1.6342662413523781 <text:s text:c="4"/></text:p>
          </table:table-cell>
          <table:table-cell table:formula="of:=RIGHT([.AO22];26)" office:value-type="string" office:string-value="   1.6342662413523781     " calcext:value-type="string">
            <text:p><text:s text:c="3"/>1.6342662413523781 <text:s text:c="4"/></text:p>
          </table:table-cell>
          <table:table-cell office:value-type="float" office:value="1.63426624135238" calcext:value-type="float">
            <text:p>1.63426624135238</text:p>
          </table:table-cell>
          <table:table-cell table:formula="of:=[.AP22]-[.AQ22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19 <text:s/>0.40725655729825089 <text:s text:c="4"/></text:p>
          </table:table-cell>
          <table:table-cell table:formula="of:=RIGHT([.A23]; LEN([.A23])-12)" office:value-type="string" office:string-value="  0.40725655729825089     " calcext:value-type="string">
            <text:p><text:s text:c="2"/>0.40725655729825089 <text:s text:c="4"/></text:p>
          </table:table-cell>
          <table:table-cell office:value-type="float" office:value="0.407256557298243" calcext:value-type="float">
            <text:p>0.407256557298243</text:p>
          </table:table-cell>
          <table:table-cell table:formula="of:=ABS([.B23]-[.C23])" office:value-type="float" office:value="7.88258347483861E-015" calcext:value-type="float">
            <text:p>7.88258347483861E-15</text:p>
          </table:table-cell>
          <table:table-cell table:number-columns-repeated="6"/>
          <table:table-cell office:value-type="string" calcext:value-type="string">
            <text:p><text:s text:c="10"/>19 <text:s text:c="2"/>0.0000000000000000 <text:s text:c="4"/></text:p>
          </table:table-cell>
          <table:table-cell table:formula="of:=RIGHT([.K23]; LEN([.K23])-12)" office:value-type="string" office:string-value="   0.0000000000000000     " calcext:value-type="string">
            <text:p><text:s text:c="3"/>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3]-[.M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0 <text:s text:c="2"/>0.0000000000000000 <text:s text:c="7"/>1.3525241386415323 <text:s text:c="7"/>2.5932691410201228E-014 <text:s/>0.91466077280402225 <text:s text:c="4"/></text:p>
          </table:table-cell>
          <table:table-cell table:formula="of:=RIGHT(LEFT([.Q23];40);28)" office:value-type="string" office:string-value="   0.0000000000000000       " calcext:value-type="string">
            <text:p><text:s text:c="3"/>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23]-[.S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0 <text:s text:c="2"/>0.0000000000000000 <text:s text:c="7"/>1.3525241386415323 <text:s text:c="7"/>2.5932691410201228E-014 <text:s/>0.91466077280402225 <text:s text:c="4"/></text:p>
          </table:table-cell>
          <table:table-cell table:formula="of:=LEFT(RIGHT([.W23];78);28)" office:value-type="string" office:string-value="   1.3525241386415323       " calcext:value-type="string">
            <text:p><text:s text:c="3"/>1.3525241386415323 <text:s text:c="6"/></text:p>
          </table:table-cell>
          <table:table-cell office:value-type="float" office:value="1.35252413864153" calcext:value-type="float">
            <text:p>1.35252413864153</text:p>
          </table:table-cell>
          <table:table-cell table:formula="of:=[.X23]-[.Y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0 <text:s text:c="2"/>0.0000000000000000 <text:s text:c="7"/>1.3525241386415323 <text:s text:c="7"/>2.5932691410201228E-014 <text:s/>0.91466077280402225 <text:s text:c="4"/></text:p>
          </table:table-cell>
          <table:table-cell table:formula="of:=LEFT(RIGHT([.AC23];55);30)" office:value-type="string" office:string-value="      2.5932691410201228E-014 " calcext:value-type="string">
            <text:p><text:s text:c="6"/>2.5932691410201228E-014 </text:p>
          </table:table-cell>
          <table:table-cell table:style-name="ce10" office:value-type="float" office:value="0.0000000000000259326914102012" calcext:value-type="float">
            <text:p>2.59E-14</text:p>
          </table:table-cell>
          <table:table-cell table:formula="of:=[.AD23]-[.AE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0 <text:s text:c="2"/>0.0000000000000000 <text:s text:c="7"/>1.3525241386415323 <text:s text:c="7"/>2.5932691410201228E-014 <text:s/>0.91466077280402225 <text:s text:c="4"/></text:p>
          </table:table-cell>
          <table:table-cell table:formula="of:=RIGHT([.AI23];26)" office:value-type="string" office:string-value="  0.91466077280402225     " calcext:value-type="string">
            <text:p><text:s text:c="2"/>0.91466077280402225 <text:s text:c="4"/></text:p>
          </table:table-cell>
          <table:table-cell office:value-type="float" office:value="0.914660772804022" calcext:value-type="float">
            <text:p>0.914660772804022</text:p>
          </table:table-cell>
          <table:table-cell table:formula="of:=[.AJ23]-[.AK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19 -0.43673702080154625 <text:s text:c="4"/></text:p>
          </table:table-cell>
          <table:table-cell table:formula="of:=RIGHT([.AO23];26)" office:value-type="string" office:string-value=" -0.43673702080154625     " calcext:value-type="string">
            <text:p><text:s/>-0.43673702080154625 <text:s text:c="4"/></text:p>
          </table:table-cell>
          <table:table-cell office:value-type="float" office:value="-0.436737020801562" calcext:value-type="float">
            <text:p>-0.436737020801562</text:p>
          </table:table-cell>
          <table:table-cell table:formula="of:=[.AP23]-[.AQ23]" office:value-type="float" office:value="0.0000000000000156541446472147" calcext:value-type="float">
            <text:p>1.56541446472147E-14</text:p>
          </table:table-cell>
          <table:table-cell/>
        </table:table-row>
        <table:table-row table:style-name="ro4">
          <table:table-cell office:value-type="string" calcext:value-type="string">
            <text:p><text:s text:c="10"/>20 <text:s text:c="2"/>1.3525241386415323 <text:s text:c="4"/></text:p>
          </table:table-cell>
          <table:table-cell table:formula="of:=RIGHT([.A24]; LEN([.A24])-12)" office:value-type="string" office:string-value="   1.3525241386415323     " calcext:value-type="string">
            <text:p><text:s text:c="3"/>1.3525241386415323 <text:s text:c="4"/></text:p>
          </table:table-cell>
          <table:table-cell office:value-type="float" office:value="1.35252413864153" calcext:value-type="float">
            <text:p>1.35252413864153</text:p>
          </table:table-cell>
          <table:table-cell table:formula="of:=ABS([.B24]-[.C2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0 <text:s/>-0.0000000000000000 <text:s text:c="4"/></text:p>
          </table:table-cell>
          <table:table-cell table:formula="of:=RIGHT([.K24]; LEN([.K24])-12)" office:value-type="string" office:string-value="  -0.0000000000000000     " calcext:value-type="string">
            <text:p><text:s text:c="2"/>-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4]-[.M24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1 <text:s/>-1.1223095463717775E-014 <text:s/>0.40725655729822452 <text:s text:c="6"/>0.76993284180694521 <text:s text:c="6"/>0.91466077280396441 <text:s text:c="4"/></text:p>
          </table:table-cell>
          <table:table-cell table:formula="of:=RIGHT(LEFT([.Q24];40);28)" office:value-type="string" office:string-value="  -1.1223095463717775E-014  " calcext:value-type="string">
            <text:p><text:s text:c="2"/>-1.1223095463717775E-014 <text:s/></text:p>
          </table:table-cell>
          <table:table-cell table:style-name="ce10" office:value-type="float" office:value="-0.0000000000000112230954637178" calcext:value-type="float">
            <text:p>-1.12E-14</text:p>
          </table:table-cell>
          <table:table-cell table:formula="of:=[.R24]-[.S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1 <text:s/>-1.1223095463717775E-014 <text:s/>0.40725655729822452 <text:s text:c="6"/>0.76993284180694521 <text:s text:c="6"/>0.91466077280396441 <text:s text:c="4"/></text:p>
          </table:table-cell>
          <table:table-cell table:formula="of:=LEFT(RIGHT([.W24];78);28)" office:value-type="string" office:string-value="  0.40725655729822452       " calcext:value-type="string">
            <text:p><text:s text:c="2"/>0.40725655729822452 <text:s text:c="6"/></text:p>
          </table:table-cell>
          <table:table-cell office:value-type="float" office:value="0.407256557298225" calcext:value-type="float">
            <text:p>0.407256557298225</text:p>
          </table:table-cell>
          <table:table-cell table:formula="of:=[.X24]-[.Y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1 <text:s/>-1.1223095463717775E-014 <text:s/>0.40725655729822452 <text:s text:c="6"/>0.76993284180694521 <text:s text:c="6"/>0.91466077280396441 <text:s text:c="4"/></text:p>
          </table:table-cell>
          <table:table-cell table:formula="of:=LEFT(RIGHT([.AC24];55);30)" office:value-type="string" office:string-value="     0.76993284180694521      " calcext:value-type="string">
            <text:p><text:s text:c="5"/>0.76993284180694521 <text:s text:c="5"/></text:p>
          </table:table-cell>
          <table:table-cell table:style-name="ce10" office:value-type="float" office:value="0.769932841806945" calcext:value-type="float">
            <text:p>7.70E-01</text:p>
          </table:table-cell>
          <table:table-cell table:formula="of:=[.AD24]-[.AE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1 <text:s/>-1.1223095463717775E-014 <text:s/>0.40725655729822452 <text:s text:c="6"/>0.76993284180694521 <text:s text:c="6"/>0.91466077280396441 <text:s text:c="4"/></text:p>
          </table:table-cell>
          <table:table-cell table:formula="of:=RIGHT([.AI24];26)" office:value-type="string" office:string-value="  0.91466077280396441     " calcext:value-type="string">
            <text:p><text:s text:c="2"/>0.91466077280396441 <text:s text:c="4"/></text:p>
          </table:table-cell>
          <table:table-cell office:value-type="float" office:value="0.914660772803964" calcext:value-type="float">
            <text:p>0.914660772803964</text:p>
          </table:table-cell>
          <table:table-cell table:formula="of:=[.AJ24]-[.AK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0 <text:s text:c="2"/>1.2955985119699001 <text:s text:c="4"/></text:p>
          </table:table-cell>
          <table:table-cell table:formula="of:=RIGHT([.AO24];26)" office:value-type="string" office:string-value="   1.2955985119699001     " calcext:value-type="string">
            <text:p><text:s text:c="3"/>1.2955985119699001 <text:s text:c="4"/></text:p>
          </table:table-cell>
          <table:table-cell office:value-type="float" office:value="1.2955985119699" calcext:value-type="float">
            <text:p>1.2955985119699</text:p>
          </table:table-cell>
          <table:table-cell table:formula="of:=[.AP24]-[.AQ24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21 <text:s/>0.40725655729823573 <text:s text:c="4"/></text:p>
          </table:table-cell>
          <table:table-cell table:formula="of:=RIGHT([.A25]; LEN([.A25])-12)" office:value-type="string" office:string-value="  0.40725655729823573     " calcext:value-type="string">
            <text:p><text:s text:c="2"/>0.40725655729823573 <text:s text:c="4"/></text:p>
          </table:table-cell>
          <table:table-cell office:value-type="float" office:value="0.407256557298236" calcext:value-type="float">
            <text:p>0.407256557298236</text:p>
          </table:table-cell>
          <table:table-cell table:formula="of:=ABS([.B25]-[.C2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1 <text:s/>-2.1217656608346457E-014</text:p>
          </table:table-cell>
          <table:table-cell table:formula="of:=RIGHT([.K25]; LEN([.K25])-12)" office:value-type="string" office:string-value="  -2.1217656608346457E-014" calcext:value-type="string">
            <text:p><text:s text:c="2"/>-2.1217656608346457E-014</text:p>
          </table:table-cell>
          <table:table-cell table:style-name="ce10" office:value-type="float" office:value="-0.0000000000000212176566083465" calcext:value-type="float">
            <text:p>-2.12E-14</text:p>
          </table:table-cell>
          <table:table-cell table:formula="of:=[.L25]-[.M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2 <text:s/>-0.0000000000000000 <text:s text:c="6"/>0.60119080807828584 <text:s text:c="6"/>-1.3697553400369757 <text:s text:c="6"/>0.14472793099699799 <text:s text:c="4"/></text:p>
          </table:table-cell>
          <table:table-cell table:formula="of:=RIGHT(LEFT([.Q25];40);28)" office:value-type="string" office:string-value="  -0.0000000000000000       " calcext:value-type="string">
            <text:p><text:s text:c="2"/>-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25]-[.S25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2 <text:s/>-0.0000000000000000 <text:s text:c="6"/>0.60119080807828584 <text:s text:c="6"/>-1.3697553400369757 <text:s text:c="6"/>0.14472793099699799 <text:s text:c="4"/></text:p>
          </table:table-cell>
          <table:table-cell table:formula="of:=LEFT(RIGHT([.W25];78);28)" office:value-type="string" office:string-value="  0.60119080807828584       " calcext:value-type="string">
            <text:p><text:s text:c="2"/>0.60119080807828584 <text:s text:c="6"/></text:p>
          </table:table-cell>
          <table:table-cell office:value-type="float" office:value="0.601190808078286" calcext:value-type="float">
            <text:p>0.601190808078286</text:p>
          </table:table-cell>
          <table:table-cell table:formula="of:=[.X25]-[.Y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2 <text:s/>-0.0000000000000000 <text:s text:c="6"/>0.60119080807828584 <text:s text:c="6"/>-1.3697553400369757 <text:s text:c="6"/>0.14472793099699799 <text:s text:c="4"/></text:p>
          </table:table-cell>
          <table:table-cell table:formula="of:=LEFT(RIGHT([.AC25];55);30)" office:value-type="string" office:string-value="     -1.3697553400369757      " calcext:value-type="string">
            <text:p><text:s text:c="5"/>-1.3697553400369757 <text:s text:c="5"/></text:p>
          </table:table-cell>
          <table:table-cell table:style-name="ce10" office:value-type="float" office:value="-1.36975534003698" calcext:value-type="float">
            <text:p>-1.37E+00</text:p>
          </table:table-cell>
          <table:table-cell table:formula="of:=[.AD25]-[.AE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2 <text:s/>-0.0000000000000000 <text:s text:c="6"/>0.60119080807828584 <text:s text:c="6"/>-1.3697553400369757 <text:s text:c="6"/>0.14472793099699799 <text:s text:c="4"/></text:p>
          </table:table-cell>
          <table:table-cell table:formula="of:=RIGHT([.AI25];26)" office:value-type="string" office:string-value="  0.14472793099699799     " calcext:value-type="string">
            <text:p><text:s text:c="2"/>0.14472793099699799 <text:s text:c="4"/></text:p>
          </table:table-cell>
          <table:table-cell office:value-type="float" office:value="0.144727930996998" calcext:value-type="float">
            <text:p>0.144727930996998</text:p>
          </table:table-cell>
          <table:table-cell table:formula="of:=[.AJ25]-[.AK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1 <text:s text:c="2"/>1.3525241386415190 <text:s text:c="4"/></text:p>
          </table:table-cell>
          <table:table-cell table:formula="of:=RIGHT([.AO25];26)" office:value-type="string" office:string-value="   1.3525241386415190     " calcext:value-type="string">
            <text:p><text:s text:c="3"/>1.3525241386415190 <text:s text:c="4"/></text:p>
          </table:table-cell>
          <table:table-cell office:value-type="float" office:value="1.35252413864152" calcext:value-type="float">
            <text:p>1.35252413864152</text:p>
          </table:table-cell>
          <table:table-cell table:formula="of:=[.AP25]-[.AQ25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22 <text:s/>0.60119080807828584 <text:s text:c="4"/></text:p>
          </table:table-cell>
          <table:table-cell table:formula="of:=RIGHT([.A26]; LEN([.A26])-12)" office:value-type="string" office:string-value="  0.60119080807828584     " calcext:value-type="string">
            <text:p><text:s text:c="2"/>0.60119080807828584 <text:s text:c="4"/></text:p>
          </table:table-cell>
          <table:table-cell office:value-type="float" office:value="0.601190808078286" calcext:value-type="float">
            <text:p>0.601190808078286</text:p>
          </table:table-cell>
          <table:table-cell table:formula="of:=ABS([.B26]-[.C2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2 <text:s text:c="2"/>0.0000000000000000 <text:s text:c="4"/></text:p>
          </table:table-cell>
          <table:table-cell table:formula="of:=RIGHT([.K26]; LEN([.K26])-12)" office:value-type="string" office:string-value="   0.0000000000000000     " calcext:value-type="string">
            <text:p><text:s text:c="3"/>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6]-[.M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3 <text:s/>-0.0000000000000000 <text:s text:c="7"/>1.0690657611005343 <text:s text:c="7"/>1.4353851619068860 <text:s text:c="7"/>1.5144832710339737 <text:s text:c="4"/></text:p>
          </table:table-cell>
          <table:table-cell table:formula="of:=RIGHT(LEFT([.Q26];40);28)" office:value-type="string" office:string-value="  -0.0000000000000000       " calcext:value-type="string">
            <text:p><text:s text:c="2"/>-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26]-[.S26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3 <text:s/>-0.0000000000000000 <text:s text:c="7"/>1.0690657611005343 <text:s text:c="7"/>1.4353851619068860 <text:s text:c="7"/>1.5144832710339737 <text:s text:c="4"/></text:p>
          </table:table-cell>
          <table:table-cell table:formula="of:=LEFT(RIGHT([.W26];78);28)" office:value-type="string" office:string-value="   1.0690657611005343       " calcext:value-type="string">
            <text:p><text:s text:c="3"/>1.0690657611005343 <text:s text:c="6"/></text:p>
          </table:table-cell>
          <table:table-cell office:value-type="float" office:value="1.06906576110053" calcext:value-type="float">
            <text:p>1.06906576110053</text:p>
          </table:table-cell>
          <table:table-cell table:formula="of:=[.X26]-[.Y26]" office:value-type="float" office:value="4.2188474935756E-015" calcext:value-type="float">
            <text:p>4.2188474935756E-15</text:p>
          </table:table-cell>
          <table:table-cell table:number-columns-repeated="2"/>
          <table:table-cell office:value-type="string" calcext:value-type="string">
            <text:p><text:s text:c="10"/>23 <text:s/>-0.0000000000000000 <text:s text:c="7"/>1.0690657611005343 <text:s text:c="7"/>1.4353851619068860 <text:s text:c="7"/>1.5144832710339737 <text:s text:c="4"/></text:p>
          </table:table-cell>
          <table:table-cell table:formula="of:=LEFT(RIGHT([.AC26];55);30)" office:value-type="string" office:string-value="      1.4353851619068860      " calcext:value-type="string">
            <text:p><text:s text:c="6"/>1.4353851619068860 <text:s text:c="5"/></text:p>
          </table:table-cell>
          <table:table-cell office:value-type="float" office:value="1.43538516190689" calcext:value-type="float">
            <text:p>1.43538516190689</text:p>
          </table:table-cell>
          <table:table-cell table:formula="of:=[.AD26]-[.AE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3 <text:s/>-0.0000000000000000 <text:s text:c="7"/>1.0690657611005343 <text:s text:c="7"/>1.4353851619068860 <text:s text:c="7"/>1.5144832710339737 <text:s text:c="4"/></text:p>
          </table:table-cell>
          <table:table-cell table:formula="of:=RIGHT([.AI26];26)" office:value-type="string" office:string-value="   1.5144832710339737     " calcext:value-type="string">
            <text:p><text:s text:c="3"/>1.5144832710339737 <text:s text:c="4"/></text:p>
          </table:table-cell>
          <table:table-cell office:value-type="float" office:value="1.51448327103397" calcext:value-type="float">
            <text:p>1.51448327103397</text:p>
          </table:table-cell>
          <table:table-cell table:formula="of:=[.AJ26]-[.AK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2 -0.48108539737339789 <text:s text:c="4"/></text:p>
          </table:table-cell>
          <table:table-cell table:formula="of:=RIGHT([.AO26];26)" office:value-type="string" office:string-value=" -0.48108539737339789     " calcext:value-type="string">
            <text:p><text:s/>-0.48108539737339789 <text:s text:c="4"/></text:p>
          </table:table-cell>
          <table:table-cell office:value-type="float" office:value="-0.481085397373398" calcext:value-type="float">
            <text:p>-0.481085397373398</text:p>
          </table:table-cell>
          <table:table-cell table:formula="of:=[.AP26]-[.AQ26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23 <text:s text:c="2"/>1.0690657611005343 <text:s text:c="4"/></text:p>
          </table:table-cell>
          <table:table-cell table:formula="of:=RIGHT([.A27]; LEN([.A27])-12)" office:value-type="string" office:string-value="   1.0690657611005343     " calcext:value-type="string">
            <text:p><text:s text:c="3"/>1.0690657611005343 <text:s text:c="4"/></text:p>
          </table:table-cell>
          <table:table-cell office:value-type="float" office:value="1.06906576110053" calcext:value-type="float">
            <text:p>1.06906576110053</text:p>
          </table:table-cell>
          <table:table-cell table:formula="of:=ABS([.B27]-[.C27])" office:value-type="float" office:value="4.2188474935756E-015" calcext:value-type="float">
            <text:p>4.2188474935756E-15</text:p>
          </table:table-cell>
          <table:table-cell table:number-columns-repeated="6"/>
          <table:table-cell office:value-type="string" calcext:value-type="string">
            <text:p><text:s text:c="10"/>23 <text:s/>-0.0000000000000000 <text:s text:c="4"/></text:p>
          </table:table-cell>
          <table:table-cell table:formula="of:=RIGHT([.K27]; LEN([.K27])-12)" office:value-type="string" office:string-value="  -0.0000000000000000     " calcext:value-type="string">
            <text:p><text:s text:c="2"/>-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7]-[.M27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4 <text:s/>-0.0000000000000000 <text:s text:c="6"/>0.56597945909470337 <text:s text:c="5"/>-0.19044142164430009 <text:s text:c="7"/>7.9098109127087771E-002</text:p>
          </table:table-cell>
          <table:table-cell table:formula="of:=RIGHT(LEFT([.Q27];40);28)" office:value-type="string" office:string-value="  -0.0000000000000000       " calcext:value-type="string">
            <text:p><text:s text:c="2"/>-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27]-[.S27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4 <text:s/>-0.0000000000000000 <text:s text:c="6"/>0.56597945909470337 <text:s text:c="5"/>-0.19044142164430009 <text:s text:c="7"/>7.9098109127087771E-002</text:p>
          </table:table-cell>
          <table:table-cell table:formula="of:=LEFT(RIGHT([.W27];78);27)" office:value-type="string" office:string-value="  0.56597945909470337      " calcext:value-type="string">
            <text:p><text:s text:c="2"/>0.56597945909470337 <text:s text:c="5"/></text:p>
          </table:table-cell>
          <table:table-cell office:value-type="float" office:value="0.565979459094702" calcext:value-type="float">
            <text:p>0.565979459094702</text:p>
          </table:table-cell>
          <table:table-cell table:formula="of:=[.X27]-[.Y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4 <text:s/>-0.0000000000000000 <text:s text:c="6"/>0.56597945909470337 <text:s text:c="5"/>-0.19044142164430009 <text:s text:c="7"/>7.9098109127087771E-002</text:p>
          </table:table-cell>
          <table:table-cell table:formula="of:=LEFT(RIGHT([.AC27];55);30)" office:value-type="string" office:string-value="    -0.19044142164430009      " calcext:value-type="string">
            <text:p><text:s text:c="4"/>-0.19044142164430009 <text:s text:c="5"/></text:p>
          </table:table-cell>
          <table:table-cell office:value-type="float" office:value="-0.190441421644301" calcext:value-type="float">
            <text:p>-0.190441421644301</text:p>
          </table:table-cell>
          <table:table-cell table:formula="of:=[.AD27]-[.AE27]" office:value-type="float" office:value="9.15933995315754E-016" calcext:value-type="float">
            <text:p>9.15933995315754E-16</text:p>
          </table:table-cell>
          <table:table-cell table:number-columns-repeated="2"/>
          <table:table-cell office:value-type="string" calcext:value-type="string">
            <text:p><text:s text:c="10"/>24 <text:s/>-0.0000000000000000 <text:s text:c="6"/>0.56597945909470337 <text:s text:c="5"/>-0.19044142164430009 <text:s text:c="7"/>7.9098109127087771E-002</text:p>
          </table:table-cell>
          <table:table-cell table:formula="of:=RIGHT([.AI27];26)" office:value-type="string" office:string-value="   7.9098109127087771E-002" calcext:value-type="string">
            <text:p><text:s text:c="3"/>7.9098109127087771E-002</text:p>
          </table:table-cell>
          <table:table-cell office:value-type="float" office:value="0.0790981091270869" calcext:value-type="float">
            <text:p>0.079098109127087</text:p>
          </table:table-cell>
          <table:table-cell table:formula="of:=[.AJ27]-[.AK27]" office:value-type="float" office:value="8.74300631892311E-016" calcext:value-type="float">
            <text:p>8.74300631892311E-16</text:p>
          </table:table-cell>
          <table:table-cell table:number-columns-repeated="2"/>
          <table:table-cell office:value-type="string" calcext:value-type="string">
            <text:p><text:s text:c="10"/>23 <text:s text:c="2"/>1.6391186369581126 <text:s text:c="4"/></text:p>
          </table:table-cell>
          <table:table-cell table:formula="of:=RIGHT([.AO27];26)" office:value-type="string" office:string-value="   1.6391186369581126     " calcext:value-type="string">
            <text:p><text:s text:c="3"/>1.6391186369581126 <text:s text:c="4"/></text:p>
          </table:table-cell>
          <table:table-cell office:value-type="float" office:value="1.63911863695811" calcext:value-type="float">
            <text:p>1.63911863695811</text:p>
          </table:table-cell>
          <table:table-cell table:formula="of:=[.AP27]-[.AQ27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24 <text:s/>0.56597945909470337 <text:s text:c="4"/></text:p>
          </table:table-cell>
          <table:table-cell table:formula="of:=RIGHT([.A28]; LEN([.A28])-12)" office:value-type="string" office:string-value="  0.56597945909470337     " calcext:value-type="string">
            <text:p><text:s text:c="2"/>0.56597945909470337 <text:s text:c="4"/></text:p>
          </table:table-cell>
          <table:table-cell office:value-type="float" office:value="0.565979459094702" calcext:value-type="float">
            <text:p>0.565979459094702</text:p>
          </table:table-cell>
          <table:table-cell table:formula="of:=ABS([.B28]-[.C2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4 <text:s text:c="2"/>0.0000000000000000 <text:s text:c="4"/></text:p>
          </table:table-cell>
          <table:table-cell table:formula="of:=RIGHT([.K28]; LEN([.K28])-12)" office:value-type="string" office:string-value="   0.0000000000000000     " calcext:value-type="string">
            <text:p><text:s text:c="3"/>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8]-[.M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5 <text:s/>0.19492569344139385 <text:s text:c="6"/>0.91407150499264067 <text:s text:c="7"/>2.1681131022616373E-002 <text:s/>0.26953953077138787 <text:s text:c="4"/></text:p>
          </table:table-cell>
          <table:table-cell table:formula="of:=RIGHT(LEFT([.Q28];40);28)" office:value-type="string" office:string-value="  0.19492569344139385       " calcext:value-type="string">
            <text:p><text:s text:c="2"/>0.19492569344139385 <text:s text:c="6"/></text:p>
          </table:table-cell>
          <table:table-cell office:value-type="float" office:value="0.194925693441394" calcext:value-type="float">
            <text:p>0.194925693441394</text:p>
          </table:table-cell>
          <table:table-cell table:formula="of:=[.R28]-[.S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5 <text:s/>0.19492569344139385 <text:s text:c="6"/>0.91407150499264067 <text:s text:c="7"/>2.1681131022616373E-002 <text:s/>0.26953953077138787 <text:s text:c="4"/></text:p>
          </table:table-cell>
          <table:table-cell table:formula="of:=LEFT(RIGHT([.W28];78);28)" office:value-type="string" office:string-value="  0.91407150499264067       " calcext:value-type="string">
            <text:p><text:s text:c="2"/>0.91407150499264067 <text:s text:c="6"/></text:p>
          </table:table-cell>
          <table:table-cell office:value-type="float" office:value="0.914071504992641" calcext:value-type="float">
            <text:p>0.914071504992641</text:p>
          </table:table-cell>
          <table:table-cell table:formula="of:=[.X28]-[.Y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5 <text:s/>0.19492569344139385 <text:s text:c="6"/>0.91407150499264067 <text:s text:c="7"/>2.1681131022616373E-002 <text:s/>0.26953953077138787 <text:s text:c="4"/></text:p>
          </table:table-cell>
          <table:table-cell table:formula="of:=LEFT(RIGHT([.AC28];55);30)" office:value-type="string" office:string-value="      2.1681131022616373E-002 " calcext:value-type="string">
            <text:p><text:s text:c="6"/>2.1681131022616373E-002 </text:p>
          </table:table-cell>
          <table:table-cell office:value-type="float" office:value="0.0216811310226164" calcext:value-type="float">
            <text:p>0.021681131022616</text:p>
          </table:table-cell>
          <table:table-cell table:formula="of:=[.AD28]-[.AE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5 <text:s/>0.19492569344139385 <text:s text:c="6"/>0.91407150499264067 <text:s text:c="7"/>2.1681131022616373E-002 <text:s/>0.26953953077138787 <text:s text:c="4"/></text:p>
          </table:table-cell>
          <table:table-cell table:formula="of:=RIGHT([.AI28];26)" office:value-type="string" office:string-value="  0.26953953077138787     " calcext:value-type="string">
            <text:p><text:s text:c="2"/>0.26953953077138787 <text:s text:c="4"/></text:p>
          </table:table-cell>
          <table:table-cell office:value-type="float" office:value="0.269539530771388" calcext:value-type="float">
            <text:p>0.269539530771388</text:p>
          </table:table-cell>
          <table:table-cell table:formula="of:=[.AJ28]-[.AK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4 <text:s/>0.50386528084868853 <text:s text:c="4"/></text:p>
          </table:table-cell>
          <table:table-cell table:formula="of:=RIGHT([.AO28];26)" office:value-type="string" office:string-value="  0.50386528084868853     " calcext:value-type="string">
            <text:p><text:s text:c="2"/>0.50386528084868853 <text:s text:c="4"/></text:p>
          </table:table-cell>
          <table:table-cell office:value-type="float" office:value="0.503865280848686" calcext:value-type="float">
            <text:p>0.503865280848686</text:p>
          </table:table-cell>
          <table:table-cell table:formula="of:=[.AP28]-[.AQ28]" office:value-type="float" office:value="2.44249065417534E-015" calcext:value-type="float">
            <text:p>2.44249065417534E-15</text:p>
          </table:table-cell>
          <table:table-cell/>
        </table:table-row>
        <table:table-row table:style-name="ro4">
          <table:table-cell office:value-type="string" calcext:value-type="string">
            <text:p><text:s text:c="10"/>25 <text:s/>0.71914581155124679 <text:s text:c="4"/></text:p>
          </table:table-cell>
          <table:table-cell table:formula="of:=RIGHT([.A29]; LEN([.A29])-12)" office:value-type="string" office:string-value="  0.71914581155124679     " calcext:value-type="string">
            <text:p><text:s text:c="2"/>0.71914581155124679 <text:s text:c="4"/></text:p>
          </table:table-cell>
          <table:table-cell office:value-type="float" office:value="0.719145811551247" calcext:value-type="float">
            <text:p>0.719145811551247</text:p>
          </table:table-cell>
          <table:table-cell table:formula="of:=ABS([.B29]-[.C2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5 <text:s/>-0.0000000000000000 <text:s text:c="4"/></text:p>
          </table:table-cell>
          <table:table-cell table:formula="of:=RIGHT([.K29]; LEN([.K29])-12)" office:value-type="string" office:string-value="  -0.0000000000000000     " calcext:value-type="string">
            <text:p><text:s text:c="2"/>-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9]-[.M29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6 <text:s/>-0.0000000000000000 <text:s text:c="6"/>0.69515979522446869 <text:s text:c="7"/>6.3682380676048297E-004 <text:s/>0.24198169236718919 <text:s text:c="4"/></text:p>
          </table:table-cell>
          <table:table-cell table:formula="of:=RIGHT(LEFT([.Q29];40);28)" office:value-type="string" office:string-value="  -0.0000000000000000       " calcext:value-type="string">
            <text:p><text:s text:c="2"/>-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29]-[.S29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6 <text:s/>-0.0000000000000000 <text:s text:c="6"/>0.69515979522446869 <text:s text:c="7"/>6.3682380676048297E-004 <text:s/>0.24198169236718919 <text:s text:c="4"/></text:p>
          </table:table-cell>
          <table:table-cell table:formula="of:=LEFT(RIGHT([.W29];78);28)" office:value-type="string" office:string-value="  0.69515979522446869       " calcext:value-type="string">
            <text:p><text:s text:c="2"/>0.69515979522446869 <text:s text:c="6"/></text:p>
          </table:table-cell>
          <table:table-cell office:value-type="float" office:value="0.69515979522447" calcext:value-type="float">
            <text:p>0.69515979522447</text:p>
          </table:table-cell>
          <table:table-cell table:formula="of:=[.X29]-[.Y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6 <text:s/>-0.0000000000000000 <text:s text:c="6"/>0.69515979522446869 <text:s text:c="7"/>6.3682380676048297E-004 <text:s/>0.24198169236718919 <text:s text:c="4"/></text:p>
          </table:table-cell>
          <table:table-cell table:formula="of:=LEFT(RIGHT([.AC29];55);30)" office:value-type="string" office:string-value="      6.3682380676048297E-004 " calcext:value-type="string">
            <text:p><text:s text:c="6"/>6.3682380676048297E-004 </text:p>
          </table:table-cell>
          <table:table-cell office:value-type="float" office:value="0.000636823806760485" calcext:value-type="float">
            <text:p>0.00063682380676</text:p>
          </table:table-cell>
          <table:table-cell table:formula="of:=[.AD29]-[.AE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6 <text:s/>-0.0000000000000000 <text:s text:c="6"/>0.69515979522446869 <text:s text:c="7"/>6.3682380676048297E-004 <text:s/>0.24198169236718919 <text:s text:c="4"/></text:p>
          </table:table-cell>
          <table:table-cell table:formula="of:=RIGHT([.AI29];26)" office:value-type="string" office:string-value="  0.24198169236718919     " calcext:value-type="string">
            <text:p><text:s text:c="2"/>0.24198169236718919 <text:s text:c="4"/></text:p>
          </table:table-cell>
          <table:table-cell office:value-type="float" office:value="0.241981692367189" calcext:value-type="float">
            <text:p>0.241981692367189</text:p>
          </table:table-cell>
          <table:table-cell table:formula="of:=[.AJ29]-[.AK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5 <text:s/>0.72013959088007629 <text:s text:c="4"/></text:p>
          </table:table-cell>
          <table:table-cell table:formula="of:=RIGHT([.AO29];26)" office:value-type="string" office:string-value="  0.72013959088007629     " calcext:value-type="string">
            <text:p><text:s text:c="2"/>0.72013959088007629 <text:s text:c="4"/></text:p>
          </table:table-cell>
          <table:table-cell office:value-type="float" office:value="0.720139590880076" calcext:value-type="float">
            <text:p>0.720139590880076</text:p>
          </table:table-cell>
          <table:table-cell table:formula="of:=[.AP29]-[.AQ29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26 <text:s/>0.69515979522446869 <text:s text:c="4"/></text:p>
          </table:table-cell>
          <table:table-cell table:formula="of:=RIGHT([.A30]; LEN([.A30])-12)" office:value-type="string" office:string-value="  0.69515979522446869     " calcext:value-type="string">
            <text:p><text:s text:c="2"/>0.69515979522446869 <text:s text:c="4"/></text:p>
          </table:table-cell>
          <table:table-cell office:value-type="float" office:value="0.69515979522447" calcext:value-type="float">
            <text:p>0.69515979522447</text:p>
          </table:table-cell>
          <table:table-cell table:formula="of:=ABS([.B30]-[.C3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6 <text:s/>-5.8767073815823110E-003</text:p>
          </table:table-cell>
          <table:table-cell table:formula="of:=RIGHT([.K30]; LEN([.K30])-12)" office:value-type="string" office:string-value="  -5.8767073815823110E-003" calcext:value-type="string">
            <text:p><text:s text:c="2"/>-5.8767073815823110E-003</text:p>
          </table:table-cell>
          <table:table-cell office:value-type="float" office:value="-0.00587670738158232" calcext:value-type="float">
            <text:p>-0.005876707381582</text:p>
          </table:table-cell>
          <table:table-cell table:formula="of:=[.L30]-[.M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7 <text:s text:c="2"/>3.4618459790851965E-002 <text:s/>0.71060986463468800 <text:s text:c="7"/>2.1133303550454740E-003 <text:s/>0.22959145379726409 <text:s text:c="4"/></text:p>
          </table:table-cell>
          <table:table-cell table:formula="of:=RIGHT(LEFT([.Q30];40);28)" office:value-type="string" office:string-value="   3.4618459790851965E-002  " calcext:value-type="string">
            <text:p><text:s text:c="3"/>3.4618459790851965E-002 <text:s/></text:p>
          </table:table-cell>
          <table:table-cell office:value-type="float" office:value="0.0346184597908515" calcext:value-type="float">
            <text:p>0.034618459790852</text:p>
          </table:table-cell>
          <table:table-cell table:formula="of:=[.R30]-[.S30]" office:value-type="float" office:value="4.64905891561784E-016" calcext:value-type="float">
            <text:p>4.64905891561784E-16</text:p>
          </table:table-cell>
          <table:table-cell table:number-columns-repeated="2"/>
          <table:table-cell office:value-type="string" calcext:value-type="string">
            <text:p><text:s text:c="10"/>27 <text:s text:c="2"/>3.4618459790851965E-002 <text:s/>0.71060986463468800 <text:s text:c="7"/>2.1133303550454740E-003 <text:s/>0.22959145379726409 <text:s text:c="4"/></text:p>
          </table:table-cell>
          <table:table-cell table:formula="of:=LEFT(RIGHT([.W30];78);28)" office:value-type="string" office:string-value="  0.71060986463468800       " calcext:value-type="string">
            <text:p><text:s text:c="2"/>0.71060986463468800 <text:s text:c="6"/></text:p>
          </table:table-cell>
          <table:table-cell office:value-type="float" office:value="0.710609864634687" calcext:value-type="float">
            <text:p>0.710609864634687</text:p>
          </table:table-cell>
          <table:table-cell table:formula="of:=[.X30]-[.Y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7 <text:s text:c="2"/>3.4618459790851965E-002 <text:s/>0.71060986463468800 <text:s text:c="7"/>2.1133303550454740E-003 <text:s/>0.22959145379726409 <text:s text:c="4"/></text:p>
          </table:table-cell>
          <table:table-cell table:formula="of:=LEFT(RIGHT([.AC30];55);30)" office:value-type="string" office:string-value="      2.1133303550454740E-003 " calcext:value-type="string">
            <text:p><text:s text:c="6"/>2.1133303550454740E-003 </text:p>
          </table:table-cell>
          <table:table-cell office:value-type="float" office:value="0.00211333035504545" calcext:value-type="float">
            <text:p>0.002113330355045</text:p>
          </table:table-cell>
          <table:table-cell table:formula="of:=[.AD30]-[.AE30]" office:value-type="float" office:value="2.38524477946811E-017" calcext:value-type="float">
            <text:p>2.38524477946811E-17</text:p>
          </table:table-cell>
          <table:table-cell table:number-columns-repeated="2"/>
          <table:table-cell office:value-type="string" calcext:value-type="string">
            <text:p><text:s text:c="10"/>27 <text:s text:c="2"/>3.4618459790851965E-002 <text:s/>0.71060986463468800 <text:s text:c="7"/>2.1133303550454740E-003 <text:s/>0.22959145379726409 <text:s text:c="4"/></text:p>
          </table:table-cell>
          <table:table-cell table:formula="of:=RIGHT([.AI30];26)" office:value-type="string" office:string-value="  0.22959145379726409     " calcext:value-type="string">
            <text:p><text:s text:c="2"/>0.22959145379726409 <text:s text:c="4"/></text:p>
          </table:table-cell>
          <table:table-cell office:value-type="float" office:value="0.229591453797264" calcext:value-type="float">
            <text:p>0.229591453797264</text:p>
          </table:table-cell>
          <table:table-cell table:formula="of:=[.AJ30]-[.AK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6 <text:s/>0.70610909867420690 <text:s text:c="4"/></text:p>
          </table:table-cell>
          <table:table-cell table:formula="of:=RIGHT([.AO30];26)" office:value-type="string" office:string-value="  0.70610909867420690     " calcext:value-type="string">
            <text:p><text:s text:c="2"/>0.70610909867420690 <text:s text:c="4"/></text:p>
          </table:table-cell>
          <table:table-cell office:value-type="float" office:value="0.706109098674207" calcext:value-type="float">
            <text:p>0.706109098674207</text:p>
          </table:table-cell>
          <table:table-cell table:formula="of:=[.AP30]-[.AQ30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27 <text:s/>0.67599140484383602 <text:s text:c="4"/></text:p>
          </table:table-cell>
          <table:table-cell table:formula="of:=RIGHT([.A31]; LEN([.A31])-12)" office:value-type="string" office:string-value="  0.67599140484383602     " calcext:value-type="string">
            <text:p><text:s text:c="2"/>0.67599140484383602 <text:s text:c="4"/></text:p>
          </table:table-cell>
          <table:table-cell office:value-type="float" office:value="0.675991404843836" calcext:value-type="float">
            <text:p>0.675991404843836</text:p>
          </table:table-cell>
          <table:table-cell table:formula="of:=ABS([.B31]-[.C3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7 <text:s/>-5.8767073815823110E-003</text:p>
          </table:table-cell>
          <table:table-cell table:formula="of:=RIGHT([.K31]; LEN([.K31])-12)" office:value-type="string" office:string-value="  -5.8767073815823110E-003" calcext:value-type="string">
            <text:p><text:s text:c="2"/>-5.8767073815823110E-003</text:p>
          </table:table-cell>
          <table:table-cell office:value-type="float" office:value="-0.00587670738158232" calcext:value-type="float">
            <text:p>-0.005876707381582</text:p>
          </table:table-cell>
          <table:table-cell table:formula="of:=[.L31]-[.M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8 <text:s text:c="2"/>2.5839986042089862E-002 <text:s/>0.68003662183791247 <text:s text:c="7"/>1.9227790986667895E-003 <text:s/>0.21501457338019520 <text:s text:c="4"/></text:p>
          </table:table-cell>
          <table:table-cell table:formula="of:=RIGHT(LEFT([.Q31];40);28)" office:value-type="string" office:string-value="   2.5839986042089862E-002  " calcext:value-type="string">
            <text:p><text:s text:c="3"/>2.5839986042089862E-002 <text:s/></text:p>
          </table:table-cell>
          <table:table-cell office:value-type="float" office:value="0.0258399860420927" calcext:value-type="float">
            <text:p>0.025839986042093</text:p>
          </table:table-cell>
          <table:table-cell table:formula="of:=[.R31]-[.S31]" office:value-type="float" office:value="-2.83800760669806E-015" calcext:value-type="float">
            <text:p>-2.83800760669806E-15</text:p>
          </table:table-cell>
          <table:table-cell table:number-columns-repeated="2"/>
          <table:table-cell office:value-type="string" calcext:value-type="string">
            <text:p><text:s text:c="10"/>28 <text:s text:c="2"/>2.5839986042089862E-002 <text:s/>0.68003662183791247 <text:s text:c="7"/>1.9227790986667895E-003 <text:s/>0.21501457338019520 <text:s text:c="4"/></text:p>
          </table:table-cell>
          <table:table-cell table:formula="of:=LEFT(RIGHT([.W31];78);28)" office:value-type="string" office:string-value="  0.68003662183791247       " calcext:value-type="string">
            <text:p><text:s text:c="2"/>0.68003662183791247 <text:s text:c="6"/></text:p>
          </table:table-cell>
          <table:table-cell office:value-type="float" office:value="0.680036621837915" calcext:value-type="float">
            <text:p>0.680036621837915</text:p>
          </table:table-cell>
          <table:table-cell table:formula="of:=[.X31]-[.Y31]" office:value-type="float" office:value="-2.44249065417534E-015" calcext:value-type="float">
            <text:p>-2.44249065417534E-15</text:p>
          </table:table-cell>
          <table:table-cell table:number-columns-repeated="2"/>
          <table:table-cell office:value-type="string" calcext:value-type="string">
            <text:p><text:s text:c="10"/>28 <text:s text:c="2"/>2.5839986042089862E-002 <text:s/>0.68003662183791247 <text:s text:c="7"/>1.9227790986667895E-003 <text:s/>0.21501457338019520 <text:s text:c="4"/></text:p>
          </table:table-cell>
          <table:table-cell table:formula="of:=LEFT(RIGHT([.AC31];55);30)" office:value-type="string" office:string-value="      1.9227790986667895E-003 " calcext:value-type="string">
            <text:p><text:s text:c="6"/>1.9227790986667895E-003 </text:p>
          </table:table-cell>
          <table:table-cell office:value-type="float" office:value="0.00192277909866694" calcext:value-type="float">
            <text:p>0.001922779098667</text:p>
          </table:table-cell>
          <table:table-cell table:formula="of:=[.AD31]-[.AE31]" office:value-type="float" office:value="-1.50487261540988E-016" calcext:value-type="float">
            <text:p>-1.50487261540988E-16</text:p>
          </table:table-cell>
          <table:table-cell table:number-columns-repeated="2"/>
          <table:table-cell office:value-type="string" calcext:value-type="string">
            <text:p><text:s text:c="10"/>28 <text:s text:c="2"/>2.5839986042089862E-002 <text:s/>0.68003662183791247 <text:s text:c="7"/>1.9227790986667895E-003 <text:s/>0.21501457338019520 <text:s text:c="4"/></text:p>
          </table:table-cell>
          <table:table-cell table:formula="of:=RIGHT([.AI31];26)" office:value-type="string" office:string-value="  0.21501457338019520     " calcext:value-type="string">
            <text:p><text:s text:c="2"/>0.21501457338019520 <text:s text:c="4"/></text:p>
          </table:table-cell>
          <table:table-cell office:value-type="float" office:value="0.215014573380195" calcext:value-type="float">
            <text:p>0.215014573380195</text:p>
          </table:table-cell>
          <table:table-cell table:formula="of:=[.AJ31]-[.AK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7 <text:s/>0.68716408615673308 <text:s text:c="4"/></text:p>
          </table:table-cell>
          <table:table-cell table:formula="of:=RIGHT([.AO31];26)" office:value-type="string" office:string-value="  0.68716408615673308     " calcext:value-type="string">
            <text:p><text:s text:c="2"/>0.68716408615673308 <text:s text:c="4"/></text:p>
          </table:table-cell>
          <table:table-cell office:value-type="float" office:value="0.687164086156733" calcext:value-type="float">
            <text:p>0.687164086156733</text:p>
          </table:table-cell>
          <table:table-cell table:formula="of:=[.AP31]-[.AQ31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28 <text:s/>0.65419663579582266 <text:s text:c="4"/></text:p>
          </table:table-cell>
          <table:table-cell table:formula="of:=RIGHT([.A32]; LEN([.A32])-12)" office:value-type="string" office:string-value="  0.65419663579582266     " calcext:value-type="string">
            <text:p><text:s text:c="2"/>0.65419663579582266 <text:s text:c="4"/></text:p>
          </table:table-cell>
          <table:table-cell office:value-type="float" office:value="0.654196635795823" calcext:value-type="float">
            <text:p>0.654196635795823</text:p>
          </table:table-cell>
          <table:table-cell table:formula="of:=ABS([.B32]-[.C3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8 <text:s/>-6.5868426804410983E-003</text:p>
          </table:table-cell>
          <table:table-cell table:formula="of:=RIGHT([.K32]; LEN([.K32])-12)" office:value-type="string" office:string-value="  -6.5868426804410983E-003" calcext:value-type="string">
            <text:p><text:s text:c="2"/>-6.5868426804410983E-003</text:p>
          </table:table-cell>
          <table:table-cell office:value-type="float" office:value="-0.0065868426804411" calcext:value-type="float">
            <text:p>-0.006586842680441</text:p>
          </table:table-cell>
          <table:table-cell table:formula="of:=[.L32]-[.M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9 <text:s text:c="2"/>1.8564177710869788E-002 <text:s/>0.64847403778997770 <text:s text:c="7"/>1.6946744340097832E-003 <text:s/>0.19932181659877404 <text:s text:c="4"/></text:p>
          </table:table-cell>
          <table:table-cell table:formula="of:=RIGHT(LEFT([.Q32];40);28)" office:value-type="string" office:string-value="   1.8564177710869788E-002  " calcext:value-type="string">
            <text:p><text:s text:c="3"/>1.8564177710869788E-002 <text:s/></text:p>
          </table:table-cell>
          <table:table-cell office:value-type="float" office:value="0.0185641777108657" calcext:value-type="float">
            <text:p>0.018564177710866</text:p>
          </table:table-cell>
          <table:table-cell table:formula="of:=[.R32]-[.S32]" office:value-type="float" office:value="4.08700850940136E-015" calcext:value-type="float">
            <text:p>4.08700850940136E-15</text:p>
          </table:table-cell>
          <table:table-cell table:number-columns-repeated="2"/>
          <table:table-cell office:value-type="string" calcext:value-type="string">
            <text:p><text:s text:c="10"/>29 <text:s text:c="2"/>1.8564177710869788E-002 <text:s/>0.64847403778997770 <text:s text:c="7"/>1.6946744340097832E-003 <text:s/>0.19932181659877404 <text:s text:c="4"/></text:p>
          </table:table-cell>
          <table:table-cell table:formula="of:=LEFT(RIGHT([.W32];78);28)" office:value-type="string" office:string-value="  0.64847403778997770       " calcext:value-type="string">
            <text:p><text:s text:c="2"/>0.64847403778997770 <text:s text:c="6"/></text:p>
          </table:table-cell>
          <table:table-cell office:value-type="float" office:value="0.648474037789973" calcext:value-type="float">
            <text:p>0.648474037789973</text:p>
          </table:table-cell>
          <table:table-cell table:formula="of:=[.X32]-[.Y32]" office:value-type="float" office:value="4.66293670342566E-015" calcext:value-type="float">
            <text:p>4.66293670342566E-15</text:p>
          </table:table-cell>
          <table:table-cell table:number-columns-repeated="2"/>
          <table:table-cell office:value-type="string" calcext:value-type="string">
            <text:p><text:s text:c="10"/>29 <text:s text:c="2"/>1.8564177710869788E-002 <text:s/>0.64847403778997770 <text:s text:c="7"/>1.6946744340097832E-003 <text:s/>0.19932181659877404 <text:s text:c="4"/></text:p>
          </table:table-cell>
          <table:table-cell table:formula="of:=LEFT(RIGHT([.AC32];55);30)" office:value-type="string" office:string-value="      1.6946744340097832E-003 " calcext:value-type="string">
            <text:p><text:s text:c="6"/>1.6946744340097832E-003 </text:p>
          </table:table-cell>
          <table:table-cell office:value-type="float" office:value="0.00169467443400957" calcext:value-type="float">
            <text:p>0.00169467443401</text:p>
          </table:table-cell>
          <table:table-cell table:formula="of:=[.AD32]-[.AE32]" office:value-type="float" office:value="2.1315414711065E-016" calcext:value-type="float">
            <text:p>2.1315414711065E-16</text:p>
          </table:table-cell>
          <table:table-cell table:number-columns-repeated="2"/>
          <table:table-cell office:value-type="string" calcext:value-type="string">
            <text:p><text:s text:c="10"/>29 <text:s text:c="2"/>1.8564177710869788E-002 <text:s/>0.64847403778997770 <text:s text:c="7"/>1.6946744340097832E-003 <text:s/>0.19932181659877404 <text:s text:c="4"/></text:p>
          </table:table-cell>
          <table:table-cell table:formula="of:=RIGHT([.AI32];26)" office:value-type="string" office:string-value="  0.19932181659877404     " calcext:value-type="string">
            <text:p><text:s text:c="2"/>0.19932181659877404 <text:s text:c="4"/></text:p>
          </table:table-cell>
          <table:table-cell office:value-type="float" office:value="0.199321816598774" calcext:value-type="float">
            <text:p>0.199321816598774</text:p>
          </table:table-cell>
          <table:table-cell table:formula="of:=[.AJ32]-[.AK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8 <text:s/>0.66681255995991895 <text:s text:c="4"/></text:p>
          </table:table-cell>
          <table:table-cell table:formula="of:=RIGHT([.AO32];26)" office:value-type="string" office:string-value="  0.66681255995991895     " calcext:value-type="string">
            <text:p><text:s text:c="2"/>0.66681255995991895 <text:s text:c="4"/></text:p>
          </table:table-cell>
          <table:table-cell office:value-type="float" office:value="0.666812559959919" calcext:value-type="float">
            <text:p>0.666812559959919</text:p>
          </table:table-cell>
          <table:table-cell table:formula="of:=[.AP32]-[.AQ32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29 <text:s/>0.62990986007910788 <text:s text:c="4"/></text:p>
          </table:table-cell>
          <table:table-cell table:formula="of:=RIGHT([.A33]; LEN([.A33])-12)" office:value-type="string" office:string-value="  0.62990986007910788     " calcext:value-type="string">
            <text:p><text:s text:c="2"/>0.62990986007910788 <text:s text:c="4"/></text:p>
          </table:table-cell>
          <table:table-cell office:value-type="float" office:value="0.629909860079108" calcext:value-type="float">
            <text:p>0.629909860079108</text:p>
          </table:table-cell>
          <table:table-cell table:formula="of:=ABS([.B33]-[.C3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9 <text:s/>-7.1831350023132652E-003</text:p>
          </table:table-cell>
          <table:table-cell table:formula="of:=RIGHT([.K33]; LEN([.K33])-12)" office:value-type="string" office:string-value="  -7.1831350023132652E-003" calcext:value-type="string">
            <text:p><text:s text:c="2"/>-7.1831350023132652E-003</text:p>
          </table:table-cell>
          <table:table-cell office:value-type="float" office:value="-0.00718313500231333" calcext:value-type="float">
            <text:p>-0.007183135002313</text:p>
          </table:table-cell>
          <table:table-cell table:formula="of:=[.L33]-[.M33]" office:value-type="float" office:value="6.50521303491303E-017" calcext:value-type="float">
            <text:p>6.50521303491303E-17</text:p>
          </table:table-cell>
          <table:table-cell table:number-columns-repeated="2"/>
          <table:table-cell office:value-type="string" calcext:value-type="string">
            <text:p><text:s text:c="10"/>30 <text:s text:c="2"/>1.2385350238733644E-002 <text:s/>0.61566616398088991 <text:s text:c="7"/>1.4346679472280605E-003 <text:s/>0.18278753740915318 <text:s text:c="4"/></text:p>
          </table:table-cell>
          <table:table-cell table:formula="of:=RIGHT(LEFT([.Q33];40);28)" office:value-type="string" office:string-value="   1.2385350238733644E-002  " calcext:value-type="string">
            <text:p><text:s text:c="3"/>1.2385350238733644E-002 <text:s/></text:p>
          </table:table-cell>
          <table:table-cell office:value-type="float" office:value="0.0123853502387341" calcext:value-type="float">
            <text:p>0.012385350238734</text:p>
          </table:table-cell>
          <table:table-cell table:formula="of:=[.R33]-[.S33]" office:value-type="float" office:value="-4.562322741819E-016" calcext:value-type="float">
            <text:p>-4.562322741819E-16</text:p>
          </table:table-cell>
          <table:table-cell table:number-columns-repeated="2"/>
          <table:table-cell office:value-type="string" calcext:value-type="string">
            <text:p><text:s text:c="10"/>30 <text:s text:c="2"/>1.2385350238733644E-002 <text:s/>0.61566616398088991 <text:s text:c="7"/>1.4346679472280605E-003 <text:s/>0.18278753740915318 <text:s text:c="4"/></text:p>
          </table:table-cell>
          <table:table-cell table:formula="of:=LEFT(RIGHT([.W33];78);28)" office:value-type="string" office:string-value="  0.61566616398088991       " calcext:value-type="string">
            <text:p><text:s text:c="2"/>0.61566616398088991 <text:s text:c="6"/></text:p>
          </table:table-cell>
          <table:table-cell office:value-type="float" office:value="0.615666163980891" calcext:value-type="float">
            <text:p>0.615666163980891</text:p>
          </table:table-cell>
          <table:table-cell table:formula="of:=[.X33]-[.Y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0 <text:s text:c="2"/>1.2385350238733644E-002 <text:s/>0.61566616398088991 <text:s text:c="7"/>1.4346679472280605E-003 <text:s/>0.18278753740915318 <text:s text:c="4"/></text:p>
          </table:table-cell>
          <table:table-cell table:formula="of:=LEFT(RIGHT([.AC33];55);30)" office:value-type="string" office:string-value="      1.4346679472280605E-003 " calcext:value-type="string">
            <text:p><text:s text:c="6"/>1.4346679472280605E-003 </text:p>
          </table:table-cell>
          <table:table-cell office:value-type="float" office:value="0.00143466794722808" calcext:value-type="float">
            <text:p>0.001434667947228</text:p>
          </table:table-cell>
          <table:table-cell table:formula="of:=[.AD33]-[.AE33]" office:value-type="float" office:value="-1.95156391047391E-017" calcext:value-type="float">
            <text:p>-1.95156391047391E-17</text:p>
          </table:table-cell>
          <table:table-cell table:number-columns-repeated="2"/>
          <table:table-cell office:value-type="string" calcext:value-type="string">
            <text:p><text:s text:c="10"/>30 <text:s text:c="2"/>1.2385350238733644E-002 <text:s/>0.61566616398088991 <text:s text:c="7"/>1.4346679472280605E-003 <text:s/>0.18278753740915318 <text:s text:c="4"/></text:p>
          </table:table-cell>
          <table:table-cell table:formula="of:=RIGHT([.AI33];26)" office:value-type="string" office:string-value="  0.18278753740915318     " calcext:value-type="string">
            <text:p><text:s text:c="2"/>0.18278753740915318 <text:s text:c="4"/></text:p>
          </table:table-cell>
          <table:table-cell office:value-type="float" office:value="0.182787537409153" calcext:value-type="float">
            <text:p>0.182787537409153</text:p>
          </table:table-cell>
          <table:table-cell table:formula="of:=[.AJ33]-[.AK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29 <text:s/>0.64381872249849681 <text:s text:c="4"/></text:p>
          </table:table-cell>
          <table:table-cell table:formula="of:=RIGHT([.AO33];26)" office:value-type="string" office:string-value="  0.64381872249849681     " calcext:value-type="string">
            <text:p><text:s text:c="2"/>0.64381872249849681 <text:s text:c="4"/></text:p>
          </table:table-cell>
          <table:table-cell office:value-type="float" office:value="0.643818722498497" calcext:value-type="float">
            <text:p>0.643818722498497</text:p>
          </table:table-cell>
          <table:table-cell table:formula="of:=[.AP33]-[.AQ33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30 <text:s/>0.60328081374215625 <text:s text:c="4"/></text:p>
          </table:table-cell>
          <table:table-cell table:formula="of:=RIGHT([.A34]; LEN([.A34])-12)" office:value-type="string" office:string-value="  0.60328081374215625     " calcext:value-type="string">
            <text:p><text:s text:c="2"/>0.60328081374215625 <text:s text:c="4"/></text:p>
          </table:table-cell>
          <table:table-cell office:value-type="float" office:value="0.603280813742157" calcext:value-type="float">
            <text:p>0.603280813742157</text:p>
          </table:table-cell>
          <table:table-cell table:formula="of:=ABS([.B34]-[.C3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0 <text:s/>-7.6564697532978043E-003</text:p>
          </table:table-cell>
          <table:table-cell table:formula="of:=RIGHT([.K34]; LEN([.K34])-12)" office:value-type="string" office:string-value="  -7.6564697532978043E-003" calcext:value-type="string">
            <text:p><text:s text:c="2"/>-7.6564697532978043E-003</text:p>
          </table:table-cell>
          <table:table-cell office:value-type="float" office:value="-0.00765646975329777" calcext:value-type="float">
            <text:p>-0.007656469753298</text:p>
          </table:table-cell>
          <table:table-cell table:formula="of:=[.L34]-[.M34]" office:value-type="float" office:value="-3.38271077815477E-017" calcext:value-type="float">
            <text:p>-3.38271077815477E-17</text:p>
          </table:table-cell>
          <table:table-cell table:number-columns-repeated="2"/>
          <table:table-cell office:value-type="string" calcext:value-type="string">
            <text:p><text:s text:c="10"/>31 <text:s text:c="2"/>7.0505088890114483E-003 <text:s/>0.58152418259970529 <text:s text:c="7"/>1.1493952874888566E-003 <text:s/>0.16569610170942564 <text:s text:c="4"/></text:p>
          </table:table-cell>
          <table:table-cell table:formula="of:=RIGHT(LEFT([.Q34];40);28)" office:value-type="string" office:string-value="   7.0505088890114483E-003  " calcext:value-type="string">
            <text:p><text:s text:c="3"/>7.0505088890114483E-003 <text:s/></text:p>
          </table:table-cell>
          <table:table-cell office:value-type="float" office:value="0.00705050888901232" calcext:value-type="float">
            <text:p>0.007050508889012</text:p>
          </table:table-cell>
          <table:table-cell table:formula="of:=[.R34]-[.S34]" office:value-type="float" office:value="-8.72565908416334E-016" calcext:value-type="float">
            <text:p>-8.72565908416334E-16</text:p>
          </table:table-cell>
          <table:table-cell table:number-columns-repeated="2"/>
          <table:table-cell office:value-type="string" calcext:value-type="string">
            <text:p><text:s text:c="10"/>31 <text:s text:c="2"/>7.0505088890114483E-003 <text:s/>0.58152418259970529 <text:s text:c="7"/>1.1493952874888566E-003 <text:s/>0.16569610170942564 <text:s text:c="4"/></text:p>
          </table:table-cell>
          <table:table-cell table:formula="of:=LEFT(RIGHT([.W34];78);28)" office:value-type="string" office:string-value="  0.58152418259970529       " calcext:value-type="string">
            <text:p><text:s text:c="2"/>0.58152418259970529 <text:s text:c="6"/></text:p>
          </table:table-cell>
          <table:table-cell office:value-type="float" office:value="0.581524182599706" calcext:value-type="float">
            <text:p>0.581524182599706</text:p>
          </table:table-cell>
          <table:table-cell table:formula="of:=[.X34]-[.Y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1 <text:s text:c="2"/>7.0505088890114483E-003 <text:s/>0.58152418259970529 <text:s text:c="7"/>1.1493952874888566E-003 <text:s/>0.16569610170942564 <text:s text:c="4"/></text:p>
          </table:table-cell>
          <table:table-cell table:formula="of:=LEFT(RIGHT([.AC34];55);30)" office:value-type="string" office:string-value="      1.1493952874888566E-003 " calcext:value-type="string">
            <text:p><text:s text:c="6"/>1.1493952874888566E-003 </text:p>
          </table:table-cell>
          <table:table-cell office:value-type="float" office:value="0.00114939528748891" calcext:value-type="float">
            <text:p>0.001149395287489</text:p>
          </table:table-cell>
          <table:table-cell table:formula="of:=[.AD34]-[.AE34]" office:value-type="float" office:value="-5.35595873207839E-017" calcext:value-type="float">
            <text:p>-5.35595873207839E-17</text:p>
          </table:table-cell>
          <table:table-cell table:number-columns-repeated="2"/>
          <table:table-cell office:value-type="string" calcext:value-type="string">
            <text:p><text:s text:c="10"/>31 <text:s text:c="2"/>7.0505088890114483E-003 <text:s/>0.58152418259970529 <text:s text:c="7"/>1.1493952874888566E-003 <text:s/>0.16569610170942564 <text:s text:c="4"/></text:p>
          </table:table-cell>
          <table:table-cell table:formula="of:=RIGHT([.AI34];26)" office:value-type="string" office:string-value="  0.16569610170942564     " calcext:value-type="string">
            <text:p><text:s text:c="2"/>0.16569610170942564 <text:s text:c="4"/></text:p>
          </table:table-cell>
          <table:table-cell office:value-type="float" office:value="0.165696101709426" calcext:value-type="float">
            <text:p>0.165696101709426</text:p>
          </table:table-cell>
          <table:table-cell table:formula="of:=[.AJ34]-[.AK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0 <text:s/>0.61838373043692518 <text:s text:c="4"/></text:p>
          </table:table-cell>
          <table:table-cell table:formula="of:=RIGHT([.AO34];26)" office:value-type="string" office:string-value="  0.61838373043692518     " calcext:value-type="string">
            <text:p><text:s text:c="2"/>0.61838373043692518 <text:s text:c="4"/></text:p>
          </table:table-cell>
          <table:table-cell office:value-type="float" office:value="0.618383730436925" calcext:value-type="float">
            <text:p>0.618383730436925</text:p>
          </table:table-cell>
          <table:table-cell table:formula="of:=[.AP34]-[.AQ34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31 <text:s/>0.57447367371069380 <text:s text:c="4"/></text:p>
          </table:table-cell>
          <table:table-cell table:formula="of:=RIGHT([.A35]; LEN([.A35])-12)" office:value-type="string" office:string-value="  0.57447367371069380     " calcext:value-type="string">
            <text:p><text:s text:c="2"/>0.57447367371069380 <text:s text:c="4"/></text:p>
          </table:table-cell>
          <table:table-cell office:value-type="float" office:value="0.574473673710694" calcext:value-type="float">
            <text:p>0.574473673710694</text:p>
          </table:table-cell>
          <table:table-cell table:formula="of:=ABS([.B35]-[.C3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1 <text:s/>-8.0002979992016866E-003</text:p>
          </table:table-cell>
          <table:table-cell table:formula="of:=RIGHT([.K35]; LEN([.K35])-12)" office:value-type="string" office:string-value="  -8.0002979992016866E-003" calcext:value-type="string">
            <text:p><text:s text:c="2"/>-8.0002979992016866E-003</text:p>
          </table:table-cell>
          <table:table-cell office:value-type="float" office:value="-0.00800029799920166" calcext:value-type="float">
            <text:p>-0.008000297999202</text:p>
          </table:table-cell>
          <table:table-cell table:formula="of:=[.L35]-[.M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2 <text:s text:c="2"/>6.1589688184870072E-004 <text:s/>0.54428194246420813 <text:s text:c="7"/>8.4628452219416214E-004 <text:s/>0.14833562877478068 <text:s text:c="4"/></text:p>
          </table:table-cell>
          <table:table-cell table:formula="of:=RIGHT(LEFT([.Q35];40);28)" office:value-type="string" office:string-value="   6.1589688184870072E-004  " calcext:value-type="string">
            <text:p><text:s text:c="3"/>6.1589688184870072E-004 <text:s/></text:p>
          </table:table-cell>
          <table:table-cell office:value-type="float" office:value="0.000615896881850612" calcext:value-type="float">
            <text:p>0.000615896881851</text:p>
          </table:table-cell>
          <table:table-cell table:formula="of:=[.R35]-[.S35]" office:value-type="float" office:value="-1.9113400098747E-015" calcext:value-type="float">
            <text:p>-1.9113400098747E-15</text:p>
          </table:table-cell>
          <table:table-cell table:number-columns-repeated="2"/>
          <table:table-cell office:value-type="string" calcext:value-type="string">
            <text:p><text:s text:c="10"/>32 <text:s text:c="2"/>6.1589688184870072E-004 <text:s/>0.54428194246420813 <text:s text:c="7"/>8.4628452219416214E-004 <text:s/>0.14833562877478068 <text:s text:c="4"/></text:p>
          </table:table-cell>
          <table:table-cell table:formula="of:=LEFT(RIGHT([.W35];78);28)" office:value-type="string" office:string-value="  0.54428194246420813       " calcext:value-type="string">
            <text:p><text:s text:c="2"/>0.54428194246420813 <text:s text:c="6"/></text:p>
          </table:table-cell>
          <table:table-cell office:value-type="float" office:value="0.54428194246421" calcext:value-type="float">
            <text:p>0.54428194246421</text:p>
          </table:table-cell>
          <table:table-cell table:formula="of:=[.X35]-[.Y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2 <text:s text:c="2"/>6.1589688184870072E-004 <text:s/>0.54428194246420813 <text:s text:c="7"/>8.4628452219416214E-004 <text:s/>0.14833562877478068 <text:s text:c="4"/></text:p>
          </table:table-cell>
          <table:table-cell table:formula="of:=LEFT(RIGHT([.AC35];55);30)" office:value-type="string" office:string-value="      8.4628452219416214E-004 " calcext:value-type="string">
            <text:p><text:s text:c="6"/>8.4628452219416214E-004 </text:p>
          </table:table-cell>
          <table:table-cell office:value-type="float" office:value="0.000846284522194145" calcext:value-type="float">
            <text:p>0.000846284522194</text:p>
          </table:table-cell>
          <table:table-cell table:formula="of:=[.AD35]-[.AE35]" office:value-type="float" office:value="1.72388145425195E-017" calcext:value-type="float">
            <text:p>1.72388145425195E-17</text:p>
          </table:table-cell>
          <table:table-cell table:number-columns-repeated="2"/>
          <table:table-cell office:value-type="string" calcext:value-type="string">
            <text:p><text:s text:c="10"/>32 <text:s text:c="2"/>6.1589688184870072E-004 <text:s/>0.54428194246420813 <text:s text:c="7"/>8.4628452219416214E-004 <text:s/>0.14833562877478068 <text:s text:c="4"/></text:p>
          </table:table-cell>
          <table:table-cell table:formula="of:=RIGHT([.AI35];26)" office:value-type="string" office:string-value="  0.14833562877478068     " calcext:value-type="string">
            <text:p><text:s text:c="2"/>0.14833562877478068 <text:s text:c="4"/></text:p>
          </table:table-cell>
          <table:table-cell office:value-type="float" office:value="0.148335628774781" calcext:value-type="float">
            <text:p>0.148335628774781</text:p>
          </table:table-cell>
          <table:table-cell table:formula="of:=[.AJ35]-[.AK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1 <text:s/>0.59066404231671576 <text:s text:c="4"/></text:p>
          </table:table-cell>
          <table:table-cell table:formula="of:=RIGHT([.AO35];26)" office:value-type="string" office:string-value="  0.59066404231671576     " calcext:value-type="string">
            <text:p><text:s text:c="2"/>0.59066404231671576 <text:s text:c="4"/></text:p>
          </table:table-cell>
          <table:table-cell office:value-type="float" office:value="0.590664042316716" calcext:value-type="float">
            <text:p>0.590664042316716</text:p>
          </table:table-cell>
          <table:table-cell table:formula="of:=[.AP35]-[.AQ35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32 <text:s/>0.54366604558235943 <text:s text:c="4"/></text:p>
          </table:table-cell>
          <table:table-cell table:formula="of:=RIGHT([.A36]; LEN([.A36])-12)" office:value-type="string" office:string-value="  0.54366604558235943     " calcext:value-type="string">
            <text:p><text:s text:c="2"/>0.54366604558235943 <text:s text:c="4"/></text:p>
          </table:table-cell>
          <table:table-cell office:value-type="float" office:value="0.543666045582359" calcext:value-type="float">
            <text:p>0.543666045582359</text:p>
          </table:table-cell>
          <table:table-cell table:formula="of:=ABS([.B36]-[.C3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2 <text:s/>-8.2107796479543946E-003</text:p>
          </table:table-cell>
          <table:table-cell table:formula="of:=RIGHT([.K36]; LEN([.K36])-12)" office:value-type="string" office:string-value="  -8.2107796479543946E-003" calcext:value-type="string">
            <text:p><text:s text:c="2"/>-8.2107796479543946E-003</text:p>
          </table:table-cell>
          <table:table-cell office:value-type="float" office:value="-0.0082107796479544" calcext:value-type="float">
            <text:p>-0.008210779647954</text:p>
          </table:table-cell>
          <table:table-cell table:formula="of:=[.L36]-[.M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3 <text:s/>-5.5142655536267338E-003 <text:s/>0.50553360307551221 <text:s text:c="7"/>6.4638635756410559E-004 <text:s/>0.13104822292728444 <text:s text:c="4"/></text:p>
          </table:table-cell>
          <table:table-cell table:formula="of:=RIGHT(LEFT([.Q36];40);28)" office:value-type="string" office:string-value="  -5.5142655536267338E-003  " calcext:value-type="string">
            <text:p><text:s text:c="2"/>-5.5142655536267338E-003 <text:s/></text:p>
          </table:table-cell>
          <table:table-cell office:value-type="float" office:value="-0.00551426555363012" calcext:value-type="float">
            <text:p>-0.00551426555363</text:p>
          </table:table-cell>
          <table:table-cell table:formula="of:=[.R36]-[.S36]" office:value-type="float" office:value="3.38618022510673E-015" calcext:value-type="float">
            <text:p>3.38618022510673E-15</text:p>
          </table:table-cell>
          <table:table-cell table:number-columns-repeated="2"/>
          <table:table-cell office:value-type="string" calcext:value-type="string">
            <text:p><text:s text:c="10"/>33 <text:s/>-5.5142655536267338E-003 <text:s/>0.50553360307551221 <text:s text:c="7"/>6.4638635756410559E-004 <text:s/>0.13104822292728444 <text:s text:c="4"/></text:p>
          </table:table-cell>
          <table:table-cell table:formula="of:=LEFT(RIGHT([.W36];78);28)" office:value-type="string" office:string-value="  0.50553360307551221       " calcext:value-type="string">
            <text:p><text:s text:c="2"/>0.50553360307551221 <text:s text:c="6"/></text:p>
          </table:table-cell>
          <table:table-cell office:value-type="float" office:value="0.505533603075509" calcext:value-type="float">
            <text:p>0.505533603075509</text:p>
          </table:table-cell>
          <table:table-cell table:formula="of:=[.X36]-[.Y36]" office:value-type="float" office:value="3.21964677141295E-015" calcext:value-type="float">
            <text:p>3.21964677141295E-15</text:p>
          </table:table-cell>
          <table:table-cell table:number-columns-repeated="2"/>
          <table:table-cell office:value-type="string" calcext:value-type="string">
            <text:p><text:s text:c="10"/>33 <text:s/>-5.5142655536267338E-003 <text:s/>0.50553360307551221 <text:s text:c="7"/>6.4638635756410559E-004 <text:s/>0.13104822292728444 <text:s text:c="4"/></text:p>
          </table:table-cell>
          <table:table-cell table:formula="of:=LEFT(RIGHT([.AC36];55);30)" office:value-type="string" office:string-value="      6.4638635756410559E-004 " calcext:value-type="string">
            <text:p><text:s text:c="6"/>6.4638635756410559E-004 </text:p>
          </table:table-cell>
          <table:table-cell office:value-type="float" office:value="0.000646386357564109" calcext:value-type="float">
            <text:p>0.000646386357564</text:p>
          </table:table-cell>
          <table:table-cell table:formula="of:=[.AD36]-[.AE36]" office:value-type="float" office:value="-3.46944695195361E-018" calcext:value-type="float">
            <text:p>-3.46944695195361E-18</text:p>
          </table:table-cell>
          <table:table-cell table:number-columns-repeated="2"/>
          <table:table-cell office:value-type="string" calcext:value-type="string">
            <text:p><text:s text:c="10"/>33 <text:s/>-5.5142655536267338E-003 <text:s/>0.50553360307551221 <text:s text:c="7"/>6.4638635756410559E-004 <text:s/>0.13104822292728444 <text:s text:c="4"/></text:p>
          </table:table-cell>
          <table:table-cell table:formula="of:=RIGHT([.AI36];26)" office:value-type="string" office:string-value="  0.13104822292728444     " calcext:value-type="string">
            <text:p><text:s text:c="2"/>0.13104822292728444 <text:s text:c="4"/></text:p>
          </table:table-cell>
          <table:table-cell office:value-type="float" office:value="0.131048222927284" calcext:value-type="float">
            <text:p>0.131048222927284</text:p>
          </table:table-cell>
          <table:table-cell table:formula="of:=[.AJ36]-[.AK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2 <text:s/>0.56083053569746366 <text:s text:c="4"/></text:p>
          </table:table-cell>
          <table:table-cell table:formula="of:=RIGHT([.AO36];26)" office:value-type="string" office:string-value="  0.56083053569746366     " calcext:value-type="string">
            <text:p><text:s text:c="2"/>0.56083053569746366 <text:s text:c="4"/></text:p>
          </table:table-cell>
          <table:table-cell office:value-type="float" office:value="0.560830535697464" calcext:value-type="float">
            <text:p>0.560830535697464</text:p>
          </table:table-cell>
          <table:table-cell table:formula="of:=[.AP36]-[.AQ36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33 <text:s/>0.51104786862913898 <text:s text:c="4"/></text:p>
          </table:table-cell>
          <table:table-cell table:formula="of:=RIGHT([.A37]; LEN([.A37])-12)" office:value-type="string" office:string-value="  0.51104786862913898     " calcext:value-type="string">
            <text:p><text:s text:c="2"/>0.51104786862913898 <text:s text:c="4"/></text:p>
          </table:table-cell>
          <table:table-cell office:value-type="float" office:value="0.511047868629139" calcext:value-type="float">
            <text:p>0.511047868629139</text:p>
          </table:table-cell>
          <table:table-cell table:formula="of:=ABS([.B37]-[.C3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3 <text:s/>-8.2303416773476922E-003</text:p>
          </table:table-cell>
          <table:table-cell table:formula="of:=RIGHT([.K37]; LEN([.K37])-12)" office:value-type="string" office:string-value="  -8.2303416773476922E-003" calcext:value-type="string">
            <text:p><text:s text:c="2"/>-8.2303416773476922E-003</text:p>
          </table:table-cell>
          <table:table-cell office:value-type="float" office:value="-0.00823034167734775" calcext:value-type="float">
            <text:p>-0.008230341677348</text:p>
          </table:table-cell>
          <table:table-cell table:formula="of:=[.L37]-[.M37]" office:value-type="float" office:value="5.89805981832114E-017" calcext:value-type="float">
            <text:p>5.89805981832114E-17</text:p>
          </table:table-cell>
          <table:table-cell table:number-columns-repeated="2"/>
          <table:table-cell office:value-type="string" calcext:value-type="string">
            <text:p><text:s text:c="10"/>34 <text:s/>-8.7307036663494958E-003 <text:s/>0.46808954109224632 <text:s text:c="7"/>5.8802188393865598E-004 <text:s/>0.11412574047392667 <text:s text:c="4"/></text:p>
          </table:table-cell>
          <table:table-cell table:formula="of:=RIGHT(LEFT([.Q37];40);28)" office:value-type="string" office:string-value="  -8.7307036663494958E-003  " calcext:value-type="string">
            <text:p><text:s text:c="2"/>-8.7307036663494958E-003 <text:s/></text:p>
          </table:table-cell>
          <table:table-cell office:value-type="float" office:value="-0.00873070366634799" calcext:value-type="float">
            <text:p>-0.008730703666348</text:p>
          </table:table-cell>
          <table:table-cell table:formula="of:=[.R37]-[.S37]" office:value-type="float" office:value="-1.50747470062385E-015" calcext:value-type="float">
            <text:p>-1.50747470062385E-15</text:p>
          </table:table-cell>
          <table:table-cell table:number-columns-repeated="2"/>
          <table:table-cell office:value-type="string" calcext:value-type="string">
            <text:p><text:s text:c="10"/>34 <text:s/>-8.7307036663494958E-003 <text:s/>0.46808954109224632 <text:s text:c="7"/>5.8802188393865598E-004 <text:s/>0.11412574047392667 <text:s text:c="4"/></text:p>
          </table:table-cell>
          <table:table-cell table:formula="of:=LEFT(RIGHT([.W37];78);28)" office:value-type="string" office:string-value="  0.46808954109224632       " calcext:value-type="string">
            <text:p><text:s text:c="2"/>0.46808954109224632 <text:s text:c="6"/></text:p>
          </table:table-cell>
          <table:table-cell office:value-type="float" office:value="0.468089541092248" calcext:value-type="float">
            <text:p>0.468089541092248</text:p>
          </table:table-cell>
          <table:table-cell table:formula="of:=[.X37]-[.Y37]" office:value-type="float" office:value="-1.66533453693773E-015" calcext:value-type="float">
            <text:p>-1.66533453693773E-15</text:p>
          </table:table-cell>
          <table:table-cell table:number-columns-repeated="2"/>
          <table:table-cell office:value-type="string" calcext:value-type="string">
            <text:p><text:s text:c="10"/>34 <text:s/>-8.7307036663494958E-003 <text:s/>0.46808954109224632 <text:s text:c="7"/>5.8802188393865598E-004 <text:s/>0.11412574047392667 <text:s text:c="4"/></text:p>
          </table:table-cell>
          <table:table-cell table:formula="of:=LEFT(RIGHT([.AC37];55);30)" office:value-type="string" office:string-value="      5.8802188393865598E-004 " calcext:value-type="string">
            <text:p><text:s text:c="6"/>5.8802188393865598E-004 </text:p>
          </table:table-cell>
          <table:table-cell office:value-type="float" office:value="0.000588021883938653" calcext:value-type="float">
            <text:p>0.000588021883939</text:p>
          </table:table-cell>
          <table:table-cell table:formula="of:=[.AD37]-[.AE37]" office:value-type="float" office:value="2.92734586571086E-018" calcext:value-type="float">
            <text:p>2.92734586571086E-18</text:p>
          </table:table-cell>
          <table:table-cell table:number-columns-repeated="2"/>
          <table:table-cell office:value-type="string" calcext:value-type="string">
            <text:p><text:s text:c="10"/>34 <text:s/>-8.7307036663494958E-003 <text:s/>0.46808954109224632 <text:s text:c="7"/>5.8802188393865598E-004 <text:s/>0.11412574047392667 <text:s text:c="4"/></text:p>
          </table:table-cell>
          <table:table-cell table:formula="of:=RIGHT([.AI37];26)" office:value-type="string" office:string-value="  0.11412574047392667     " calcext:value-type="string">
            <text:p><text:s text:c="2"/>0.11412574047392667 <text:s text:c="4"/></text:p>
          </table:table-cell>
          <table:table-cell office:value-type="float" office:value="0.114125740473927" calcext:value-type="float">
            <text:p>0.114125740473927</text:p>
          </table:table-cell>
          <table:table-cell table:formula="of:=[.AJ37]-[.AK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3 <text:s/>0.52906327527633223 <text:s text:c="4"/></text:p>
          </table:table-cell>
          <table:table-cell table:formula="of:=RIGHT([.AO37];26)" office:value-type="string" office:string-value="  0.52906327527633223     " calcext:value-type="string">
            <text:p><text:s text:c="2"/>0.52906327527633223 <text:s text:c="4"/></text:p>
          </table:table-cell>
          <table:table-cell office:value-type="float" office:value="0.529063275276332" calcext:value-type="float">
            <text:p>0.529063275276332</text:p>
          </table:table-cell>
          <table:table-cell table:formula="of:=[.AP37]-[.AQ37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34 <text:s/>0.47682024475859580 <text:s text:c="4"/></text:p>
          </table:table-cell>
          <table:table-cell table:formula="of:=RIGHT([.A38]; LEN([.A38])-12)" office:value-type="string" office:string-value="  0.47682024475859580     " calcext:value-type="string">
            <text:p><text:s text:c="2"/>0.47682024475859580 <text:s text:c="4"/></text:p>
          </table:table-cell>
          <table:table-cell office:value-type="float" office:value="0.476820244758596" calcext:value-type="float">
            <text:p>0.476820244758596</text:p>
          </table:table-cell>
          <table:table-cell table:formula="of:=ABS([.B38]-[.C3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4 <text:s/>-8.0457544184460023E-003</text:p>
          </table:table-cell>
          <table:table-cell table:formula="of:=RIGHT([.K38]; LEN([.K38])-12)" office:value-type="string" office:string-value="  -8.0457544184460023E-003" calcext:value-type="string">
            <text:p><text:s text:c="2"/>-8.0457544184460023E-003</text:p>
          </table:table-cell>
          <table:table-cell office:value-type="float" office:value="-0.00804575441844595" calcext:value-type="float">
            <text:p>-0.008045754418446</text:p>
          </table:table-cell>
          <table:table-cell table:formula="of:=[.L38]-[.M38]" office:value-type="float" office:value="-5.20417042793042E-017" calcext:value-type="float">
            <text:p>-5.20417042793042E-17</text:p>
          </table:table-cell>
          <table:table-cell table:number-columns-repeated="2"/>
          <table:table-cell office:value-type="string" calcext:value-type="string">
            <text:p><text:s text:c="10"/>35 <text:s/>-1.1481953812883621E-002 <text:s/>0.42971224484084641 <text:s text:c="7"/>5.2200920908816381E-004 <text:s text:c="2"/>9.7751616332657373E-002</text:p>
          </table:table-cell>
          <table:table-cell table:formula="of:=RIGHT(LEFT([.Q38];40);28)" office:value-type="string" office:string-value="  -1.1481953812883621E-002  " calcext:value-type="string">
            <text:p><text:s text:c="2"/>-1.1481953812883621E-002 <text:s/></text:p>
          </table:table-cell>
          <table:table-cell office:value-type="float" office:value="-0.0114819538128836" calcext:value-type="float">
            <text:p>-0.011481953812884</text:p>
          </table:table-cell>
          <table:table-cell table:formula="of:=[.R38]-[.S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5 <text:s/>-1.1481953812883621E-002 <text:s/>0.42971224484084641 <text:s text:c="7"/>5.2200920908816381E-004 <text:s text:c="2"/>9.7751616332657373E-002</text:p>
          </table:table-cell>
          <table:table-cell table:formula="of:=LEFT(RIGHT([.W38];78);28)" office:value-type="string" office:string-value="  0.42971224484084641       " calcext:value-type="string">
            <text:p><text:s text:c="2"/>0.42971224484084641 <text:s text:c="6"/></text:p>
          </table:table-cell>
          <table:table-cell office:value-type="float" office:value="0.429712244840846" calcext:value-type="float">
            <text:p>0.429712244840846</text:p>
          </table:table-cell>
          <table:table-cell table:formula="of:=[.X38]-[.Y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5 <text:s/>-1.1481953812883621E-002 <text:s/>0.42971224484084641 <text:s text:c="7"/>5.2200920908816381E-004 <text:s text:c="2"/>9.7751616332657373E-002</text:p>
          </table:table-cell>
          <table:table-cell table:formula="of:=LEFT(RIGHT([.AC38];55);30)" office:value-type="string" office:string-value="      5.2200920908816381E-004 " calcext:value-type="string">
            <text:p><text:s text:c="6"/>5.2200920908816381E-004 </text:p>
          </table:table-cell>
          <table:table-cell office:value-type="float" office:value="0.000522009209088164" calcext:value-type="float">
            <text:p>0.000522009209088</text:p>
          </table:table-cell>
          <table:table-cell table:formula="of:=[.AD38]-[.AE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5 <text:s/>-1.1481953812883621E-002 <text:s/>0.42971224484084641 <text:s text:c="7"/>5.2200920908816381E-004 <text:s text:c="2"/>9.7751616332657373E-002</text:p>
          </table:table-cell>
          <table:table-cell table:formula="of:=RIGHT([.AI38];26)" office:value-type="string" office:string-value="   9.7751616332657373E-002" calcext:value-type="string">
            <text:p><text:s text:c="3"/>9.7751616332657373E-002</text:p>
          </table:table-cell>
          <table:table-cell office:value-type="float" office:value="0.0977516163326574" calcext:value-type="float">
            <text:p>0.097751616332657</text:p>
          </table:table-cell>
          <table:table-cell table:formula="of:=[.AJ38]-[.AK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4 <text:s/>0.49556179859956978 <text:s text:c="4"/></text:p>
          </table:table-cell>
          <table:table-cell table:formula="of:=RIGHT([.AO38];26)" office:value-type="string" office:string-value="  0.49556179859956978     " calcext:value-type="string">
            <text:p><text:s text:c="2"/>0.49556179859956978 <text:s text:c="4"/></text:p>
          </table:table-cell>
          <table:table-cell office:value-type="float" office:value="0.49556179859957" calcext:value-type="float">
            <text:p>0.49556179859957</text:p>
          </table:table-cell>
          <table:table-cell table:formula="of:=[.AP38]-[.AQ38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35 <text:s/>0.44119419865373005 <text:s text:c="4"/></text:p>
          </table:table-cell>
          <table:table-cell table:formula="of:=RIGHT([.A39]; LEN([.A39])-12)" office:value-type="string" office:string-value="  0.44119419865373005     " calcext:value-type="string">
            <text:p><text:s text:c="2"/>0.44119419865373005 <text:s text:c="4"/></text:p>
          </table:table-cell>
          <table:table-cell office:value-type="float" office:value="0.44119419865373" calcext:value-type="float">
            <text:p>0.44119419865373</text:p>
          </table:table-cell>
          <table:table-cell table:formula="of:=ABS([.B39]-[.C3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5 <text:s/>-7.7403478388846170E-003</text:p>
          </table:table-cell>
          <table:table-cell table:formula="of:=RIGHT([.K39]; LEN([.K39])-12)" office:value-type="string" office:string-value="  -7.7403478388846170E-003" calcext:value-type="string">
            <text:p><text:s text:c="2"/>-7.7403478388846170E-003</text:p>
          </table:table-cell>
          <table:table-cell office:value-type="float" office:value="-0.00774034783888462" calcext:value-type="float">
            <text:p>-0.007740347838885</text:p>
          </table:table-cell>
          <table:table-cell table:formula="of:=[.L39]-[.M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6 <text:s/>-1.3805358108983890E-002 <text:s/>0.39058401862665781 <text:s text:c="7"/>4.5144935241560324E-004 <text:s text:c="2"/>8.2165377299051851E-002</text:p>
          </table:table-cell>
          <table:table-cell table:formula="of:=RIGHT(LEFT([.Q39];40);28)" office:value-type="string" office:string-value="  -1.3805358108983890E-002  " calcext:value-type="string">
            <text:p><text:s text:c="2"/>-1.3805358108983890E-002 <text:s/></text:p>
          </table:table-cell>
          <table:table-cell office:value-type="float" office:value="-0.013805358108984" calcext:value-type="float">
            <text:p>-0.013805358108984</text:p>
          </table:table-cell>
          <table:table-cell table:formula="of:=[.R39]-[.S39]" office:value-type="float" office:value="1.09287578986539E-016" calcext:value-type="float">
            <text:p>1.09287578986539E-16</text:p>
          </table:table-cell>
          <table:table-cell table:number-columns-repeated="2"/>
          <table:table-cell office:value-type="string" calcext:value-type="string">
            <text:p><text:s text:c="10"/>36 <text:s/>-1.3805358108983890E-002 <text:s/>0.39058401862665781 <text:s text:c="7"/>4.5144935241560324E-004 <text:s text:c="2"/>8.2165377299051851E-002</text:p>
          </table:table-cell>
          <table:table-cell table:formula="of:=LEFT(RIGHT([.W39];78);28)" office:value-type="string" office:string-value="  0.39058401862665781       " calcext:value-type="string">
            <text:p><text:s text:c="2"/>0.39058401862665781 <text:s text:c="6"/></text:p>
          </table:table-cell>
          <table:table-cell office:value-type="float" office:value="0.390584018626658" calcext:value-type="float">
            <text:p>0.390584018626658</text:p>
          </table:table-cell>
          <table:table-cell table:formula="of:=[.X39]-[.Y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6 <text:s/>-1.3805358108983890E-002 <text:s/>0.39058401862665781 <text:s text:c="7"/>4.5144935241560324E-004 <text:s text:c="2"/>8.2165377299051851E-002</text:p>
          </table:table-cell>
          <table:table-cell table:formula="of:=LEFT(RIGHT([.AC39];55);30)" office:value-type="string" office:string-value="      4.5144935241560324E-004 " calcext:value-type="string">
            <text:p><text:s text:c="6"/>4.5144935241560324E-004 </text:p>
          </table:table-cell>
          <table:table-cell office:value-type="float" office:value="0.000451449352415602" calcext:value-type="float">
            <text:p>0.000451449352416</text:p>
          </table:table-cell>
          <table:table-cell table:formula="of:=[.AD39]-[.AE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6 <text:s/>-1.3805358108983890E-002 <text:s/>0.39058401862665781 <text:s text:c="7"/>4.5144935241560324E-004 <text:s text:c="2"/>8.2165377299051851E-002</text:p>
          </table:table-cell>
          <table:table-cell table:formula="of:=RIGHT([.AI39];26)" office:value-type="string" office:string-value="   8.2165377299051851E-002" calcext:value-type="string">
            <text:p><text:s text:c="3"/>8.2165377299051851E-002</text:p>
          </table:table-cell>
          <table:table-cell office:value-type="float" office:value="0.0821653772990519" calcext:value-type="float">
            <text:p>0.082165377299052</text:p>
          </table:table-cell>
          <table:table-cell table:formula="of:=[.AJ39]-[.AK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5 <text:s/>0.46054050329075030 <text:s text:c="4"/></text:p>
          </table:table-cell>
          <table:table-cell table:formula="of:=RIGHT([.AO39];26)" office:value-type="string" office:string-value="  0.46054050329075030     " calcext:value-type="string">
            <text:p><text:s text:c="2"/>0.46054050329075030 <text:s text:c="4"/></text:p>
          </table:table-cell>
          <table:table-cell office:value-type="float" office:value="0.46054050329075" calcext:value-type="float">
            <text:p>0.46054050329075</text:p>
          </table:table-cell>
          <table:table-cell table:formula="of:=[.AP39]-[.AQ39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36 <text:s/>0.40438937673564168 <text:s text:c="4"/></text:p>
          </table:table-cell>
          <table:table-cell table:formula="of:=RIGHT([.A40]; LEN([.A40])-12)" office:value-type="string" office:string-value="  0.40438937673564168     " calcext:value-type="string">
            <text:p><text:s text:c="2"/>0.40438937673564168 <text:s text:c="4"/></text:p>
          </table:table-cell>
          <table:table-cell office:value-type="float" office:value="0.404389376735642" calcext:value-type="float">
            <text:p>0.404389376735642</text:p>
          </table:table-cell>
          <table:table-cell table:formula="of:=ABS([.B40]-[.C4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6 <text:s/>-7.3238819856327403E-003</text:p>
          </table:table-cell>
          <table:table-cell table:formula="of:=RIGHT([.K40]; LEN([.K40])-12)" office:value-type="string" office:string-value="  -7.3238819856327403E-003" calcext:value-type="string">
            <text:p><text:s text:c="2"/>-7.3238819856327403E-003</text:p>
          </table:table-cell>
          <table:table-cell office:value-type="float" office:value="-0.00732388198563274" calcext:value-type="float">
            <text:p>-0.007323881985633</text:p>
          </table:table-cell>
          <table:table-cell table:formula="of:=[.L40]-[.M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7 <text:s/>-1.5727507071101363E-002 <text:s/>0.35090518589919956 <text:s text:c="7"/>3.7939982460872580E-004 <text:s text:c="2"/>6.7581632627836452E-002</text:p>
          </table:table-cell>
          <table:table-cell table:formula="of:=RIGHT(LEFT([.Q40];40);28)" office:value-type="string" office:string-value="  -1.5727507071101363E-002  " calcext:value-type="string">
            <text:p><text:s text:c="2"/>-1.5727507071101363E-002 <text:s/></text:p>
          </table:table-cell>
          <table:table-cell office:value-type="float" office:value="-0.0157275070710986" calcext:value-type="float">
            <text:p>-0.015727507071099</text:p>
          </table:table-cell>
          <table:table-cell table:formula="of:=[.R40]-[.S40]" office:value-type="float" office:value="-2.76167977375508E-015" calcext:value-type="float">
            <text:p>-2.76167977375508E-15</text:p>
          </table:table-cell>
          <table:table-cell table:number-columns-repeated="2"/>
          <table:table-cell office:value-type="string" calcext:value-type="string">
            <text:p><text:s text:c="10"/>37 <text:s/>-1.5727507071101363E-002 <text:s/>0.35090518589919956 <text:s text:c="7"/>3.7939982460872580E-004 <text:s text:c="2"/>6.7581632627836452E-002</text:p>
          </table:table-cell>
          <table:table-cell table:formula="of:=LEFT(RIGHT([.W40];78);28)" office:value-type="string" office:string-value="  0.35090518589919956       " calcext:value-type="string">
            <text:p><text:s text:c="2"/>0.35090518589919956 <text:s text:c="6"/></text:p>
          </table:table-cell>
          <table:table-cell office:value-type="float" office:value="0.350905185899202" calcext:value-type="float">
            <text:p>0.350905185899202</text:p>
          </table:table-cell>
          <table:table-cell table:formula="of:=[.X40]-[.Y40]" office:value-type="float" office:value="-2.44249065417534E-015" calcext:value-type="float">
            <text:p>-2.44249065417534E-15</text:p>
          </table:table-cell>
          <table:table-cell table:number-columns-repeated="2"/>
          <table:table-cell office:value-type="string" calcext:value-type="string">
            <text:p><text:s text:c="10"/>37 <text:s/>-1.5727507071101363E-002 <text:s/>0.35090518589919956 <text:s text:c="7"/>3.7939982460872580E-004 <text:s text:c="2"/>6.7581632627836452E-002</text:p>
          </table:table-cell>
          <table:table-cell table:formula="of:=LEFT(RIGHT([.AC40];55);30)" office:value-type="string" office:string-value="      3.7939982460872580E-004 " calcext:value-type="string">
            <text:p><text:s text:c="6"/>3.7939982460872580E-004 </text:p>
          </table:table-cell>
          <table:table-cell office:value-type="float" office:value="0.000379399824608726" calcext:value-type="float">
            <text:p>0.000379399824609</text:p>
          </table:table-cell>
          <table:table-cell table:formula="of:=[.AD40]-[.AE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7 <text:s/>-1.5727507071101363E-002 <text:s/>0.35090518589919956 <text:s text:c="7"/>3.7939982460872580E-004 <text:s text:c="2"/>6.7581632627836452E-002</text:p>
          </table:table-cell>
          <table:table-cell table:formula="of:=RIGHT([.AI40];26)" office:value-type="string" office:string-value="   6.7581632627836452E-002" calcext:value-type="string">
            <text:p><text:s text:c="3"/>6.7581632627836452E-002</text:p>
          </table:table-cell>
          <table:table-cell office:value-type="float" office:value="0.0675816326278365" calcext:value-type="float">
            <text:p>0.067581632627837</text:p>
          </table:table-cell>
          <table:table-cell table:formula="of:=[.AJ40]-[.AK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6 <text:s/>0.42421091011836526 <text:s text:c="4"/></text:p>
          </table:table-cell>
          <table:table-cell table:formula="of:=RIGHT([.AO40];26)" office:value-type="string" office:string-value="  0.42421091011836526     " calcext:value-type="string">
            <text:p><text:s text:c="2"/>0.42421091011836526 <text:s text:c="4"/></text:p>
          </table:table-cell>
          <table:table-cell office:value-type="float" office:value="0.424210910118365" calcext:value-type="float">
            <text:p>0.424210910118365</text:p>
          </table:table-cell>
          <table:table-cell table:formula="of:=[.AP40]-[.AQ40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37 <text:s/>0.36663269297030093 <text:s text:c="4"/></text:p>
          </table:table-cell>
          <table:table-cell table:formula="of:=RIGHT([.A41]; LEN([.A41])-12)" office:value-type="string" office:string-value="  0.36663269297030093     " calcext:value-type="string">
            <text:p><text:s text:c="2"/>0.36663269297030093 <text:s text:c="4"/></text:p>
          </table:table-cell>
          <table:table-cell office:value-type="float" office:value="0.366632692970301" calcext:value-type="float">
            <text:p>0.366632692970301</text:p>
          </table:table-cell>
          <table:table-cell table:formula="of:=ABS([.B41]-[.C4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7 <text:s/>-6.8084133331670583E-003</text:p>
          </table:table-cell>
          <table:table-cell table:formula="of:=RIGHT([.K41]; LEN([.K41])-12)" office:value-type="string" office:string-value="  -6.8084133331670583E-003" calcext:value-type="string">
            <text:p><text:s text:c="2"/>-6.8084133331670583E-003</text:p>
          </table:table-cell>
          <table:table-cell office:value-type="float" office:value="-0.00680841333316705" calcext:value-type="float">
            <text:p>-0.006808413333167</text:p>
          </table:table-cell>
          <table:table-cell table:formula="of:=[.L41]-[.M4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8 <text:s/>-1.7267454163276227E-002 <text:s/>0.31088947570521536 <text:s text:c="7"/>3.0873532197537093E-004 <text:s text:c="2"/>5.4185804724705508E-002</text:p>
          </table:table-cell>
          <table:table-cell table:formula="of:=RIGHT(LEFT([.Q41];40);28)" office:value-type="string" office:string-value="  -1.7267454163276227E-002  " calcext:value-type="string">
            <text:p><text:s text:c="2"/>-1.7267454163276227E-002 <text:s/></text:p>
          </table:table-cell>
          <table:table-cell office:value-type="float" office:value="-0.0172674541632802" calcext:value-type="float">
            <text:p>-0.01726745416328</text:p>
          </table:table-cell>
          <table:table-cell table:formula="of:=[.R41]-[.S41]" office:value-type="float" office:value="3.97251675998689E-015" calcext:value-type="float">
            <text:p>3.97251675998689E-15</text:p>
          </table:table-cell>
          <table:table-cell table:number-columns-repeated="2"/>
          <table:table-cell office:value-type="string" calcext:value-type="string">
            <text:p><text:s text:c="10"/>38 <text:s/>-1.7267454163276227E-002 <text:s/>0.31088947570521536 <text:s text:c="7"/>3.0873532197537093E-004 <text:s text:c="2"/>5.4185804724705508E-002</text:p>
          </table:table-cell>
          <table:table-cell table:formula="of:=LEFT(RIGHT([.W41];78);28)" office:value-type="string" office:string-value="  0.31088947570521536       " calcext:value-type="string">
            <text:p><text:s text:c="2"/>0.31088947570521536 <text:s text:c="6"/></text:p>
          </table:table-cell>
          <table:table-cell office:value-type="float" office:value="0.310889475705211" calcext:value-type="float">
            <text:p>0.310889475705211</text:p>
          </table:table-cell>
          <table:table-cell table:formula="of:=[.X41]-[.Y41]" office:value-type="float" office:value="4.32986979603811E-015" calcext:value-type="float">
            <text:p>4.32986979603811E-15</text:p>
          </table:table-cell>
          <table:table-cell table:number-columns-repeated="2"/>
          <table:table-cell office:value-type="string" calcext:value-type="string">
            <text:p><text:s text:c="10"/>38 <text:s/>-1.7267454163276227E-002 <text:s/>0.31088947570521536 <text:s text:c="7"/>3.0873532197537093E-004 <text:s text:c="2"/>5.4185804724705508E-002</text:p>
          </table:table-cell>
          <table:table-cell table:formula="of:=LEFT(RIGHT([.AC41];55);30)" office:value-type="string" office:string-value="      3.0873532197537093E-004 " calcext:value-type="string">
            <text:p><text:s text:c="6"/>3.0873532197537093E-004 </text:p>
          </table:table-cell>
          <table:table-cell office:value-type="float" office:value="0.000308735321975376" calcext:value-type="float">
            <text:p>0.000308735321975</text:p>
          </table:table-cell>
          <table:table-cell table:formula="of:=[.AD41]-[.AE41]" office:value-type="float" office:value="-5.09575021068187E-018" calcext:value-type="float">
            <text:p>-5.09575021068187E-18</text:p>
          </table:table-cell>
          <table:table-cell table:number-columns-repeated="2"/>
          <table:table-cell office:value-type="string" calcext:value-type="string">
            <text:p><text:s text:c="10"/>38 <text:s/>-1.7267454163276227E-002 <text:s/>0.31088947570521536 <text:s text:c="7"/>3.0873532197537093E-004 <text:s text:c="2"/>5.4185804724705508E-002</text:p>
          </table:table-cell>
          <table:table-cell table:formula="of:=RIGHT([.AI41];26)" office:value-type="string" office:string-value="   5.4185804724705508E-002" calcext:value-type="string">
            <text:p><text:s text:c="3"/>5.4185804724705508E-002</text:p>
          </table:table-cell>
          <table:table-cell office:value-type="float" office:value="0.0541858047247054" calcext:value-type="float">
            <text:p>0.054185804724705</text:p>
          </table:table-cell>
          <table:table-cell table:formula="of:=[.AJ41]-[.AK4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7 <text:s/>0.38679848625553748 <text:s text:c="4"/></text:p>
          </table:table-cell>
          <table:table-cell table:formula="of:=RIGHT([.AO41];26)" office:value-type="string" office:string-value="  0.38679848625553748     " calcext:value-type="string">
            <text:p><text:s text:c="2"/>0.38679848625553748 <text:s text:c="4"/></text:p>
          </table:table-cell>
          <table:table-cell office:value-type="float" office:value="0.386798486255538" calcext:value-type="float">
            <text:p>0.386798486255538</text:p>
          </table:table-cell>
          <table:table-cell table:formula="of:=[.AP41]-[.AQ41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38 <text:s/>0.32815692986849160 <text:s text:c="4"/></text:p>
          </table:table-cell>
          <table:table-cell table:formula="of:=RIGHT([.A42]; LEN([.A42])-12)" office:value-type="string" office:string-value="  0.32815692986849160     " calcext:value-type="string">
            <text:p><text:s text:c="2"/>0.32815692986849160 <text:s text:c="4"/></text:p>
          </table:table-cell>
          <table:table-cell office:value-type="float" office:value="0.328156929868491" calcext:value-type="float">
            <text:p>0.328156929868491</text:p>
          </table:table-cell>
          <table:table-cell table:formula="of:=ABS([.B42]-[.C4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8 <text:s/>-6.2080147453551660E-003</text:p>
          </table:table-cell>
          <table:table-cell table:formula="of:=RIGHT([.K42]; LEN([.K42])-12)" office:value-type="string" office:string-value="  -6.2080147453551660E-003" calcext:value-type="string">
            <text:p><text:s text:c="2"/>-6.2080147453551660E-003</text:p>
          </table:table-cell>
          <table:table-cell office:value-type="float" office:value="-0.00620801474535527" calcext:value-type="float">
            <text:p>-0.006208014745355</text:p>
          </table:table-cell>
          <table:table-cell table:formula="of:=[.L42]-[.M42]" office:value-type="float" office:value="1.0321604682062E-016" calcext:value-type="float">
            <text:p>1.0321604682062E-16</text:p>
          </table:table-cell>
          <table:table-cell table:number-columns-repeated="2"/>
          <table:table-cell office:value-type="string" calcext:value-type="string">
            <text:p><text:s text:c="10"/>39 -0.14150779418938222 <text:s text:c="6"/>0.14769150911484438 <text:s text:c="7"/>2.4202312513986815E-004 <text:s text:c="2"/>4.2130610697038953E-002</text:p>
          </table:table-cell>
          <table:table-cell table:formula="of:=RIGHT(LEFT([.Q42];40);28)" office:value-type="string" office:string-value=" -0.14150779418938222       " calcext:value-type="string">
            <text:p><text:s/>-0.14150779418938222 <text:s text:c="6"/></text:p>
          </table:table-cell>
          <table:table-cell office:value-type="float" office:value="-0.141507794189382" calcext:value-type="float">
            <text:p>-0.141507794189382</text:p>
          </table:table-cell>
          <table:table-cell table:formula="of:=[.R42]-[.S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9 -0.14150779418938222 <text:s text:c="6"/>0.14769150911484438 <text:s text:c="7"/>2.4202312513986815E-004 <text:s text:c="2"/>4.2130610697038953E-002</text:p>
          </table:table-cell>
          <table:table-cell table:formula="of:=LEFT(RIGHT([.W42];78);28)" office:value-type="string" office:string-value="  0.14769150911484438       " calcext:value-type="string">
            <text:p><text:s text:c="2"/>0.14769150911484438 <text:s text:c="6"/></text:p>
          </table:table-cell>
          <table:table-cell office:value-type="float" office:value="0.147691509114844" calcext:value-type="float">
            <text:p>0.147691509114844</text:p>
          </table:table-cell>
          <table:table-cell table:formula="of:=[.X42]-[.Y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9 -0.14150779418938222 <text:s text:c="6"/>0.14769150911484438 <text:s text:c="7"/>2.4202312513986815E-004 <text:s text:c="2"/>4.2130610697038953E-002</text:p>
          </table:table-cell>
          <table:table-cell table:formula="of:=LEFT(RIGHT([.AC42];55);30)" office:value-type="string" office:string-value="      2.4202312513986815E-004 " calcext:value-type="string">
            <text:p><text:s text:c="6"/>2.4202312513986815E-004 </text:p>
          </table:table-cell>
          <table:table-cell office:value-type="float" office:value="0.000242023125139864" calcext:value-type="float">
            <text:p>0.00024202312514</text:p>
          </table:table-cell>
          <table:table-cell table:formula="of:=[.AD42]-[.AE42]" office:value-type="float" office:value="4.14707330975705E-018" calcext:value-type="float">
            <text:p>4.14707330975705E-18</text:p>
          </table:table-cell>
          <table:table-cell table:number-columns-repeated="2"/>
          <table:table-cell office:value-type="string" calcext:value-type="string">
            <text:p><text:s text:c="10"/>39 -0.14150779418938222 <text:s text:c="6"/>0.14769150911484438 <text:s text:c="7"/>2.4202312513986815E-004 <text:s text:c="2"/>4.2130610697038953E-002</text:p>
          </table:table-cell>
          <table:table-cell table:formula="of:=RIGHT([.AI42];26)" office:value-type="string" office:string-value="   4.2130610697038953E-002" calcext:value-type="string">
            <text:p><text:s text:c="3"/>4.2130610697038953E-002</text:p>
          </table:table-cell>
          <table:table-cell office:value-type="float" office:value="0.0421306106970388" calcext:value-type="float">
            <text:p>0.042130610697039</text:p>
          </table:table-cell>
          <table:table-cell table:formula="of:=[.AJ42]-[.AK42]" office:value-type="float" office:value="1.59594559789866E-016" calcext:value-type="float">
            <text:p>1.59594559789866E-16</text:p>
          </table:table-cell>
          <table:table-cell table:number-columns-repeated="2"/>
          <table:table-cell office:value-type="string" calcext:value-type="string">
            <text:p><text:s text:c="10"/>38 <text:s/>0.34853559271426554 <text:s text:c="4"/></text:p>
          </table:table-cell>
          <table:table-cell table:formula="of:=RIGHT([.AO42];26)" office:value-type="string" office:string-value="  0.34853559271426554     " calcext:value-type="string">
            <text:p><text:s text:c="2"/>0.34853559271426554 <text:s text:c="4"/></text:p>
          </table:table-cell>
          <table:table-cell office:value-type="float" office:value="0.348535592714266" calcext:value-type="float">
            <text:p>0.348535592714266</text:p>
          </table:table-cell>
          <table:table-cell table:formula="of:=[.AP42]-[.AQ42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 text:c="10"/>39 <text:s/>0.28919930330422661 <text:s text:c="4"/></text:p>
          </table:table-cell>
          <table:table-cell table:formula="of:=RIGHT([.A43]; LEN([.A43])-12)" office:value-type="string" office:string-value="  0.28919930330422661     " calcext:value-type="string">
            <text:p><text:s text:c="2"/>0.28919930330422661 <text:s text:c="4"/></text:p>
          </table:table-cell>
          <table:table-cell office:value-type="float" office:value="0.289199303304226" calcext:value-type="float">
            <text:p>0.289199303304226</text:p>
          </table:table-cell>
          <table:table-cell table:formula="of:=ABS([.B43]-[.C4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9 <text:s/>-5.5384439603360144E-003</text:p>
          </table:table-cell>
          <table:table-cell table:formula="of:=RIGHT([.K43]; LEN([.K43])-12)" office:value-type="string" office:string-value="  -5.5384439603360144E-003" calcext:value-type="string">
            <text:p><text:s text:c="2"/>-5.5384439603360144E-003</text:p>
          </table:table-cell>
          <table:table-cell office:value-type="float" office:value="-0.00553844396033595" calcext:value-type="float">
            <text:p>-0.005538443960336</text:p>
          </table:table-cell>
          <table:table-cell table:formula="of:=[.L43]-[.M43]" office:value-type="float" office:value="-6.41847686111419E-017" calcext:value-type="float">
            <text:p>-6.41847686111419E-17</text:p>
          </table:table-cell>
          <table:table-cell table:number-columns-repeated="2"/>
          <table:table-cell office:value-type="string" calcext:value-type="string">
            <text:p><text:s text:c="10"/>40 <text:s text:c="2"/>0.0000000000000000 <text:s text:c="6"/>0.26962990787953423 <text:s text:c="7"/>7.6329238551082238E-018 <text:s text:c="2"/>3.6350143611563072E-002</text:p>
          </table:table-cell>
          <table:table-cell table:formula="of:=RIGHT(LEFT([.Q43];40);28)" office:value-type="string" office:string-value="   0.0000000000000000       " calcext:value-type="string">
            <text:p><text:s text:c="3"/>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43]-[.S4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40 <text:s text:c="2"/>0.0000000000000000 <text:s text:c="6"/>0.26962990787953423 <text:s text:c="7"/>7.6329238551082238E-018 <text:s text:c="2"/>3.6350143611563072E-002</text:p>
          </table:table-cell>
          <table:table-cell table:formula="of:=LEFT(RIGHT([.W43];78);28)" office:value-type="string" office:string-value="  0.26962990787953423       " calcext:value-type="string">
            <text:p><text:s text:c="2"/>0.26962990787953423 <text:s text:c="6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[.X43]-[.Y4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40 <text:s text:c="2"/>0.0000000000000000 <text:s text:c="6"/>0.26962990787953423 <text:s text:c="7"/>7.6329238551082238E-018 <text:s text:c="2"/>3.6350143611563072E-002</text:p>
          </table:table-cell>
          <table:table-cell table:formula="of:=LEFT(RIGHT([.AC43];55);30)" office:value-type="string" office:string-value="      7.6329238551082238E-018 " calcext:value-type="string">
            <text:p><text:s text:c="6"/>7.6329238551082238E-018 </text:p>
          </table:table-cell>
          <table:table-cell table:style-name="ce10" office:value-type="float" office:value="-5.34304669857576E-017" calcext:value-type="float">
            <text:p>-5.34E-17</text:p>
          </table:table-cell>
          <table:table-cell table:formula="of:=[.AD43]-[.AE43]" office:value-type="float" office:value="6.10633908408658E-017" calcext:value-type="float">
            <text:p>6.10633908408658E-17</text:p>
          </table:table-cell>
          <table:table-cell table:number-columns-repeated="2"/>
          <table:table-cell office:value-type="string" calcext:value-type="string">
            <text:p><text:s text:c="10"/>40 <text:s text:c="2"/>0.0000000000000000 <text:s text:c="6"/>0.26962990787953423 <text:s text:c="7"/>7.6329238551082238E-018 <text:s text:c="2"/>3.6350143611563072E-002</text:p>
          </table:table-cell>
          <table:table-cell table:formula="of:=RIGHT([.AI43];26)" office:value-type="string" office:string-value="   3.6350143611563072E-002" calcext:value-type="string">
            <text:p><text:s text:c="3"/>3.6350143611563072E-002</text:p>
          </table:table-cell>
          <table:table-cell office:value-type="float" office:value="0.036350143611563" calcext:value-type="float">
            <text:p>0.036350143611563</text:p>
          </table:table-cell>
          <table:table-cell table:formula="of:=[.AJ43]-[.AK4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10"/>39 <text:s/>0.30966000955164297 <text:s text:c="4"/></text:p>
          </table:table-cell>
          <table:table-cell table:formula="of:=RIGHT([.AO43];26)" office:value-type="string" office:string-value="  0.30966000955164297     " calcext:value-type="string">
            <text:p><text:s text:c="2"/>0.30966000955164297 <text:s text:c="4"/></text:p>
          </table:table-cell>
          <table:table-cell office:value-type="float" office:value="0.309660009551642" calcext:value-type="float">
            <text:p>0.309660009551642</text:p>
          </table:table-cell>
          <table:table-cell table:formula="of:=[.AP43]-[.AQ43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40 <text:s/>0.26962990787953423 <text:s text:c="4"/></text:p>
          </table:table-cell>
          <table:table-cell table:formula="of:=RIGHT([.A44]; LEN([.A44])-12)" office:value-type="string" office:string-value="  0.26962990787953423     " calcext:value-type="string">
            <text:p><text:s text:c="2"/>0.26962990787953423 <text:s text:c="4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ABS([.B44]-[.C4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40 <text:s/>-7.3345427376627170E-018</text:p>
          </table:table-cell>
          <table:table-cell table:formula="of:=RIGHT([.K44]; LEN([.K44])-12)" office:value-type="string" office:string-value="  -7.3345427376627170E-018" calcext:value-type="string">
            <text:p><text:s text:c="2"/>-7.3345427376627170E-018</text:p>
          </table:table-cell>
          <table:table-cell office:value-type="float" office:value="0" calcext:value-type="float">
            <text:p>0</text:p>
          </table:table-cell>
          <table:table-cell table:formula="of:=[.L44]-[.M44]" office:value-type="float" office:value="-7.33454273766272E-018" calcext:value-type="float">
            <text:p>-7.33454273766272E-18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office:value-type="string" calcext:value-type="string">
            <text:p><text:s text:c="10"/>40 <text:s/>0.27005729153357255 <text:s text:c="4"/></text:p>
          </table:table-cell>
          <table:table-cell table:formula="of:=RIGHT([.AO44];26)" office:value-type="string" office:string-value="  0.27005729153357255     " calcext:value-type="string">
            <text:p><text:s text:c="2"/>0.27005729153357255 <text:s text:c="4"/></text:p>
          </table:table-cell>
          <table:table-cell office:value-type="float" office:value="0.270057291533572" calcext:value-type="float">
            <text:p>0.270057291533572</text:p>
          </table:table-cell>
          <table:table-cell table:formula="of:=[.AP44]-[.AQ44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41 <text:s/>0.28919930330422644 <text:s text:c="4"/></text:p>
          </table:table-cell>
          <table:table-cell table:formula="of:=RIGHT([.A45]; LEN([.A45])-12)" office:value-type="string" office:string-value="  0.28919930330422644     " calcext:value-type="string">
            <text:p><text:s text:c="2"/>0.28919930330422644 <text:s text:c="4"/></text:p>
          </table:table-cell>
          <table:table-cell office:value-type="float" office:value="0.289199303304227" calcext:value-type="float">
            <text:p>0.289199303304227</text:p>
          </table:table-cell>
          <table:table-cell table:formula="of:=ABS([.B45]-[.C4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41 <text:s text:c="2"/>0.0000000000000000 <text:s text:c="4"/></text:p>
          </table:table-cell>
          <table:table-cell table:formula="of:=RIGHT([.K45]; LEN([.K45])-12)" office:value-type="string" office:string-value="   0.0000000000000000     " calcext:value-type="string">
            <text:p><text:s text:c="3"/>0.0000000000000000 <text:s text:c="4"/></text:p>
          </table:table-cell>
          <table:table-cell table:style-name="ce10" office:value-type="float" office:value="5.1341799163639E-017" calcext:value-type="float">
            <text:p>5.13E-17</text:p>
          </table:table-cell>
          <table:table-cell table:formula="of:=[.L45]-[.M45]" office:value-type="float" office:value="-5.1341799163639E-017" calcext:value-type="float">
            <text:p>-5.1341799163639E-17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office:value-type="string" calcext:value-type="string">
            <text:p><text:s text:c="10"/>41 <text:s/>0.26962990787953423 <text:s text:c="4"/></text:p>
          </table:table-cell>
          <table:table-cell table:formula="of:=RIGHT([.AO45];26)" office:value-type="string" office:string-value="  0.26962990787953423     " calcext:value-type="string">
            <text:p><text:s text:c="2"/>0.26962990787953423 <text:s text:c="4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[.AP45]-[.AQ45]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9"/>
          <table:table-cell table:style-name="Default"/>
          <table:table-cell table:number-columns-repeated="8"/>
          <table:table-cell office:value-type="string" calcext:value-type="string">
            <text:p><text:s text:c="10"/>42 <text:s text:c="2"/>5.5384439603359883E-003</text:p>
          </table:table-cell>
          <table:table-cell table:formula="of:=RIGHT([.K46]; LEN([.K46])-12)" office:value-type="string" office:string-value="   5.5384439603359883E-003" calcext:value-type="string">
            <text:p><text:s text:c="3"/>5.5384439603359883E-003</text:p>
          </table:table-cell>
          <table:table-cell office:value-type="float" office:value="0.005538443960336" calcext:value-type="float">
            <text:p>0.005538443960336</text:p>
          </table:table-cell>
          <table:table-cell table:formula="of:=[.L46]-[.M46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office:value-type="string" calcext:value-type="string">
            <text:p><text:s text:c="10"/>42 <text:s/>0.30752233612994295 <text:s text:c="4"/></text:p>
          </table:table-cell>
          <table:table-cell table:formula="of:=RIGHT([.AO46];26)" office:value-type="string" office:string-value="  0.30752233612994295     " calcext:value-type="string">
            <text:p><text:s text:c="2"/>0.30752233612994295 <text:s text:c="4"/></text:p>
          </table:table-cell>
          <table:table-cell office:value-type="float" office:value="0.307522336129943" calcext:value-type="float">
            <text:p>0.307522336129943</text:p>
          </table:table-cell>
          <table:table-cell table:formula="of:=[.AP46]-[.AQ4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9"/>
          <table:table-cell table:style-name="Default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9"/>
          <table:table-cell table:style-name="Default"/>
          <table:table-cell table:number-columns-repeated="3"/>
        </table:table-row>
      </table:table>
      <table:table table:name="Step 2" table:style-name="ta1">
        <table:table-column table:style-name="co1" table:default-cell-style-name="ce7"/>
        <table:table-column table:style-name="co1" table:default-cell-style-name="ce8"/>
        <table:table-column table:style-name="co1" table:number-columns-repeated="8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28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pha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dt</text:p>
          </table:table-cell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G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beta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psi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phi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h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u_new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a_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 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t_matlab</text:p>
          </table:table-cell>
          <table:table-cell office:value-type="string" calcext:value-type="string">
            <text:p>difference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4">
          <table:table-cell office:value-type="string" calcext:value-type="string">
            <text:p><text:s text:c="10"/>-1 <text:s/>0.28985865054260779 <text:s text:c="4"/></text:p>
          </table:table-cell>
          <table:table-cell table:formula="of:=RIGHT([.A3]; LEN([.A3])-12)" office:value-type="string" office:string-value="  0.28985865054260779     " calcext:value-type="string">
            <text:p><text:s text:c="2"/>0.28985865054260779 <text:s text:c="4"/></text:p>
          </table:table-cell>
          <table:table-cell office:value-type="float" office:value="0.289858650542607" calcext:value-type="float">
            <text:p>0.289858650542607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MAX([.D3:.D50])" office:value-type="float" office:value="0.0000000000000124344978758018" calcext:value-type="float">
            <text:p>1.24344978758018E-14</text:p>
          </table:table-cell>
          <table:table-cell/>
          <table:table-cell table:style-name="ce7" office:value-type="float" office:value="0.00755252027143918" calcext:value-type="float">
            <text:p>0.007552520271439</text:p>
          </table:table-cell>
          <table:table-cell office:value-type="float" office:value="0.007552520271439" calcext:value-type="float">
            <text:p>0.007552520271439</text:p>
          </table:table-cell>
          <table:table-cell table:formula="of:=[.G3]-[.H3]" office:value-type="float" office:value="1.76074432811646E-016" calcext:value-type="float">
            <text:p>1.76074432811646E-16</text:p>
          </table:table-cell>
          <table:table-cell/>
          <table:table-cell office:value-type="string" calcext:value-type="string">
            <text:p><text:s text:c="10"/>-1 <text:s/>-5.6139460875981500E-003</text:p>
          </table:table-cell>
          <table:table-cell table:formula="of:=RIGHT([.K3]; LEN([.K3])-12)" office:value-type="string" office:string-value="  -5.6139460875981500E-003" calcext:value-type="string">
            <text:p><text:s text:c="2"/>-5.6139460875981500E-003</text:p>
          </table:table-cell>
          <table:table-cell office:value-type="float" office:value="-0.00561394608759809" calcext:value-type="float">
            <text:p>-0.005613946087598</text:p>
          </table:table-cell>
          <table:table-cell table:formula="of:=[.L3]-[.M3]" office:value-type="float" office:value="-5.98479599211998E-017" calcext:value-type="float">
            <text:p>-5.98479599211998E-17</text:p>
          </table:table-cell>
          <table:table-cell table:formula="of:=MAX([.N3:.N50])" office:value-type="float" office:value="4.5102810375397E-016" calcext:value-type="float">
            <text:p>4.5102810375397E-16</text:p>
          </table:table-cell>
          <table:table-cell/>
          <table:table-cell table:style-name="ce7"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style-name="ce8" table:formula="of:=RIGHT(LEFT([.Q3];40);28)" office:value-type="string" office:string-value="   0.0000000000000000       " calcext:value-type="string">
            <text:p><text:s text:c="3"/>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3]-[.S3]" office:value-type="float" office:value="0" calcext:value-type="float">
            <text:p>0</text:p>
          </table:table-cell>
          <table:table-cell table:formula="of:=MAX([.T3:.T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style-name="ce8" table:formula="of:=LEFT(RIGHT([.W3];78);28)" office:value-type="string" office:string-value="  0.26962990787953423       " calcext:value-type="string">
            <text:p><text:s text:c="2"/>0.26962990787953423 <text:s text:c="6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[.X3]-[.Y3]" office:value-type="float" office:value="0" calcext:value-type="float">
            <text:p>0</text:p>
          </table:table-cell>
          <table:table-cell table:formula="of:=MAX([.Z3:.Z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style-name="ce8" table:formula="of:=LEFT(RIGHT([.AC3];55);30)" office:value-type="string" office:string-value="      7.6329238551082238E-018 " calcext:value-type="string">
            <text:p><text:s text:c="6"/>7.6329238551082238E-018 </text:p>
          </table:table-cell>
          <table:table-cell table:style-name="ce10" office:value-type="float" office:value="-5.34304669857576E-017" calcext:value-type="float">
            <text:p>-5.34E-17</text:p>
          </table:table-cell>
          <table:table-cell table:formula="of:=[.AD3]-[.AE3]" office:value-type="float" office:value="6.10633908408658E-017" calcext:value-type="float">
            <text:p>6.10633908408658E-17</text:p>
          </table:table-cell>
          <table:table-cell table:formula="of:=MAX([.AF3:.AF50])" office:value-type="float" office:value="6.10633908408658E-017" calcext:value-type="float">
            <text:p>6.10633908408658E-17</text:p>
          </table:table-cell>
          <table:table-cell/>
          <table:table-cell table:style-name="ce7"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style-name="ce8" table:formula="of:=RIGHT([.AI3];26)" office:value-type="string" office:string-value="   3.6350143611563072E-002" calcext:value-type="string">
            <text:p><text:s text:c="3"/>3.6350143611563072E-002</text:p>
          </table:table-cell>
          <table:table-cell office:value-type="float" office:value="0.036350143611563" calcext:value-type="float">
            <text:p>0.036350143611563</text:p>
          </table:table-cell>
          <table:table-cell table:formula="of:=[.AJ3]-[.AK3]" office:value-type="float" office:value="0" calcext:value-type="float">
            <text:p>0</text:p>
          </table:table-cell>
          <table:table-cell table:formula="of:=MAX([.AL3:.AL50])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0"/>-1 <text:s/>0.31057914201696585 <text:s text:c="4"/></text:p>
          </table:table-cell>
          <table:table-cell table:formula="of:=RIGHT([.AO3];26)" office:value-type="string" office:string-value="  0.31057914201696585     " calcext:value-type="string">
            <text:p><text:s text:c="2"/>0.31057914201696585 <text:s text:c="4"/></text:p>
          </table:table-cell>
          <table:table-cell office:value-type="float" office:value="0.310579142016965" calcext:value-type="float">
            <text:p>0.310579142016965</text:p>
          </table:table-cell>
          <table:table-cell table:formula="of:=[.AP3]-[.AQ3]" office:value-type="float" office:value="0" calcext:value-type="float">
            <text:p>0</text:p>
          </table:table-cell>
          <table:table-cell table:formula="of:=MAX([.AR3:.AR50])" office:value-type="float" office:value="0.0000000000000168198788230711" calcext:value-type="float">
            <text:p>1.68198788230711E-14</text:p>
          </table:table-cell>
        </table:table-row>
        <table:table-row table:style-name="ro5">
          <table:table-cell office:value-type="string" calcext:value-type="string">
            <text:p><text:s text:c="11"/>0 <text:s/>0.26984359970654059 <text:s text:c="4"/></text:p>
          </table:table-cell>
          <table:table-cell table:formula="of:=RIGHT([.A4]; LEN([.A4])-12)" office:value-type="string" office:string-value="  0.26984359970654059     " calcext:value-type="string">
            <text:p><text:s text:c="2"/>0.26984359970654059 <text:s text:c="4"/></text:p>
          </table:table-cell>
          <table:table-cell office:value-type="float" office:value="0.269843599706553" calcext:value-type="float">
            <text:p>0.269843599706553</text:p>
          </table:table-cell>
          <table:table-cell table:formula="of:=ABS([.B4]-[.C4])" office:value-type="float" office:value="0.0000000000000124344978758018" calcext:value-type="float">
            <text:p>1.24344978758018E-14</text:p>
          </table:table-cell>
          <table:table-cell table:formula="of:=MIN([.D3:.D50])" office:value-type="float" office:value="0" calcext:value-type="float">
            <text:p>0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 text:c="11"/>0 <text:s/>-5.6488192741303907E-005</text:p>
          </table:table-cell>
          <table:table-cell table:formula="of:=RIGHT([.K4]; LEN([.K4])-12)" office:value-type="string" office:string-value="  -5.6488192741303907E-005" calcext:value-type="string">
            <text:p><text:s text:c="2"/>-5.6488192741303907E-005</text:p>
          </table:table-cell>
          <table:table-cell table:style-name="ce10" office:value-type="float" office:value="-0.0000564881927412478" calcext:value-type="float">
            <text:p>-5.65E-05</text:p>
          </table:table-cell>
          <table:table-cell table:formula="of:=[.L4]-[.M4]" office:value-type="float" office:value="-5.61074624261249E-017" calcext:value-type="float">
            <text:p>-5.61074624261249E-17</text:p>
          </table:table-cell>
          <table:table-cell table:formula="of:=MIN([.N3:.N50])" office:value-type="float" office:value="-7.11236625150491E-017" calcext:value-type="float">
            <text:p>-7.11236625150491E-17</text:p>
          </table:table-cell>
          <table:table-cell/>
          <table:table-cell table:style-name="ce7"/>
          <table:table-cell table:style-name="ce8"/>
          <table:table-cell table:number-columns-repeated="4"/>
          <table:table-cell table:style-name="ce7"/>
          <table:table-cell table:style-name="ce8"/>
          <table:table-cell table:number-columns-repeated="4"/>
          <table:table-cell table:style-name="ce7"/>
          <table:table-cell table:style-name="ce8"/>
          <table:table-cell table:style-name="ce10"/>
          <table:table-cell table:number-columns-repeated="3"/>
          <table:table-cell table:style-name="ce7"/>
          <table:table-cell table:style-name="ce8"/>
          <table:table-cell table:number-columns-repeated="4"/>
          <table:table-cell office:value-type="string" calcext:value-type="string">
            <text:p><text:s text:c="11"/>0 <text:s/>0.27050453158163551 <text:s text:c="4"/></text:p>
          </table:table-cell>
          <table:table-cell table:formula="of:=RIGHT([.AO4];26)" office:value-type="string" office:string-value="  0.27050453158163551     " calcext:value-type="string">
            <text:p><text:s text:c="2"/>0.27050453158163551 <text:s text:c="4"/></text:p>
          </table:table-cell>
          <table:table-cell office:value-type="float" office:value="0.270504531581635" calcext:value-type="float">
            <text:p>0.270504531581635</text:p>
          </table:table-cell>
          <table:table-cell table:formula="of:=[.AP4]-[.AQ4]" office:value-type="float" office:value="0" calcext:value-type="float">
            <text:p>0</text:p>
          </table:table-cell>
          <table:table-cell table:formula="of:=MIN([.AR3:.AR50]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 text:c="11"/>1 <text:s/>0.28857612200473848 <text:s text:c="4"/></text:p>
          </table:table-cell>
          <table:table-cell table:formula="of:=RIGHT([.A5]; LEN([.A5])-12)" office:value-type="string" office:string-value="  0.28857612200473848     " calcext:value-type="string">
            <text:p><text:s text:c="2"/>0.28857612200473848 <text:s text:c="4"/></text:p>
          </table:table-cell>
          <table:table-cell office:value-type="float" office:value="0.288576122004739" calcext:value-type="float">
            <text:p>0.288576122004739</text:p>
          </table:table-cell>
          <table:table-cell table:formula="of:=ABS([.B5]-[.C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1 <text:s text:c="2"/>0.0000000000000000 <text:s text:c="4"/></text:p>
          </table:table-cell>
          <table:table-cell table:formula="of:=RIGHT([.K5]; LEN([.K5])-12)" office:value-type="string" office:string-value="   0.0000000000000000     " calcext:value-type="string">
            <text:p><text:s text:c="3"/>0.0000000000000000 <text:s text:c="4"/></text:p>
          </table:table-cell>
          <table:table-cell table:style-name="ce10" office:value-type="float" office:value="0" calcext:value-type="float">
            <text:p>0.00E+00</text:p>
          </table:table-cell>
          <table:table-cell table:formula="of:=[.L5]-[.M5]" office:value-type="float" office:value="0" calcext:value-type="float">
            <text:p>0</text:p>
          </table:table-cell>
          <table:table-cell table:number-columns-repeated="2"/>
          <table:table-cell table:style-name="ce7"/>
          <table:table-cell table:style-name="ce8"/>
          <table:table-cell table:number-columns-repeated="4"/>
          <table:table-cell table:style-name="ce7"/>
          <table:table-cell table:style-name="ce8"/>
          <table:table-cell table:number-columns-repeated="4"/>
          <table:table-cell table:style-name="ce7"/>
          <table:table-cell table:style-name="ce8"/>
          <table:table-cell table:style-name="ce10"/>
          <table:table-cell table:number-columns-repeated="3"/>
          <table:table-cell table:style-name="ce7"/>
          <table:table-cell table:style-name="ce8"/>
          <table:table-cell table:number-columns-repeated="4"/>
          <table:table-cell office:value-type="string" calcext:value-type="string">
            <text:p><text:s text:c="11"/>1 <text:s/>0.26963435167301991 <text:s text:c="4"/></text:p>
          </table:table-cell>
          <table:table-cell table:formula="of:=RIGHT([.AO5];26)" office:value-type="string" office:string-value="  0.26963435167301991     " calcext:value-type="string">
            <text:p><text:s text:c="2"/>0.26963435167301991 <text:s text:c="4"/></text:p>
          </table:table-cell>
          <table:table-cell office:value-type="float" office:value="0.26963435167302" calcext:value-type="float">
            <text:p>0.26963435167302</text:p>
          </table:table-cell>
          <table:table-cell table:formula="of:=[.AP5]-[.AQ5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1"/>2 <text:s/>0.32703858788332607 <text:s text:c="4"/></text:p>
          </table:table-cell>
          <table:table-cell table:formula="of:=RIGHT([.A6]; LEN([.A6])-12)" office:value-type="string" office:string-value="  0.32703858788332607     " calcext:value-type="string">
            <text:p><text:s text:c="2"/>0.32703858788332607 <text:s text:c="4"/></text:p>
          </table:table-cell>
          <table:table-cell office:value-type="float" office:value="0.327038587883326" calcext:value-type="float">
            <text:p>0.327038587883326</text:p>
          </table:table-cell>
          <table:table-cell table:formula="of:=ABS([.B6]-[.C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2 <text:s text:c="2"/>5.3482637279616040E-003</text:p>
          </table:table-cell>
          <table:table-cell table:formula="of:=RIGHT([.K6]; LEN([.K6])-12)" office:value-type="string" office:string-value="   5.3482637279616040E-003" calcext:value-type="string">
            <text:p><text:s text:c="3"/>5.3482637279616040E-003</text:p>
          </table:table-cell>
          <table:table-cell office:value-type="float" office:value="0.00534826372796162" calcext:value-type="float">
            <text:p>0.005348263727962</text:p>
          </table:table-cell>
          <table:table-cell table:formula="of:=[.L6]-[.M6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1"/>2 <text:s/>0.30629255066497985 <text:s text:c="4"/></text:p>
          </table:table-cell>
          <table:table-cell table:formula="of:=RIGHT([.AO6];26)" office:value-type="string" office:string-value="  0.30629255066497985     " calcext:value-type="string">
            <text:p><text:s text:c="2"/>0.30629255066497985 <text:s text:c="4"/></text:p>
          </table:table-cell>
          <table:table-cell office:value-type="float" office:value="0.30629255066498" calcext:value-type="float">
            <text:p>0.30629255066498</text:p>
          </table:table-cell>
          <table:table-cell table:formula="of:=[.AP6]-[.AQ6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1"/>3 <text:s/>0.36559792546128678 <text:s text:c="4"/></text:p>
          </table:table-cell>
          <table:table-cell table:formula="of:=RIGHT([.A7]; LEN([.A7])-12)" office:value-type="string" office:string-value="  0.36559792546128678     " calcext:value-type="string">
            <text:p><text:s text:c="2"/>0.36559792546128678 <text:s text:c="4"/></text:p>
          </table:table-cell>
          <table:table-cell office:value-type="float" office:value="0.365597925461287" calcext:value-type="float">
            <text:p>0.365597925461287</text:p>
          </table:table-cell>
          <table:table-cell table:formula="of:=ABS([.B7]-[.C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3 <text:s text:c="2"/>6.2249201969380510E-003</text:p>
          </table:table-cell>
          <table:table-cell table:formula="of:=RIGHT([.K7]; LEN([.K7])-12)" office:value-type="string" office:string-value="   6.2249201969380510E-003" calcext:value-type="string">
            <text:p><text:s text:c="3"/>6.2249201969380510E-003</text:p>
          </table:table-cell>
          <table:table-cell office:value-type="float" office:value="0.00622492019693802" calcext:value-type="float">
            <text:p>0.006224920196938</text:p>
          </table:table-cell>
          <table:table-cell table:formula="of:=[.L7]-[.M7]" office:value-type="float" office:value="3.03576608295941E-017" calcext:value-type="float">
            <text:p>3.03576608295941E-17</text:p>
          </table:table-cell>
          <table:table-cell table:number-columns-repeated="26"/>
          <table:table-cell office:value-type="string" calcext:value-type="string">
            <text:p><text:s text:c="11"/>3 <text:s/>0.34552454058358684 <text:s text:c="4"/></text:p>
          </table:table-cell>
          <table:table-cell table:formula="of:=RIGHT([.AO7];26)" office:value-type="string" office:string-value="  0.34552454058358684     " calcext:value-type="string">
            <text:p><text:s text:c="2"/>0.34552454058358684 <text:s text:c="4"/></text:p>
          </table:table-cell>
          <table:table-cell office:value-type="float" office:value="0.345524540583587" calcext:value-type="float">
            <text:p>0.345524540583587</text:p>
          </table:table-cell>
          <table:table-cell table:formula="of:=[.AP7]-[.AQ7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1"/>4 <text:s/>0.40327252764615917 <text:s text:c="4"/></text:p>
          </table:table-cell>
          <table:table-cell table:formula="of:=RIGHT([.A8]; LEN([.A8])-12)" office:value-type="string" office:string-value="  0.40327252764615917     " calcext:value-type="string">
            <text:p><text:s text:c="2"/>0.40327252764615917 <text:s text:c="4"/></text:p>
          </table:table-cell>
          <table:table-cell office:value-type="float" office:value="0.403272527646159" calcext:value-type="float">
            <text:p>0.403272527646159</text:p>
          </table:table-cell>
          <table:table-cell table:formula="of:=ABS([.B8]-[.C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4 <text:s text:c="2"/>6.7698758093234501E-003</text:p>
          </table:table-cell>
          <table:table-cell table:formula="of:=RIGHT([.K8]; LEN([.K8])-12)" office:value-type="string" office:string-value="   6.7698758093234501E-003" calcext:value-type="string">
            <text:p><text:s text:c="3"/>6.7698758093234501E-003</text:p>
          </table:table-cell>
          <table:table-cell office:value-type="float" office:value="0.00676987580932345" calcext:value-type="float">
            <text:p>0.006769875809323</text:p>
          </table:table-cell>
          <table:table-cell table:formula="of:=[.L8]-[.M8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1"/>4 <text:s/>0.38354822346104589 <text:s text:c="4"/></text:p>
          </table:table-cell>
          <table:table-cell table:formula="of:=RIGHT([.AO8];26)" office:value-type="string" office:string-value="  0.38354822346104589     " calcext:value-type="string">
            <text:p><text:s text:c="2"/>0.38354822346104589 <text:s text:c="4"/></text:p>
          </table:table-cell>
          <table:table-cell office:value-type="float" office:value="0.383548223461046" calcext:value-type="float">
            <text:p>0.383548223461046</text:p>
          </table:table-cell>
          <table:table-cell table:formula="of:=[.AP8]-[.AQ8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1"/>5 <text:s/>0.44000997384764196 <text:s text:c="4"/></text:p>
          </table:table-cell>
          <table:table-cell table:formula="of:=RIGHT([.A9]; LEN([.A9])-12)" office:value-type="string" office:string-value="  0.44000997384764196     " calcext:value-type="string">
            <text:p><text:s text:c="2"/>0.44000997384764196 <text:s text:c="4"/></text:p>
          </table:table-cell>
          <table:table-cell office:value-type="float" office:value="0.440009973847642" calcext:value-type="float">
            <text:p>0.440009973847642</text:p>
          </table:table-cell>
          <table:table-cell table:formula="of:=ABS([.B9]-[.C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5 <text:s text:c="2"/>7.2847358313895393E-003</text:p>
          </table:table-cell>
          <table:table-cell table:formula="of:=RIGHT([.K9]; LEN([.K9])-12)" office:value-type="string" office:string-value="   7.2847358313895393E-003" calcext:value-type="string">
            <text:p><text:s text:c="3"/>7.2847358313895393E-003</text:p>
          </table:table-cell>
          <table:table-cell office:value-type="float" office:value="0.00728473583138954" calcext:value-type="float">
            <text:p>0.00728473583139</text:p>
          </table:table-cell>
          <table:table-cell table:formula="of:=[.L9]-[.M9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1"/>5 <text:s/>0.42073022999059051 <text:s text:c="4"/></text:p>
          </table:table-cell>
          <table:table-cell table:formula="of:=RIGHT([.AO9];26)" office:value-type="string" office:string-value="  0.42073022999059051     " calcext:value-type="string">
            <text:p><text:s text:c="2"/>0.42073022999059051 <text:s text:c="4"/></text:p>
          </table:table-cell>
          <table:table-cell office:value-type="float" office:value="0.420730229990591" calcext:value-type="float">
            <text:p>0.420730229990591</text:p>
          </table:table-cell>
          <table:table-cell table:formula="of:=[.AP9]-[.AQ9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1"/>6 <text:s/>0.47558536446751071 <text:s text:c="4"/></text:p>
          </table:table-cell>
          <table:table-cell table:formula="of:=RIGHT([.A10]; LEN([.A10])-12)" office:value-type="string" office:string-value="  0.47558536446751071     " calcext:value-type="string">
            <text:p><text:s text:c="2"/>0.47558536446751071 <text:s text:c="4"/></text:p>
          </table:table-cell>
          <table:table-cell office:value-type="float" office:value="0.475585364467511" calcext:value-type="float">
            <text:p>0.475585364467511</text:p>
          </table:table-cell>
          <table:table-cell table:formula="of:=ABS([.B10]-[.C1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6 <text:s text:c="2"/>7.7020386150682676E-003</text:p>
          </table:table-cell>
          <table:table-cell table:formula="of:=RIGHT([.K10]; LEN([.K10])-12)" office:value-type="string" office:string-value="   7.7020386150682676E-003" calcext:value-type="string">
            <text:p><text:s text:c="3"/>7.7020386150682676E-003</text:p>
          </table:table-cell>
          <table:table-cell office:value-type="float" office:value="0.00770203861506831" calcext:value-type="float">
            <text:p>0.007702038615068</text:p>
          </table:table-cell>
          <table:table-cell table:formula="of:=[.L10]-[.M10]" office:value-type="float" office:value="-4.33680868994202E-017" calcext:value-type="float">
            <text:p>-4.33680868994202E-17</text:p>
          </table:table-cell>
          <table:table-cell table:number-columns-repeated="26"/>
          <table:table-cell office:value-type="string" calcext:value-type="string">
            <text:p><text:s text:c="11"/>6 <text:s/>0.45688099999494558 <text:s text:c="4"/></text:p>
          </table:table-cell>
          <table:table-cell table:formula="of:=RIGHT([.AO10];26)" office:value-type="string" office:string-value="  0.45688099999494558     " calcext:value-type="string">
            <text:p><text:s text:c="2"/>0.45688099999494558 <text:s text:c="4"/></text:p>
          </table:table-cell>
          <table:table-cell office:value-type="float" office:value="0.456880999994946" calcext:value-type="float">
            <text:p>0.456880999994946</text:p>
          </table:table-cell>
          <table:table-cell table:formula="of:=[.AP10]-[.AQ10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1"/>7 <text:s/>0.50978073433954452 <text:s text:c="4"/></text:p>
          </table:table-cell>
          <table:table-cell table:formula="of:=RIGHT([.A11]; LEN([.A11])-12)" office:value-type="string" office:string-value="  0.50978073433954452     " calcext:value-type="string">
            <text:p><text:s text:c="2"/>0.50978073433954452 <text:s text:c="4"/></text:p>
          </table:table-cell>
          <table:table-cell office:value-type="float" office:value="0.509780734339544" calcext:value-type="float">
            <text:p>0.509780734339544</text:p>
          </table:table-cell>
          <table:table-cell table:formula="of:=ABS([.B11]-[.C1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7 <text:s text:c="2"/>8.0097995717446496E-003</text:p>
          </table:table-cell>
          <table:table-cell table:formula="of:=RIGHT([.K11]; LEN([.K11])-12)" office:value-type="string" office:string-value="   8.0097995717446496E-003" calcext:value-type="string">
            <text:p><text:s text:c="3"/>8.0097995717446496E-003</text:p>
          </table:table-cell>
          <table:table-cell office:value-type="float" office:value="0.00800979957174465" calcext:value-type="float">
            <text:p>0.008009799571745</text:p>
          </table:table-cell>
          <table:table-cell table:formula="of:=[.L11]-[.M11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1"/>7 <text:s/>0.49177662155757246 <text:s text:c="4"/></text:p>
          </table:table-cell>
          <table:table-cell table:formula="of:=RIGHT([.AO11];26)" office:value-type="string" office:string-value="  0.49177662155757246     " calcext:value-type="string">
            <text:p><text:s text:c="2"/>0.49177662155757246 <text:s text:c="4"/></text:p>
          </table:table-cell>
          <table:table-cell office:value-type="float" office:value="0.491776621557573" calcext:value-type="float">
            <text:p>0.491776621557573</text:p>
          </table:table-cell>
          <table:table-cell table:formula="of:=[.AP11]-[.AQ11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1"/>8 <text:s/>0.54238917599559666 <text:s text:c="4"/></text:p>
          </table:table-cell>
          <table:table-cell table:formula="of:=RIGHT([.A12]; LEN([.A12])-12)" office:value-type="string" office:string-value="  0.54238917599559666     " calcext:value-type="string">
            <text:p><text:s text:c="2"/>0.54238917599559666 <text:s text:c="4"/></text:p>
          </table:table-cell>
          <table:table-cell office:value-type="float" office:value="0.542389175995597" calcext:value-type="float">
            <text:p>0.542389175995597</text:p>
          </table:table-cell>
          <table:table-cell table:formula="of:=ABS([.B12]-[.C1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8 <text:s text:c="2"/>8.1982631632419797E-003</text:p>
          </table:table-cell>
          <table:table-cell table:formula="of:=RIGHT([.K12]; LEN([.K12])-12)" office:value-type="string" office:string-value="   8.1982631632419797E-003" calcext:value-type="string">
            <text:p><text:s text:c="3"/>8.1982631632419797E-003</text:p>
          </table:table-cell>
          <table:table-cell office:value-type="float" office:value="0.00819826316324192" calcext:value-type="float">
            <text:p>0.008198263163242</text:p>
          </table:table-cell>
          <table:table-cell table:formula="of:=[.L12]-[.M12]" office:value-type="float" office:value="5.89805981832114E-017" calcext:value-type="float">
            <text:p>5.89805981832114E-17</text:p>
          </table:table-cell>
          <table:table-cell table:number-columns-repeated="26"/>
          <table:table-cell office:value-type="string" calcext:value-type="string">
            <text:p><text:s text:c="11"/>8 <text:s/>0.52520447141849058 <text:s text:c="4"/></text:p>
          </table:table-cell>
          <table:table-cell table:formula="of:=RIGHT([.AO12];26)" office:value-type="string" office:string-value="  0.52520447141849058     " calcext:value-type="string">
            <text:p><text:s text:c="2"/>0.52520447141849058 <text:s text:c="4"/></text:p>
          </table:table-cell>
          <table:table-cell office:value-type="float" office:value="0.525204471418491" calcext:value-type="float">
            <text:p>0.525204471418491</text:p>
          </table:table-cell>
          <table:table-cell table:formula="of:=[.AP12]-[.AQ12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1"/>9 <text:s/>0.57320982227732209 <text:s text:c="4"/></text:p>
          </table:table-cell>
          <table:table-cell table:formula="of:=RIGHT([.A13]; LEN([.A13])-12)" office:value-type="string" office:string-value="  0.57320982227732209     " calcext:value-type="string">
            <text:p><text:s text:c="2"/>0.57320982227732209 <text:s text:c="4"/></text:p>
          </table:table-cell>
          <table:table-cell office:value-type="float" office:value="0.573209822277322" calcext:value-type="float">
            <text:p>0.573209822277322</text:p>
          </table:table-cell>
          <table:table-cell table:formula="of:=ABS([.B13]-[.C1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1"/>9 <text:s text:c="2"/>8.1919800635139820E-003</text:p>
          </table:table-cell>
          <table:table-cell table:formula="of:=RIGHT([.K13]; LEN([.K13])-12)" office:value-type="string" office:string-value="   8.1919800635139820E-003" calcext:value-type="string">
            <text:p><text:s text:c="3"/>8.1919800635139820E-003</text:p>
          </table:table-cell>
          <table:table-cell office:value-type="float" office:value="0.00819198006351401" calcext:value-type="float">
            <text:p>0.008191980063514</text:p>
          </table:table-cell>
          <table:table-cell table:formula="of:=[.L13]-[.M13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1"/>9 <text:s/>0.55697095729625723 <text:s text:c="4"/></text:p>
          </table:table-cell>
          <table:table-cell table:formula="of:=RIGHT([.AO13];26)" office:value-type="string" office:string-value="  0.55697095729625723     " calcext:value-type="string">
            <text:p><text:s text:c="2"/>0.55697095729625723 <text:s text:c="4"/></text:p>
          </table:table-cell>
          <table:table-cell office:value-type="float" office:value="0.556970957296257" calcext:value-type="float">
            <text:p>0.556970957296257</text:p>
          </table:table-cell>
          <table:table-cell table:formula="of:=[.AP13]-[.AQ13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10 <text:s/>0.60204818181003616 <text:s text:c="4"/></text:p>
          </table:table-cell>
          <table:table-cell table:formula="of:=RIGHT([.A14]; LEN([.A14])-12)" office:value-type="string" office:string-value="  0.60204818181003616     " calcext:value-type="string">
            <text:p><text:s text:c="2"/>0.60204818181003616 <text:s text:c="4"/></text:p>
          </table:table-cell>
          <table:table-cell office:value-type="float" office:value="0.602048181810037" calcext:value-type="float">
            <text:p>0.602048181810037</text:p>
          </table:table-cell>
          <table:table-cell table:formula="of:=ABS([.B14]-[.C1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0 <text:s text:c="2"/>7.9880982530457986E-003</text:p>
          </table:table-cell>
          <table:table-cell table:formula="of:=RIGHT([.K14]; LEN([.K14])-12)" office:value-type="string" office:string-value="   7.9880982530457986E-003" calcext:value-type="string">
            <text:p><text:s text:c="3"/>7.9880982530457986E-003</text:p>
          </table:table-cell>
          <table:table-cell office:value-type="float" office:value="0.00798809825304587" calcext:value-type="float">
            <text:p>0.007988098253046</text:p>
          </table:table-cell>
          <table:table-cell table:formula="of:=[.L14]-[.M14]" office:value-type="float" office:value="-7.11236625150491E-017" calcext:value-type="float">
            <text:p>-7.11236625150491E-17</text:p>
          </table:table-cell>
          <table:table-cell table:number-columns-repeated="26"/>
          <table:table-cell office:value-type="string" calcext:value-type="string">
            <text:p><text:s text:c="10"/>10 <text:s/>0.58686993890616712 <text:s text:c="4"/></text:p>
          </table:table-cell>
          <table:table-cell table:formula="of:=RIGHT([.AO14];26)" office:value-type="string" office:string-value="  0.58686993890616712     " calcext:value-type="string">
            <text:p><text:s text:c="2"/>0.58686993890616712 <text:s text:c="4"/></text:p>
          </table:table-cell>
          <table:table-cell office:value-type="float" office:value="0.586869938906167" calcext:value-type="float">
            <text:p>0.586869938906167</text:p>
          </table:table-cell>
          <table:table-cell table:formula="of:=[.AP14]-[.AQ14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11 <text:s/>0.62872720507201463 <text:s text:c="4"/></text:p>
          </table:table-cell>
          <table:table-cell table:formula="of:=RIGHT([.A15]; LEN([.A15])-12)" office:value-type="string" office:string-value="  0.62872720507201463     " calcext:value-type="string">
            <text:p><text:s text:c="2"/>0.62872720507201463 <text:s text:c="4"/></text:p>
          </table:table-cell>
          <table:table-cell office:value-type="float" office:value="0.628727205072015" calcext:value-type="float">
            <text:p>0.628727205072015</text:p>
          </table:table-cell>
          <table:table-cell table:formula="of:=ABS([.B15]-[.C1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1 <text:s text:c="2"/>7.6528552175673262E-003</text:p>
          </table:table-cell>
          <table:table-cell table:formula="of:=RIGHT([.K15]; LEN([.K15])-12)" office:value-type="string" office:string-value="   7.6528552175673262E-003" calcext:value-type="string">
            <text:p><text:s text:c="3"/>7.6528552175673262E-003</text:p>
          </table:table-cell>
          <table:table-cell office:value-type="float" office:value="0.00765285521756726" calcext:value-type="float">
            <text:p>0.007652855217567</text:p>
          </table:table-cell>
          <table:table-cell table:formula="of:=[.L15]-[.M15]" office:value-type="float" office:value="6.67868538251071E-017" calcext:value-type="float">
            <text:p>6.67868538251071E-17</text:p>
          </table:table-cell>
          <table:table-cell table:number-columns-repeated="26"/>
          <table:table-cell office:value-type="string" calcext:value-type="string">
            <text:p><text:s text:c="10"/>11 <text:s/>0.61470966382262870 <text:s text:c="4"/></text:p>
          </table:table-cell>
          <table:table-cell table:formula="of:=RIGHT([.AO15];26)" office:value-type="string" office:string-value="  0.61470966382262870     " calcext:value-type="string">
            <text:p><text:s text:c="2"/>0.61470966382262870 <text:s text:c="4"/></text:p>
          </table:table-cell>
          <table:table-cell office:value-type="float" office:value="0.614709663822629" calcext:value-type="float">
            <text:p>0.614709663822629</text:p>
          </table:table-cell>
          <table:table-cell table:formula="of:=[.AP15]-[.AQ15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12 <text:s/>0.65308435317676572 <text:s text:c="4"/></text:p>
          </table:table-cell>
          <table:table-cell table:formula="of:=RIGHT([.A16]; LEN([.A16])-12)" office:value-type="string" office:string-value="  0.65308435317676572     " calcext:value-type="string">
            <text:p><text:s text:c="2"/>0.65308435317676572 <text:s text:c="4"/></text:p>
          </table:table-cell>
          <table:table-cell office:value-type="float" office:value="0.653084353176765" calcext:value-type="float">
            <text:p>0.653084353176765</text:p>
          </table:table-cell>
          <table:table-cell table:formula="of:=ABS([.B16]-[.C1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2 <text:s text:c="2"/>7.1886792712411839E-003</text:p>
          </table:table-cell>
          <table:table-cell table:formula="of:=RIGHT([.K16]; LEN([.K16])-12)" office:value-type="string" office:string-value="   7.1886792712411839E-003" calcext:value-type="string">
            <text:p><text:s text:c="3"/>7.1886792712411839E-003</text:p>
          </table:table-cell>
          <table:table-cell office:value-type="float" office:value="0.00718867927124121" calcext:value-type="float">
            <text:p>0.007188679271241</text:p>
          </table:table-cell>
          <table:table-cell table:formula="of:=[.L16]-[.M16]" office:value-type="float" office:value="-2.68882138776405E-017" calcext:value-type="float">
            <text:p>-2.68882138776405E-17</text:p>
          </table:table-cell>
          <table:table-cell table:number-columns-repeated="26"/>
          <table:table-cell office:value-type="string" calcext:value-type="string">
            <text:p><text:s text:c="10"/>12 <text:s/>0.64032744540770647 <text:s text:c="4"/></text:p>
          </table:table-cell>
          <table:table-cell table:formula="of:=RIGHT([.AO16];26)" office:value-type="string" office:string-value="  0.64032744540770647     " calcext:value-type="string">
            <text:p><text:s text:c="2"/>0.64032744540770647 <text:s text:c="4"/></text:p>
          </table:table-cell>
          <table:table-cell office:value-type="float" office:value="0.640327445407707" calcext:value-type="float">
            <text:p>0.640327445407707</text:p>
          </table:table-cell>
          <table:table-cell table:formula="of:=[.AP16]-[.AQ16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13 <text:s/>0.67496899122596032 <text:s text:c="4"/></text:p>
          </table:table-cell>
          <table:table-cell table:formula="of:=RIGHT([.A17]; LEN([.A17])-12)" office:value-type="string" office:string-value="  0.67496899122596032     " calcext:value-type="string">
            <text:p><text:s text:c="2"/>0.67496899122596032 <text:s text:c="4"/></text:p>
          </table:table-cell>
          <table:table-cell office:value-type="float" office:value="0.674968991225961" calcext:value-type="float">
            <text:p>0.674968991225961</text:p>
          </table:table-cell>
          <table:table-cell table:formula="of:=ABS([.B17]-[.C1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3 <text:s text:c="2"/>6.6017927648425734E-003</text:p>
          </table:table-cell>
          <table:table-cell table:formula="of:=RIGHT([.K17]; LEN([.K17])-12)" office:value-type="string" office:string-value="   6.6017927648425734E-003" calcext:value-type="string">
            <text:p><text:s text:c="3"/>6.6017927648425734E-003</text:p>
          </table:table-cell>
          <table:table-cell office:value-type="float" office:value="0.00660179276484262" calcext:value-type="float">
            <text:p>0.006601792764843</text:p>
          </table:table-cell>
          <table:table-cell table:formula="of:=[.L17]-[.M17]" office:value-type="float" office:value="-4.68375338513738E-017" calcext:value-type="float">
            <text:p>-4.68375338513738E-17</text:p>
          </table:table-cell>
          <table:table-cell table:number-columns-repeated="26"/>
          <table:table-cell office:value-type="string" calcext:value-type="string">
            <text:p><text:s text:c="10"/>13 <text:s/>0.66356485784788222 <text:s text:c="4"/></text:p>
          </table:table-cell>
          <table:table-cell table:formula="of:=RIGHT([.AO17];26)" office:value-type="string" office:string-value="  0.66356485784788222     " calcext:value-type="string">
            <text:p><text:s text:c="2"/>0.66356485784788222 <text:s text:c="4"/></text:p>
          </table:table-cell>
          <table:table-cell office:value-type="float" office:value="0.663564857847882" calcext:value-type="float">
            <text:p>0.663564857847882</text:p>
          </table:table-cell>
          <table:table-cell table:formula="of:=[.AP17]-[.AQ17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14 <text:s/>0.69421538145544948 <text:s text:c="4"/></text:p>
          </table:table-cell>
          <table:table-cell table:formula="of:=RIGHT([.A18]; LEN([.A18])-12)" office:value-type="string" office:string-value="  0.69421538145544948     " calcext:value-type="string">
            <text:p><text:s text:c="2"/>0.69421538145544948 <text:s text:c="4"/></text:p>
          </table:table-cell>
          <table:table-cell office:value-type="float" office:value="0.694215381455451" calcext:value-type="float">
            <text:p>0.694215381455451</text:p>
          </table:table-cell>
          <table:table-cell table:formula="of:=ABS([.B18]-[.C1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4 <text:s text:c="2"/>5.8809660643206821E-003</text:p>
          </table:table-cell>
          <table:table-cell table:formula="of:=RIGHT([.K18]; LEN([.K18])-12)" office:value-type="string" office:string-value="   5.8809660643206821E-003" calcext:value-type="string">
            <text:p><text:s text:c="3"/>5.8809660643206821E-003</text:p>
          </table:table-cell>
          <table:table-cell office:value-type="float" office:value="0.00588096606432062" calcext:value-type="float">
            <text:p>0.005880966064321</text:p>
          </table:table-cell>
          <table:table-cell table:formula="of:=[.L18]-[.M18]" office:value-type="float" office:value="6.15826833971767E-017" calcext:value-type="float">
            <text:p>6.15826833971767E-17</text:p>
          </table:table-cell>
          <table:table-cell table:number-columns-repeated="26"/>
          <table:table-cell office:value-type="string" calcext:value-type="string">
            <text:p><text:s text:c="10"/>14 <text:s/>0.68427893051378696 <text:s text:c="4"/></text:p>
          </table:table-cell>
          <table:table-cell table:formula="of:=RIGHT([.AO18];26)" office:value-type="string" office:string-value="  0.68427893051378696     " calcext:value-type="string">
            <text:p><text:s text:c="2"/>0.68427893051378696 <text:s text:c="4"/></text:p>
          </table:table-cell>
          <table:table-cell office:value-type="float" office:value="0.684278930513787" calcext:value-type="float">
            <text:p>0.684278930513787</text:p>
          </table:table-cell>
          <table:table-cell table:formula="of:=[.AP18]-[.AQ18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15 <text:s/>0.71810351362082880 <text:s text:c="4"/></text:p>
          </table:table-cell>
          <table:table-cell table:formula="of:=RIGHT([.A19]; LEN([.A19])-12)" office:value-type="string" office:string-value="  0.71810351362082880     " calcext:value-type="string">
            <text:p><text:s text:c="2"/>0.71810351362082880 <text:s text:c="4"/></text:p>
          </table:table-cell>
          <table:table-cell office:value-type="float" office:value="0.718103513620828" calcext:value-type="float">
            <text:p>0.718103513620828</text:p>
          </table:table-cell>
          <table:table-cell table:formula="of:=ABS([.B19]-[.C1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5 <text:s text:c="2"/>5.8809660643206821E-003</text:p>
          </table:table-cell>
          <table:table-cell table:formula="of:=RIGHT([.K19]; LEN([.K19])-12)" office:value-type="string" office:string-value="   5.8809660643206821E-003" calcext:value-type="string">
            <text:p><text:s text:c="3"/>5.8809660643206821E-003</text:p>
          </table:table-cell>
          <table:table-cell office:value-type="float" office:value="0.00588096606432062" calcext:value-type="float">
            <text:p>0.005880966064321</text:p>
          </table:table-cell>
          <table:table-cell table:formula="of:=[.L19]-[.M19]" office:value-type="float" office:value="6.15826833971767E-017" calcext:value-type="float">
            <text:p>6.15826833971767E-17</text:p>
          </table:table-cell>
          <table:table-cell table:number-columns-repeated="26"/>
          <table:table-cell office:value-type="string" calcext:value-type="string">
            <text:p><text:s text:c="10"/>15 <text:s/>0.70221802946883349 <text:s text:c="4"/></text:p>
          </table:table-cell>
          <table:table-cell table:formula="of:=RIGHT([.AO19];26)" office:value-type="string" office:string-value="  0.70221802946883349     " calcext:value-type="string">
            <text:p><text:s text:c="2"/>0.70221802946883349 <text:s text:c="4"/></text:p>
          </table:table-cell>
          <table:table-cell office:value-type="float" office:value="0.702218029468834" calcext:value-type="float">
            <text:p>0.702218029468834</text:p>
          </table:table-cell>
          <table:table-cell table:formula="of:=[.AP19]-[.AQ19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16 <text:s/>0.57243542512938972 <text:s text:c="4"/></text:p>
          </table:table-cell>
          <table:table-cell table:formula="of:=RIGHT([.A20]; LEN([.A20])-12)" office:value-type="string" office:string-value="  0.57243542512938972     " calcext:value-type="string">
            <text:p><text:s text:c="2"/>0.57243542512938972 <text:s text:c="4"/></text:p>
          </table:table-cell>
          <table:table-cell office:value-type="float" office:value="0.572435425129389" calcext:value-type="float">
            <text:p>0.572435425129389</text:p>
          </table:table-cell>
          <table:table-cell table:formula="of:=ABS([.B20]-[.C2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16 <text:s/>-0.0000000000000000 <text:s text:c="4"/></text:p>
          </table:table-cell>
          <table:table-cell table:formula="of:=RIGHT([.K20]; LEN([.K20])-12)" office:value-type="string" office:string-value="  -0.0000000000000000     " calcext:value-type="string">
            <text:p><text:s text:c="2"/>-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0]-[.M20]" office:value-type="float" office:value="-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16 <text:s/>0.73187427611965328 <text:s text:c="4"/></text:p>
          </table:table-cell>
          <table:table-cell table:formula="of:=RIGHT([.AO20];26)" office:value-type="string" office:string-value="  0.73187427611965328     " calcext:value-type="string">
            <text:p><text:s text:c="2"/>0.73187427611965328 <text:s text:c="4"/></text:p>
          </table:table-cell>
          <table:table-cell office:value-type="float" office:value="0.731874276119653" calcext:value-type="float">
            <text:p>0.731874276119653</text:p>
          </table:table-cell>
          <table:table-cell table:formula="of:=[.AP20]-[.AQ20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17 <text:s text:c="2"/>1.0230427843308540 <text:s text:c="4"/></text:p>
          </table:table-cell>
          <table:table-cell table:formula="of:=RIGHT([.A21]; LEN([.A21])-12)" office:value-type="string" office:string-value="   1.0230427843308540     " calcext:value-type="string">
            <text:p><text:s text:c="3"/>1.0230427843308540 <text:s text:c="4"/></text:p>
          </table:table-cell>
          <table:table-cell office:value-type="float" office:value="1.02304278433085" calcext:value-type="float">
            <text:p>1.02304278433085</text:p>
          </table:table-cell>
          <table:table-cell table:formula="of:=ABS([.B21]-[.C21])" office:value-type="float" office:value="3.99680288865056E-015" calcext:value-type="float">
            <text:p>3.99680288865056E-15</text:p>
          </table:table-cell>
          <table:table-cell table:number-columns-repeated="6"/>
          <table:table-cell office:value-type="string" calcext:value-type="string">
            <text:p><text:s text:c="10"/>17 <text:s text:c="2"/>0.0000000000000000 <text:s text:c="4"/></text:p>
          </table:table-cell>
          <table:table-cell table:formula="of:=RIGHT([.K21]; LEN([.K21])-12)" office:value-type="string" office:string-value="   0.0000000000000000     " calcext:value-type="string">
            <text:p><text:s text:c="3"/>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1]-[.M21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17 <text:s/>0.42570725568259021 <text:s text:c="4"/></text:p>
          </table:table-cell>
          <table:table-cell table:formula="of:=RIGHT([.AO21];26)" office:value-type="string" office:string-value="  0.42570725568259021     " calcext:value-type="string">
            <text:p><text:s text:c="2"/>0.42570725568259021 <text:s text:c="4"/></text:p>
          </table:table-cell>
          <table:table-cell office:value-type="float" office:value="0.42570725568259" calcext:value-type="float">
            <text:p>0.42570725568259</text:p>
          </table:table-cell>
          <table:table-cell table:formula="of:=[.AP21]-[.AQ21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18 <text:s/>0.59876461027541594 <text:s text:c="4"/></text:p>
          </table:table-cell>
          <table:table-cell table:formula="of:=RIGHT([.A22]; LEN([.A22])-12)" office:value-type="string" office:string-value="  0.59876461027541594     " calcext:value-type="string">
            <text:p><text:s text:c="2"/>0.59876461027541594 <text:s text:c="4"/></text:p>
          </table:table-cell>
          <table:table-cell office:value-type="float" office:value="0.598764610275408" calcext:value-type="float">
            <text:p>0.598764610275408</text:p>
          </table:table-cell>
          <table:table-cell table:formula="of:=ABS([.B22]-[.C22])" office:value-type="float" office:value="7.99360577730113E-015" calcext:value-type="float">
            <text:p>7.99360577730113E-15</text:p>
          </table:table-cell>
          <table:table-cell table:number-columns-repeated="6"/>
          <table:table-cell office:value-type="string" calcext:value-type="string">
            <text:p><text:s text:c="10"/>18 <text:s/>-0.0000000000000000 <text:s text:c="4"/></text:p>
          </table:table-cell>
          <table:table-cell table:formula="of:=RIGHT([.K22]; LEN([.K22])-12)" office:value-type="string" office:string-value="  -0.0000000000000000     " calcext:value-type="string">
            <text:p><text:s text:c="2"/>-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2]-[.M22]" office:value-type="float" office:value="-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18 <text:s text:c="2"/>1.5398132526019885 <text:s text:c="4"/></text:p>
          </table:table-cell>
          <table:table-cell table:formula="of:=RIGHT([.AO22];26)" office:value-type="string" office:string-value="   1.5398132526019885     " calcext:value-type="string">
            <text:p><text:s text:c="3"/>1.5398132526019885 <text:s text:c="4"/></text:p>
          </table:table-cell>
          <table:table-cell office:value-type="float" office:value="1.53981325260199" calcext:value-type="float">
            <text:p>1.53981325260199</text:p>
          </table:table-cell>
          <table:table-cell table:formula="of:=[.AP22]-[.AQ22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19 <text:s/>0.42943074558417693 <text:s text:c="4"/></text:p>
          </table:table-cell>
          <table:table-cell table:formula="of:=RIGHT([.A23]; LEN([.A23])-12)" office:value-type="string" office:string-value="  0.42943074558417693     " calcext:value-type="string">
            <text:p><text:s text:c="2"/>0.42943074558417693 <text:s text:c="4"/></text:p>
          </table:table-cell>
          <table:table-cell office:value-type="float" office:value="0.429430745584169" calcext:value-type="float">
            <text:p>0.429430745584169</text:p>
          </table:table-cell>
          <table:table-cell table:formula="of:=ABS([.B23]-[.C23])" office:value-type="float" office:value="7.88258347483861E-015" calcext:value-type="float">
            <text:p>7.88258347483861E-15</text:p>
          </table:table-cell>
          <table:table-cell table:number-columns-repeated="6"/>
          <table:table-cell office:value-type="string" calcext:value-type="string">
            <text:p><text:s text:c="10"/>19 <text:s text:c="2"/>0.0000000000000000 <text:s text:c="4"/></text:p>
          </table:table-cell>
          <table:table-cell table:formula="of:=RIGHT([.K23]; LEN([.K23])-12)" office:value-type="string" office:string-value="   0.0000000000000000     " calcext:value-type="string">
            <text:p><text:s text:c="3"/>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3]-[.M23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19 -0.34308248702408717 <text:s text:c="4"/></text:p>
          </table:table-cell>
          <table:table-cell table:formula="of:=RIGHT([.AO23];26)" office:value-type="string" office:string-value=" -0.34308248702408717     " calcext:value-type="string">
            <text:p><text:s/>-0.34308248702408717 <text:s text:c="4"/></text:p>
          </table:table-cell>
          <table:table-cell office:value-type="float" office:value="-0.343082487024104" calcext:value-type="float">
            <text:p>-0.343082487024104</text:p>
          </table:table-cell>
          <table:table-cell table:formula="of:=[.AP23]-[.AQ23]" office:value-type="float" office:value="0.0000000000000168198788230711" calcext:value-type="float">
            <text:p>1.68198788230711E-14</text:p>
          </table:table-cell>
          <table:table-cell/>
        </table:table-row>
        <table:table-row table:style-name="ro5">
          <table:table-cell office:value-type="string" calcext:value-type="string">
            <text:p><text:s text:c="10"/>20 <text:s text:c="2"/>1.3240613253057107 <text:s text:c="4"/></text:p>
          </table:table-cell>
          <table:table-cell table:formula="of:=RIGHT([.A24]; LEN([.A24])-12)" office:value-type="string" office:string-value="   1.3240613253057107     " calcext:value-type="string">
            <text:p><text:s text:c="3"/>1.3240613253057107 <text:s text:c="4"/></text:p>
          </table:table-cell>
          <table:table-cell office:value-type="float" office:value="1.32406132530571" calcext:value-type="float">
            <text:p>1.32406132530571</text:p>
          </table:table-cell>
          <table:table-cell table:formula="of:=ABS([.B24]-[.C2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0 <text:s text:c="2"/>3.3917859312606852E-002</text:p>
          </table:table-cell>
          <table:table-cell table:formula="of:=RIGHT([.K24]; LEN([.K24])-12)" office:value-type="string" office:string-value="   3.3917859312606852E-002" calcext:value-type="string">
            <text:p><text:s text:c="3"/>3.3917859312606852E-002</text:p>
          </table:table-cell>
          <table:table-cell office:value-type="float" office:value="0.0339178593126064" calcext:value-type="float">
            <text:p>0.033917859312606</text:p>
          </table:table-cell>
          <table:table-cell table:formula="of:=[.L24]-[.M24]" office:value-type="float" office:value="4.5102810375397E-016" calcext:value-type="float">
            <text:p>4.5102810375397E-16</text:p>
          </table:table-cell>
          <table:table-cell table:number-columns-repeated="26"/>
          <table:table-cell office:value-type="string" calcext:value-type="string">
            <text:p><text:s text:c="10"/>20 <text:s text:c="2"/>1.2368522904855577 <text:s text:c="4"/></text:p>
          </table:table-cell>
          <table:table-cell table:formula="of:=RIGHT([.AO24];26)" office:value-type="string" office:string-value="   1.2368522904855577     " calcext:value-type="string">
            <text:p><text:s text:c="3"/>1.2368522904855577 <text:s text:c="4"/></text:p>
          </table:table-cell>
          <table:table-cell office:value-type="float" office:value="1.23685229048556" calcext:value-type="float">
            <text:p>1.23685229048556</text:p>
          </table:table-cell>
          <table:table-cell table:formula="of:=[.AP24]-[.AQ24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21 <text:s/>0.43571937063406058 <text:s text:c="4"/></text:p>
          </table:table-cell>
          <table:table-cell table:formula="of:=RIGHT([.A25]; LEN([.A25])-12)" office:value-type="string" office:string-value="  0.43571937063406058     " calcext:value-type="string">
            <text:p><text:s text:c="2"/>0.43571937063406058 <text:s text:c="4"/></text:p>
          </table:table-cell>
          <table:table-cell office:value-type="float" office:value="0.435719370634061" calcext:value-type="float">
            <text:p>0.435719370634061</text:p>
          </table:table-cell>
          <table:table-cell table:formula="of:=ABS([.B25]-[.C2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1 <text:s/>-0.0000000000000000 <text:s text:c="4"/></text:p>
          </table:table-cell>
          <table:table-cell table:formula="of:=RIGHT([.K25]; LEN([.K25])-12)" office:value-type="string" office:string-value="  -0.0000000000000000     " calcext:value-type="string">
            <text:p><text:s text:c="2"/>-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5]-[.M25]" office:value-type="float" office:value="-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21 <text:s text:c="2"/>1.3493932291745800 <text:s text:c="4"/></text:p>
          </table:table-cell>
          <table:table-cell table:formula="of:=RIGHT([.AO25];26)" office:value-type="string" office:string-value="   1.3493932291745800     " calcext:value-type="string">
            <text:p><text:s text:c="3"/>1.3493932291745800 <text:s text:c="4"/></text:p>
          </table:table-cell>
          <table:table-cell office:value-type="float" office:value="1.34939322917458" calcext:value-type="float">
            <text:p>1.34939322917458</text:p>
          </table:table-cell>
          <table:table-cell table:formula="of:=[.AP25]-[.AQ25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22 <text:s/>0.57901661979235741 <text:s text:c="4"/></text:p>
          </table:table-cell>
          <table:table-cell table:formula="of:=RIGHT([.A26]; LEN([.A26])-12)" office:value-type="string" office:string-value="  0.57901661979235741     " calcext:value-type="string">
            <text:p><text:s text:c="2"/>0.57901661979235741 <text:s text:c="4"/></text:p>
          </table:table-cell>
          <table:table-cell office:value-type="float" office:value="0.579016619792357" calcext:value-type="float">
            <text:p>0.579016619792357</text:p>
          </table:table-cell>
          <table:table-cell table:formula="of:=ABS([.B26]-[.C2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2 <text:s text:c="2"/>0.0000000000000000 <text:s text:c="4"/></text:p>
          </table:table-cell>
          <table:table-cell table:formula="of:=RIGHT([.K26]; LEN([.K26])-12)" office:value-type="string" office:string-value="   0.0000000000000000     " calcext:value-type="string">
            <text:p><text:s text:c="3"/>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6]-[.M26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22 -0.42074535286401193 <text:s text:c="4"/></text:p>
          </table:table-cell>
          <table:table-cell table:formula="of:=RIGHT([.AO26];26)" office:value-type="string" office:string-value=" -0.42074535286401193     " calcext:value-type="string">
            <text:p><text:s/>-0.42074535286401193 <text:s text:c="4"/></text:p>
          </table:table-cell>
          <table:table-cell office:value-type="float" office:value="-0.420745352864012" calcext:value-type="float">
            <text:p>-0.420745352864012</text:p>
          </table:table-cell>
          <table:table-cell table:formula="of:=[.AP26]-[.AQ26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23 <text:s text:c="2"/>1.0714919589034007 <text:s text:c="4"/></text:p>
          </table:table-cell>
          <table:table-cell table:formula="of:=RIGHT([.A27]; LEN([.A27])-12)" office:value-type="string" office:string-value="   1.0714919589034007     " calcext:value-type="string">
            <text:p><text:s text:c="3"/>1.0714919589034007 <text:s text:c="4"/></text:p>
          </table:table-cell>
          <table:table-cell office:value-type="float" office:value="1.0714919589034" calcext:value-type="float">
            <text:p>1.0714919589034</text:p>
          </table:table-cell>
          <table:table-cell table:formula="of:=ABS([.B27]-[.C2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3 <text:s/>-0.0000000000000000 <text:s text:c="4"/></text:p>
          </table:table-cell>
          <table:table-cell table:formula="of:=RIGHT([.K27]; LEN([.K27])-12)" office:value-type="string" office:string-value="  -0.0000000000000000     " calcext:value-type="string">
            <text:p><text:s text:c="2"/>-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7]-[.M27]" office:value-type="float" office:value="-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23 <text:s text:c="2"/>1.5464013775860586 <text:s text:c="4"/></text:p>
          </table:table-cell>
          <table:table-cell table:formula="of:=RIGHT([.AO27];26)" office:value-type="string" office:string-value="   1.5464013775860586     " calcext:value-type="string">
            <text:p><text:s text:c="3"/>1.5464013775860586 <text:s text:c="4"/></text:p>
          </table:table-cell>
          <table:table-cell office:value-type="float" office:value="1.54640137758606" calcext:value-type="float">
            <text:p>1.54640137758606</text:p>
          </table:table-cell>
          <table:table-cell table:formula="of:=[.AP27]-[.AQ27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24 <text:s/>0.61200243586438230 <text:s text:c="4"/></text:p>
          </table:table-cell>
          <table:table-cell table:formula="of:=RIGHT([.A28]; LEN([.A28])-12)" office:value-type="string" office:string-value="  0.61200243586438230     " calcext:value-type="string">
            <text:p><text:s text:c="2"/>0.61200243586438230 <text:s text:c="4"/></text:p>
          </table:table-cell>
          <table:table-cell office:value-type="float" office:value="0.612002435864381" calcext:value-type="float">
            <text:p>0.612002435864381</text:p>
          </table:table-cell>
          <table:table-cell table:formula="of:=ABS([.B28]-[.C2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4 <text:s text:c="2"/>0.0000000000000000 <text:s text:c="4"/></text:p>
          </table:table-cell>
          <table:table-cell table:formula="of:=RIGHT([.K28]; LEN([.K28])-12)" office:value-type="string" office:string-value="   0.0000000000000000     " calcext:value-type="string">
            <text:p><text:s text:c="3"/>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8]-[.M28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24 <text:s/>0.59573525840493879 <text:s text:c="4"/></text:p>
          </table:table-cell>
          <table:table-cell table:formula="of:=RIGHT([.AO28];26)" office:value-type="string" office:string-value="  0.59573525840493879     " calcext:value-type="string">
            <text:p><text:s text:c="2"/>0.59573525840493879 <text:s text:c="4"/></text:p>
          </table:table-cell>
          <table:table-cell office:value-type="float" office:value="0.595735258404937" calcext:value-type="float">
            <text:p>0.595735258404937</text:p>
          </table:table-cell>
          <table:table-cell table:formula="of:=[.AP28]-[.AQ28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25 <text:s/>0.71312434477713926 <text:s text:c="4"/></text:p>
          </table:table-cell>
          <table:table-cell table:formula="of:=RIGHT([.A29]; LEN([.A29])-12)" office:value-type="string" office:string-value="  0.71312434477713926     " calcext:value-type="string">
            <text:p><text:s text:c="2"/>0.71312434477713926 <text:s text:c="4"/></text:p>
          </table:table-cell>
          <table:table-cell office:value-type="float" office:value="0.713124344777142" calcext:value-type="float">
            <text:p>0.713124344777142</text:p>
          </table:table-cell>
          <table:table-cell table:formula="of:=ABS([.B29]-[.C29])" office:value-type="float" office:value="2.66453525910038E-015" calcext:value-type="float">
            <text:p>2.66453525910038E-15</text:p>
          </table:table-cell>
          <table:table-cell table:number-columns-repeated="6"/>
          <table:table-cell office:value-type="string" calcext:value-type="string">
            <text:p><text:s text:c="10"/>25 <text:s/>-0.0000000000000000 <text:s text:c="4"/></text:p>
          </table:table-cell>
          <table:table-cell table:formula="of:=RIGHT([.K29]; LEN([.K29])-12)" office:value-type="string" office:string-value="  -0.0000000000000000     " calcext:value-type="string">
            <text:p><text:s text:c="2"/>-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29]-[.M29]" office:value-type="float" office:value="-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25 <text:s/>0.71014304449476917 <text:s text:c="4"/></text:p>
          </table:table-cell>
          <table:table-cell table:formula="of:=RIGHT([.AO29];26)" office:value-type="string" office:string-value="  0.71014304449476917     " calcext:value-type="string">
            <text:p><text:s text:c="2"/>0.71014304449476917 <text:s text:c="4"/></text:p>
          </table:table-cell>
          <table:table-cell office:value-type="float" office:value="0.710143044494769" calcext:value-type="float">
            <text:p>0.710143044494769</text:p>
          </table:table-cell>
          <table:table-cell table:formula="of:=[.AP29]-[.AQ29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26 <text:s/>0.69663659241547038 <text:s text:c="4"/></text:p>
          </table:table-cell>
          <table:table-cell table:formula="of:=RIGHT([.A30]; LEN([.A30])-12)" office:value-type="string" office:string-value="  0.69663659241547038     " calcext:value-type="string">
            <text:p><text:s text:c="2"/>0.69663659241547038 <text:s text:c="4"/></text:p>
          </table:table-cell>
          <table:table-cell office:value-type="float" office:value="0.69663659241547" calcext:value-type="float">
            <text:p>0.69663659241547</text:p>
          </table:table-cell>
          <table:table-cell table:formula="of:=ABS([.B30]-[.C3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6 <text:s/>-4.7333007540678040E-003</text:p>
          </table:table-cell>
          <table:table-cell table:formula="of:=RIGHT([.K30]; LEN([.K30])-12)" office:value-type="string" office:string-value="  -4.7333007540678040E-003" calcext:value-type="string">
            <text:p><text:s text:c="2"/>-4.7333007540678040E-003</text:p>
          </table:table-cell>
          <table:table-cell office:value-type="float" office:value="-0.00473330075406782" calcext:value-type="float">
            <text:p>-0.004733300754068</text:p>
          </table:table-cell>
          <table:table-cell table:formula="of:=[.L30]-[.M30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26 <text:s/>0.70722224849843252 <text:s text:c="4"/></text:p>
          </table:table-cell>
          <table:table-cell table:formula="of:=RIGHT([.AO30];26)" office:value-type="string" office:string-value="  0.70722224849843252     " calcext:value-type="string">
            <text:p><text:s text:c="2"/>0.70722224849843252 <text:s text:c="4"/></text:p>
          </table:table-cell>
          <table:table-cell office:value-type="float" office:value="0.707222248498433" calcext:value-type="float">
            <text:p>0.707222248498433</text:p>
          </table:table-cell>
          <table:table-cell table:formula="of:=[.AP30]-[.AQ30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27 <text:s/>0.67698832305832590 <text:s text:c="4"/></text:p>
          </table:table-cell>
          <table:table-cell table:formula="of:=RIGHT([.A31]; LEN([.A31])-12)" office:value-type="string" office:string-value="  0.67698832305832590     " calcext:value-type="string">
            <text:p><text:s text:c="2"/>0.67698832305832590 <text:s text:c="4"/></text:p>
          </table:table-cell>
          <table:table-cell office:value-type="float" office:value="0.676988323058326" calcext:value-type="float">
            <text:p>0.676988323058326</text:p>
          </table:table-cell>
          <table:table-cell table:formula="of:=ABS([.B31]-[.C3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7 <text:s/>-6.2517027559602810E-003</text:p>
          </table:table-cell>
          <table:table-cell table:formula="of:=RIGHT([.K31]; LEN([.K31])-12)" office:value-type="string" office:string-value="  -6.2517027559602810E-003" calcext:value-type="string">
            <text:p><text:s text:c="2"/>-6.2517027559602810E-003</text:p>
          </table:table-cell>
          <table:table-cell office:value-type="float" office:value="-0.00625170275596028" calcext:value-type="float">
            <text:p>-0.00625170275596</text:p>
          </table:table-cell>
          <table:table-cell table:formula="of:=[.L31]-[.M31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27 <text:s/>0.68827552946257364 <text:s text:c="4"/></text:p>
          </table:table-cell>
          <table:table-cell table:formula="of:=RIGHT([.AO31];26)" office:value-type="string" office:string-value="  0.68827552946257364     " calcext:value-type="string">
            <text:p><text:s text:c="2"/>0.68827552946257364 <text:s text:c="4"/></text:p>
          </table:table-cell>
          <table:table-cell office:value-type="float" office:value="0.688275529462574" calcext:value-type="float">
            <text:p>0.688275529462574</text:p>
          </table:table-cell>
          <table:table-cell table:formula="of:=[.AP31]-[.AQ31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28 <text:s/>0.65531564122920727 <text:s text:c="4"/></text:p>
          </table:table-cell>
          <table:table-cell table:formula="of:=RIGHT([.A32]; LEN([.A32])-12)" office:value-type="string" office:string-value="  0.65531564122920727     " calcext:value-type="string">
            <text:p><text:s text:c="2"/>0.65531564122920727 <text:s text:c="4"/></text:p>
          </table:table-cell>
          <table:table-cell office:value-type="float" office:value="0.655315641229208" calcext:value-type="float">
            <text:p>0.655315641229208</text:p>
          </table:table-cell>
          <table:table-cell table:formula="of:=ABS([.B32]-[.C3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8 <text:s/>-6.5366469319152829E-003</text:p>
          </table:table-cell>
          <table:table-cell table:formula="of:=RIGHT([.K32]; LEN([.K32])-12)" office:value-type="string" office:string-value="  -6.5366469319152829E-003" calcext:value-type="string">
            <text:p><text:s text:c="2"/>-6.5366469319152829E-003</text:p>
          </table:table-cell>
          <table:table-cell office:value-type="float" office:value="-0.00653664693191528" calcext:value-type="float">
            <text:p>-0.006536646931915</text:p>
          </table:table-cell>
          <table:table-cell table:formula="of:=[.L32]-[.M32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28 <text:s/>0.66787464745532754 <text:s text:c="4"/></text:p>
          </table:table-cell>
          <table:table-cell table:formula="of:=RIGHT([.AO32];26)" office:value-type="string" office:string-value="  0.66787464745532754     " calcext:value-type="string">
            <text:p><text:s text:c="2"/>0.66787464745532754 <text:s text:c="4"/></text:p>
          </table:table-cell>
          <table:table-cell office:value-type="float" office:value="0.667874647455328" calcext:value-type="float">
            <text:p>0.667874647455328</text:p>
          </table:table-cell>
          <table:table-cell table:formula="of:=[.AP32]-[.AQ32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29 <text:s/>0.63110122646771172 <text:s text:c="4"/></text:p>
          </table:table-cell>
          <table:table-cell table:formula="of:=RIGHT([.A33]; LEN([.A33])-12)" office:value-type="string" office:string-value="  0.63110122646771172     " calcext:value-type="string">
            <text:p><text:s text:c="2"/>0.63110122646771172 <text:s text:c="4"/></text:p>
          </table:table-cell>
          <table:table-cell office:value-type="float" office:value="0.631101226467711" calcext:value-type="float">
            <text:p>0.631101226467711</text:p>
          </table:table-cell>
          <table:table-cell table:formula="of:=ABS([.B33]-[.C3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29 <text:s/>-7.1612260861648978E-003</text:p>
          </table:table-cell>
          <table:table-cell table:formula="of:=RIGHT([.K33]; LEN([.K33])-12)" office:value-type="string" office:string-value="  -7.1612260861648978E-003" calcext:value-type="string">
            <text:p><text:s text:c="2"/>-7.1612260861648978E-003</text:p>
          </table:table-cell>
          <table:table-cell office:value-type="float" office:value="-0.00716122608616497" calcext:value-type="float">
            <text:p>-0.007161226086165</text:p>
          </table:table-cell>
          <table:table-cell table:formula="of:=[.L33]-[.M33]" office:value-type="float" office:value="7.28583859910259E-017" calcext:value-type="float">
            <text:p>7.28583859910259E-17</text:p>
          </table:table-cell>
          <table:table-cell table:number-columns-repeated="26"/>
          <table:table-cell office:value-type="string" calcext:value-type="string">
            <text:p><text:s text:c="10"/>29 <text:s/>0.64500392443700816 <text:s text:c="4"/></text:p>
          </table:table-cell>
          <table:table-cell table:formula="of:=RIGHT([.AO33];26)" office:value-type="string" office:string-value="  0.64500392443700816     " calcext:value-type="string">
            <text:p><text:s text:c="2"/>0.64500392443700816 <text:s text:c="4"/></text:p>
          </table:table-cell>
          <table:table-cell office:value-type="float" office:value="0.645003924437008" calcext:value-type="float">
            <text:p>0.645003924437008</text:p>
          </table:table-cell>
          <table:table-cell table:formula="of:=[.AP33]-[.AQ33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30 <text:s/>0.60452388637682075 <text:s text:c="4"/></text:p>
          </table:table-cell>
          <table:table-cell table:formula="of:=RIGHT([.A34]; LEN([.A34])-12)" office:value-type="string" office:string-value="  0.60452388637682075     " calcext:value-type="string">
            <text:p><text:s text:c="2"/>0.60452388637682075 <text:s text:c="4"/></text:p>
          </table:table-cell>
          <table:table-cell office:value-type="float" office:value="0.60452388637682" calcext:value-type="float">
            <text:p>0.60452388637682</text:p>
          </table:table-cell>
          <table:table-cell table:formula="of:=ABS([.B34]-[.C3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0 <text:s/>-7.6434743896190652E-003</text:p>
          </table:table-cell>
          <table:table-cell table:formula="of:=RIGHT([.K34]; LEN([.K34])-12)" office:value-type="string" office:string-value="  -7.6434743896190652E-003" calcext:value-type="string">
            <text:p><text:s text:c="2"/>-7.6434743896190652E-003</text:p>
          </table:table-cell>
          <table:table-cell office:value-type="float" office:value="-0.00764347438961902" calcext:value-type="float">
            <text:p>-0.007643474389619</text:p>
          </table:table-cell>
          <table:table-cell table:formula="of:=[.L34]-[.M34]" office:value-type="float" office:value="-4.5102810375397E-017" calcext:value-type="float">
            <text:p>-4.5102810375397E-17</text:p>
          </table:table-cell>
          <table:table-cell table:number-columns-repeated="26"/>
          <table:table-cell office:value-type="string" calcext:value-type="string">
            <text:p><text:s text:c="10"/>30 <text:s/>0.61963248702188856 <text:s text:c="4"/></text:p>
          </table:table-cell>
          <table:table-cell table:formula="of:=RIGHT([.AO34];26)" office:value-type="string" office:string-value="  0.61963248702188856     " calcext:value-type="string">
            <text:p><text:s text:c="2"/>0.61963248702188856 <text:s text:c="4"/></text:p>
          </table:table-cell>
          <table:table-cell office:value-type="float" office:value="0.619632487021888" calcext:value-type="float">
            <text:p>0.619632487021888</text:p>
          </table:table-cell>
          <table:table-cell table:formula="of:=[.AP34]-[.AQ34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31 <text:s/>0.57574728900708971 <text:s text:c="4"/></text:p>
          </table:table-cell>
          <table:table-cell table:formula="of:=RIGHT([.A35]; LEN([.A35])-12)" office:value-type="string" office:string-value="  0.57574728900708971     " calcext:value-type="string">
            <text:p><text:s text:c="2"/>0.57574728900708971 <text:s text:c="4"/></text:p>
          </table:table-cell>
          <table:table-cell office:value-type="float" office:value="0.57574728900709" calcext:value-type="float">
            <text:p>0.57574728900709</text:p>
          </table:table-cell>
          <table:table-cell table:formula="of:=ABS([.B35]-[.C3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1 <text:s/>-7.9960665126630331E-003</text:p>
          </table:table-cell>
          <table:table-cell table:formula="of:=RIGHT([.K35]; LEN([.K35])-12)" office:value-type="string" office:string-value="  -7.9960665126630331E-003" calcext:value-type="string">
            <text:p><text:s text:c="2"/>-7.9960665126630331E-003</text:p>
          </table:table-cell>
          <table:table-cell office:value-type="float" office:value="-0.007996066512663" calcext:value-type="float">
            <text:p>-0.007996066512663</text:p>
          </table:table-cell>
          <table:table-cell table:formula="of:=[.L35]-[.M35]" office:value-type="float" office:value="-3.29597460435593E-017" calcext:value-type="float">
            <text:p>-3.29597460435593E-17</text:p>
          </table:table-cell>
          <table:table-cell table:number-columns-repeated="26"/>
          <table:table-cell office:value-type="string" calcext:value-type="string">
            <text:p><text:s text:c="10"/>31 <text:s/>0.59195626386171674 <text:s text:c="4"/></text:p>
          </table:table-cell>
          <table:table-cell table:formula="of:=RIGHT([.AO35];26)" office:value-type="string" office:string-value="  0.59195626386171674     " calcext:value-type="string">
            <text:p><text:s text:c="2"/>0.59195626386171674 <text:s text:c="4"/></text:p>
          </table:table-cell>
          <table:table-cell office:value-type="float" office:value="0.591956263861717" calcext:value-type="float">
            <text:p>0.591956263861717</text:p>
          </table:table-cell>
          <table:table-cell table:formula="of:=[.AP35]-[.AQ35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32 <text:s/>0.54494690548689728 <text:s text:c="4"/></text:p>
          </table:table-cell>
          <table:table-cell table:formula="of:=RIGHT([.A36]; LEN([.A36])-12)" office:value-type="string" office:string-value="  0.54494690548689728     " calcext:value-type="string">
            <text:p><text:s text:c="2"/>0.54494690548689728 <text:s text:c="4"/></text:p>
          </table:table-cell>
          <table:table-cell office:value-type="float" office:value="0.544946905486898" calcext:value-type="float">
            <text:p>0.544946905486898</text:p>
          </table:table-cell>
          <table:table-cell table:formula="of:=ABS([.B36]-[.C3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2 <text:s/>-8.2148323883444313E-003</text:p>
          </table:table-cell>
          <table:table-cell table:formula="of:=RIGHT([.K36]; LEN([.K36])-12)" office:value-type="string" office:string-value="  -8.2148323883444313E-003" calcext:value-type="string">
            <text:p><text:s text:c="2"/>-8.2148323883444313E-003</text:p>
          </table:table-cell>
          <table:table-cell office:value-type="float" office:value="-0.0082148323883444" calcext:value-type="float">
            <text:p>-0.008214832388344</text:p>
          </table:table-cell>
          <table:table-cell table:formula="of:=[.L36]-[.M36]" office:value-type="float" office:value="-3.12250225675825E-017" calcext:value-type="float">
            <text:p>-3.12250225675825E-17</text:p>
          </table:table-cell>
          <table:table-cell table:number-columns-repeated="26"/>
          <table:table-cell office:value-type="string" calcext:value-type="string">
            <text:p><text:s text:c="10"/>32 <text:s/>0.56214432125262093 <text:s text:c="4"/></text:p>
          </table:table-cell>
          <table:table-cell table:formula="of:=RIGHT([.AO36];26)" office:value-type="string" office:string-value="  0.56214432125262093     " calcext:value-type="string">
            <text:p><text:s text:c="2"/>0.56214432125262093 <text:s text:c="4"/></text:p>
          </table:table-cell>
          <table:table-cell office:value-type="float" office:value="0.562144321252621" calcext:value-type="float">
            <text:p>0.562144321252621</text:p>
          </table:table-cell>
          <table:table-cell table:formula="of:=[.AP36]-[.AQ36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33 <text:s/>0.51231253693795120 <text:s text:c="4"/></text:p>
          </table:table-cell>
          <table:table-cell table:formula="of:=RIGHT([.A37]; LEN([.A37])-12)" office:value-type="string" office:string-value="  0.51231253693795120     " calcext:value-type="string">
            <text:p><text:s text:c="2"/>0.51231253693795120 <text:s text:c="4"/></text:p>
          </table:table-cell>
          <table:table-cell office:value-type="float" office:value="0.512312536937951" calcext:value-type="float">
            <text:p>0.512312536937951</text:p>
          </table:table-cell>
          <table:table-cell table:formula="of:=ABS([.B37]-[.C3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3 <text:s/>-8.2495691124850785E-003</text:p>
          </table:table-cell>
          <table:table-cell table:formula="of:=RIGHT([.K37]; LEN([.K37])-12)" office:value-type="string" office:string-value="  -8.2495691124850785E-003" calcext:value-type="string">
            <text:p><text:s text:c="2"/>-8.2495691124850785E-003</text:p>
          </table:table-cell>
          <table:table-cell office:value-type="float" office:value="-0.00824956911248513" calcext:value-type="float">
            <text:p>-0.008249569112485</text:p>
          </table:table-cell>
          <table:table-cell table:formula="of:=[.L37]-[.M37]" office:value-type="float" office:value="5.20417042793042E-017" calcext:value-type="float">
            <text:p>5.20417042793042E-17</text:p>
          </table:table-cell>
          <table:table-cell table:number-columns-repeated="26"/>
          <table:table-cell office:value-type="string" calcext:value-type="string">
            <text:p><text:s text:c="10"/>33 <text:s/>0.53037335107530836 <text:s text:c="4"/></text:p>
          </table:table-cell>
          <table:table-cell table:formula="of:=RIGHT([.AO37];26)" office:value-type="string" office:string-value="  0.53037335107530836     " calcext:value-type="string">
            <text:p><text:s text:c="2"/>0.53037335107530836 <text:s text:c="4"/></text:p>
          </table:table-cell>
          <table:table-cell office:value-type="float" office:value="0.530373351075308" calcext:value-type="float">
            <text:p>0.530373351075308</text:p>
          </table:table-cell>
          <table:table-cell table:formula="of:=[.AP37]-[.AQ37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34 <text:s/>0.47805115094516021 <text:s text:c="4"/></text:p>
          </table:table-cell>
          <table:table-cell table:formula="of:=RIGHT([.A38]; LEN([.A38])-12)" office:value-type="string" office:string-value="  0.47805115094516021     " calcext:value-type="string">
            <text:p><text:s text:c="2"/>0.47805115094516021 <text:s text:c="4"/></text:p>
          </table:table-cell>
          <table:table-cell office:value-type="float" office:value="0.47805115094516" calcext:value-type="float">
            <text:p>0.47805115094516</text:p>
          </table:table-cell>
          <table:table-cell table:formula="of:=ABS([.B38]-[.C3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4 <text:s/>-8.0687515946874719E-003</text:p>
          </table:table-cell>
          <table:table-cell table:formula="of:=RIGHT([.K38]; LEN([.K38])-12)" office:value-type="string" office:string-value="  -8.0687515946874719E-003" calcext:value-type="string">
            <text:p><text:s text:c="2"/>-8.0687515946874719E-003</text:p>
          </table:table-cell>
          <table:table-cell office:value-type="float" office:value="-0.00806875159468742" calcext:value-type="float">
            <text:p>-0.008068751594687</text:p>
          </table:table-cell>
          <table:table-cell table:formula="of:=[.L38]-[.M38]" office:value-type="float" office:value="-5.20417042793042E-017" calcext:value-type="float">
            <text:p>-5.20417042793042E-17</text:p>
          </table:table-cell>
          <table:table-cell table:number-columns-repeated="26"/>
          <table:table-cell office:value-type="string" calcext:value-type="string">
            <text:p><text:s text:c="10"/>34 <text:s/>0.49684439848109119 <text:s text:c="4"/></text:p>
          </table:table-cell>
          <table:table-cell table:formula="of:=RIGHT([.AO38];26)" office:value-type="string" office:string-value="  0.49684439848109119     " calcext:value-type="string">
            <text:p><text:s text:c="2"/>0.49684439848109119 <text:s text:c="4"/></text:p>
          </table:table-cell>
          <table:table-cell office:value-type="float" office:value="0.496844398481091" calcext:value-type="float">
            <text:p>0.496844398481091</text:p>
          </table:table-cell>
          <table:table-cell table:formula="of:=[.AP38]-[.AQ38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35 <text:s/>0.44237570670455773 <text:s text:c="4"/></text:p>
          </table:table-cell>
          <table:table-cell table:formula="of:=RIGHT([.A39]; LEN([.A39])-12)" office:value-type="string" office:string-value="  0.44237570670455773     " calcext:value-type="string">
            <text:p><text:s text:c="2"/>0.44237570670455773 <text:s text:c="4"/></text:p>
          </table:table-cell>
          <table:table-cell office:value-type="float" office:value="0.442375706704558" calcext:value-type="float">
            <text:p>0.442375706704558</text:p>
          </table:table-cell>
          <table:table-cell table:formula="of:=ABS([.B39]-[.C3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5 <text:s/>-7.7671890306707488E-003</text:p>
          </table:table-cell>
          <table:table-cell table:formula="of:=RIGHT([.K39]; LEN([.K39])-12)" office:value-type="string" office:string-value="  -7.7671890306707488E-003" calcext:value-type="string">
            <text:p><text:s text:c="2"/>-7.7671890306707488E-003</text:p>
          </table:table-cell>
          <table:table-cell office:value-type="float" office:value="-0.00776718903067075" calcext:value-type="float">
            <text:p>-0.007767189030671</text:p>
          </table:table-cell>
          <table:table-cell table:formula="of:=[.L39]-[.M39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35 <text:s/>0.46178216843508635 <text:s text:c="4"/></text:p>
          </table:table-cell>
          <table:table-cell table:formula="of:=RIGHT([.AO39];26)" office:value-type="string" office:string-value="  0.46178216843508635     " calcext:value-type="string">
            <text:p><text:s text:c="2"/>0.46178216843508635 <text:s text:c="4"/></text:p>
          </table:table-cell>
          <table:table-cell office:value-type="float" office:value="0.461782168435086" calcext:value-type="float">
            <text:p>0.461782168435086</text:p>
          </table:table-cell>
          <table:table-cell table:formula="of:=[.AP39]-[.AQ39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36 <text:s/>0.40550469818695134 <text:s text:c="4"/></text:p>
          </table:table-cell>
          <table:table-cell table:formula="of:=RIGHT([.A40]; LEN([.A40])-12)" office:value-type="string" office:string-value="  0.40550469818695134     " calcext:value-type="string">
            <text:p><text:s text:c="2"/>0.40550469818695134 <text:s text:c="4"/></text:p>
          </table:table-cell>
          <table:table-cell office:value-type="float" office:value="0.405504698186951" calcext:value-type="float">
            <text:p>0.405504698186951</text:p>
          </table:table-cell>
          <table:table-cell table:formula="of:=ABS([.B40]-[.C4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6 <text:s/>-7.3531459537969340E-003</text:p>
          </table:table-cell>
          <table:table-cell table:formula="of:=RIGHT([.K40]; LEN([.K40])-12)" office:value-type="string" office:string-value="  -7.3531459537969340E-003" calcext:value-type="string">
            <text:p><text:s text:c="2"/>-7.3531459537969340E-003</text:p>
          </table:table-cell>
          <table:table-cell office:value-type="float" office:value="-0.00735314595379693" calcext:value-type="float">
            <text:p>-0.007353145953797</text:p>
          </table:table-cell>
          <table:table-cell table:formula="of:=[.L40]-[.M40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36 <text:s/>0.42539342984594919 <text:s text:c="4"/></text:p>
          </table:table-cell>
          <table:table-cell table:formula="of:=RIGHT([.AO40];26)" office:value-type="string" office:string-value="  0.42539342984594919     " calcext:value-type="string">
            <text:p><text:s text:c="2"/>0.42539342984594919 <text:s text:c="4"/></text:p>
          </table:table-cell>
          <table:table-cell office:value-type="float" office:value="0.425393429845949" calcext:value-type="float">
            <text:p>0.425393429845949</text:p>
          </table:table-cell>
          <table:table-cell table:formula="of:=[.AP40]-[.AQ40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37 <text:s/>0.36766703948490154 <text:s text:c="4"/></text:p>
          </table:table-cell>
          <table:table-cell table:formula="of:=RIGHT([.A41]; LEN([.A41])-12)" office:value-type="string" office:string-value="  0.36766703948490154     " calcext:value-type="string">
            <text:p><text:s text:c="2"/>0.36766703948490154 <text:s text:c="4"/></text:p>
          </table:table-cell>
          <table:table-cell office:value-type="float" office:value="0.367667039484902" calcext:value-type="float">
            <text:p>0.367667039484902</text:p>
          </table:table-cell>
          <table:table-cell table:formula="of:=ABS([.B41]-[.C4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7 <text:s/>-6.8386813185509652E-003</text:p>
          </table:table-cell>
          <table:table-cell table:formula="of:=RIGHT([.K41]; LEN([.K41])-12)" office:value-type="string" office:string-value="  -6.8386813185509652E-003" calcext:value-type="string">
            <text:p><text:s text:c="2"/>-6.8386813185509652E-003</text:p>
          </table:table-cell>
          <table:table-cell office:value-type="float" office:value="-0.00683868131855097" calcext:value-type="float">
            <text:p>-0.006838681318551</text:p>
          </table:table-cell>
          <table:table-cell table:formula="of:=[.L41]-[.M41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37 <text:s/>0.38790541753821867 <text:s text:c="4"/></text:p>
          </table:table-cell>
          <table:table-cell table:formula="of:=RIGHT([.AO41];26)" office:value-type="string" office:string-value="  0.38790541753821867     " calcext:value-type="string">
            <text:p><text:s text:c="2"/>0.38790541753821867 <text:s text:c="4"/></text:p>
          </table:table-cell>
          <table:table-cell office:value-type="float" office:value="0.387905417538219" calcext:value-type="float">
            <text:p>0.387905417538219</text:p>
          </table:table-cell>
          <table:table-cell table:formula="of:=[.AP41]-[.AQ41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38 <text:s/>0.32909780113295428 <text:s text:c="4"/></text:p>
          </table:table-cell>
          <table:table-cell table:formula="of:=RIGHT([.A42]; LEN([.A42])-12)" office:value-type="string" office:string-value="  0.32909780113295428     " calcext:value-type="string">
            <text:p><text:s text:c="2"/>0.32909780113295428 <text:s text:c="4"/></text:p>
          </table:table-cell>
          <table:table-cell office:value-type="float" office:value="0.329097801132954" calcext:value-type="float">
            <text:p>0.329097801132954</text:p>
          </table:table-cell>
          <table:table-cell table:formula="of:=ABS([.B42]-[.C4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8 <text:s/>-6.2379375225090142E-003</text:p>
          </table:table-cell>
          <table:table-cell table:formula="of:=RIGHT([.K42]; LEN([.K42])-12)" office:value-type="string" office:string-value="  -6.2379375225090142E-003" calcext:value-type="string">
            <text:p><text:s text:c="2"/>-6.2379375225090142E-003</text:p>
          </table:table-cell>
          <table:table-cell office:value-type="float" office:value="-0.00623793752250912" calcext:value-type="float">
            <text:p>-0.006237937522509</text:p>
          </table:table-cell>
          <table:table-cell table:formula="of:=[.L42]-[.M42]" office:value-type="float" office:value="1.06685493772574E-016" calcext:value-type="float">
            <text:p>1.06685493772574E-16</text:p>
          </table:table-cell>
          <table:table-cell table:number-columns-repeated="26"/>
          <table:table-cell office:value-type="string" calcext:value-type="string">
            <text:p><text:s text:c="10"/>38 <text:s/>0.34955271033087548 <text:s text:c="4"/></text:p>
          </table:table-cell>
          <table:table-cell table:formula="of:=RIGHT([.AO42];26)" office:value-type="string" office:string-value="  0.34955271033087548     " calcext:value-type="string">
            <text:p><text:s text:c="2"/>0.34955271033087548 <text:s text:c="4"/></text:p>
          </table:table-cell>
          <table:table-cell office:value-type="float" office:value="0.349552710330876" calcext:value-type="float">
            <text:p>0.349552710330876</text:p>
          </table:table-cell>
          <table:table-cell table:formula="of:=[.AP42]-[.AQ42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39 <text:s/>0.28985865054260779 <text:s text:c="4"/></text:p>
          </table:table-cell>
          <table:table-cell table:formula="of:=RIGHT([.A43]; LEN([.A43])-12)" office:value-type="string" office:string-value="  0.28985865054260779     " calcext:value-type="string">
            <text:p><text:s text:c="2"/>0.28985865054260779 <text:s text:c="4"/></text:p>
          </table:table-cell>
          <table:table-cell office:value-type="float" office:value="0.289858650542607" calcext:value-type="float">
            <text:p>0.289858650542607</text:p>
          </table:table-cell>
          <table:table-cell table:formula="of:=ABS([.B43]-[.C4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39 <text:s/>-5.6139460875981500E-003</text:p>
          </table:table-cell>
          <table:table-cell table:formula="of:=RIGHT([.K43]; LEN([.K43])-12)" office:value-type="string" office:string-value="  -5.6139460875981500E-003" calcext:value-type="string">
            <text:p><text:s text:c="2"/>-5.6139460875981500E-003</text:p>
          </table:table-cell>
          <table:table-cell office:value-type="float" office:value="-0.00561394608759809" calcext:value-type="float">
            <text:p>-0.005613946087598</text:p>
          </table:table-cell>
          <table:table-cell table:formula="of:=[.L43]-[.M43]" office:value-type="float" office:value="-5.98479599211998E-017" calcext:value-type="float">
            <text:p>-5.98479599211998E-17</text:p>
          </table:table-cell>
          <table:table-cell table:number-columns-repeated="26"/>
          <table:table-cell office:value-type="string" calcext:value-type="string">
            <text:p><text:s text:c="10"/>39 <text:s/>0.31057914201696585 <text:s text:c="4"/></text:p>
          </table:table-cell>
          <table:table-cell table:formula="of:=RIGHT([.AO43];26)" office:value-type="string" office:string-value="  0.31057914201696585     " calcext:value-type="string">
            <text:p><text:s text:c="2"/>0.31057914201696585 <text:s text:c="4"/></text:p>
          </table:table-cell>
          <table:table-cell office:value-type="float" office:value="0.310579142016965" calcext:value-type="float">
            <text:p>0.310579142016965</text:p>
          </table:table-cell>
          <table:table-cell table:formula="of:=[.AP43]-[.AQ43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40 <text:s/>0.26984359970654059 <text:s text:c="4"/></text:p>
          </table:table-cell>
          <table:table-cell table:formula="of:=RIGHT([.A44]; LEN([.A44])-12)" office:value-type="string" office:string-value="  0.26984359970654059     " calcext:value-type="string">
            <text:p><text:s text:c="2"/>0.26984359970654059 <text:s text:c="4"/></text:p>
          </table:table-cell>
          <table:table-cell office:value-type="float" office:value="0.269843599706553" calcext:value-type="float">
            <text:p>0.269843599706553</text:p>
          </table:table-cell>
          <table:table-cell table:formula="of:=ABS([.B44]-[.C44])" office:value-type="float" office:value="0.0000000000000124344978758018" calcext:value-type="float">
            <text:p>1.24344978758018E-14</text:p>
          </table:table-cell>
          <table:table-cell table:number-columns-repeated="6"/>
          <table:table-cell office:value-type="string" calcext:value-type="string">
            <text:p><text:s text:c="10"/>40 <text:s/>-5.6488192741303907E-005</text:p>
          </table:table-cell>
          <table:table-cell table:formula="of:=RIGHT([.K44]; LEN([.K44])-12)" office:value-type="string" office:string-value="  -5.6488192741303907E-005" calcext:value-type="string">
            <text:p><text:s text:c="2"/>-5.6488192741303907E-005</text:p>
          </table:table-cell>
          <table:table-cell table:style-name="ce10" office:value-type="float" office:value="-0.0000564881927412478" calcext:value-type="float">
            <text:p>-5.65E-05</text:p>
          </table:table-cell>
          <table:table-cell table:formula="of:=[.L44]-[.M44]" office:value-type="float" office:value="-5.61074624261249E-017" calcext:value-type="float">
            <text:p>-5.61074624261249E-17</text:p>
          </table:table-cell>
          <table:table-cell table:number-columns-repeated="26"/>
          <table:table-cell office:value-type="string" calcext:value-type="string">
            <text:p><text:s text:c="10"/>40 <text:s/>0.27050453158163551 <text:s text:c="4"/></text:p>
          </table:table-cell>
          <table:table-cell table:formula="of:=RIGHT([.AO44];26)" office:value-type="string" office:string-value="  0.27050453158163551     " calcext:value-type="string">
            <text:p><text:s text:c="2"/>0.27050453158163551 <text:s text:c="4"/></text:p>
          </table:table-cell>
          <table:table-cell office:value-type="float" office:value="0.270504531581635" calcext:value-type="float">
            <text:p>0.270504531581635</text:p>
          </table:table-cell>
          <table:table-cell table:formula="of:=[.AP44]-[.AQ44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<text:s text:c="10"/>41 <text:s/>0.28857612200473848 <text:s text:c="4"/></text:p>
          </table:table-cell>
          <table:table-cell table:formula="of:=RIGHT([.A45]; LEN([.A45])-12)" office:value-type="string" office:string-value="  0.28857612200473848     " calcext:value-type="string">
            <text:p><text:s text:c="2"/>0.28857612200473848 <text:s text:c="4"/></text:p>
          </table:table-cell>
          <table:table-cell office:value-type="float" office:value="0.288576122004739" calcext:value-type="float">
            <text:p>0.288576122004739</text:p>
          </table:table-cell>
          <table:table-cell table:formula="of:=ABS([.B45]-[.C4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 text:c="10"/>41 <text:s text:c="2"/>0.0000000000000000 <text:s text:c="4"/></text:p>
          </table:table-cell>
          <table:table-cell table:formula="of:=RIGHT([.K45]; LEN([.K45])-12)" office:value-type="string" office:string-value="   0.0000000000000000     " calcext:value-type="string">
            <text:p><text:s text:c="3"/>0.0000000000000000 <text:s text:c="4"/></text:p>
          </table:table-cell>
          <table:table-cell office:value-type="float" office:value="0" calcext:value-type="float">
            <text:p>0</text:p>
          </table:table-cell>
          <table:table-cell table:formula="of:=[.L45]-[.M45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41 <text:s/>0.26963435167301991 <text:s text:c="4"/></text:p>
          </table:table-cell>
          <table:table-cell table:formula="of:=RIGHT([.AO45];26)" office:value-type="string" office:string-value="  0.26963435167301991     " calcext:value-type="string">
            <text:p><text:s text:c="2"/>0.26963435167301991 <text:s text:c="4"/></text:p>
          </table:table-cell>
          <table:table-cell office:value-type="float" office:value="0.26963435167302" calcext:value-type="float">
            <text:p>0.26963435167302</text:p>
          </table:table-cell>
          <table:table-cell table:formula="of:=[.AP45]-[.AQ45]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9"/>
          <table:table-cell table:style-name="Default"/>
          <table:table-cell table:number-columns-repeated="8"/>
          <table:table-cell office:value-type="string" calcext:value-type="string">
            <text:p><text:s text:c="10"/>42 <text:s text:c="2"/>5.3482637279616040E-003</text:p>
          </table:table-cell>
          <table:table-cell table:formula="of:=RIGHT([.K46]; LEN([.K46])-12)" office:value-type="string" office:string-value="   5.3482637279616040E-003" calcext:value-type="string">
            <text:p><text:s text:c="3"/>5.3482637279616040E-003</text:p>
          </table:table-cell>
          <table:table-cell office:value-type="float" office:value="0.00534826372796162" calcext:value-type="float">
            <text:p>0.005348263727962</text:p>
          </table:table-cell>
          <table:table-cell table:formula="of:=[.L46]-[.M46]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<text:s text:c="10"/>42 <text:s/>0.30629255066497985 <text:s text:c="4"/></text:p>
          </table:table-cell>
          <table:table-cell table:formula="of:=RIGHT([.AO46];26)" office:value-type="string" office:string-value="  0.30629255066497985     " calcext:value-type="string">
            <text:p><text:s text:c="2"/>0.30629255066497985 <text:s text:c="4"/></text:p>
          </table:table-cell>
          <table:table-cell office:value-type="float" office:value="0.30629255066498" calcext:value-type="float">
            <text:p>0.30629255066498</text:p>
          </table:table-cell>
          <table:table-cell table:formula="of:=[.AP46]-[.AQ4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9"/>
          <table:table-cell table:style-name="Default"/>
          <table:table-cell table:number-columns-repeated="28"/>
          <table:table-cell table:style-name="ce9"/>
          <table:table-cell table:style-name="Default"/>
          <table:table-cell table:number-columns-repeated="3"/>
        </table:table-row>
      </table:table>
      <table:table table:name="Step 3" table:style-name="ta1">
        <table:table-column table:style-name="co1" table:default-cell-style-name="Default"/>
        <table:table-row table:style-name="ro1">
          <table:table-cell/>
        </table:table-row>
      </table:table>
      <table:table table:name="Step 4" table:style-name="ta1">
        <table:table-column table:style-name="co1" table:number-columns-repeated="40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pha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3" table:number-rows-spanned="1">
            <text:p>dt</text:p>
          </table:table-cell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G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beta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psi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phi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h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u_new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a_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 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t_matlab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4">
          <table:table-cell table:style-name="ce7" office:value-type="string" calcext:value-type="string">
            <text:p><text:s text:c="10"/>-1 <text:s/>0.28985865054260779 <text:s text:c="4"/></text:p>
          </table:table-cell>
          <table:table-cell table:style-name="ce8" table:formula="of:=RIGHT([.A3]; LEN([.A3])-12)" office:value-type="string" office:string-value="  0.28985865054260779     " calcext:value-type="string">
            <text:p><text:s text:c="2"/>0.28985865054260779 <text:s text:c="4"/></text:p>
          </table:table-cell>
          <table:table-cell office:value-type="float" office:value="0.289858650542607" calcext:value-type="float">
            <text:p>0.289858650542607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MAX([.D3:.D50])" office:value-type="float" office:value="0.0000000000000124344978758018" calcext:value-type="float">
            <text:p>1.24344978758018E-14</text:p>
          </table:table-cell>
          <table:table-cell/>
          <table:table-cell table:style-name="ce7" office:value-type="float" office:value="0.00755252027143918" calcext:value-type="float">
            <text:p>0.007552520271439</text:p>
          </table:table-cell>
          <table:table-cell office:value-type="float" office:value="0.007552520271439" calcext:value-type="float">
            <text:p>0.007552520271439</text:p>
          </table:table-cell>
          <table:table-cell table:formula="of:=[.G3]-[.H3]" office:value-type="float" office:value="1.76074432811646E-016" calcext:value-type="float">
            <text:p>1.76074432811646E-16</text:p>
          </table:table-cell>
          <table:table-cell/>
          <table:table-cell table:style-name="ce7" office:value-type="string" calcext:value-type="string">
            <text:p><text:s text:c="10"/>-1 <text:s/>-5.6139460875981500E-003</text:p>
          </table:table-cell>
          <table:table-cell table:style-name="ce8" table:formula="of:=RIGHT([.K3]; LEN([.K3])-12)" office:value-type="string" office:string-value="  -5.6139460875981500E-003" calcext:value-type="string">
            <text:p><text:s text:c="2"/>-5.6139460875981500E-003</text:p>
          </table:table-cell>
          <table:table-cell office:value-type="float" office:value="-0.00561394608759809" calcext:value-type="float">
            <text:p>-0.005613946087598</text:p>
          </table:table-cell>
          <table:table-cell table:formula="of:=[.L3]-[.M3]" office:value-type="float" office:value="-5.98479599211998E-017" calcext:value-type="float">
            <text:p>-5.98479599211998E-17</text:p>
          </table:table-cell>
          <table:table-cell table:formula="of:=MAX([.N3:.N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style-name="ce8" table:formula="of:=RIGHT(LEFT([.Q3];40);28)" office:value-type="string" office:string-value="   0.0000000000000000       " calcext:value-type="string">
            <text:p><text:s text:c="3"/>0.0000000000000000 <text:s text:c="6"/></text:p>
          </table:table-cell>
          <table:table-cell office:value-type="float" office:value="0" calcext:value-type="float">
            <text:p>0</text:p>
          </table:table-cell>
          <table:table-cell table:formula="of:=[.R3]-[.S3]" office:value-type="float" office:value="0" calcext:value-type="float">
            <text:p>0</text:p>
          </table:table-cell>
          <table:table-cell table:formula="of:=MAX([.T3:.T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style-name="ce8" table:formula="of:=LEFT(RIGHT([.W3];78);28)" office:value-type="string" office:string-value="  0.26962990787953423       " calcext:value-type="string">
            <text:p><text:s text:c="2"/>0.26962990787953423 <text:s text:c="6"/></text:p>
          </table:table-cell>
          <table:table-cell office:value-type="float" office:value="0.269629907879534" calcext:value-type="float">
            <text:p>0.269629907879534</text:p>
          </table:table-cell>
          <table:table-cell table:formula="of:=[.X3]-[.Y3]" office:value-type="float" office:value="0" calcext:value-type="float">
            <text:p>0</text:p>
          </table:table-cell>
          <table:table-cell table:formula="of:=MAX([.Z3:.Z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style-name="ce8" table:formula="of:=LEFT(RIGHT([.AC3];55);30)" office:value-type="string" office:string-value="      7.6329238551082238E-018 " calcext:value-type="string">
            <text:p><text:s text:c="6"/>7.6329238551082238E-018 </text:p>
          </table:table-cell>
          <table:table-cell table:style-name="ce10" office:value-type="float" office:value="-5.34304669857576E-017" calcext:value-type="float">
            <text:p>-5.34E-17</text:p>
          </table:table-cell>
          <table:table-cell table:formula="of:=[.AD3]-[.AE3]" office:value-type="float" office:value="6.10633908408658E-017" calcext:value-type="float">
            <text:p>6.10633908408658E-17</text:p>
          </table:table-cell>
          <table:table-cell table:formula="of:=MAX([.AF3:.AF50])" office:value-type="float" office:value="6.10633908408658E-017" calcext:value-type="float">
            <text:p>6.10633908408658E-17</text:p>
          </table:table-cell>
          <table:table-cell/>
          <table:table-cell table:style-name="ce7" office:value-type="string" calcext:value-type="string">
            <text:p><text:s text:c="11"/>0 <text:s text:c="2"/>0.0000000000000000 <text:s text:c="6"/>0.26962990787953423 <text:s text:c="7"/>7.6329238551082238E-018 <text:s text:c="2"/>3.6350143611563072E-002</text:p>
          </table:table-cell>
          <table:table-cell table:style-name="ce8" table:formula="of:=RIGHT([.AI3];26)" office:value-type="string" office:string-value="   3.6350143611563072E-002" calcext:value-type="string">
            <text:p><text:s text:c="3"/>3.6350143611563072E-002</text:p>
          </table:table-cell>
          <table:table-cell office:value-type="float" office:value="0.036350143611563" calcext:value-type="float">
            <text:p>0.036350143611563</text:p>
          </table:table-cell>
          <table:table-cell table:formula="of:=[.AJ3]-[.AK3]" office:value-type="float" office:value="0" calcext:value-type="float">
            <text:p>0</text:p>
          </table:table-cell>
          <table:table-cell table:formula="of:=MAX([.AL3:.AL50])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0"/>-1 <text:s/>0.31251383181113590 <text:s text:c="4"/></text:p>
          </table:table-cell>
          <table:table-cell table:formula="of:=RIGHT([.AO3];26)" office:value-type="string" office:string-value="  0.31251383181113590     " calcext:value-type="string">
            <text:p><text:s text:c="2"/>0.31251383181113590 <text:s text:c="4"/></text:p>
          </table:table-cell>
          <table:table-cell office:value-type="float" office:value="0.312513831811135" calcext:value-type="float">
            <text:p>0.312513831811135</text:p>
          </table:table-cell>
          <table:table-cell table:formula="of:=[.AP3]-[.AQ3]" office:value-type="float" office:value="0" calcext:value-type="float">
            <text:p>0</text:p>
          </table:table-cell>
          <table:table-cell table:formula="of:=MAX([.AR3:.AR50])" office:value-type="float" office:value="0.0000000000000169309011255336" calcext:value-type="float">
            <text:p>1.69309011255336E-14</text:p>
          </table:table-cell>
        </table:table-row>
        <table:table-row table:style-name="ro5">
          <table:table-cell table:style-name="ce7" office:value-type="string" calcext:value-type="string">
            <text:p><text:s text:c="11"/>0 <text:s/>0.26984359970654059 <text:s text:c="4"/></text:p>
          </table:table-cell>
          <table:table-cell table:style-name="ce8" table:formula="of:=RIGHT([.A4]; LEN([.A4])-12)" office:value-type="string" office:string-value="  0.26984359970654059     " calcext:value-type="string">
            <text:p><text:s text:c="2"/>0.26984359970654059 <text:s text:c="4"/></text:p>
          </table:table-cell>
          <table:table-cell office:value-type="float" office:value="0.269843599706553" calcext:value-type="float">
            <text:p>0.269843599706553</text:p>
          </table:table-cell>
          <table:table-cell table:formula="of:=ABS([.B4]-[.C4])" office:value-type="float" office:value="0.0000000000000124344978758018" calcext:value-type="float">
            <text:p>1.24344978758018E-14</text:p>
          </table:table-cell>
          <table:table-cell table:formula="of:=MIN([.D3:.D50])" office:value-type="float" office:value="0" calcext:value-type="float">
            <text:p>0</text:p>
          </table:table-cell>
          <table:table-cell/>
          <table:table-cell table:style-name="ce9"/>
          <table:table-cell table:number-columns-repeated="3"/>
          <table:table-cell table:style-name="ce7" office:value-type="string" calcext:value-type="string">
            <text:p><text:s text:c="11"/>0 <text:s/>-5.6488192741303907E-005</text:p>
          </table:table-cell>
          <table:table-cell table:style-name="ce8" table:formula="of:=RIGHT([.K4]; LEN([.K4])-12)" office:value-type="string" office:string-value="  -5.6488192741303907E-005" calcext:value-type="string">
            <text:p><text:s text:c="2"/>-5.6488192741303907E-005</text:p>
          </table:table-cell>
          <table:table-cell table:style-name="ce10" office:value-type="float" office:value="-0.0000564881927412478" calcext:value-type="float">
            <text:p>-5.65E-05</text:p>
          </table:table-cell>
          <table:table-cell table:formula="of:=[.L4]-[.M4]" office:value-type="float" office:value="-5.61074624261249E-017" calcext:value-type="float">
            <text:p>-5.61074624261249E-17</text:p>
          </table:table-cell>
          <table:table-cell table:formula="of:=MIN([.N3:.N50])" office:value-type="float" office:value="-5.98479599211998E-017" calcext:value-type="float">
            <text:p>-5.98479599211998E-17</text:p>
          </table:table-cell>
          <table:table-cell/>
          <table:table-cell table:style-name="ce7"/>
          <table:table-cell table:style-name="ce8"/>
          <table:table-cell table:number-columns-repeated="4"/>
          <table:table-cell table:style-name="ce7"/>
          <table:table-cell table:style-name="ce8"/>
          <table:table-cell table:number-columns-repeated="4"/>
          <table:table-cell table:style-name="ce7"/>
          <table:table-cell table:style-name="ce8"/>
          <table:table-cell table:style-name="ce10"/>
          <table:table-cell table:number-columns-repeated="3"/>
          <table:table-cell table:style-name="ce7"/>
          <table:table-cell table:style-name="ce8"/>
          <table:table-cell table:number-columns-repeated="4"/>
          <table:table-cell office:value-type="string" calcext:value-type="string">
            <text:p><text:s text:c="11"/>0 <text:s/>0.27146718984036272 <text:s text:c="4"/></text:p>
          </table:table-cell>
          <table:table-cell table:formula="of:=RIGHT([.AO4];26)" office:value-type="string" office:string-value="  0.27146718984036272     " calcext:value-type="string">
            <text:p><text:s text:c="2"/>0.27146718984036272 <text:s text:c="4"/></text:p>
          </table:table-cell>
          <table:table-cell office:value-type="float" office:value="0.271467189840362" calcext:value-type="float">
            <text:p>0.271467189840362</text:p>
          </table:table-cell>
          <table:table-cell table:formula="of:=[.AP4]-[.AQ4]" office:value-type="float" office:value="0" calcext:value-type="float">
            <text:p>0</text:p>
          </table:table-cell>
          <table:table-cell table:formula="of:=MIN([.AR3:.AR50])" office:value-type="float" office:value="-6.21724893790088E-015" calcext:value-type="float">
            <text:p>-6.21724893790088E-15</text:p>
          </table:table-cell>
        </table:table-row>
        <table:table-row table:style-name="ro5">
          <table:table-cell table:style-name="ce7" office:value-type="string" calcext:value-type="string">
            <text:p><text:s text:c="11"/>1 <text:s/>0.28857612200473848 <text:s text:c="4"/></text:p>
          </table:table-cell>
          <table:table-cell table:style-name="ce8" table:formula="of:=RIGHT([.A5]; LEN([.A5])-12)" office:value-type="string" office:string-value="  0.28857612200473848     " calcext:value-type="string">
            <text:p><text:s text:c="2"/>0.28857612200473848 <text:s text:c="4"/></text:p>
          </table:table-cell>
          <table:table-cell office:value-type="float" office:value="0.288576122004739" calcext:value-type="float">
            <text:p>0.288576122004739</text:p>
          </table:table-cell>
          <table:table-cell table:formula="of:=ABS([.B5]-[.C5])" office:value-type="float" office:value="0" calcext:value-type="float">
            <text:p>0</text:p>
          </table:table-cell>
          <table:table-cell table:number-columns-repeated="6"/>
          <table:table-cell table:style-name="ce7" office:value-type="string" calcext:value-type="string">
            <text:p><text:s text:c="11"/>1 <text:s text:c="2"/>0.0000000000000000 <text:s text:c="4"/></text:p>
          </table:table-cell>
          <table:table-cell table:style-name="ce8" table:formula="of:=RIGHT([.K5]; LEN([.K5])-12)" office:value-type="string" office:string-value="   0.0000000000000000     " calcext:value-type="string">
            <text:p><text:s text:c="3"/>0.0000000000000000 <text:s text:c="4"/></text:p>
          </table:table-cell>
          <table:table-cell table:style-name="ce10" office:value-type="float" office:value="0" calcext:value-type="float">
            <text:p>0.00E+00</text:p>
          </table:table-cell>
          <table:table-cell table:formula="of:=[.L5]-[.M5]" office:value-type="float" office:value="0" calcext:value-type="float">
            <text:p>0</text:p>
          </table:table-cell>
          <table:table-cell table:number-columns-repeated="2"/>
          <table:table-cell table:style-name="ce7"/>
          <table:table-cell table:style-name="ce8"/>
          <table:table-cell table:number-columns-repeated="4"/>
          <table:table-cell table:style-name="ce7"/>
          <table:table-cell table:style-name="ce8"/>
          <table:table-cell table:number-columns-repeated="4"/>
          <table:table-cell table:style-name="ce7"/>
          <table:table-cell table:style-name="ce8"/>
          <table:table-cell table:style-name="ce10"/>
          <table:table-cell table:number-columns-repeated="3"/>
          <table:table-cell table:style-name="ce7"/>
          <table:table-cell table:style-name="ce8"/>
          <table:table-cell table:number-columns-repeated="4"/>
          <table:table-cell office:value-type="string" calcext:value-type="string">
            <text:p><text:s text:c="11"/>1 <text:s/>0.26965819966849941 <text:s text:c="4"/></text:p>
          </table:table-cell>
          <table:table-cell table:formula="of:=RIGHT([.AO5];26)" office:value-type="string" office:string-value="  0.26965819966849941     " calcext:value-type="string">
            <text:p><text:s text:c="2"/>0.26965819966849941 <text:s text:c="4"/></text:p>
          </table:table-cell>
          <table:table-cell office:value-type="float" office:value="0.2696581996685" calcext:value-type="float">
            <text:p>0.2696581996685</text:p>
          </table:table-cell>
          <table:table-cell table:formula="of:=[.AP5]-[.AQ5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1"/>2 <text:s/>0.30387437189964372 <text:s text:c="4"/></text:p>
          </table:table-cell>
          <table:table-cell table:formula="of:=RIGHT([.AO6];26)" office:value-type="string" office:string-value="  0.30387437189964372     " calcext:value-type="string">
            <text:p><text:s text:c="2"/>0.30387437189964372 <text:s text:c="4"/></text:p>
          </table:table-cell>
          <table:table-cell office:value-type="float" office:value="0.303874371899644" calcext:value-type="float">
            <text:p>0.303874371899644</text:p>
          </table:table-cell>
          <table:table-cell table:formula="of:=[.AP6]-[.AQ6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1"/>3 <text:s/>0.34333864612449772 <text:s text:c="4"/></text:p>
          </table:table-cell>
          <table:table-cell table:formula="of:=RIGHT([.AO7];26)" office:value-type="string" office:string-value="  0.34333864612449772     " calcext:value-type="string">
            <text:p><text:s text:c="2"/>0.34333864612449772 <text:s text:c="4"/></text:p>
          </table:table-cell>
          <table:table-cell office:value-type="float" office:value="0.343338646124498" calcext:value-type="float">
            <text:p>0.343338646124498</text:p>
          </table:table-cell>
          <table:table-cell table:formula="of:=[.AP7]-[.AQ7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1"/>4 <text:s/>0.38130427231301639 <text:s text:c="4"/></text:p>
          </table:table-cell>
          <table:table-cell table:formula="of:=RIGHT([.AO8];26)" office:value-type="string" office:string-value="  0.38130427231301639     " calcext:value-type="string">
            <text:p><text:s text:c="2"/>0.38130427231301639 <text:s text:c="4"/></text:p>
          </table:table-cell>
          <table:table-cell office:value-type="float" office:value="0.381304272313016" calcext:value-type="float">
            <text:p>0.381304272313016</text:p>
          </table:table-cell>
          <table:table-cell table:formula="of:=[.AP8]-[.AQ8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1"/>5 <text:s/>0.41831471919499186 <text:s text:c="4"/></text:p>
          </table:table-cell>
          <table:table-cell table:formula="of:=RIGHT([.AO9];26)" office:value-type="string" office:string-value="  0.41831471919499186     " calcext:value-type="string">
            <text:p><text:s text:c="2"/>0.41831471919499186 <text:s text:c="4"/></text:p>
          </table:table-cell>
          <table:table-cell office:value-type="float" office:value="0.418314719194992" calcext:value-type="float">
            <text:p>0.418314719194992</text:p>
          </table:table-cell>
          <table:table-cell table:formula="of:=[.AP9]-[.AQ9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1"/>6 <text:s/>0.45433547321214068 <text:s text:c="4"/></text:p>
          </table:table-cell>
          <table:table-cell table:formula="of:=RIGHT([.AO10];26)" office:value-type="string" office:string-value="  0.45433547321214068     " calcext:value-type="string">
            <text:p><text:s text:c="2"/>0.45433547321214068 <text:s text:c="4"/></text:p>
          </table:table-cell>
          <table:table-cell office:value-type="float" office:value="0.454335473212141" calcext:value-type="float">
            <text:p>0.454335473212141</text:p>
          </table:table-cell>
          <table:table-cell table:formula="of:=[.AP10]-[.AQ10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1"/>7 <text:s/>0.48913965396922165 <text:s text:c="4"/></text:p>
          </table:table-cell>
          <table:table-cell table:formula="of:=RIGHT([.AO11];26)" office:value-type="string" office:string-value="  0.48913965396922165     " calcext:value-type="string">
            <text:p><text:s text:c="2"/>0.48913965396922165 <text:s text:c="4"/></text:p>
          </table:table-cell>
          <table:table-cell office:value-type="float" office:value="0.489139653969222" calcext:value-type="float">
            <text:p>0.489139653969222</text:p>
          </table:table-cell>
          <table:table-cell table:formula="of:=[.AP11]-[.AQ11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1"/>8 <text:s/>0.52251527957162214 <text:s text:c="4"/></text:p>
          </table:table-cell>
          <table:table-cell table:formula="of:=RIGHT([.AO12];26)" office:value-type="string" office:string-value="  0.52251527957162214     " calcext:value-type="string">
            <text:p><text:s text:c="2"/>0.52251527957162214 <text:s text:c="4"/></text:p>
          </table:table-cell>
          <table:table-cell office:value-type="float" office:value="0.522515279571622" calcext:value-type="float">
            <text:p>0.522515279571622</text:p>
          </table:table-cell>
          <table:table-cell table:formula="of:=[.AP12]-[.AQ12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1"/>9 <text:s/>0.55427897055855058 <text:s text:c="4"/></text:p>
          </table:table-cell>
          <table:table-cell table:formula="of:=RIGHT([.AO13];26)" office:value-type="string" office:string-value="  0.55427897055855058     " calcext:value-type="string">
            <text:p><text:s text:c="2"/>0.55427897055855058 <text:s text:c="4"/></text:p>
          </table:table-cell>
          <table:table-cell office:value-type="float" office:value="0.554278970558551" calcext:value-type="float">
            <text:p>0.554278970558551</text:p>
          </table:table-cell>
          <table:table-cell table:formula="of:=[.AP13]-[.AQ13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10 <text:s/>0.58422317864553996 <text:s text:c="4"/></text:p>
          </table:table-cell>
          <table:table-cell table:formula="of:=RIGHT([.AO14];26)" office:value-type="string" office:string-value="  0.58422317864553996     " calcext:value-type="string">
            <text:p><text:s text:c="2"/>0.58422317864553996 <text:s text:c="4"/></text:p>
          </table:table-cell>
          <table:table-cell office:value-type="float" office:value="0.58422317864554" calcext:value-type="float">
            <text:p>0.58422317864554</text:p>
          </table:table-cell>
          <table:table-cell table:formula="of:=[.AP14]-[.AQ14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11 <text:s/>0.61214045621489532 <text:s text:c="4"/></text:p>
          </table:table-cell>
          <table:table-cell table:formula="of:=RIGHT([.AO15];26)" office:value-type="string" office:string-value="  0.61214045621489532     " calcext:value-type="string">
            <text:p><text:s text:c="2"/>0.61214045621489532 <text:s text:c="4"/></text:p>
          </table:table-cell>
          <table:table-cell office:value-type="float" office:value="0.612140456214896" calcext:value-type="float">
            <text:p>0.612140456214896</text:p>
          </table:table-cell>
          <table:table-cell table:formula="of:=[.AP15]-[.AQ15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12 <text:s/>0.63787868629099176 <text:s text:c="4"/></text:p>
          </table:table-cell>
          <table:table-cell table:formula="of:=RIGHT([.AO16];26)" office:value-type="string" office:string-value="  0.63787868629099176     " calcext:value-type="string">
            <text:p><text:s text:c="2"/>0.63787868629099176 <text:s text:c="4"/></text:p>
          </table:table-cell>
          <table:table-cell office:value-type="float" office:value="0.637878686290992" calcext:value-type="float">
            <text:p>0.637878686290992</text:p>
          </table:table-cell>
          <table:table-cell table:formula="of:=[.AP16]-[.AQ16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13 <text:s/>0.66127864054080721 <text:s text:c="4"/></text:p>
          </table:table-cell>
          <table:table-cell table:formula="of:=RIGHT([.AO17];26)" office:value-type="string" office:string-value="  0.66127864054080721     " calcext:value-type="string">
            <text:p><text:s text:c="2"/>0.66127864054080721 <text:s text:c="4"/></text:p>
          </table:table-cell>
          <table:table-cell office:value-type="float" office:value="0.661278640540807" calcext:value-type="float">
            <text:p>0.661278640540807</text:p>
          </table:table-cell>
          <table:table-cell table:formula="of:=[.AP17]-[.AQ17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14 <text:s/>0.68220327497876210 <text:s text:c="4"/></text:p>
          </table:table-cell>
          <table:table-cell table:formula="of:=RIGHT([.AO18];26)" office:value-type="string" office:string-value="  0.68220327497876210     " calcext:value-type="string">
            <text:p><text:s text:c="2"/>0.68220327497876210 <text:s text:c="4"/></text:p>
          </table:table-cell>
          <table:table-cell office:value-type="float" office:value="0.682203274978762" calcext:value-type="float">
            <text:p>0.682203274978762</text:p>
          </table:table-cell>
          <table:table-cell table:formula="of:=[.AP18]-[.AQ18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15 <text:s/>0.70026750358467382 <text:s text:c="4"/></text:p>
          </table:table-cell>
          <table:table-cell table:formula="of:=RIGHT([.AO19];26)" office:value-type="string" office:string-value="  0.70026750358467382     " calcext:value-type="string">
            <text:p><text:s text:c="2"/>0.70026750358467382 <text:s text:c="4"/></text:p>
          </table:table-cell>
          <table:table-cell office:value-type="float" office:value="0.700267503584674" calcext:value-type="float">
            <text:p>0.700267503584674</text:p>
          </table:table-cell>
          <table:table-cell table:formula="of:=[.AP19]-[.AQ19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16 <text:s/>0.72948017717817704 <text:s text:c="4"/></text:p>
          </table:table-cell>
          <table:table-cell table:formula="of:=RIGHT([.AO20];26)" office:value-type="string" office:string-value="  0.72948017717817704     " calcext:value-type="string">
            <text:p><text:s text:c="2"/>0.72948017717817704 <text:s text:c="4"/></text:p>
          </table:table-cell>
          <table:table-cell office:value-type="float" office:value="0.729480177178177" calcext:value-type="float">
            <text:p>0.729480177178177</text:p>
          </table:table-cell>
          <table:table-cell table:formula="of:=[.AP20]-[.AQ20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17 <text:s/>0.45293347103260817 <text:s text:c="4"/></text:p>
          </table:table-cell>
          <table:table-cell table:formula="of:=RIGHT([.AO21];26)" office:value-type="string" office:string-value="  0.45293347103260817     " calcext:value-type="string">
            <text:p><text:s text:c="2"/>0.45293347103260817 <text:s text:c="4"/></text:p>
          </table:table-cell>
          <table:table-cell office:value-type="float" office:value="0.452933471032608" calcext:value-type="float">
            <text:p>0.452933471032608</text:p>
          </table:table-cell>
          <table:table-cell table:formula="of:=[.AP21]-[.AQ21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18 <text:s text:c="2"/>1.3787907930814989 <text:s text:c="4"/></text:p>
          </table:table-cell>
          <table:table-cell table:formula="of:=RIGHT([.AO22];26)" office:value-type="string" office:string-value="   1.3787907930814989     " calcext:value-type="string">
            <text:p><text:s text:c="3"/>1.3787907930814989 <text:s text:c="4"/></text:p>
          </table:table-cell>
          <table:table-cell office:value-type="float" office:value="1.3787907930815" calcext:value-type="float">
            <text:p>1.3787907930815</text:p>
          </table:table-cell>
          <table:table-cell table:formula="of:=[.AP22]-[.AQ22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19 -0.17454244496413907 <text:s text:c="4"/></text:p>
          </table:table-cell>
          <table:table-cell table:formula="of:=RIGHT([.AO23];26)" office:value-type="string" office:string-value=" -0.17454244496413907     " calcext:value-type="string">
            <text:p><text:s/>-0.17454244496413907 <text:s text:c="4"/></text:p>
          </table:table-cell>
          <table:table-cell office:value-type="float" office:value="-0.174542444964156" calcext:value-type="float">
            <text:p>-0.174542444964156</text:p>
          </table:table-cell>
          <table:table-cell table:formula="of:=[.AP23]-[.AQ23]" office:value-type="float" office:value="0.0000000000000169309011255336" calcext:value-type="float">
            <text:p>1.69309011255336E-14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20 <text:s text:c="2"/>1.1173338859249637 <text:s text:c="4"/></text:p>
          </table:table-cell>
          <table:table-cell table:formula="of:=RIGHT([.AO24];26)" office:value-type="string" office:string-value="   1.1173338859249637     " calcext:value-type="string">
            <text:p><text:s text:c="3"/>1.1173338859249637 <text:s text:c="4"/></text:p>
          </table:table-cell>
          <table:table-cell office:value-type="float" office:value="1.11733388592497" calcext:value-type="float">
            <text:p>1.11733388592497</text:p>
          </table:table-cell>
          <table:table-cell table:formula="of:=[.AP24]-[.AQ24]" office:value-type="float" office:value="-6.21724893790088E-015" calcext:value-type="float">
            <text:p>-6.21724893790088E-15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21 <text:s text:c="2"/>1.3340726065456676 <text:s text:c="4"/></text:p>
          </table:table-cell>
          <table:table-cell table:formula="of:=RIGHT([.AO25];26)" office:value-type="string" office:string-value="   1.3340726065456676     " calcext:value-type="string">
            <text:p><text:s text:c="3"/>1.3340726065456676 <text:s text:c="4"/></text:p>
          </table:table-cell>
          <table:table-cell office:value-type="float" office:value="1.33407260654567" calcext:value-type="float">
            <text:p>1.33407260654567</text:p>
          </table:table-cell>
          <table:table-cell table:formula="of:=[.AP25]-[.AQ25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22 -0.29066266063499702 <text:s text:c="4"/></text:p>
          </table:table-cell>
          <table:table-cell table:formula="of:=RIGHT([.AO26];26)" office:value-type="string" office:string-value=" -0.29066266063499702     " calcext:value-type="string">
            <text:p><text:s/>-0.29066266063499702 <text:s text:c="4"/></text:p>
          </table:table-cell>
          <table:table-cell office:value-type="float" office:value="-0.290662660634997" calcext:value-type="float">
            <text:p>-0.290662660634997</text:p>
          </table:table-cell>
          <table:table-cell table:formula="of:=[.AP26]-[.AQ26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23 <text:s text:c="2"/>1.3811790386488059 <text:s text:c="4"/></text:p>
          </table:table-cell>
          <table:table-cell table:formula="of:=RIGHT([.AO27];26)" office:value-type="string" office:string-value="   1.3811790386488059     " calcext:value-type="string">
            <text:p><text:s text:c="3"/>1.3811790386488059 <text:s text:c="4"/></text:p>
          </table:table-cell>
          <table:table-cell office:value-type="float" office:value="1.38117903864881" calcext:value-type="float">
            <text:p>1.38117903864881</text:p>
          </table:table-cell>
          <table:table-cell table:formula="of:=[.AP27]-[.AQ27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24 <text:s/>0.74109230643226987 <text:s text:c="4"/></text:p>
          </table:table-cell>
          <table:table-cell table:formula="of:=RIGHT([.AO28];26)" office:value-type="string" office:string-value="  0.74109230643226987     " calcext:value-type="string">
            <text:p><text:s text:c="2"/>0.74109230643226987 <text:s text:c="4"/></text:p>
          </table:table-cell>
          <table:table-cell office:value-type="float" office:value="0.741092306432268" calcext:value-type="float">
            <text:p>0.741092306432268</text:p>
          </table:table-cell>
          <table:table-cell table:formula="of:=[.AP28]-[.AQ28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25 <text:s/>0.70264932429967675 <text:s text:c="4"/></text:p>
          </table:table-cell>
          <table:table-cell table:formula="of:=RIGHT([.AO29];26)" office:value-type="string" office:string-value="  0.70264932429967675     " calcext:value-type="string">
            <text:p><text:s text:c="2"/>0.70264932429967675 <text:s text:c="4"/></text:p>
          </table:table-cell>
          <table:table-cell office:value-type="float" office:value="0.702649324299676" calcext:value-type="float">
            <text:p>0.702649324299676</text:p>
          </table:table-cell>
          <table:table-cell table:formula="of:=[.AP29]-[.AQ29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26 <text:s/>0.70736652484519924 <text:s text:c="4"/></text:p>
          </table:table-cell>
          <table:table-cell table:formula="of:=RIGHT([.AO30];26)" office:value-type="string" office:string-value="  0.70736652484519924     " calcext:value-type="string">
            <text:p><text:s text:c="2"/>0.70736652484519924 <text:s text:c="4"/></text:p>
          </table:table-cell>
          <table:table-cell office:value-type="float" office:value="0.707366524845199" calcext:value-type="float">
            <text:p>0.707366524845199</text:p>
          </table:table-cell>
          <table:table-cell table:formula="of:=[.AP30]-[.AQ30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27 <text:s/>0.69115464670954585 <text:s text:c="4"/></text:p>
          </table:table-cell>
          <table:table-cell table:formula="of:=RIGHT([.AO31];26)" office:value-type="string" office:string-value="  0.69115464670954585     " calcext:value-type="string">
            <text:p><text:s text:c="2"/>0.69115464670954585 <text:s text:c="4"/></text:p>
          </table:table-cell>
          <table:table-cell office:value-type="float" office:value="0.691154646709546" calcext:value-type="float">
            <text:p>0.691154646709546</text:p>
          </table:table-cell>
          <table:table-cell table:formula="of:=[.AP31]-[.AQ31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28 <text:s/>0.67014966388325803 <text:s text:c="4"/></text:p>
          </table:table-cell>
          <table:table-cell table:formula="of:=RIGHT([.AO32];26)" office:value-type="string" office:string-value="  0.67014966388325803     " calcext:value-type="string">
            <text:p><text:s text:c="2"/>0.67014966388325803 <text:s text:c="4"/></text:p>
          </table:table-cell>
          <table:table-cell office:value-type="float" office:value="0.670149663883258" calcext:value-type="float">
            <text:p>0.670149663883258</text:p>
          </table:table-cell>
          <table:table-cell table:formula="of:=[.AP32]-[.AQ32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29 <text:s/>0.64743067158572931 <text:s text:c="4"/></text:p>
          </table:table-cell>
          <table:table-cell table:formula="of:=RIGHT([.AO33];26)" office:value-type="string" office:string-value="  0.64743067158572931     " calcext:value-type="string">
            <text:p><text:s text:c="2"/>0.64743067158572931 <text:s text:c="4"/></text:p>
          </table:table-cell>
          <table:table-cell office:value-type="float" office:value="0.647430671585729" calcext:value-type="float">
            <text:p>0.647430671585729</text:p>
          </table:table-cell>
          <table:table-cell table:formula="of:=[.AP33]-[.AQ33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30 <text:s/>0.62222499509088181 <text:s text:c="4"/></text:p>
          </table:table-cell>
          <table:table-cell table:formula="of:=RIGHT([.AO34];26)" office:value-type="string" office:string-value="  0.62222499509088181     " calcext:value-type="string">
            <text:p><text:s text:c="2"/>0.62222499509088181 <text:s text:c="4"/></text:p>
          </table:table-cell>
          <table:table-cell office:value-type="float" office:value="0.622224995090882" calcext:value-type="float">
            <text:p>0.622224995090882</text:p>
          </table:table-cell>
          <table:table-cell table:formula="of:=[.AP34]-[.AQ34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31 <text:s/>0.59464145355892839 <text:s text:c="4"/></text:p>
          </table:table-cell>
          <table:table-cell table:formula="of:=RIGHT([.AO35];26)" office:value-type="string" office:string-value="  0.59464145355892839     " calcext:value-type="string">
            <text:p><text:s text:c="2"/>0.59464145355892839 <text:s text:c="4"/></text:p>
          </table:table-cell>
          <table:table-cell office:value-type="float" office:value="0.594641453558928" calcext:value-type="float">
            <text:p>0.594641453558928</text:p>
          </table:table-cell>
          <table:table-cell table:formula="of:=[.AP35]-[.AQ35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32 <text:s/>0.56487815395363494 <text:s text:c="4"/></text:p>
          </table:table-cell>
          <table:table-cell table:formula="of:=RIGHT([.AO36];26)" office:value-type="string" office:string-value="  0.56487815395363494     " calcext:value-type="string">
            <text:p><text:s text:c="2"/>0.56487815395363494 <text:s text:c="4"/></text:p>
          </table:table-cell>
          <table:table-cell office:value-type="float" office:value="0.564878153953635" calcext:value-type="float">
            <text:p>0.564878153953635</text:p>
          </table:table-cell>
          <table:table-cell table:formula="of:=[.AP36]-[.AQ36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33 <text:s/>0.53310541318639804 <text:s text:c="4"/></text:p>
          </table:table-cell>
          <table:table-cell table:formula="of:=RIGHT([.AO37];26)" office:value-type="string" office:string-value="  0.53310541318639804     " calcext:value-type="string">
            <text:p><text:s text:c="2"/>0.53310541318639804 <text:s text:c="4"/></text:p>
          </table:table-cell>
          <table:table-cell office:value-type="float" office:value="0.533105413186398" calcext:value-type="float">
            <text:p>0.533105413186398</text:p>
          </table:table-cell>
          <table:table-cell table:formula="of:=[.AP37]-[.AQ37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34 <text:s/>0.49951990866449530 <text:s text:c="4"/></text:p>
          </table:table-cell>
          <table:table-cell table:formula="of:=RIGHT([.AO38];26)" office:value-type="string" office:string-value="  0.49951990866449530     " calcext:value-type="string">
            <text:p><text:s text:c="2"/>0.49951990866449530 <text:s text:c="4"/></text:p>
          </table:table-cell>
          <table:table-cell office:value-type="float" office:value="0.499519908664495" calcext:value-type="float">
            <text:p>0.499519908664495</text:p>
          </table:table-cell>
          <table:table-cell table:formula="of:=[.AP38]-[.AQ38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35 <text:s/>0.46437430216483555 <text:s text:c="4"/></text:p>
          </table:table-cell>
          <table:table-cell table:formula="of:=RIGHT([.AO39];26)" office:value-type="string" office:string-value="  0.46437430216483555     " calcext:value-type="string">
            <text:p><text:s text:c="2"/>0.46437430216483555 <text:s text:c="4"/></text:p>
          </table:table-cell>
          <table:table-cell office:value-type="float" office:value="0.464374302164836" calcext:value-type="float">
            <text:p>0.464374302164836</text:p>
          </table:table-cell>
          <table:table-cell table:formula="of:=[.AP39]-[.AQ39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36 <text:s/>0.42786406672000932 <text:s text:c="4"/></text:p>
          </table:table-cell>
          <table:table-cell table:formula="of:=RIGHT([.AO40];26)" office:value-type="string" office:string-value="  0.42786406672000932     " calcext:value-type="string">
            <text:p><text:s text:c="2"/>0.42786406672000932 <text:s text:c="4"/></text:p>
          </table:table-cell>
          <table:table-cell office:value-type="float" office:value="0.427864066720009" calcext:value-type="float">
            <text:p>0.427864066720009</text:p>
          </table:table-cell>
          <table:table-cell table:formula="of:=[.AP40]-[.AQ40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37 <text:s/>0.39021968574289084 <text:s text:c="4"/></text:p>
          </table:table-cell>
          <table:table-cell table:formula="of:=RIGHT([.AO41];26)" office:value-type="string" office:string-value="  0.39021968574289084     " calcext:value-type="string">
            <text:p><text:s text:c="2"/>0.39021968574289084 <text:s text:c="4"/></text:p>
          </table:table-cell>
          <table:table-cell office:value-type="float" office:value="0.390219685742891" calcext:value-type="float">
            <text:p>0.390219685742891</text:p>
          </table:table-cell>
          <table:table-cell table:formula="of:=[.AP41]-[.AQ41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38 <text:s/>0.35168019649453847 <text:s text:c="4"/></text:p>
          </table:table-cell>
          <table:table-cell table:formula="of:=RIGHT([.AO42];26)" office:value-type="string" office:string-value="  0.35168019649453847     " calcext:value-type="string">
            <text:p><text:s text:c="2"/>0.35168019649453847 <text:s text:c="4"/></text:p>
          </table:table-cell>
          <table:table-cell office:value-type="float" office:value="0.351680196494539" calcext:value-type="float">
            <text:p>0.351680196494539</text:p>
          </table:table-cell>
          <table:table-cell table:formula="of:=[.AP42]-[.AQ42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39 <text:s/>0.31251383181113590 <text:s text:c="4"/></text:p>
          </table:table-cell>
          <table:table-cell table:formula="of:=RIGHT([.AO43];26)" office:value-type="string" office:string-value="  0.31251383181113590     " calcext:value-type="string">
            <text:p><text:s text:c="2"/>0.31251383181113590 <text:s text:c="4"/></text:p>
          </table:table-cell>
          <table:table-cell office:value-type="float" office:value="0.312513831811135" calcext:value-type="float">
            <text:p>0.312513831811135</text:p>
          </table:table-cell>
          <table:table-cell table:formula="of:=[.AP43]-[.AQ43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40 <text:s/>0.27146718984036272 <text:s text:c="4"/></text:p>
          </table:table-cell>
          <table:table-cell table:formula="of:=RIGHT([.AO44];26)" office:value-type="string" office:string-value="  0.27146718984036272     " calcext:value-type="string">
            <text:p><text:s text:c="2"/>0.27146718984036272 <text:s text:c="4"/></text:p>
          </table:table-cell>
          <table:table-cell office:value-type="float" office:value="0.271467189840362" calcext:value-type="float">
            <text:p>0.271467189840362</text:p>
          </table:table-cell>
          <table:table-cell table:formula="of:=[.AP44]-[.AQ44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41 <text:s/>0.26965819966849941 <text:s text:c="4"/></text:p>
          </table:table-cell>
          <table:table-cell table:formula="of:=RIGHT([.AO45];26)" office:value-type="string" office:string-value="  0.26965819966849941     " calcext:value-type="string">
            <text:p><text:s text:c="2"/>0.26965819966849941 <text:s text:c="4"/></text:p>
          </table:table-cell>
          <table:table-cell office:value-type="float" office:value="0.2696581996685" calcext:value-type="float">
            <text:p>0.2696581996685</text:p>
          </table:table-cell>
          <table:table-cell table:formula="of:=[.AP45]-[.AQ45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40"/>
          <table:table-cell office:value-type="string" calcext:value-type="string">
            <text:p><text:s text:c="10"/>42 <text:s/>0.30387437189964372 <text:s text:c="4"/></text:p>
          </table:table-cell>
          <table:table-cell table:formula="of:=RIGHT([.AO46];26)" office:value-type="string" office:string-value="  0.30387437189964372     " calcext:value-type="string">
            <text:p><text:s text:c="2"/>0.30387437189964372 <text:s text:c="4"/></text:p>
          </table:table-cell>
          <table:table-cell office:value-type="float" office:value="0.303874371899644" calcext:value-type="float">
            <text:p>0.303874371899644</text:p>
          </table:table-cell>
          <table:table-cell table:formula="of:=[.AP46]-[.AQ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0"/>
          <table:table-cell table:style-name="ce9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 style:data-style-name="N2" text:time-value="19:15:17.85404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3:52:22.998700307</meta:creation-date>
    <dc:date>2018-04-01T02:15:54.321452160</dc:date>
    <meta:editing-duration>PT1H32M27S</meta:editing-duration>
    <meta:editing-cycles>17</meta:editing-cycles>
    <meta:generator>LibreOffice/5.4.5.1$Linux_X86_64 LibreOffice_project/40m0$Build-1</meta:generator>
    <meta:document-statistic meta:table-count="5" meta:cell-count="2301" meta:object-count="0"/>
  </office:meta>
</office:document-meta>
</file>